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e94" officeooo:paragraph-rsid="00024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streaming <text:s/>logs</text:p>
      <text:p text:style-name="P1"/>
      <text:p text:style-name="P1"/>
      <text:p text:style-name="P1"/>
      <text:p text:style-name="P1">dmesg </text:p>
      <text:p text:style-name="P1">[10016.499226] uvc_driver:uvc_init---2788</text:p>
      <text:p text:style-name="P1">[10016.499313] usbcore: registered new interface driver uvcvideo</text:p>
      <text:p text:style-name="P1">[10016.499314] USB Video Class driver (1.1.1)</text:p>
      <text:p text:style-name="P1">[10021.455351] usb 3-6: new high-speed USB device number 26 using xhci_hcd</text:p>
      <text:p text:style-name="P1">[10021.603561] usb 3-6: New USB device found, idVendor=046d, idProduct=0839</text:p>
      <text:p text:style-name="P1">[10021.603566] usb 3-6: New USB device strings: Mfr=0, Product=1, SerialNumber=0</text:p>
      <text:p text:style-name="P1">[10021.603570] usb 3-6: Product: USB 2.0 Hub [MTT]</text:p>
      <text:p text:style-name="P1">[10021.604163] hub 3-6:1.0: USB hub found</text:p>
      <text:p text:style-name="P1">[10021.604192] hub 3-6:1.0: 4 ports detected</text:p>
      <text:p text:style-name="P1">[10021.891253] usb 3-6.1: new high-speed USB device number 27 using xhci_hcd</text:p>
      <text:p text:style-name="P1">[10021.997510] usb 3-6.1: New USB device found, idVendor=046d, idProduct=0837</text:p>
      <text:p text:style-name="P1">[10021.997515] usb 3-6.1: New USB device strings: Mfr=0, Product=2, SerialNumber=0</text:p>
      <text:p text:style-name="P1">[10021.997517] usb 3-6.1: Product: BCC950 ConferenceCam</text:p>
      <text:p text:style-name="P1">[10021.998166] uvc_driver:uvc_probe---2027</text:p>
      <text:p text:style-name="P1">[10021.998169] uvc_driver:uvc_parse_control---1272</text:p>
      <text:p text:style-name="P1">[10021.998171] uvc_driver:uvc_parse_vendor_control---940</text:p>
      <text:p text:style-name="P1">[10021.998173] uvc_driver:uvc_parse_standard_control---1019</text:p>
      <text:p text:style-name="P1">[10021.998175] uvc_driver:uvc_parse_streaming---650</text:p>
      <text:p text:style-name="P1">[10021.998181] uvc_driver:uvc_parse_format---392</text:p>
      <text:p text:style-name="P1">[10021.998186] uvc_driver:uvc_parse_format---392</text:p>
      <text:p text:style-name="P1">[10021.998190] uvc_driver:uvc_parse_vendor_control---940</text:p>
      <text:p text:style-name="P1">[10021.998191] uvc_driver:uvc_parse_standard_control---1019</text:p>
      <text:p text:style-name="P1">[10021.998195] uvc_driver:uvc_parse_vendor_control---940</text:p>
      <text:p text:style-name="P1">[10021.998196] uvc_driver:uvc_parse_standard_control---1019</text:p>
      <text:p text:style-name="P1">[10021.998199] uvc_driver:uvc_parse_vendor_control---940</text:p>
      <text:p text:style-name="P1">[10021.998200] uvc_driver:uvc_parse_standard_control---1019</text:p>
      <text:p text:style-name="P1">[10021.998203] uvc_driver:uvc_parse_vendor_control---940</text:p>
      <text:p text:style-name="P1">[10021.998204] uvc_driver:uvc_parse_standard_control---1019</text:p>
      <text:p text:style-name="P1">[10021.998208] uvc_driver:uvc_parse_vendor_control---940</text:p>
      <text:p text:style-name="P1">[10021.998209] uvc_driver:uvc_parse_standard_control---1019</text:p>
      <text:p text:style-name="P1">[10021.998212] uvc_driver:uvc_parse_vendor_control---940</text:p>
      <text:p text:style-name="P1">[10021.998214] uvc_driver:uvc_parse_standard_control---1019</text:p>
      <text:p text:style-name="P1">[10021.998216] uvc_driver:uvc_parse_vendor_control---940</text:p>
      <text:p text:style-name="P1">[10021.998217] uvc_driver:uvc_parse_standard_control---1019</text:p>
      <text:p text:style-name="P1">[10021.998220] uvc_driver:uvc_parse_vendor_control---940</text:p>
      <text:p text:style-name="P1">[10021.998222] uvc_driver:uvc_parse_standard_control---1019</text:p>
      <text:p text:style-name="P1">[10021.998224] uvc_driver:uvc_parse_vendor_control---940</text:p>
      <text:p text:style-name="P1">[10021.998226] uvc_driver:uvc_parse_standard_control---1019</text:p>
      <text:p text:style-name="P1">[10021.998231] uvcvideo: Found UVC 1.00 device BCC950 ConferenceCam (046d:0837)</text:p>
      <text:p text:style-name="P1">[10021.998235] uvc_ctrl:uvc_ctrl_init_device---2178</text:p>
      <text:p text:style-name="P1">[10021.998236] uvc_ctrl:uvc_ctrl_prune_entity---2079</text:p>
      <text:p text:style-name="P1">[10021.998239] uvc_ctrl:uvc_ctrl_init_ctrl---2140</text:p>
      <text:p text:style-name="P1">[10021.998240] uvc_ctrl:uvc_entity_match_guid---841</text:p>
      <text:p text:style-name="P1">[10021.998242] uvc_ctrl:uvc_entity_match_guid---841</text:p>
      <text:p text:style-name="P1">[10021.998244] uvc_ctrl:uvc_entity_match_guid---841</text:p>
      <text:p text:style-name="P1">[10021.998246] uvc_ctrl:uvc_entity_match_guid---841</text:p>
      <text:p text:style-name="P1">[10021.998247] uvc_ctrl:uvc_entity_match_guid---841</text:p>
      <text:p text:style-name="P1"><text:soft-page-break/>[10021.998249] uvc_ctrl:uvc_entity_match_guid---841</text:p>
      <text:p text:style-name="P1">[10021.998250] uvc_ctrl:uvc_entity_match_guid---841</text:p>
      <text:p text:style-name="P1">[10021.998252] uvc_ctrl:uvc_entity_match_guid---841</text:p>
      <text:p text:style-name="P1">[10021.998253] uvc_ctrl:uvc_entity_match_guid---841</text:p>
      <text:p text:style-name="P1">[10021.998255] uvc_ctrl:uvc_entity_match_guid---841</text:p>
      <text:p text:style-name="P1">[10021.998257] uvc_ctrl:uvc_entity_match_guid---841</text:p>
      <text:p text:style-name="P1">[10021.998258] uvc_ctrl:uvc_entity_match_guid---841</text:p>
      <text:p text:style-name="P1">[10021.998259] uvc_ctrl:uvc_entity_match_guid---841</text:p>
      <text:p text:style-name="P1">[10021.998261] uvc_ctrl:uvc_entity_match_guid---841</text:p>
      <text:p text:style-name="P1">[10021.998263] uvc_ctrl:uvc_entity_match_guid---841</text:p>
      <text:p text:style-name="P1">[10021.998264] uvc_ctrl:uvc_entity_match_guid---841</text:p>
      <text:p text:style-name="P1">[10021.998266] uvc_ctrl:uvc_entity_match_guid---841</text:p>
      <text:p text:style-name="P1">[10021.998267] uvc_ctrl:uvc_entity_match_guid---841</text:p>
      <text:p text:style-name="P1">[10021.998269] uvc_ctrl:uvc_entity_match_guid---841</text:p>
      <text:p text:style-name="P1">[10021.998270] uvc_ctrl:uvc_entity_match_guid---841</text:p>
      <text:p text:style-name="P1">[10021.998272] uvc_ctrl:uvc_ctrl_add_info---1919</text:p>
      <text:p text:style-name="P1">[10021.998274] uvc_ctrl:uvc_entity_match_guid---841</text:p>
      <text:p text:style-name="P1">[10021.998276] uvc_ctrl:uvc_entity_match_guid---841</text:p>
      <text:p text:style-name="P1">[10021.998277] uvc_ctrl:uvc_entity_match_guid---841</text:p>
      <text:p text:style-name="P1">[10021.998279] uvc_ctrl:uvc_entity_match_guid---841</text:p>
      <text:p text:style-name="P1">[10021.998280] uvc_ctrl:uvc_entity_match_guid---841</text:p>
      <text:p text:style-name="P1">[10021.998281] uvc_ctrl:uvc_entity_match_guid---841</text:p>
      <text:p text:style-name="P1">[10021.998283] uvc_ctrl:uvc_entity_match_guid---841</text:p>
      <text:p text:style-name="P1">[10021.998284] uvc_ctrl:uvc_entity_match_guid---841</text:p>
      <text:p text:style-name="P1">[10021.998286] uvc_ctrl:uvc_entity_match_guid---841</text:p>
      <text:p text:style-name="P1">[10021.998287] uvc_ctrl:uvc_entity_match_guid---841</text:p>
      <text:p text:style-name="P1">[10021.998289] uvc_ctrl:uvc_entity_match_guid---841</text:p>
      <text:p text:style-name="P1">[10021.998290] uvc_ctrl:__uvc_ctrl_add_mapping---1951</text:p>
      <text:p text:style-name="P1">[10021.998292] uvc_ctrl:uvc_entity_match_guid---841</text:p>
      <text:p text:style-name="P1">[10021.998294] uvc_ctrl:uvc_entity_match_guid---841</text:p>
      <text:p text:style-name="P1">[10021.998295] uvc_ctrl:uvc_entity_match_guid---841</text:p>
      <text:p text:style-name="P1">[10021.998297] uvc_ctrl:uvc_entity_match_guid---841</text:p>
      <text:p text:style-name="P1">[10021.998298] uvc_ctrl:uvc_entity_match_guid---841</text:p>
      <text:p text:style-name="P1">[10021.998300] uvc_ctrl:uvc_entity_match_guid---841</text:p>
      <text:p text:style-name="P1">[10021.998301] uvc_ctrl:uvc_entity_match_guid---841</text:p>
      <text:p text:style-name="P1">[10021.998303] uvc_ctrl:uvc_entity_match_guid---841</text:p>
      <text:p text:style-name="P1">[10021.998304] uvc_ctrl:uvc_entity_match_guid---841</text:p>
      <text:p text:style-name="P1">[10021.998306] uvc_ctrl:uvc_entity_match_guid---841</text:p>
      <text:p text:style-name="P1">[10021.998307] uvc_ctrl:uvc_entity_match_guid---841</text:p>
      <text:p text:style-name="P1">[10021.998308] uvc_ctrl:uvc_entity_match_guid---841</text:p>
      <text:p text:style-name="P1">[10021.998310] uvc_ctrl:uvc_entity_match_guid---841</text:p>
      <text:p text:style-name="P1">[10021.998311] uvc_ctrl:uvc_entity_match_guid---841</text:p>
      <text:p text:style-name="P1">[10021.998313] uvc_ctrl:uvc_entity_match_guid---841</text:p>
      <text:p text:style-name="P1">[10021.998314] uvc_ctrl:uvc_entity_match_guid---841</text:p>
      <text:p text:style-name="P1">[10021.998316] uvc_ctrl:uvc_entity_match_guid---841</text:p>
      <text:p text:style-name="P1">[10021.998317] uvc_ctrl:uvc_entity_match_guid---841</text:p>
      <text:p text:style-name="P1">[10021.998319] uvc_ctrl:uvc_ctrl_init_ctrl---2140</text:p>
      <text:p text:style-name="P1">[10021.998320] uvc_ctrl:uvc_entity_match_guid---841</text:p>
      <text:p text:style-name="P1">[10021.998322] uvc_ctrl:uvc_entity_match_guid---841</text:p>
      <text:p text:style-name="P1">[10021.998323] uvc_ctrl:uvc_entity_match_guid---841</text:p>
      <text:p text:style-name="P1">[10021.998325] uvc_ctrl:uvc_entity_match_guid---841</text:p>
      <text:p text:style-name="P1">[10021.998326] uvc_ctrl:uvc_entity_match_guid---841</text:p>
      <text:p text:style-name="P1"><text:soft-page-break/>[10021.998328] uvc_ctrl:uvc_entity_match_guid---841</text:p>
      <text:p text:style-name="P1">[10021.998329] uvc_ctrl:uvc_entity_match_guid---841</text:p>
      <text:p text:style-name="P1">[10021.998331] uvc_ctrl:uvc_entity_match_guid---841</text:p>
      <text:p text:style-name="P1">[10021.998332] uvc_ctrl:uvc_entity_match_guid---841</text:p>
      <text:p text:style-name="P1">[10021.998334] uvc_ctrl:uvc_entity_match_guid---841</text:p>
      <text:p text:style-name="P1">[10021.998335] uvc_ctrl:uvc_entity_match_guid---841</text:p>
      <text:p text:style-name="P1">[10021.998337] uvc_ctrl:uvc_entity_match_guid---841</text:p>
      <text:p text:style-name="P1">[10021.998338] uvc_ctrl:uvc_entity_match_guid---841</text:p>
      <text:p text:style-name="P1">[10021.998340] uvc_ctrl:uvc_entity_match_guid---841</text:p>
      <text:p text:style-name="P1">[10021.998341] uvc_ctrl:uvc_entity_match_guid---841</text:p>
      <text:p text:style-name="P1">[10021.998342] uvc_ctrl:uvc_entity_match_guid---841</text:p>
      <text:p text:style-name="P1">[10021.998344] uvc_ctrl:uvc_entity_match_guid---841</text:p>
      <text:p text:style-name="P1">[10021.998346] uvc_ctrl:uvc_entity_match_guid---841</text:p>
      <text:p text:style-name="P1">[10021.998347] uvc_ctrl:uvc_entity_match_guid---841</text:p>
      <text:p text:style-name="P1">[10021.998349] uvc_ctrl:uvc_entity_match_guid---841</text:p>
      <text:p text:style-name="P1">[10021.998350] uvc_ctrl:uvc_entity_match_guid---841</text:p>
      <text:p text:style-name="P1">[10021.998352] uvc_ctrl:uvc_ctrl_add_info---1919</text:p>
      <text:p text:style-name="P1">[10021.998354] uvc_ctrl:uvc_entity_match_guid---841</text:p>
      <text:p text:style-name="P1">[10021.998355] uvc_ctrl:uvc_entity_match_guid---841</text:p>
      <text:p text:style-name="P1">[10021.998357] uvc_ctrl:uvc_entity_match_guid---841</text:p>
      <text:p text:style-name="P1">[10021.998358] uvc_ctrl:uvc_entity_match_guid---841</text:p>
      <text:p text:style-name="P1">[10021.998360] uvc_ctrl:uvc_entity_match_guid---841</text:p>
      <text:p text:style-name="P1">[10021.998361] uvc_ctrl:uvc_entity_match_guid---841</text:p>
      <text:p text:style-name="P1">[10021.998362] uvc_ctrl:uvc_entity_match_guid---841</text:p>
      <text:p text:style-name="P1">[10021.998364] uvc_ctrl:uvc_entity_match_guid---841</text:p>
      <text:p text:style-name="P1">[10021.998365] uvc_ctrl:uvc_entity_match_guid---841</text:p>
      <text:p text:style-name="P1">[10021.998367] uvc_ctrl:uvc_entity_match_guid---841</text:p>
      <text:p text:style-name="P1">[10021.998368] uvc_ctrl:uvc_entity_match_guid---841</text:p>
      <text:p text:style-name="P1">[10021.998370] uvc_ctrl:uvc_entity_match_guid---841</text:p>
      <text:p text:style-name="P1">[10021.998371] uvc_ctrl:__uvc_ctrl_add_mapping---1951</text:p>
      <text:p text:style-name="P1">[10021.998373] uvc_ctrl:uvc_entity_match_guid---841</text:p>
      <text:p text:style-name="P1">[10021.998375] uvc_ctrl:uvc_entity_match_guid---841</text:p>
      <text:p text:style-name="P1">[10021.998376] uvc_ctrl:uvc_entity_match_guid---841</text:p>
      <text:p text:style-name="P1">[10021.998378] uvc_ctrl:uvc_entity_match_guid---841</text:p>
      <text:p text:style-name="P1">[10021.998379] uvc_ctrl:uvc_entity_match_guid---841</text:p>
      <text:p text:style-name="P1">[10021.998381] uvc_ctrl:uvc_entity_match_guid---841</text:p>
      <text:p text:style-name="P1">[10021.998382] uvc_ctrl:uvc_entity_match_guid---841</text:p>
      <text:p text:style-name="P1">[10021.998384] uvc_ctrl:uvc_entity_match_guid---841</text:p>
      <text:p text:style-name="P1">[10021.998385] uvc_ctrl:uvc_entity_match_guid---841</text:p>
      <text:p text:style-name="P1">[10021.998387] uvc_ctrl:uvc_entity_match_guid---841</text:p>
      <text:p text:style-name="P1">[10021.998388] uvc_ctrl:uvc_entity_match_guid---841</text:p>
      <text:p text:style-name="P1">[10021.998390] uvc_ctrl:uvc_entity_match_guid---841</text:p>
      <text:p text:style-name="P1">[10021.998391] uvc_ctrl:uvc_entity_match_guid---841</text:p>
      <text:p text:style-name="P1">[10021.998393] uvc_ctrl:uvc_entity_match_guid---841</text:p>
      <text:p text:style-name="P1">[10021.998394] uvc_ctrl:uvc_entity_match_guid---841</text:p>
      <text:p text:style-name="P1">[10021.998396] uvc_ctrl:uvc_entity_match_guid---841</text:p>
      <text:p text:style-name="P1">[10021.998397] uvc_ctrl:uvc_entity_match_guid---841</text:p>
      <text:p text:style-name="P1">[10021.998399] uvc_ctrl:uvc_ctrl_init_ctrl---2140</text:p>
      <text:p text:style-name="P1">[10021.998400] uvc_ctrl:uvc_entity_match_guid---841</text:p>
      <text:p text:style-name="P1">[10021.998402] uvc_ctrl:uvc_entity_match_guid---841</text:p>
      <text:p text:style-name="P1">[10021.998403] uvc_ctrl:uvc_entity_match_guid---841</text:p>
      <text:p text:style-name="P1">[10021.998405] uvc_ctrl:uvc_entity_match_guid---841</text:p>
      <text:p text:style-name="P1"><text:soft-page-break/>[10021.998406] uvc_ctrl:uvc_entity_match_guid---841</text:p>
      <text:p text:style-name="P1">[10021.998408] uvc_ctrl:uvc_entity_match_guid---841</text:p>
      <text:p text:style-name="P1">[10021.998409] uvc_ctrl:uvc_entity_match_guid---841</text:p>
      <text:p text:style-name="P1">[10021.998411] uvc_ctrl:uvc_entity_match_guid---841</text:p>
      <text:p text:style-name="P1">[10021.998413] uvc_ctrl:uvc_entity_match_guid---841</text:p>
      <text:p text:style-name="P1">[10021.998414] uvc_ctrl:uvc_entity_match_guid---841</text:p>
      <text:p text:style-name="P1">[10021.998416] uvc_ctrl:uvc_entity_match_guid---841</text:p>
      <text:p text:style-name="P1">[10021.998417] uvc_ctrl:uvc_entity_match_guid---841</text:p>
      <text:p text:style-name="P1">[10021.998419] uvc_ctrl:uvc_entity_match_guid---841</text:p>
      <text:p text:style-name="P1">[10021.998420] uvc_ctrl:uvc_entity_match_guid---841</text:p>
      <text:p text:style-name="P1">[10021.998422] uvc_ctrl:uvc_entity_match_guid---841</text:p>
      <text:p text:style-name="P1">[10021.998423] uvc_ctrl:uvc_entity_match_guid---841</text:p>
      <text:p text:style-name="P1">[10021.998425] uvc_ctrl:uvc_entity_match_guid---841</text:p>
      <text:p text:style-name="P1">[10021.998426] uvc_ctrl:uvc_entity_match_guid---841</text:p>
      <text:p text:style-name="P1">[10021.998428] uvc_ctrl:uvc_entity_match_guid---841</text:p>
      <text:p text:style-name="P1">[10021.998429] uvc_ctrl:uvc_entity_match_guid---841</text:p>
      <text:p text:style-name="P1">[10021.998431] uvc_ctrl:uvc_entity_match_guid---841</text:p>
      <text:p text:style-name="P1">[10021.998433] uvc_ctrl:uvc_entity_match_guid---841</text:p>
      <text:p text:style-name="P1">[10021.998434] uvc_ctrl:uvc_ctrl_add_info---1919</text:p>
      <text:p text:style-name="P1">[10021.998436] uvc_ctrl:uvc_entity_match_guid---841</text:p>
      <text:p text:style-name="P1">[10021.998438] uvc_ctrl:uvc_entity_match_guid---841</text:p>
      <text:p text:style-name="P1">[10021.998439] uvc_ctrl:uvc_entity_match_guid---841</text:p>
      <text:p text:style-name="P1">[10021.998440] uvc_ctrl:uvc_entity_match_guid---841</text:p>
      <text:p text:style-name="P1">[10021.998442] uvc_ctrl:uvc_entity_match_guid---841</text:p>
      <text:p text:style-name="P1">[10021.998443] uvc_ctrl:uvc_entity_match_guid---841</text:p>
      <text:p text:style-name="P1">[10021.998445] uvc_ctrl:uvc_entity_match_guid---841</text:p>
      <text:p text:style-name="P1">[10021.998446] uvc_ctrl:uvc_entity_match_guid---841</text:p>
      <text:p text:style-name="P1">[10021.998448] uvc_ctrl:uvc_entity_match_guid---841</text:p>
      <text:p text:style-name="P1">[10021.998449] uvc_ctrl:uvc_entity_match_guid---841</text:p>
      <text:p text:style-name="P1">[10021.998451] uvc_ctrl:uvc_entity_match_guid---841</text:p>
      <text:p text:style-name="P1">[10021.998452] uvc_ctrl:uvc_entity_match_guid---841</text:p>
      <text:p text:style-name="P1">[10021.998454] uvc_ctrl:uvc_entity_match_guid---841</text:p>
      <text:p text:style-name="P1">[10021.998455] uvc_ctrl:__uvc_ctrl_add_mapping---1951</text:p>
      <text:p text:style-name="P1">[10021.998457] uvc_ctrl:uvc_entity_match_guid---841</text:p>
      <text:p text:style-name="P1">[10021.998459] uvc_ctrl:uvc_entity_match_guid---841</text:p>
      <text:p text:style-name="P1">[10021.998460] uvc_ctrl:uvc_entity_match_guid---841</text:p>
      <text:p text:style-name="P1">[10021.998462] uvc_ctrl:uvc_entity_match_guid---841</text:p>
      <text:p text:style-name="P1">[10021.998463] uvc_ctrl:uvc_entity_match_guid---841</text:p>
      <text:p text:style-name="P1">[10021.998465] uvc_ctrl:uvc_entity_match_guid---841</text:p>
      <text:p text:style-name="P1">[10021.998467] uvc_ctrl:uvc_entity_match_guid---841</text:p>
      <text:p text:style-name="P1">[10021.998468] uvc_ctrl:uvc_entity_match_guid---841</text:p>
      <text:p text:style-name="P1">[10021.998470] uvc_ctrl:uvc_entity_match_guid---841</text:p>
      <text:p text:style-name="P1">[10021.998471] uvc_ctrl:uvc_entity_match_guid---841</text:p>
      <text:p text:style-name="P1">[10021.998473] uvc_ctrl:uvc_entity_match_guid---841</text:p>
      <text:p text:style-name="P1">[10021.998475] uvc_ctrl:uvc_entity_match_guid---841</text:p>
      <text:p text:style-name="P1">[10021.998476] uvc_ctrl:uvc_entity_match_guid---841</text:p>
      <text:p text:style-name="P1">[10021.998478] uvc_ctrl:uvc_entity_match_guid---841</text:p>
      <text:p text:style-name="P1">[10021.998479] uvc_ctrl:uvc_entity_match_guid---841</text:p>
      <text:p text:style-name="P1">[10021.998481] uvc_ctrl:uvc_entity_match_guid---841</text:p>
      <text:p text:style-name="P1">[10021.998483] uvc_ctrl:uvc_ctrl_init_ctrl---2140</text:p>
      <text:p text:style-name="P1">[10021.998484] uvc_ctrl:uvc_entity_match_guid---841</text:p>
      <text:p text:style-name="P1">[10021.998486] uvc_ctrl:uvc_entity_match_guid---841</text:p>
      <text:p text:style-name="P1"><text:soft-page-break/>[10021.998487] uvc_ctrl:uvc_entity_match_guid---841</text:p>
      <text:p text:style-name="P1">[10021.998489] uvc_ctrl:uvc_entity_match_guid---841</text:p>
      <text:p text:style-name="P1">[10021.998491] uvc_ctrl:uvc_entity_match_guid---841</text:p>
      <text:p text:style-name="P1">[10021.998492] uvc_ctrl:uvc_entity_match_guid---841</text:p>
      <text:p text:style-name="P1">[10021.998494] uvc_ctrl:uvc_entity_match_guid---841</text:p>
      <text:p text:style-name="P1">[10021.998495] uvc_ctrl:uvc_entity_match_guid---841</text:p>
      <text:p text:style-name="P1">[10021.998497] uvc_ctrl:uvc_entity_match_guid---841</text:p>
      <text:p text:style-name="P1">[10021.998498] uvc_ctrl:uvc_entity_match_guid---841</text:p>
      <text:p text:style-name="P1">[10021.998500] uvc_ctrl:uvc_entity_match_guid---841</text:p>
      <text:p text:style-name="P1">[10021.998502] uvc_ctrl:uvc_entity_match_guid---841</text:p>
      <text:p text:style-name="P1">[10021.998503] uvc_ctrl:uvc_entity_match_guid---841</text:p>
      <text:p text:style-name="P1">[10021.998505] uvc_ctrl:uvc_entity_match_guid---841</text:p>
      <text:p text:style-name="P1">[10021.998507] uvc_ctrl:uvc_entity_match_guid---841</text:p>
      <text:p text:style-name="P1">[10021.998508] uvc_ctrl:uvc_entity_match_guid---841</text:p>
      <text:p text:style-name="P1">[10021.998510] uvc_ctrl:uvc_entity_match_guid---841</text:p>
      <text:p text:style-name="P1">[10021.998511] uvc_ctrl:uvc_entity_match_guid---841</text:p>
      <text:p text:style-name="P1">[10021.998513] uvc_ctrl:uvc_entity_match_guid---841</text:p>
      <text:p text:style-name="P1">[10021.998515] uvc_ctrl:uvc_entity_match_guid---841</text:p>
      <text:p text:style-name="P1">[10021.998516] uvc_ctrl:uvc_entity_match_guid---841</text:p>
      <text:p text:style-name="P1">[10021.998518] uvc_ctrl:uvc_entity_match_guid---841</text:p>
      <text:p text:style-name="P1">[10021.998520] uvc_ctrl:uvc_entity_match_guid---841</text:p>
      <text:p text:style-name="P1">[10021.998522] uvc_ctrl:uvc_entity_match_guid---841</text:p>
      <text:p text:style-name="P1">[10021.998523] uvc_ctrl:uvc_ctrl_add_info---1919</text:p>
      <text:p text:style-name="P1">[10021.998525] uvc_ctrl:uvc_entity_match_guid---841</text:p>
      <text:p text:style-name="P1">[10021.998527] uvc_ctrl:uvc_entity_match_guid---841</text:p>
      <text:p text:style-name="P1">[10021.998529] uvc_ctrl:uvc_entity_match_guid---841</text:p>
      <text:p text:style-name="P1">[10021.998530] uvc_ctrl:uvc_entity_match_guid---841</text:p>
      <text:p text:style-name="P1">[10021.998532] uvc_ctrl:uvc_entity_match_guid---841</text:p>
      <text:p text:style-name="P1">[10021.998534] uvc_ctrl:uvc_entity_match_guid---841</text:p>
      <text:p text:style-name="P1">[10021.998535] uvc_ctrl:uvc_entity_match_guid---841</text:p>
      <text:p text:style-name="P1">[10021.998537] uvc_ctrl:uvc_entity_match_guid---841</text:p>
      <text:p text:style-name="P1">[10021.998539] uvc_ctrl:uvc_entity_match_guid---841</text:p>
      <text:p text:style-name="P1">[10021.998540] uvc_ctrl:uvc_entity_match_guid---841</text:p>
      <text:p text:style-name="P1">[10021.998542] uvc_ctrl:uvc_entity_match_guid---841</text:p>
      <text:p text:style-name="P1">[10021.998543] uvc_ctrl:uvc_entity_match_guid---841</text:p>
      <text:p text:style-name="P1">[10021.998545] uvc_ctrl:uvc_entity_match_guid---841</text:p>
      <text:p text:style-name="P1">[10021.998547] uvc_ctrl:uvc_entity_match_guid---841</text:p>
      <text:p text:style-name="P1">[10021.998549] uvc_ctrl:uvc_entity_match_guid---841</text:p>
      <text:p text:style-name="P1">[10021.998550] uvc_ctrl:uvc_entity_match_guid---841</text:p>
      <text:p text:style-name="P1">[10021.998552] uvc_ctrl:uvc_entity_match_guid---841</text:p>
      <text:p text:style-name="P1">[10021.998554] uvc_ctrl:uvc_entity_match_guid---841</text:p>
      <text:p text:style-name="P1">[10021.998555] uvc_ctrl:uvc_entity_match_guid---841</text:p>
      <text:p text:style-name="P1">[10021.998557] uvc_ctrl:__uvc_ctrl_add_mapping---1951</text:p>
      <text:p text:style-name="P1">[10021.998559] uvc_ctrl:uvc_entity_match_guid---841</text:p>
      <text:p text:style-name="P1">[10021.998561] uvc_ctrl:uvc_entity_match_guid---841</text:p>
      <text:p text:style-name="P1">[10021.998562] uvc_ctrl:uvc_entity_match_guid---841</text:p>
      <text:p text:style-name="P1">[10021.998564] uvc_ctrl:uvc_entity_match_guid---841</text:p>
      <text:p text:style-name="P1">[10021.998566] uvc_ctrl:uvc_entity_match_guid---841</text:p>
      <text:p text:style-name="P1">[10021.998567] uvc_ctrl:uvc_entity_match_guid---841</text:p>
      <text:p text:style-name="P1">[10021.998569] uvc_ctrl:uvc_entity_match_guid---841</text:p>
      <text:p text:style-name="P1">[10021.998570] uvc_ctrl:uvc_entity_match_guid---841</text:p>
      <text:p text:style-name="P1">[10021.998572] uvc_ctrl:uvc_entity_match_guid---841</text:p>
      <text:p text:style-name="P1"><text:soft-page-break/>[10021.998574] uvc_ctrl:uvc_entity_match_guid---841</text:p>
      <text:p text:style-name="P1">[10021.998576] uvc_ctrl:uvc_ctrl_init_ctrl---2140</text:p>
      <text:p text:style-name="P1">[10021.998577] uvc_ctrl:uvc_entity_match_guid---841</text:p>
      <text:p text:style-name="P1">[10021.998579] uvc_ctrl:uvc_entity_match_guid---841</text:p>
      <text:p text:style-name="P1">[10021.998581] uvc_ctrl:uvc_entity_match_guid---841</text:p>
      <text:p text:style-name="P1">[10021.998582] uvc_ctrl:uvc_entity_match_guid---841</text:p>
      <text:p text:style-name="P1">[10021.998584] uvc_ctrl:uvc_entity_match_guid---841</text:p>
      <text:p text:style-name="P1">[10021.998585] uvc_ctrl:uvc_entity_match_guid---841</text:p>
      <text:p text:style-name="P1">[10021.998587] uvc_ctrl:uvc_entity_match_guid---841</text:p>
      <text:p text:style-name="P1">[10021.998588] uvc_ctrl:uvc_entity_match_guid---841</text:p>
      <text:p text:style-name="P1">[10021.998590] uvc_ctrl:uvc_entity_match_guid---841</text:p>
      <text:p text:style-name="P1">[10021.998591] uvc_ctrl:uvc_entity_match_guid---841</text:p>
      <text:p text:style-name="P1">[10021.998593] uvc_ctrl:uvc_entity_match_guid---841</text:p>
      <text:p text:style-name="P1">[10021.998595] uvc_ctrl:uvc_entity_match_guid---841</text:p>
      <text:p text:style-name="P1">[10021.998596] uvc_ctrl:uvc_entity_match_guid---841</text:p>
      <text:p text:style-name="P1">[10021.998597] uvc_ctrl:uvc_entity_match_guid---841</text:p>
      <text:p text:style-name="P1">[10021.998599] uvc_ctrl:uvc_entity_match_guid---841</text:p>
      <text:p text:style-name="P1">[10021.998600] uvc_ctrl:uvc_entity_match_guid---841</text:p>
      <text:p text:style-name="P1">[10021.998602] uvc_ctrl:uvc_entity_match_guid---841</text:p>
      <text:p text:style-name="P1">[10021.998614] uvc_ctrl:uvc_entity_match_guid---841</text:p>
      <text:p text:style-name="P1">[10021.998617] uvc_ctrl:uvc_entity_match_guid---841</text:p>
      <text:p text:style-name="P1">[10021.998618] uvc_ctrl:uvc_entity_match_guid---841</text:p>
      <text:p text:style-name="P1">[10021.998620] uvc_ctrl:uvc_entity_match_guid---841</text:p>
      <text:p text:style-name="P1">[10021.998622] uvc_ctrl:uvc_entity_match_guid---841</text:p>
      <text:p text:style-name="P1">[10021.998623] uvc_ctrl:uvc_entity_match_guid---841</text:p>
      <text:p text:style-name="P1">[10021.998624] uvc_ctrl:uvc_entity_match_guid---841</text:p>
      <text:p text:style-name="P1">[10021.998625] uvc_ctrl:uvc_entity_match_guid---841</text:p>
      <text:p text:style-name="P1">[10021.998626] uvc_ctrl:uvc_entity_match_guid---841</text:p>
      <text:p text:style-name="P1">[10021.998627] uvc_ctrl:uvc_entity_match_guid---841</text:p>
      <text:p text:style-name="P1">[10021.998628] uvc_ctrl:uvc_entity_match_guid---841</text:p>
      <text:p text:style-name="P1">[10021.998629] uvc_ctrl:uvc_ctrl_add_info---1919</text:p>
      <text:p text:style-name="P1">[10021.998631] uvc_ctrl:uvc_entity_match_guid---841</text:p>
      <text:p text:style-name="P1">[10021.998632] uvc_ctrl:uvc_entity_match_guid---841</text:p>
      <text:p text:style-name="P1">[10021.998633] uvc_ctrl:uvc_entity_match_guid---841</text:p>
      <text:p text:style-name="P1">[10021.998634] uvc_ctrl:uvc_entity_match_guid---841</text:p>
      <text:p text:style-name="P1">[10021.998635] uvc_ctrl:uvc_entity_match_guid---841</text:p>
      <text:p text:style-name="P1">[10021.998636] uvc_ctrl:uvc_entity_match_guid---841</text:p>
      <text:p text:style-name="P1">[10021.998637] uvc_ctrl:uvc_entity_match_guid---841</text:p>
      <text:p text:style-name="P1">[10021.998639] uvc_ctrl:uvc_entity_match_guid---841</text:p>
      <text:p text:style-name="P1">[10021.998640] uvc_ctrl:uvc_entity_match_guid---841</text:p>
      <text:p text:style-name="P1">[10021.998641] uvc_ctrl:uvc_entity_match_guid---841</text:p>
      <text:p text:style-name="P1">[10021.998642] uvc_ctrl:uvc_entity_match_guid---841</text:p>
      <text:p text:style-name="P1">[10021.998643] uvc_ctrl:uvc_entity_match_guid---841</text:p>
      <text:p text:style-name="P1">[10021.998644] uvc_ctrl:uvc_entity_match_guid---841</text:p>
      <text:p text:style-name="P1">[10021.998645] uvc_ctrl:uvc_entity_match_guid---841</text:p>
      <text:p text:style-name="P1">[10021.998646] uvc_ctrl:uvc_entity_match_guid---841</text:p>
      <text:p text:style-name="P1">[10021.998648] uvc_ctrl:uvc_entity_match_guid---841</text:p>
      <text:p text:style-name="P1">[10021.998649] uvc_ctrl:uvc_entity_match_guid---841</text:p>
      <text:p text:style-name="P1">[10021.998650] uvc_ctrl:uvc_entity_match_guid---841</text:p>
      <text:p text:style-name="P1">[10021.998651] uvc_ctrl:uvc_entity_match_guid---841</text:p>
      <text:p text:style-name="P1">[10021.998652] uvc_ctrl:uvc_entity_match_guid---841</text:p>
      <text:p text:style-name="P1">[10021.998653] uvc_ctrl:uvc_entity_match_guid---841</text:p>
      <text:p text:style-name="P1"><text:soft-page-break/>[10021.998654] uvc_ctrl:uvc_entity_match_guid---841</text:p>
      <text:p text:style-name="P1">[10021.998655] uvc_ctrl:uvc_entity_match_guid---841</text:p>
      <text:p text:style-name="P1">[10021.998657] uvc_ctrl:__uvc_ctrl_add_mapping---1951</text:p>
      <text:p text:style-name="P1">[10021.998658] uvc_ctrl:uvc_entity_match_guid---841</text:p>
      <text:p text:style-name="P1">[10021.998659] uvc_ctrl:uvc_entity_match_guid---841</text:p>
      <text:p text:style-name="P1">[10021.998660] uvc_ctrl:uvc_entity_match_guid---841</text:p>
      <text:p text:style-name="P1">[10021.998661] uvc_ctrl:uvc_entity_match_guid---841</text:p>
      <text:p text:style-name="P1">[10021.998662] uvc_ctrl:uvc_entity_match_guid---841</text:p>
      <text:p text:style-name="P1">[10021.998664] uvc_ctrl:uvc_entity_match_guid---841</text:p>
      <text:p text:style-name="P1">[10021.998665] uvc_ctrl:uvc_ctrl_init_ctrl---2140</text:p>
      <text:p text:style-name="P1">[10021.998666] uvc_ctrl:uvc_entity_match_guid---841</text:p>
      <text:p text:style-name="P1">[10021.998667] uvc_ctrl:uvc_entity_match_guid---841</text:p>
      <text:p text:style-name="P1">[10021.998668] uvc_ctrl:uvc_entity_match_guid---841</text:p>
      <text:p text:style-name="P1">[10021.998669] uvc_ctrl:uvc_entity_match_guid---841</text:p>
      <text:p text:style-name="P1">[10021.998670] uvc_ctrl:uvc_entity_match_guid---841</text:p>
      <text:p text:style-name="P1">[10021.998671] uvc_ctrl:uvc_entity_match_guid---841</text:p>
      <text:p text:style-name="P1">[10021.998673] uvc_ctrl:uvc_entity_match_guid---841</text:p>
      <text:p text:style-name="P1">[10021.998674] uvc_ctrl:uvc_entity_match_guid---841</text:p>
      <text:p text:style-name="P1">[10021.998675] uvc_ctrl:uvc_entity_match_guid---841</text:p>
      <text:p text:style-name="P1">[10021.998676] uvc_ctrl:uvc_entity_match_guid---841</text:p>
      <text:p text:style-name="P1">[10021.998677] uvc_ctrl:uvc_entity_match_guid---841</text:p>
      <text:p text:style-name="P1">[10021.998678] uvc_ctrl:uvc_entity_match_guid---841</text:p>
      <text:p text:style-name="P1">[10021.998679] uvc_ctrl:uvc_entity_match_guid---841</text:p>
      <text:p text:style-name="P1">[10021.998681] uvc_ctrl:uvc_entity_match_guid---841</text:p>
      <text:p text:style-name="P1">[10021.998682] uvc_ctrl:uvc_entity_match_guid---841</text:p>
      <text:p text:style-name="P1">[10021.998683] uvc_ctrl:uvc_entity_match_guid---841</text:p>
      <text:p text:style-name="P1">[10021.998684] uvc_ctrl:uvc_entity_match_guid---841</text:p>
      <text:p text:style-name="P1">[10021.998685] uvc_ctrl:uvc_entity_match_guid---841</text:p>
      <text:p text:style-name="P1">[10021.998686] uvc_ctrl:uvc_entity_match_guid---841</text:p>
      <text:p text:style-name="P1">[10021.998688] uvc_ctrl:uvc_entity_match_guid---841</text:p>
      <text:p text:style-name="P1">[10021.998689] uvc_ctrl:uvc_entity_match_guid---841</text:p>
      <text:p text:style-name="P1">[10021.998690] uvc_ctrl:uvc_entity_match_guid---841</text:p>
      <text:p text:style-name="P1">[10021.998691] uvc_ctrl:uvc_entity_match_guid---841</text:p>
      <text:p text:style-name="P1">[10021.998692] uvc_ctrl:uvc_entity_match_guid---841</text:p>
      <text:p text:style-name="P1">[10021.998693] uvc_ctrl:uvc_entity_match_guid---841</text:p>
      <text:p text:style-name="P1">[10021.998695] uvc_ctrl:uvc_entity_match_guid---841</text:p>
      <text:p text:style-name="P1">[10021.998696] uvc_ctrl:uvc_entity_match_guid---841</text:p>
      <text:p text:style-name="P1">[10021.998697] uvc_ctrl:uvc_entity_match_guid---841</text:p>
      <text:p text:style-name="P1">[10021.998698] uvc_ctrl:uvc_entity_match_guid---841</text:p>
      <text:p text:style-name="P1">[10021.998699] uvc_ctrl:uvc_entity_match_guid---841</text:p>
      <text:p text:style-name="P1">[10021.998700] uvc_ctrl:uvc_entity_match_guid---841</text:p>
      <text:p text:style-name="P1">[10021.998702] uvc_ctrl:uvc_ctrl_add_info---1919</text:p>
      <text:p text:style-name="P1">[10021.998703] uvc_ctrl:uvc_entity_match_guid---841</text:p>
      <text:p text:style-name="P1">[10021.998704] uvc_ctrl:uvc_entity_match_guid---841</text:p>
      <text:p text:style-name="P1">[10021.998705] uvc_ctrl:uvc_entity_match_guid---841</text:p>
      <text:p text:style-name="P1">[10021.998706] uvc_ctrl:uvc_entity_match_guid---841</text:p>
      <text:p text:style-name="P1">[10021.998707] uvc_ctrl:uvc_entity_match_guid---841</text:p>
      <text:p text:style-name="P1">[10021.998708] uvc_ctrl:uvc_entity_match_guid---841</text:p>
      <text:p text:style-name="P1">[10021.998709] uvc_ctrl:uvc_entity_match_guid---841</text:p>
      <text:p text:style-name="P1">[10021.998711] uvc_ctrl:uvc_entity_match_guid---841</text:p>
      <text:p text:style-name="P1">[10021.998712] uvc_ctrl:uvc_entity_match_guid---841</text:p>
      <text:p text:style-name="P1">[10021.998713] uvc_ctrl:uvc_entity_match_guid---841</text:p>
      <text:p text:style-name="P1"><text:soft-page-break/>[10021.998714] uvc_ctrl:uvc_entity_match_guid---841</text:p>
      <text:p text:style-name="P1">[10021.998715] uvc_ctrl:uvc_entity_match_guid---841</text:p>
      <text:p text:style-name="P1">[10021.998716] uvc_ctrl:uvc_entity_match_guid---841</text:p>
      <text:p text:style-name="P1">[10021.998717] uvc_ctrl:uvc_entity_match_guid---841</text:p>
      <text:p text:style-name="P1">[10021.998718] uvc_ctrl:uvc_entity_match_guid---841</text:p>
      <text:p text:style-name="P1">[10021.998719] uvc_ctrl:uvc_entity_match_guid---841</text:p>
      <text:p text:style-name="P1">[10021.998721] uvc_ctrl:uvc_entity_match_guid---841</text:p>
      <text:p text:style-name="P1">[10021.998722] uvc_ctrl:uvc_entity_match_guid---841</text:p>
      <text:p text:style-name="P1">[10021.998723] uvc_ctrl:uvc_entity_match_guid---841</text:p>
      <text:p text:style-name="P1">[10021.998724] uvc_ctrl:uvc_entity_match_guid---841</text:p>
      <text:p text:style-name="P1">[10021.998725] uvc_ctrl:uvc_entity_match_guid---841</text:p>
      <text:p text:style-name="P1">[10021.998726] uvc_ctrl:uvc_entity_match_guid---841</text:p>
      <text:p text:style-name="P1">[10021.998727] uvc_ctrl:uvc_entity_match_guid---841</text:p>
      <text:p text:style-name="P1">[10021.998729] uvc_ctrl:uvc_entity_match_guid---841</text:p>
      <text:p text:style-name="P1">[10021.998730] uvc_ctrl:uvc_entity_match_guid---841</text:p>
      <text:p text:style-name="P1">[10021.998731] uvc_ctrl:uvc_entity_match_guid---841</text:p>
      <text:p text:style-name="P1">[10021.998732] uvc_ctrl:uvc_entity_match_guid---841</text:p>
      <text:p text:style-name="P1">[10021.998733] uvc_ctrl:__uvc_ctrl_add_mapping---1951</text:p>
      <text:p text:style-name="P1">[10021.998735] uvc_ctrl:uvc_entity_match_guid---841</text:p>
      <text:p text:style-name="P1">[10021.998736] uvc_ctrl:__uvc_ctrl_add_mapping---1951</text:p>
      <text:p text:style-name="P1">[10021.998738] uvc_ctrl:uvc_entity_match_guid---841</text:p>
      <text:p text:style-name="P1">[10021.998739] uvc_ctrl:uvc_ctrl_init_ctrl---2140</text:p>
      <text:p text:style-name="P1">[10021.998740] uvc_ctrl:uvc_entity_match_guid---841</text:p>
      <text:p text:style-name="P1">[10021.998741] uvc_ctrl:uvc_entity_match_guid---841</text:p>
      <text:p text:style-name="P1">[10021.998742] uvc_ctrl:uvc_entity_match_guid---841</text:p>
      <text:p text:style-name="P1">[10021.998744] uvc_ctrl:uvc_entity_match_guid---841</text:p>
      <text:p text:style-name="P1">[10021.998745] uvc_ctrl:uvc_entity_match_guid---841</text:p>
      <text:p text:style-name="P1">[10021.998746] uvc_ctrl:uvc_entity_match_guid---841</text:p>
      <text:p text:style-name="P1">[10021.998747] uvc_ctrl:uvc_entity_match_guid---841</text:p>
      <text:p text:style-name="P1">[10021.998748] uvc_ctrl:uvc_entity_match_guid---841</text:p>
      <text:p text:style-name="P1">[10021.998749] uvc_ctrl:uvc_entity_match_guid---841</text:p>
      <text:p text:style-name="P1">[10021.998750] uvc_ctrl:uvc_entity_match_guid---841</text:p>
      <text:p text:style-name="P1">[10021.998751] uvc_ctrl:uvc_entity_match_guid---841</text:p>
      <text:p text:style-name="P1">[10021.998753] uvc_ctrl:uvc_entity_match_guid---841</text:p>
      <text:p text:style-name="P1">[10021.998754] uvc_ctrl:uvc_entity_match_guid---841</text:p>
      <text:p text:style-name="P1">[10021.998755] uvc_ctrl:uvc_entity_match_guid---841</text:p>
      <text:p text:style-name="P1">[10021.998756] uvc_ctrl:uvc_entity_match_guid---841</text:p>
      <text:p text:style-name="P1">[10021.998757] uvc_ctrl:uvc_entity_match_guid---841</text:p>
      <text:p text:style-name="P1">[10021.998758] uvc_ctrl:uvc_entity_match_guid---841</text:p>
      <text:p text:style-name="P1">[10021.998759] uvc_ctrl:uvc_entity_match_guid---841</text:p>
      <text:p text:style-name="P1">[10021.998760] uvc_ctrl:uvc_entity_match_guid---841</text:p>
      <text:p text:style-name="P1">[10021.998762] uvc_ctrl:uvc_entity_match_guid---841</text:p>
      <text:p text:style-name="P1">[10021.998763] uvc_ctrl:uvc_entity_match_guid---841</text:p>
      <text:p text:style-name="P1">[10021.998764] uvc_ctrl:uvc_entity_match_guid---841</text:p>
      <text:p text:style-name="P1">[10021.998765] uvc_ctrl:uvc_entity_match_guid---841</text:p>
      <text:p text:style-name="P1">[10021.998766] uvc_ctrl:uvc_entity_match_guid---841</text:p>
      <text:p text:style-name="P1">[10021.998767] uvc_ctrl:uvc_entity_match_guid---841</text:p>
      <text:p text:style-name="P1">[10021.998768] uvc_ctrl:uvc_entity_match_guid---841</text:p>
      <text:p text:style-name="P1">[10021.998770] uvc_ctrl:uvc_entity_match_guid---841</text:p>
      <text:p text:style-name="P1">[10021.998771] uvc_ctrl:uvc_entity_match_guid---841</text:p>
      <text:p text:style-name="P1">[10021.998772] uvc_ctrl:uvc_entity_match_guid---841</text:p>
      <text:p text:style-name="P1">[10021.998773] uvc_ctrl:uvc_entity_match_guid---841</text:p>
      <text:p text:style-name="P1"><text:soft-page-break/>[10021.998774] uvc_ctrl:uvc_entity_match_guid---841</text:p>
      <text:p text:style-name="P1">[10021.998775] uvc_ctrl:uvc_entity_match_guid---841</text:p>
      <text:p text:style-name="P1">[10021.998777] uvc_ctrl:uvc_entity_match_guid---841</text:p>
      <text:p text:style-name="P1">[10021.998778] uvc_ctrl:uvc_entity_match_guid---841</text:p>
      <text:p text:style-name="P1">[10021.998779] uvc_ctrl:uvc_ctrl_add_info---1919</text:p>
      <text:p text:style-name="P1">[10021.998780] uvc_ctrl:uvc_entity_match_guid---841</text:p>
      <text:p text:style-name="P1">[10021.998782] uvc_ctrl:uvc_entity_match_guid---841</text:p>
      <text:p text:style-name="P1">[10021.998783] uvc_ctrl:uvc_entity_match_guid---841</text:p>
      <text:p text:style-name="P1">[10021.998784] uvc_ctrl:uvc_entity_match_guid---841</text:p>
      <text:p text:style-name="P1">[10021.998785] uvc_ctrl:uvc_entity_match_guid---841</text:p>
      <text:p text:style-name="P1">[10021.998786] uvc_ctrl:uvc_entity_match_guid---841</text:p>
      <text:p text:style-name="P1">[10021.998787] uvc_ctrl:uvc_entity_match_guid---841</text:p>
      <text:p text:style-name="P1">[10021.998788] uvc_ctrl:uvc_entity_match_guid---841</text:p>
      <text:p text:style-name="P1">[10021.998789] uvc_ctrl:uvc_entity_match_guid---841</text:p>
      <text:p text:style-name="P1">[10021.998790] uvc_ctrl:uvc_entity_match_guid---841</text:p>
      <text:p text:style-name="P1">[10021.998792] uvc_ctrl:uvc_entity_match_guid---841</text:p>
      <text:p text:style-name="P1">[10021.998793] uvc_ctrl:uvc_entity_match_guid---841</text:p>
      <text:p text:style-name="P1">[10021.998794] uvc_ctrl:uvc_entity_match_guid---841</text:p>
      <text:p text:style-name="P1">[10021.998795] uvc_ctrl:uvc_entity_match_guid---841</text:p>
      <text:p text:style-name="P1">[10021.998796] uvc_ctrl:uvc_entity_match_guid---841</text:p>
      <text:p text:style-name="P1">[10021.998797] uvc_ctrl:uvc_entity_match_guid---841</text:p>
      <text:p text:style-name="P1">[10021.998798] uvc_ctrl:uvc_entity_match_guid---841</text:p>
      <text:p text:style-name="P1">[10021.998799] uvc_ctrl:uvc_entity_match_guid---841</text:p>
      <text:p text:style-name="P1">[10021.998801] uvc_ctrl:uvc_entity_match_guid---841</text:p>
      <text:p text:style-name="P1">[10021.998802] uvc_ctrl:uvc_entity_match_guid---841</text:p>
      <text:p text:style-name="P1">[10021.998803] uvc_ctrl:__uvc_ctrl_add_mapping---1951</text:p>
      <text:p text:style-name="P1">[10021.998804] uvc_ctrl:uvc_entity_match_guid---841</text:p>
      <text:p text:style-name="P1">[10021.998806] uvc_ctrl:uvc_entity_match_guid---841</text:p>
      <text:p text:style-name="P1">[10021.998807] uvc_ctrl:uvc_entity_match_guid---841</text:p>
      <text:p text:style-name="P1">[10021.998808] uvc_ctrl:uvc_entity_match_guid---841</text:p>
      <text:p text:style-name="P1">[10021.998809] uvc_ctrl:uvc_entity_match_guid---841</text:p>
      <text:p text:style-name="P1">[10021.998810] uvc_ctrl:uvc_entity_match_guid---841</text:p>
      <text:p text:style-name="P1">[10021.998811] uvc_ctrl:uvc_entity_match_guid---841</text:p>
      <text:p text:style-name="P1">[10021.998812] uvc_ctrl:uvc_entity_match_guid---841</text:p>
      <text:p text:style-name="P1">[10021.998814] uvc_ctrl:uvc_entity_match_guid---841</text:p>
      <text:p text:style-name="P1">[10021.998815] uvc_ctrl:uvc_ctrl_prune_entity---2079</text:p>
      <text:p text:style-name="P1">[10021.998817] uvc_ctrl:uvc_ctrl_init_ctrl---2140</text:p>
      <text:p text:style-name="P1">[10021.998819] uvc_ctrl:uvc_entity_match_guid---841</text:p>
      <text:p text:style-name="P1">[10021.998820] uvc_ctrl:uvc_ctrl_add_info---1919</text:p>
      <text:p text:style-name="P1">[10021.998821] uvc_ctrl:uvc_entity_match_guid---841</text:p>
      <text:p text:style-name="P1">[10021.998822] uvc_ctrl:__uvc_ctrl_add_mapping---1951</text:p>
      <text:p text:style-name="P1">[10021.998824] uvc_ctrl:uvc_entity_match_guid---841</text:p>
      <text:p text:style-name="P1">[10021.998825] uvc_ctrl:uvc_entity_match_guid---841</text:p>
      <text:p text:style-name="P1">[10021.998826] uvc_ctrl:uvc_entity_match_guid---841</text:p>
      <text:p text:style-name="P1">[10021.998827] uvc_ctrl:uvc_entity_match_guid---841</text:p>
      <text:p text:style-name="P1">[10021.998828] uvc_ctrl:uvc_entity_match_guid---841</text:p>
      <text:p text:style-name="P1">[10021.998829] uvc_ctrl:uvc_entity_match_guid---841</text:p>
      <text:p text:style-name="P1">[10021.998831] uvc_ctrl:uvc_entity_match_guid---841</text:p>
      <text:p text:style-name="P1">[10021.998832] uvc_ctrl:uvc_entity_match_guid---841</text:p>
      <text:p text:style-name="P1">[10021.998833] uvc_ctrl:uvc_entity_match_guid---841</text:p>
      <text:p text:style-name="P1">[10021.998834] uvc_ctrl:uvc_entity_match_guid---841</text:p>
      <text:p text:style-name="P1">[10021.998835] uvc_ctrl:uvc_entity_match_guid---841</text:p>
      <text:p text:style-name="P1"><text:soft-page-break/>[10021.998836] uvc_ctrl:uvc_entity_match_guid---841</text:p>
      <text:p text:style-name="P1">[10021.998837] uvc_ctrl:uvc_entity_match_guid---841</text:p>
      <text:p text:style-name="P1">[10021.998839] uvc_ctrl:uvc_entity_match_guid---841</text:p>
      <text:p text:style-name="P1">[10021.998840] uvc_ctrl:uvc_entity_match_guid---841</text:p>
      <text:p text:style-name="P1">[10021.998841] uvc_ctrl:uvc_entity_match_guid---841</text:p>
      <text:p text:style-name="P1">[10021.998842] uvc_ctrl:uvc_entity_match_guid---841</text:p>
      <text:p text:style-name="P1">[10021.998843] uvc_ctrl:uvc_entity_match_guid---841</text:p>
      <text:p text:style-name="P1">[10021.998844] uvc_ctrl:uvc_entity_match_guid---841</text:p>
      <text:p text:style-name="P1">[10021.998845] uvc_ctrl:uvc_entity_match_guid---841</text:p>
      <text:p text:style-name="P1">[10021.998846] uvc_ctrl:uvc_entity_match_guid---841</text:p>
      <text:p text:style-name="P1">[10021.998847] uvc_ctrl:uvc_entity_match_guid---841</text:p>
      <text:p text:style-name="P1">[10021.998848] uvc_ctrl:uvc_entity_match_guid---841</text:p>
      <text:p text:style-name="P1">[10021.998850] uvc_ctrl:uvc_entity_match_guid---841</text:p>
      <text:p text:style-name="P1">[10021.998851] uvc_ctrl:uvc_entity_match_guid---841</text:p>
      <text:p text:style-name="P1">[10021.998852] uvc_ctrl:uvc_entity_match_guid---841</text:p>
      <text:p text:style-name="P1">[10021.998853] uvc_ctrl:uvc_entity_match_guid---841</text:p>
      <text:p text:style-name="P1">[10021.998854] uvc_ctrl:uvc_entity_match_guid---841</text:p>
      <text:p text:style-name="P1">[10021.998855] uvc_ctrl:uvc_ctrl_init_ctrl---2140</text:p>
      <text:p text:style-name="P1">[10021.998856] uvc_ctrl:uvc_entity_match_guid---841</text:p>
      <text:p text:style-name="P1">[10021.998858] uvc_ctrl:uvc_entity_match_guid---841</text:p>
      <text:p text:style-name="P1">[10021.998859] uvc_ctrl:uvc_ctrl_add_info---1919</text:p>
      <text:p text:style-name="P1">[10021.998860] uvc_ctrl:uvc_entity_match_guid---841</text:p>
      <text:p text:style-name="P1">[10021.998861] uvc_ctrl:uvc_entity_match_guid---841</text:p>
      <text:p text:style-name="P1">[10021.998862] uvc_ctrl:__uvc_ctrl_add_mapping---1951</text:p>
      <text:p text:style-name="P1">[10021.998865] uvc_ctrl:uvc_entity_match_guid---841</text:p>
      <text:p text:style-name="P1">[10021.998866] uvc_ctrl:uvc_entity_match_guid---841</text:p>
      <text:p text:style-name="P1">[10021.998867] uvc_ctrl:uvc_entity_match_guid---841</text:p>
      <text:p text:style-name="P1">[10021.998868] uvc_ctrl:uvc_entity_match_guid---841</text:p>
      <text:p text:style-name="P1">[10021.998869] uvc_ctrl:uvc_entity_match_guid---841</text:p>
      <text:p text:style-name="P1">[10021.998871] uvc_ctrl:uvc_entity_match_guid---841</text:p>
      <text:p text:style-name="P1">[10021.998872] uvc_ctrl:uvc_entity_match_guid---841</text:p>
      <text:p text:style-name="P1">[10021.998873] uvc_ctrl:uvc_entity_match_guid---841</text:p>
      <text:p text:style-name="P1">[10021.998874] uvc_ctrl:uvc_entity_match_guid---841</text:p>
      <text:p text:style-name="P1">[10021.998875] uvc_ctrl:uvc_entity_match_guid---841</text:p>
      <text:p text:style-name="P1">[10021.998877] uvc_ctrl:uvc_entity_match_guid---841</text:p>
      <text:p text:style-name="P1">[10021.998878] uvc_ctrl:uvc_entity_match_guid---841</text:p>
      <text:p text:style-name="P1">[10021.998879] uvc_ctrl:uvc_entity_match_guid---841</text:p>
      <text:p text:style-name="P1">[10021.998880] uvc_ctrl:uvc_entity_match_guid---841</text:p>
      <text:p text:style-name="P1">[10021.998881] uvc_ctrl:uvc_entity_match_guid---841</text:p>
      <text:p text:style-name="P1">[10021.998882] uvc_ctrl:uvc_entity_match_guid---841</text:p>
      <text:p text:style-name="P1">[10021.998883] uvc_ctrl:uvc_entity_match_guid---841</text:p>
      <text:p text:style-name="P1">[10021.998885] uvc_ctrl:uvc_entity_match_guid---841</text:p>
      <text:p text:style-name="P1">[10021.998886] uvc_ctrl:uvc_entity_match_guid---841</text:p>
      <text:p text:style-name="P1">[10021.998887] uvc_ctrl:uvc_entity_match_guid---841</text:p>
      <text:p text:style-name="P1">[10021.998888] uvc_ctrl:uvc_entity_match_guid---841</text:p>
      <text:p text:style-name="P1">[10021.998889] uvc_ctrl:uvc_entity_match_guid---841</text:p>
      <text:p text:style-name="P1">[10021.998890] uvc_ctrl:uvc_entity_match_guid---841</text:p>
      <text:p text:style-name="P1">[10021.998891] uvc_ctrl:uvc_entity_match_guid---841</text:p>
      <text:p text:style-name="P1">[10021.998892] uvc_ctrl:uvc_entity_match_guid---841</text:p>
      <text:p text:style-name="P1">[10021.998893] uvc_ctrl:uvc_entity_match_guid---841</text:p>
      <text:p text:style-name="P1">[10021.998895] uvc_ctrl:uvc_entity_match_guid---841</text:p>
      <text:p text:style-name="P1">[10021.998896] uvc_ctrl:uvc_ctrl_init_ctrl---2140</text:p>
      <text:p text:style-name="P1"><text:soft-page-break/>[10021.998897] uvc_ctrl:uvc_entity_match_guid---841</text:p>
      <text:p text:style-name="P1">[10021.998898] uvc_ctrl:uvc_entity_match_guid---841</text:p>
      <text:p text:style-name="P1">[10021.998899] uvc_ctrl:uvc_entity_match_guid---841</text:p>
      <text:p text:style-name="P1">[10021.998900] uvc_ctrl:uvc_entity_match_guid---841</text:p>
      <text:p text:style-name="P1">[10021.998902] uvc_ctrl:uvc_ctrl_add_info---1919</text:p>
      <text:p text:style-name="P1">[10021.998903] uvc_ctrl:uvc_entity_match_guid---841</text:p>
      <text:p text:style-name="P1">[10021.998904] uvc_ctrl:uvc_entity_match_guid---841</text:p>
      <text:p text:style-name="P1">[10021.998905] uvc_ctrl:uvc_entity_match_guid---841</text:p>
      <text:p text:style-name="P1">[10021.998906] uvc_ctrl:uvc_entity_match_guid---841</text:p>
      <text:p text:style-name="P1">[10021.998907] uvc_ctrl:__uvc_ctrl_add_mapping---1951</text:p>
      <text:p text:style-name="P1">[10021.998909] uvc_ctrl:uvc_entity_match_guid---841</text:p>
      <text:p text:style-name="P1">[10021.998910] uvc_ctrl:uvc_entity_match_guid---841</text:p>
      <text:p text:style-name="P1">[10021.998911] uvc_ctrl:uvc_entity_match_guid---841</text:p>
      <text:p text:style-name="P1">[10021.998912] uvc_ctrl:uvc_entity_match_guid---841</text:p>
      <text:p text:style-name="P1">[10021.998913] uvc_ctrl:uvc_entity_match_guid---841</text:p>
      <text:p text:style-name="P1">[10021.998915] uvc_ctrl:uvc_entity_match_guid---841</text:p>
      <text:p text:style-name="P1">[10021.998916] uvc_ctrl:uvc_entity_match_guid---841</text:p>
      <text:p text:style-name="P1">[10021.998917] uvc_ctrl:uvc_entity_match_guid---841</text:p>
      <text:p text:style-name="P1">[10021.998918] uvc_ctrl:uvc_entity_match_guid---841</text:p>
      <text:p text:style-name="P1">[10021.998919] uvc_ctrl:uvc_entity_match_guid---841</text:p>
      <text:p text:style-name="P1">[10021.998920] uvc_ctrl:uvc_entity_match_guid---841</text:p>
      <text:p text:style-name="P1">[10021.998921] uvc_ctrl:uvc_entity_match_guid---841</text:p>
      <text:p text:style-name="P1">[10021.998923] uvc_ctrl:uvc_entity_match_guid---841</text:p>
      <text:p text:style-name="P1">[10021.998924] uvc_ctrl:uvc_entity_match_guid---841</text:p>
      <text:p text:style-name="P1">[10021.998925] uvc_ctrl:uvc_entity_match_guid---841</text:p>
      <text:p text:style-name="P1">[10021.998926] uvc_ctrl:uvc_entity_match_guid---841</text:p>
      <text:p text:style-name="P1">[10021.998927] uvc_ctrl:uvc_entity_match_guid---841</text:p>
      <text:p text:style-name="P1">[10021.998928] uvc_ctrl:uvc_entity_match_guid---841</text:p>
      <text:p text:style-name="P1">[10021.998929] uvc_ctrl:uvc_entity_match_guid---841</text:p>
      <text:p text:style-name="P1">[10021.998931] uvc_ctrl:uvc_entity_match_guid---841</text:p>
      <text:p text:style-name="P1">[10021.998932] uvc_ctrl:uvc_entity_match_guid---841</text:p>
      <text:p text:style-name="P1">[10021.998933] uvc_ctrl:uvc_entity_match_guid---841</text:p>
      <text:p text:style-name="P1">[10021.998934] uvc_ctrl:uvc_entity_match_guid---841</text:p>
      <text:p text:style-name="P1">[10021.998935] uvc_ctrl:uvc_entity_match_guid---841</text:p>
      <text:p text:style-name="P1">[10021.998936] uvc_ctrl:uvc_entity_match_guid---841</text:p>
      <text:p text:style-name="P1">[10021.998937] uvc_ctrl:uvc_ctrl_init_ctrl---2140</text:p>
      <text:p text:style-name="P1">[10021.998938] uvc_ctrl:uvc_entity_match_guid---841</text:p>
      <text:p text:style-name="P1">[10021.998939] uvc_ctrl:uvc_entity_match_guid---841</text:p>
      <text:p text:style-name="P1">[10021.998941] uvc_ctrl:uvc_entity_match_guid---841</text:p>
      <text:p text:style-name="P1">[10021.998942] uvc_ctrl:uvc_entity_match_guid---841</text:p>
      <text:p text:style-name="P1">[10021.998943] uvc_ctrl:uvc_entity_match_guid---841</text:p>
      <text:p text:style-name="P1">[10021.998944] uvc_ctrl:uvc_ctrl_add_info---1919</text:p>
      <text:p text:style-name="P1">[10021.998945] uvc_ctrl:uvc_entity_match_guid---841</text:p>
      <text:p text:style-name="P1">[10021.998947] uvc_ctrl:uvc_entity_match_guid---841</text:p>
      <text:p text:style-name="P1">[10021.998948] uvc_ctrl:uvc_entity_match_guid---841</text:p>
      <text:p text:style-name="P1">[10021.998949] uvc_ctrl:uvc_entity_match_guid---841</text:p>
      <text:p text:style-name="P1">[10021.998950] uvc_ctrl:uvc_entity_match_guid---841</text:p>
      <text:p text:style-name="P1">[10021.998951] uvc_ctrl:__uvc_ctrl_add_mapping---1951</text:p>
      <text:p text:style-name="P1">[10021.998952] uvc_ctrl:uvc_entity_match_guid---841</text:p>
      <text:p text:style-name="P1">[10021.998953] uvc_ctrl:uvc_entity_match_guid---841</text:p>
      <text:p text:style-name="P1">[10021.998955] uvc_ctrl:uvc_entity_match_guid---841</text:p>
      <text:p text:style-name="P1">[10021.998956] uvc_ctrl:uvc_entity_match_guid---841</text:p>
      <text:p text:style-name="P1"><text:soft-page-break/>[10021.998957] uvc_ctrl:uvc_entity_match_guid---841</text:p>
      <text:p text:style-name="P1">[10021.998958] uvc_ctrl:uvc_entity_match_guid---841</text:p>
      <text:p text:style-name="P1">[10021.998959] uvc_ctrl:uvc_entity_match_guid---841</text:p>
      <text:p text:style-name="P1">[10021.998960] uvc_ctrl:uvc_entity_match_guid---841</text:p>
      <text:p text:style-name="P1">[10021.998962] uvc_ctrl:uvc_entity_match_guid---841</text:p>
      <text:p text:style-name="P1">[10021.998963] uvc_ctrl:uvc_entity_match_guid---841</text:p>
      <text:p text:style-name="P1">[10021.998964] uvc_ctrl:uvc_entity_match_guid---841</text:p>
      <text:p text:style-name="P1">[10021.998965] uvc_ctrl:uvc_entity_match_guid---841</text:p>
      <text:p text:style-name="P1">[10021.998966] uvc_ctrl:uvc_entity_match_guid---841</text:p>
      <text:p text:style-name="P1">[10021.998968] uvc_ctrl:uvc_entity_match_guid---841</text:p>
      <text:p text:style-name="P1">[10021.998969] uvc_ctrl:uvc_entity_match_guid---841</text:p>
      <text:p text:style-name="P1">[10021.998970] uvc_ctrl:uvc_entity_match_guid---841</text:p>
      <text:p text:style-name="P1">[10021.998971] uvc_ctrl:uvc_entity_match_guid---841</text:p>
      <text:p text:style-name="P1">[10021.998973] uvc_ctrl:uvc_entity_match_guid---841</text:p>
      <text:p text:style-name="P1">[10021.998974] uvc_ctrl:uvc_entity_match_guid---841</text:p>
      <text:p text:style-name="P1">[10021.998975] uvc_ctrl:uvc_entity_match_guid---841</text:p>
      <text:p text:style-name="P1">[10021.998976] uvc_ctrl:uvc_entity_match_guid---841</text:p>
      <text:p text:style-name="P1">[10021.998977] uvc_ctrl:uvc_entity_match_guid---841</text:p>
      <text:p text:style-name="P1">[10021.998978] uvc_ctrl:uvc_entity_match_guid---841</text:p>
      <text:p text:style-name="P1">[10021.998979] uvc_ctrl:uvc_entity_match_guid---841</text:p>
      <text:p text:style-name="P1">[10021.998980] uvc_ctrl:uvc_ctrl_init_ctrl---2140</text:p>
      <text:p text:style-name="P1">[10021.998982] uvc_ctrl:uvc_entity_match_guid---841</text:p>
      <text:p text:style-name="P1">[10021.998983] uvc_ctrl:uvc_entity_match_guid---841</text:p>
      <text:p text:style-name="P1">[10021.998984] uvc_ctrl:uvc_entity_match_guid---841</text:p>
      <text:p text:style-name="P1">[10021.998985] uvc_ctrl:uvc_entity_match_guid---841</text:p>
      <text:p text:style-name="P1">[10021.998986] uvc_ctrl:uvc_entity_match_guid---841</text:p>
      <text:p text:style-name="P1">[10021.998987] uvc_ctrl:uvc_entity_match_guid---841</text:p>
      <text:p text:style-name="P1">[10021.998988] uvc_ctrl:uvc_entity_match_guid---841</text:p>
      <text:p text:style-name="P1">[10021.998990] uvc_ctrl:uvc_ctrl_add_info---1919</text:p>
      <text:p text:style-name="P1">[10021.998991] uvc_ctrl:uvc_entity_match_guid---841</text:p>
      <text:p text:style-name="P1">[10021.998992] uvc_ctrl:uvc_entity_match_guid---841</text:p>
      <text:p text:style-name="P1">[10021.998993] uvc_ctrl:uvc_entity_match_guid---841</text:p>
      <text:p text:style-name="P1">[10021.998994] uvc_ctrl:uvc_entity_match_guid---841</text:p>
      <text:p text:style-name="P1">[10021.998995] uvc_ctrl:uvc_entity_match_guid---841</text:p>
      <text:p text:style-name="P1">[10021.998996] uvc_ctrl:uvc_entity_match_guid---841</text:p>
      <text:p text:style-name="P1">[10021.998998] uvc_ctrl:uvc_entity_match_guid---841</text:p>
      <text:p text:style-name="P1">[10021.998999] uvc_ctrl:uvc_entity_match_guid---841</text:p>
      <text:p text:style-name="P1">[10021.999000] uvc_ctrl:uvc_entity_match_guid---841</text:p>
      <text:p text:style-name="P1">[10021.999001] uvc_ctrl:uvc_entity_match_guid---841</text:p>
      <text:p text:style-name="P1">[10021.999002] uvc_ctrl:uvc_entity_match_guid---841</text:p>
      <text:p text:style-name="P1">[10021.999003] uvc_ctrl:uvc_entity_match_guid---841</text:p>
      <text:p text:style-name="P1">[10021.999004] uvc_ctrl:uvc_entity_match_guid---841</text:p>
      <text:p text:style-name="P1">[10021.999005] uvc_ctrl:uvc_entity_match_guid---841</text:p>
      <text:p text:style-name="P1">[10021.999007] uvc_ctrl:uvc_entity_match_guid---841</text:p>
      <text:p text:style-name="P1">[10021.999008] uvc_ctrl:__uvc_ctrl_add_mapping---1951</text:p>
      <text:p text:style-name="P1">[10021.999009] uvc_ctrl:uvc_entity_match_guid---841</text:p>
      <text:p text:style-name="P1">[10021.999010] uvc_ctrl:uvc_entity_match_guid---841</text:p>
      <text:p text:style-name="P1">[10021.999011] uvc_ctrl:uvc_entity_match_guid---841</text:p>
      <text:p text:style-name="P1">[10021.999013] uvc_ctrl:uvc_entity_match_guid---841</text:p>
      <text:p text:style-name="P1">[10021.999014] uvc_ctrl:uvc_entity_match_guid---841</text:p>
      <text:p text:style-name="P1">[10021.999015] uvc_ctrl:uvc_entity_match_guid---841</text:p>
      <text:p text:style-name="P1">[10021.999016] uvc_ctrl:uvc_entity_match_guid---841</text:p>
      <text:p text:style-name="P1"><text:soft-page-break/>[10021.999017] uvc_ctrl:uvc_entity_match_guid---841</text:p>
      <text:p text:style-name="P1">[10021.999018] uvc_ctrl:uvc_entity_match_guid---841</text:p>
      <text:p text:style-name="P1">[10021.999019] uvc_ctrl:uvc_entity_match_guid---841</text:p>
      <text:p text:style-name="P1">[10021.999020] uvc_ctrl:uvc_entity_match_guid---841</text:p>
      <text:p text:style-name="P1">[10021.999021] uvc_ctrl:uvc_entity_match_guid---841</text:p>
      <text:p text:style-name="P1">[10021.999023] uvc_ctrl:uvc_entity_match_guid---841</text:p>
      <text:p text:style-name="P1">[10021.999024] uvc_ctrl:uvc_entity_match_guid---841</text:p>
      <text:p text:style-name="P1">[10021.999025] uvc_ctrl:uvc_ctrl_init_ctrl---2140</text:p>
      <text:p text:style-name="P1">[10021.999026] uvc_ctrl:uvc_entity_match_guid---841</text:p>
      <text:p text:style-name="P1">[10021.999027] uvc_ctrl:uvc_entity_match_guid---841</text:p>
      <text:p text:style-name="P1">[10021.999028] uvc_ctrl:uvc_entity_match_guid---841</text:p>
      <text:p text:style-name="P1">[10021.999029] uvc_ctrl:uvc_entity_match_guid---841</text:p>
      <text:p text:style-name="P1">[10021.999031] uvc_ctrl:uvc_entity_match_guid---841</text:p>
      <text:p text:style-name="P1">[10021.999032] uvc_ctrl:uvc_entity_match_guid---841</text:p>
      <text:p text:style-name="P1">[10021.999033] uvc_ctrl:uvc_entity_match_guid---841</text:p>
      <text:p text:style-name="P1">[10021.999034] uvc_ctrl:uvc_entity_match_guid---841</text:p>
      <text:p text:style-name="P1">[10021.999035] uvc_ctrl:uvc_entity_match_guid---841</text:p>
      <text:p text:style-name="P1">[10021.999036] uvc_ctrl:uvc_ctrl_add_info---1919</text:p>
      <text:p text:style-name="P1">[10021.999037] uvc_ctrl:uvc_entity_match_guid---841</text:p>
      <text:p text:style-name="P1">[10021.999039] uvc_ctrl:uvc_entity_match_guid---841</text:p>
      <text:p text:style-name="P1">[10021.999040] uvc_ctrl:uvc_entity_match_guid---841</text:p>
      <text:p text:style-name="P1">[10021.999041] uvc_ctrl:uvc_entity_match_guid---841</text:p>
      <text:p text:style-name="P1">[10021.999042] uvc_ctrl:uvc_entity_match_guid---841</text:p>
      <text:p text:style-name="P1">[10021.999043] uvc_ctrl:uvc_entity_match_guid---841</text:p>
      <text:p text:style-name="P1">[10021.999044] uvc_ctrl:uvc_entity_match_guid---841</text:p>
      <text:p text:style-name="P1">[10021.999045] uvc_ctrl:__uvc_ctrl_add_mapping---1951</text:p>
      <text:p text:style-name="P1">[10021.999047] uvc_ctrl:uvc_entity_match_guid---841</text:p>
      <text:p text:style-name="P1">[10021.999048] uvc_ctrl:uvc_entity_match_guid---841</text:p>
      <text:p text:style-name="P1">[10021.999049] uvc_ctrl:uvc_entity_match_guid---841</text:p>
      <text:p text:style-name="P1">[10021.999050] uvc_ctrl:uvc_entity_match_guid---841</text:p>
      <text:p text:style-name="P1">[10021.999051] uvc_ctrl:uvc_entity_match_guid---841</text:p>
      <text:p text:style-name="P1">[10021.999053] uvc_ctrl:uvc_entity_match_guid---841</text:p>
      <text:p text:style-name="P1">[10021.999054] uvc_ctrl:uvc_entity_match_guid---841</text:p>
      <text:p text:style-name="P1">[10021.999055] uvc_ctrl:uvc_entity_match_guid---841</text:p>
      <text:p text:style-name="P1">[10021.999056] uvc_ctrl:uvc_entity_match_guid---841</text:p>
      <text:p text:style-name="P1">[10021.999057] uvc_ctrl:uvc_entity_match_guid---841</text:p>
      <text:p text:style-name="P1">[10021.999058] uvc_ctrl:uvc_entity_match_guid---841</text:p>
      <text:p text:style-name="P1">[10021.999060] uvc_ctrl:uvc_entity_match_guid---841</text:p>
      <text:p text:style-name="P1">[10021.999061] uvc_ctrl:uvc_entity_match_guid---841</text:p>
      <text:p text:style-name="P1">[10021.999062] uvc_ctrl:uvc_entity_match_guid---841</text:p>
      <text:p text:style-name="P1">[10021.999063] uvc_ctrl:uvc_entity_match_guid---841</text:p>
      <text:p text:style-name="P1">[10021.999064] uvc_ctrl:uvc_entity_match_guid---841</text:p>
      <text:p text:style-name="P1">[10021.999065] uvc_ctrl:uvc_entity_match_guid---841</text:p>
      <text:p text:style-name="P1">[10021.999066] uvc_ctrl:uvc_entity_match_guid---841</text:p>
      <text:p text:style-name="P1">[10021.999068] uvc_ctrl:uvc_entity_match_guid---841</text:p>
      <text:p text:style-name="P1">[10021.999069] uvc_ctrl:uvc_entity_match_guid---841</text:p>
      <text:p text:style-name="P1">[10021.999070] uvc_ctrl:uvc_entity_match_guid---841</text:p>
      <text:p text:style-name="P1">[10021.999071] uvc_ctrl:uvc_entity_match_guid---841</text:p>
      <text:p text:style-name="P1">[10021.999072] uvc_ctrl:uvc_ctrl_init_ctrl---2140</text:p>
      <text:p text:style-name="P1">[10021.999073] uvc_ctrl:uvc_entity_match_guid---841</text:p>
      <text:p text:style-name="P1">[10021.999074] uvc_ctrl:uvc_entity_match_guid---841</text:p>
      <text:p text:style-name="P1">[10021.999076] uvc_ctrl:uvc_entity_match_guid---841</text:p>
      <text:p text:style-name="P1"><text:soft-page-break/>[10021.999077] uvc_ctrl:uvc_entity_match_guid---841</text:p>
      <text:p text:style-name="P1">[10021.999078] uvc_ctrl:uvc_entity_match_guid---841</text:p>
      <text:p text:style-name="P1">[10021.999079] uvc_ctrl:uvc_entity_match_guid---841</text:p>
      <text:p text:style-name="P1">[10021.999080] uvc_ctrl:uvc_entity_match_guid---841</text:p>
      <text:p text:style-name="P1">[10021.999081] uvc_ctrl:uvc_entity_match_guid---841</text:p>
      <text:p text:style-name="P1">[10021.999082] uvc_ctrl:uvc_entity_match_guid---841</text:p>
      <text:p text:style-name="P1">[10021.999084] uvc_ctrl:uvc_entity_match_guid---841</text:p>
      <text:p text:style-name="P1">[10021.999085] uvc_ctrl:uvc_ctrl_add_info---1919</text:p>
      <text:p text:style-name="P1">[10021.999086] uvc_ctrl:uvc_entity_match_guid---841</text:p>
      <text:p text:style-name="P1">[10021.999087] uvc_ctrl:uvc_entity_match_guid---841</text:p>
      <text:p text:style-name="P1">[10021.999088] uvc_ctrl:uvc_entity_match_guid---841</text:p>
      <text:p text:style-name="P1">[10021.999089] uvc_ctrl:uvc_entity_match_guid---841</text:p>
      <text:p text:style-name="P1">[10021.999090] uvc_ctrl:uvc_entity_match_guid---841</text:p>
      <text:p text:style-name="P1">[10021.999091] uvc_ctrl:uvc_entity_match_guid---841</text:p>
      <text:p text:style-name="P1">[10021.999093] uvc_ctrl:uvc_entity_match_guid---841</text:p>
      <text:p text:style-name="P1">[10021.999094] uvc_ctrl:uvc_entity_match_guid---841</text:p>
      <text:p text:style-name="P1">[10021.999095] uvc_ctrl:__uvc_ctrl_add_mapping---1951</text:p>
      <text:p text:style-name="P1">[10021.999096] uvc_ctrl:uvc_entity_match_guid---841</text:p>
      <text:p text:style-name="P1">[10021.999097] uvc_ctrl:uvc_entity_match_guid---841</text:p>
      <text:p text:style-name="P1">[10021.999098] uvc_ctrl:uvc_entity_match_guid---841</text:p>
      <text:p text:style-name="P1">[10021.999100] uvc_ctrl:uvc_entity_match_guid---841</text:p>
      <text:p text:style-name="P1">[10021.999101] uvc_ctrl:uvc_entity_match_guid---841</text:p>
      <text:p text:style-name="P1">[10021.999102] uvc_ctrl:uvc_entity_match_guid---841</text:p>
      <text:p text:style-name="P1">[10021.999103] uvc_ctrl:uvc_entity_match_guid---841</text:p>
      <text:p text:style-name="P1">[10021.999104] uvc_ctrl:uvc_entity_match_guid---841</text:p>
      <text:p text:style-name="P1">[10021.999105] uvc_ctrl:uvc_entity_match_guid---841</text:p>
      <text:p text:style-name="P1">[10021.999106] uvc_ctrl:uvc_entity_match_guid---841</text:p>
      <text:p text:style-name="P1">[10021.999107] uvc_ctrl:uvc_entity_match_guid---841</text:p>
      <text:p text:style-name="P1">[10021.999109] uvc_ctrl:uvc_entity_match_guid---841</text:p>
      <text:p text:style-name="P1">[10021.999110] uvc_ctrl:uvc_entity_match_guid---841</text:p>
      <text:p text:style-name="P1">[10021.999111] uvc_ctrl:uvc_entity_match_guid---841</text:p>
      <text:p text:style-name="P1">[10021.999112] uvc_ctrl:uvc_entity_match_guid---841</text:p>
      <text:p text:style-name="P1">[10021.999113] uvc_ctrl:uvc_entity_match_guid---841</text:p>
      <text:p text:style-name="P1">[10021.999114] uvc_ctrl:uvc_entity_match_guid---841</text:p>
      <text:p text:style-name="P1">[10021.999115] uvc_ctrl:uvc_entity_match_guid---841</text:p>
      <text:p text:style-name="P1">[10021.999116] uvc_ctrl:uvc_entity_match_guid---841</text:p>
      <text:p text:style-name="P1">[10021.999117] uvc_ctrl:uvc_entity_match_guid---841</text:p>
      <text:p text:style-name="P1">[10021.999119] uvc_ctrl:uvc_entity_match_guid---841</text:p>
      <text:p text:style-name="P1">[10021.999120] uvc_ctrl:uvc_ctrl_init_ctrl---2140</text:p>
      <text:p text:style-name="P1">[10021.999121] uvc_ctrl:uvc_entity_match_guid---841</text:p>
      <text:p text:style-name="P1">[10021.999122] uvc_ctrl:uvc_entity_match_guid---841</text:p>
      <text:p text:style-name="P1">[10021.999123] uvc_ctrl:uvc_entity_match_guid---841</text:p>
      <text:p text:style-name="P1">[10021.999124] uvc_ctrl:uvc_entity_match_guid---841</text:p>
      <text:p text:style-name="P1">[10021.999126] uvc_ctrl:uvc_entity_match_guid---841</text:p>
      <text:p text:style-name="P1">[10021.999127] uvc_ctrl:uvc_entity_match_guid---841</text:p>
      <text:p text:style-name="P1">[10021.999128] uvc_ctrl:uvc_entity_match_guid---841</text:p>
      <text:p text:style-name="P1">[10021.999129] uvc_ctrl:uvc_entity_match_guid---841</text:p>
      <text:p text:style-name="P1">[10021.999130] uvc_ctrl:uvc_entity_match_guid---841</text:p>
      <text:p text:style-name="P1">[10021.999131] uvc_ctrl:uvc_entity_match_guid---841</text:p>
      <text:p text:style-name="P1">[10021.999132] uvc_ctrl:uvc_entity_match_guid---841</text:p>
      <text:p text:style-name="P1">[10021.999134] uvc_ctrl:uvc_ctrl_add_info---1919</text:p>
      <text:p text:style-name="P1">[10021.999135] uvc_ctrl:uvc_entity_match_guid---841</text:p>
      <text:p text:style-name="P1"><text:soft-page-break/>[10021.999136] uvc_ctrl:uvc_entity_match_guid---841</text:p>
      <text:p text:style-name="P1">[10021.999137] uvc_ctrl:uvc_entity_match_guid---841</text:p>
      <text:p text:style-name="P1">[10021.999138] uvc_ctrl:uvc_entity_match_guid---841</text:p>
      <text:p text:style-name="P1">[10021.999140] uvc_ctrl:uvc_entity_match_guid---841</text:p>
      <text:p text:style-name="P1">[10021.999141] uvc_ctrl:uvc_entity_match_guid---841</text:p>
      <text:p text:style-name="P1">[10021.999142] uvc_ctrl:uvc_entity_match_guid---841</text:p>
      <text:p text:style-name="P1">[10021.999143] uvc_ctrl:uvc_entity_match_guid---841</text:p>
      <text:p text:style-name="P1">[10021.999144] uvc_ctrl:uvc_entity_match_guid---841</text:p>
      <text:p text:style-name="P1">[10021.999145] uvc_ctrl:__uvc_ctrl_add_mapping---1951</text:p>
      <text:p text:style-name="P1">[10021.999147] uvc_ctrl:uvc_entity_match_guid---841</text:p>
      <text:p text:style-name="P1">[10021.999149] uvc_ctrl:uvc_entity_match_guid---841</text:p>
      <text:p text:style-name="P1">[10021.999150] uvc_ctrl:uvc_entity_match_guid---841</text:p>
      <text:p text:style-name="P1">[10021.999151] uvc_ctrl:uvc_entity_match_guid---841</text:p>
      <text:p text:style-name="P1">[10021.999152] uvc_ctrl:uvc_entity_match_guid---841</text:p>
      <text:p text:style-name="P1">[10021.999153] uvc_ctrl:uvc_entity_match_guid---841</text:p>
      <text:p text:style-name="P1">[10021.999155] uvc_ctrl:uvc_entity_match_guid---841</text:p>
      <text:p text:style-name="P1">[10021.999156] uvc_ctrl:uvc_entity_match_guid---841</text:p>
      <text:p text:style-name="P1">[10021.999157] uvc_ctrl:uvc_entity_match_guid---841</text:p>
      <text:p text:style-name="P1">[10021.999158] uvc_ctrl:uvc_entity_match_guid---841</text:p>
      <text:p text:style-name="P1">[10021.999159] uvc_ctrl:uvc_entity_match_guid---841</text:p>
      <text:p text:style-name="P1">[10021.999160] uvc_ctrl:uvc_entity_match_guid---841</text:p>
      <text:p text:style-name="P1">[10021.999161] uvc_ctrl:uvc_entity_match_guid---841</text:p>
      <text:p text:style-name="P1">[10021.999162] uvc_ctrl:uvc_entity_match_guid---841</text:p>
      <text:p text:style-name="P1">[10021.999164] uvc_ctrl:uvc_entity_match_guid---841</text:p>
      <text:p text:style-name="P1">[10021.999165] uvc_ctrl:uvc_entity_match_guid---841</text:p>
      <text:p text:style-name="P1">[10021.999166] uvc_ctrl:uvc_entity_match_guid---841</text:p>
      <text:p text:style-name="P1">[10021.999167] uvc_ctrl:uvc_entity_match_guid---841</text:p>
      <text:p text:style-name="P1">[10021.999168] uvc_ctrl:uvc_entity_match_guid---841</text:p>
      <text:p text:style-name="P1">[10021.999169] uvc_ctrl:uvc_entity_match_guid---841</text:p>
      <text:p text:style-name="P1">[10021.999170] uvc_ctrl:uvc_ctrl_init_ctrl---2140</text:p>
      <text:p text:style-name="P1">[10021.999171] uvc_ctrl:uvc_entity_match_guid---841</text:p>
      <text:p text:style-name="P1">[10021.999173] uvc_ctrl:uvc_entity_match_guid---841</text:p>
      <text:p text:style-name="P1">[10021.999174] uvc_ctrl:uvc_entity_match_guid---841</text:p>
      <text:p text:style-name="P1">[10021.999175] uvc_ctrl:uvc_entity_match_guid---841</text:p>
      <text:p text:style-name="P1">[10021.999176] uvc_ctrl:uvc_entity_match_guid---841</text:p>
      <text:p text:style-name="P1">[10021.999177] uvc_ctrl:uvc_entity_match_guid---841</text:p>
      <text:p text:style-name="P1">[10021.999178] uvc_ctrl:uvc_entity_match_guid---841</text:p>
      <text:p text:style-name="P1">[10021.999179] uvc_ctrl:uvc_entity_match_guid---841</text:p>
      <text:p text:style-name="P1">[10021.999181] uvc_ctrl:uvc_entity_match_guid---841</text:p>
      <text:p text:style-name="P1">[10021.999182] uvc_ctrl:uvc_entity_match_guid---841</text:p>
      <text:p text:style-name="P1">[10021.999183] uvc_ctrl:uvc_entity_match_guid---841</text:p>
      <text:p text:style-name="P1">[10021.999184] uvc_ctrl:uvc_entity_match_guid---841</text:p>
      <text:p text:style-name="P1">[10021.999185] uvc_ctrl:uvc_entity_match_guid---841</text:p>
      <text:p text:style-name="P1">[10021.999186] uvc_ctrl:uvc_ctrl_add_info---1919</text:p>
      <text:p text:style-name="P1">[10021.999187] uvc_ctrl:uvc_entity_match_guid---841</text:p>
      <text:p text:style-name="P1">[10021.999189] uvc_ctrl:uvc_entity_match_guid---841</text:p>
      <text:p text:style-name="P1">[10021.999190] uvc_ctrl:uvc_entity_match_guid---841</text:p>
      <text:p text:style-name="P1">[10021.999191] uvc_ctrl:uvc_entity_match_guid---841</text:p>
      <text:p text:style-name="P1">[10021.999192] uvc_ctrl:uvc_entity_match_guid---841</text:p>
      <text:p text:style-name="P1">[10021.999193] uvc_ctrl:uvc_entity_match_guid---841</text:p>
      <text:p text:style-name="P1">[10021.999194] uvc_ctrl:uvc_entity_match_guid---841</text:p>
      <text:p text:style-name="P1">[10021.999195] uvc_ctrl:uvc_entity_match_guid---841</text:p>
      <text:p text:style-name="P1"><text:soft-page-break/>[10021.999196] uvc_ctrl:uvc_entity_match_guid---841</text:p>
      <text:p text:style-name="P1">[10021.999198] uvc_ctrl:uvc_entity_match_guid---841</text:p>
      <text:p text:style-name="P1">[10021.999199] uvc_ctrl:uvc_entity_match_guid---841</text:p>
      <text:p text:style-name="P1">[10021.999200] uvc_ctrl:uvc_entity_match_guid---841</text:p>
      <text:p text:style-name="P1">[10021.999201] uvc_ctrl:uvc_entity_match_guid---841</text:p>
      <text:p text:style-name="P1">[10021.999202] uvc_ctrl:uvc_entity_match_guid---841</text:p>
      <text:p text:style-name="P1">[10021.999203] uvc_ctrl:__uvc_ctrl_add_mapping---1951</text:p>
      <text:p text:style-name="P1">[10021.999205] uvc_ctrl:uvc_entity_match_guid---841</text:p>
      <text:p text:style-name="P1">[10021.999206] uvc_ctrl:uvc_entity_match_guid---841</text:p>
      <text:p text:style-name="P1">[10021.999207] uvc_ctrl:uvc_entity_match_guid---841</text:p>
      <text:p text:style-name="P1">[10021.999208] uvc_ctrl:uvc_entity_match_guid---841</text:p>
      <text:p text:style-name="P1">[10021.999209] uvc_ctrl:uvc_entity_match_guid---841</text:p>
      <text:p text:style-name="P1">[10021.999211] uvc_ctrl:uvc_entity_match_guid---841</text:p>
      <text:p text:style-name="P1">[10021.999212] uvc_ctrl:uvc_entity_match_guid---841</text:p>
      <text:p text:style-name="P1">[10021.999213] uvc_ctrl:uvc_entity_match_guid---841</text:p>
      <text:p text:style-name="P1">[10021.999214] uvc_ctrl:uvc_entity_match_guid---841</text:p>
      <text:p text:style-name="P1">[10021.999215] uvc_ctrl:uvc_entity_match_guid---841</text:p>
      <text:p text:style-name="P1">[10021.999216] uvc_ctrl:uvc_entity_match_guid---841</text:p>
      <text:p text:style-name="P1">[10021.999217] uvc_ctrl:uvc_entity_match_guid---841</text:p>
      <text:p text:style-name="P1">[10021.999219] uvc_ctrl:uvc_entity_match_guid---841</text:p>
      <text:p text:style-name="P1">[10021.999220] uvc_ctrl:uvc_entity_match_guid---841</text:p>
      <text:p text:style-name="P1">[10021.999221] uvc_ctrl:uvc_entity_match_guid---841</text:p>
      <text:p text:style-name="P1">[10021.999222] uvc_ctrl:uvc_ctrl_prune_entity---2079</text:p>
      <text:p text:style-name="P1">[10021.999224] uvc_ctrl:uvc_ctrl_init_ctrl---2140</text:p>
      <text:p text:style-name="P1">[10021.999225] uvc_ctrl:uvc_ctrl_init_ctrl---2140</text:p>
      <text:p text:style-name="P1">[10021.999226] uvc_ctrl:uvc_ctrl_init_ctrl---2140</text:p>
      <text:p text:style-name="P1">[10021.999227] uvc_ctrl:uvc_ctrl_init_ctrl---2140</text:p>
      <text:p text:style-name="P1">[10021.999229] uvc_ctrl:uvc_ctrl_init_ctrl---2140</text:p>
      <text:p text:style-name="P1">[10021.999230] uvc_ctrl:uvc_ctrl_init_ctrl---2140</text:p>
      <text:p text:style-name="P1">[10021.999231] uvc_ctrl:uvc_ctrl_init_ctrl---2140</text:p>
      <text:p text:style-name="P1">[10021.999232] uvc_ctrl:uvc_ctrl_init_ctrl---2140</text:p>
      <text:p text:style-name="P1">[10021.999233] uvc_ctrl:uvc_ctrl_init_ctrl---2140</text:p>
      <text:p text:style-name="P1">[10021.999234] uvc_ctrl:uvc_ctrl_init_ctrl---2140</text:p>
      <text:p text:style-name="P1">[10021.999236] uvc_ctrl:uvc_ctrl_prune_entity---2079</text:p>
      <text:p text:style-name="P1">[10021.999292] uvc_ctrl:uvc_ctrl_init_ctrl---2140</text:p>
      <text:p text:style-name="P1">[10021.999294] uvc_ctrl:uvc_ctrl_init_ctrl---2140</text:p>
      <text:p text:style-name="P1">[10021.999295] uvc_ctrl:uvc_ctrl_init_ctrl---2140</text:p>
      <text:p text:style-name="P1">[10021.999297] uvc_ctrl:uvc_ctrl_init_ctrl---2140</text:p>
      <text:p text:style-name="P1">[10021.999298] uvc_ctrl:uvc_ctrl_init_ctrl---2140</text:p>
      <text:p text:style-name="P1">[10021.999300] uvc_ctrl:uvc_ctrl_init_ctrl---2140</text:p>
      <text:p text:style-name="P1">[10021.999302] uvc_ctrl:uvc_ctrl_init_ctrl---2140</text:p>
      <text:p text:style-name="P1">[10021.999318] uvc_ctrl:uvc_ctrl_prune_entity---2079</text:p>
      <text:p text:style-name="P1">[10021.999331] uvc_ctrl:uvc_ctrl_init_ctrl---2140</text:p>
      <text:p text:style-name="P1">[10021.999338] uvc_ctrl:uvc_ctrl_init_ctrl---2140</text:p>
      <text:p text:style-name="P1">[10021.999343] uvc_ctrl:uvc_ctrl_init_ctrl---2140</text:p>
      <text:p text:style-name="P1">[10021.999352] uvc_ctrl:uvc_ctrl_init_ctrl---2140</text:p>
      <text:p text:style-name="P1">[10021.999359] uvc_ctrl:uvc_ctrl_init_ctrl---2140</text:p>
      <text:p text:style-name="P1">[10021.999367] uvc_ctrl:uvc_ctrl_init_ctrl---2140</text:p>
      <text:p text:style-name="P1">[10021.999374] uvc_ctrl:uvc_ctrl_init_ctrl---2140</text:p>
      <text:p text:style-name="P1">[10021.999384] uvc_ctrl:uvc_ctrl_init_ctrl---2140</text:p>
      <text:p text:style-name="P1">[10021.999391] uvc_ctrl:uvc_ctrl_init_ctrl---2140</text:p>
      <text:p text:style-name="P1">[10021.999401] uvc_ctrl:uvc_ctrl_init_ctrl---2140</text:p>
      <text:p text:style-name="P1"><text:soft-page-break/>[10021.999408] uvc_ctrl:uvc_ctrl_init_ctrl---2140</text:p>
      <text:p text:style-name="P1">[10021.999415] uvc_ctrl:uvc_ctrl_init_ctrl---2140</text:p>
      <text:p text:style-name="P1">[10021.999423] uvc_ctrl:uvc_ctrl_init_ctrl---2140</text:p>
      <text:p text:style-name="P1">[10021.999430] uvc_ctrl:uvc_ctrl_init_ctrl---2140</text:p>
      <text:p text:style-name="P1">[10021.999439] uvc_ctrl:uvc_ctrl_init_ctrl---2140</text:p>
      <text:p text:style-name="P1">[10021.999449] uvc_ctrl:uvc_ctrl_init_ctrl---2140</text:p>
      <text:p text:style-name="P1">[10021.999458] uvc_ctrl:uvc_ctrl_prune_entity---2079</text:p>
      <text:p text:style-name="P1">[10021.999468] uvc_ctrl:uvc_ctrl_init_ctrl---2140</text:p>
      <text:p text:style-name="P1">[10021.999476] uvc_ctrl:uvc_ctrl_init_ctrl---2140</text:p>
      <text:p text:style-name="P1">[10021.999483] uvc_ctrl:uvc_ctrl_init_ctrl---2140</text:p>
      <text:p text:style-name="P1">[10021.999490] uvc_ctrl:uvc_ctrl_init_ctrl---2140</text:p>
      <text:p text:style-name="P1">[10021.999497] uvc_ctrl:uvc_ctrl_init_ctrl---2140</text:p>
      <text:p text:style-name="P1">[10021.999507] uvc_ctrl:uvc_ctrl_init_ctrl---2140</text:p>
      <text:p text:style-name="P1">[10021.999516] uvc_ctrl:uvc_ctrl_init_ctrl---2140</text:p>
      <text:p text:style-name="P1">[10021.999526] uvc_ctrl:uvc_ctrl_prune_entity---2079</text:p>
      <text:p text:style-name="P1">[10021.999533] uvc_ctrl:uvc_ctrl_init_ctrl---2140</text:p>
      <text:p text:style-name="P1">[10021.999543] uvc_ctrl:uvc_ctrl_init_ctrl---2140</text:p>
      <text:p text:style-name="P1">[10021.999550] uvc_ctrl:uvc_ctrl_init_ctrl---2140</text:p>
      <text:p text:style-name="P1">[10021.999559] uvc_ctrl:uvc_ctrl_init_ctrl---2140</text:p>
      <text:p text:style-name="P1">[10021.999566] uvc_ctrl:uvc_ctrl_init_ctrl---2140</text:p>
      <text:p text:style-name="P1">[10021.999576] uvc_ctrl:uvc_ctrl_init_ctrl---2140</text:p>
      <text:p text:style-name="P1">[10021.999585] uvc_ctrl:uvc_ctrl_prune_entity---2079</text:p>
      <text:p text:style-name="P1">[10021.999592] uvc_ctrl:uvc_ctrl_init_ctrl---2140</text:p>
      <text:p text:style-name="P1">[10021.999602] uvc_ctrl:uvc_ctrl_init_ctrl---2140</text:p>
      <text:p text:style-name="P1">[10021.999609] uvc_ctrl:uvc_ctrl_init_ctrl---2140</text:p>
      <text:p text:style-name="P1">[10021.999616] uvc_ctrl:uvc_ctrl_init_ctrl---2140</text:p>
      <text:p text:style-name="P1">[10021.999623] uvc_ctrl:uvc_ctrl_init_ctrl---2140</text:p>
      <text:p text:style-name="P1">[10021.999630] uvc_ctrl:uvc_ctrl_init_ctrl---2140</text:p>
      <text:p text:style-name="P1">[10021.999637] uvc_ctrl:uvc_ctrl_init_ctrl---2140</text:p>
      <text:p text:style-name="P1">[10021.999644] uvc_ctrl:uvc_ctrl_init_ctrl---2140</text:p>
      <text:p text:style-name="P1">[10021.999651] uvc_ctrl:uvc_ctrl_init_ctrl---2140</text:p>
      <text:p text:style-name="P1">[10021.999660] uvc_ctrl:uvc_ctrl_init_ctrl---2140</text:p>
      <text:p text:style-name="P1">[10021.999669] uvc_ctrl:uvc_ctrl_prune_entity---2079</text:p>
      <text:p text:style-name="P1">[10021.999680] uvc_driver:uvc_scan_device---1761</text:p>
      <text:p text:style-name="P1">[10021.999693] uvc_driver:uvc_scan_chain---1575</text:p>
      <text:p text:style-name="P1">[10021.999703] uvc_driver:uvc_scan_chain_entity---1351</text:p>
      <text:p text:style-name="P1">[10021.999713] uvc_driver:uvc_scan_chain_forward---1435</text:p>
      <text:p text:style-name="P1">[10021.999723] uvc_driver:uvc_scan_chain_backward---1500</text:p>
      <text:p text:style-name="P1">[10021.999730] uvc_driver:uvc_scan_chain_entity---1351</text:p>
      <text:p text:style-name="P1">[10021.999740] uvc_driver:uvc_scan_chain_forward---1435</text:p>
      <text:p text:style-name="P1">[10021.999750] uvc_driver:uvc_scan_chain_backward---1500</text:p>
      <text:p text:style-name="P1">[10021.999757] uvc_driver:uvc_scan_chain_entity---1351</text:p>
      <text:p text:style-name="P1">[10021.999765] uvc_driver:uvc_scan_chain_forward---1435</text:p>
      <text:p text:style-name="P1">[10021.999774] uvc_driver:uvc_scan_chain_backward---1500</text:p>
      <text:p text:style-name="P1">[10021.999784] uvc_driver:uvc_register_chains---1999</text:p>
      <text:p text:style-name="P1">[10021.999791] uvc_driver:uvc_register_terms---1970</text:p>
      <text:p text:style-name="P1">[10021.999801] uvc_driver:uvc_register_video---1907</text:p>
      <text:p text:style-name="P1">[10021.999803] uvc_queue:uvc_queue_init---211</text:p>
      <text:p text:style-name="P1">[10021.999806] uvc_video:uvc_video_init---1806</text:p>
      <text:p text:style-name="P1">[10022.000946] uvc_video:uvc_get_video_ctrl---173</text:p>
      <text:p text:style-name="P1">[10022.000956] uvc_video:__uvc_query_ctrl---38</text:p>
      <text:p text:style-name="P1">[10022.001042] uvc_video:uvc_fixup_video_ctrl---95</text:p>
      <text:p text:style-name="P1"><text:soft-page-break/>[10022.001054] uvc_video:uvc_set_video_ctrl---262</text:p>
      <text:p text:style-name="P1">[10022.001063] uvc_video:__uvc_query_ctrl---38</text:p>
      <text:p text:style-name="P1">[10022.005613] uvc_video:uvc_get_video_ctrl---173</text:p>
      <text:p text:style-name="P1">[10022.005614] uvc_video:__uvc_query_ctrl---38</text:p>
      <text:p text:style-name="P1">[10022.005653] uvc_video:uvc_fixup_video_ctrl---95</text:p>
      <text:p text:style-name="P1">[10022.005708] uvcvideo 3-6.1:1.0: Entity type for entity Processing 3 was not initialized!</text:p>
      <text:p text:style-name="P1">[10022.005709] uvcvideo 3-6.1:1.0: Entity type for entity Extension 6 was not initialized!</text:p>
      <text:p text:style-name="P1">[10022.005711] uvcvideo 3-6.1:1.0: Entity type for entity Extension 12 was not initialized!</text:p>
      <text:p text:style-name="P1">[10022.005712] uvcvideo 3-6.1:1.0: Entity type for entity Camera 1 was not initialized!</text:p>
      <text:p text:style-name="P1">[10022.005713] uvcvideo 3-6.1:1.0: Entity type for entity Extension 8 was not initialized!</text:p>
      <text:p text:style-name="P1">[10022.005714] uvcvideo 3-6.1:1.0: Entity type for entity Extension 9 was not initialized!</text:p>
      <text:p text:style-name="P1">[10022.005715] uvcvideo 3-6.1:1.0: Entity type for entity Extension 10 was not initialized!</text:p>
      <text:p text:style-name="P1">[10022.005717] uvcvideo 3-6.1:1.0: Entity type for entity Extension 11 was not initialized!</text:p>
      <text:p text:style-name="P1">[10022.005788] input: BCC950 ConferenceCam as /devices/pci0000:00/0000:00:14.0/usb3/3-6/3-6.1/3-6.1:1.0/input/input38</text:p>
      <text:p text:style-name="P1">[10022.006216] input: BCC950 ConferenceCam as /devices/pci0000:00/0000:00:14.0/usb3/3-6/3-6.1/3-6.1:1.2/0003:046D:0837.0011/input/input39</text:p>
      <text:p text:style-name="P1">[10022.063508] hid-generic 0003:046D:0837.0011: input,hidraw0: USB HID v1.11 Device [BCC950 ConferenceCam] on usb-0000:00:14.0-6.1/input2</text:p>
      <text:p text:style-name="P1">[10022.287343] usb 3-6.3: new full-speed USB device number 28 using xhci_hcd</text:p>
      <text:p text:style-name="P1">[10022.602697] usb 3-6.3: New USB device found, idVendor=046d, idProduct=0838</text:p>
      <text:p text:style-name="P1">[10022.602703] usb 3-6.3: New USB device strings: Mfr=1, Product=2, SerialNumber=3</text:p>
      <text:p text:style-name="P1">[10022.602706] usb 3-6.3: Product: BCC950 ConferenceCam</text:p>
      <text:p text:style-name="P1">[10022.602709] usb 3-6.3: Manufacturer: Logitech</text:p>
      <text:p text:style-name="P1">[10022.602711] usb 3-6.3: SerialNumber: 8F216802</text:p>
      <text:p text:style-name="P1">[10022.650548] usb 3-6.3: 2:0: cannot get min/max values for control 2 (id 2)</text:p>
      <text:p text:style-name="P1">[10022.650561] usb 3-6.3: Warning! Unlikely big volume range (=1280), cval-&gt;res is probably wrong.</text:p>
      <text:p text:style-name="P1">[10022.650565] usb 3-6.3: [2] FU [Headset Capture Volume] ch = 2, val = 0/1280/1</text:p>
      <text:p text:style-name="P1">[10022.651566] usb 3-6.3: 5:0: cannot get min/max values for control 2 (id 5)</text:p>
      <text:p text:style-name="P1">[10022.756742] input: Logitech BCC950 ConferenceCam as /devices/pci0000:00/0000:00:14.0/usb3/3-6/3-6.3/3-6.3:1.3/0003:046D:0838.0012/input/input40</text:p>
      <text:p text:style-name="P1">[10022.815933] hid-generic 0003:046D:0838.0012: input,hiddev0,hidraw1: USB HID v1.00 Device [Logitech BCC950 ConferenceCam] on usb-0000:00:14.0-6.3/input3</text:p>
      <text:p text:style-name="P1">[10022.833010] uvc_v4l2:uvc_v4l2_open---499</text:p>
      <text:p text:style-name="P1">[10022.833023] uvc_v4l2:uvc_ioctl_querycap---573</text:p>
      <text:p text:style-name="P1">[10022.833063] uvc_v4l2:uvc_v4l2_release---544</text:p>
      <text:p text:style-name="P1">[10022.833064] uvc_v4l2:uvc_dismiss_privileges---481</text:p>
      <text:p text:style-name="P1">[10022.843761] uvc_v4l2:uvc_v4l2_open---499</text:p>
      <text:p text:style-name="P1">[10022.843774] uvc_v4l2:uvc_ioctl_querycap---573</text:p>
      <text:p text:style-name="P1">[10022.843777] uvc_v4l2:uvc_v4l2_release---544</text:p>
      <text:p text:style-name="P1">[10022.843777] uvc_v4l2:uvc_dismiss_privileges---481</text:p>
      <text:p text:style-name="P1">[10022.844392] uvc_v4l2:uvc_v4l2_open---499</text:p>
      <text:p text:style-name="P1">[10022.844399] uvc_v4l2:uvc_ioctl_queryctrl---931</text:p>
      <text:p text:style-name="P1">[10022.844400] uvc_ctrl:uvc_query_v4l2_ctrl---1116</text:p>
      <text:p text:style-name="P1">[10022.844401] uvc_ctrl:__uvc_find_control---869</text:p>
      <text:p text:style-name="P1">[10022.844401] uvc_ctrl:__uvc_find_control---869</text:p>
      <text:p text:style-name="P1">[10022.844403] uvc_ctrl:__uvc_find_control---869</text:p>
      <text:p text:style-name="P1">[10022.844403] uvc_ctrl:__uvc_find_control---869</text:p>
      <text:p text:style-name="P1">[10022.844404] uvc_ctrl:__uvc_find_control---869</text:p>
      <text:p text:style-name="P1">[10022.844405] uvc_ctrl:__uvc_find_control---869</text:p>
      <text:p text:style-name="P1">[10022.844406] uvc_ctrl:__uvc_find_control---869</text:p>
      <text:p text:style-name="P1"><text:soft-page-break/>[10022.844407] uvc_ctrl:__uvc_find_control---869</text:p>
      <text:p text:style-name="P1">[10022.844408] uvc_ctrl:__uvc_find_control---869</text:p>
      <text:p text:style-name="P1">[10022.844408] uvc_ctrl:__uvc_query_v4l2_ctrl---1025</text:p>
      <text:p text:style-name="P1">[10022.844409] uvc_ctrl:uvc_ctrl_populate_cache---927</text:p>
      <text:p text:style-name="P1">[10022.844410] uvc_video:uvc_query_ctrl---77</text:p>
      <text:p text:style-name="P1">[10022.844411] uvc_video:__uvc_query_ctrl---38</text:p>
      <text:p text:style-name="P1">[10022.844780] uvc_video:uvc_query_ctrl---77</text:p>
      <text:p text:style-name="P1">[10022.844781] uvc_video:__uvc_query_ctrl---38</text:p>
      <text:p text:style-name="P1">[10022.845317] uvc_video:uvc_query_ctrl---77</text:p>
      <text:p text:style-name="P1">[10022.845317] uvc_video:__uvc_query_ctrl---38</text:p>
      <text:p text:style-name="P1">[10022.846149] uvc_video:uvc_query_ctrl---77</text:p>
      <text:p text:style-name="P1">[10022.846150] uvc_video:__uvc_query_ctrl---38</text:p>
      <text:p text:style-name="P1">[10022.846195] uvc_ctrl:uvc_get_le_value---772</text:p>
      <text:p text:style-name="P1">[10022.846196] uvc_ctrl:uvc_get_le_value---772</text:p>
      <text:p text:style-name="P1">[10022.846196] uvc_ctrl:uvc_get_le_value---772</text:p>
      <text:p text:style-name="P1">[10022.846197] uvc_ctrl:uvc_get_le_value---772</text:p>
      <text:p text:style-name="P1">[10022.846203] uvc_v4l2:uvc_ioctl_queryctrl---931</text:p>
      <text:p text:style-name="P1">[10022.846204] uvc_ctrl:uvc_query_v4l2_ctrl---1116</text:p>
      <text:p text:style-name="P1">[10022.846205] uvc_ctrl:__uvc_find_control---869</text:p>
      <text:p text:style-name="P1">[10022.846205] uvc_ctrl:__uvc_find_control---869</text:p>
      <text:p text:style-name="P1">[10022.846206] uvc_ctrl:__uvc_find_control---869</text:p>
      <text:p text:style-name="P1">[10022.846208] uvc_ctrl:__uvc_find_control---869</text:p>
      <text:p text:style-name="P1">[10022.846208] uvc_ctrl:__uvc_find_control---869</text:p>
      <text:p text:style-name="P1">[10022.846210] uvc_ctrl:__uvc_find_control---869</text:p>
      <text:p text:style-name="P1">[10022.846210] uvc_ctrl:__uvc_find_control---869</text:p>
      <text:p text:style-name="P1">[10022.846212] uvc_ctrl:__uvc_find_control---869</text:p>
      <text:p text:style-name="P1">[10022.846212] uvc_ctrl:__uvc_find_control---869</text:p>
      <text:p text:style-name="P1">[10022.846214] uvc_ctrl:__uvc_query_v4l2_ctrl---1025</text:p>
      <text:p text:style-name="P1">[10022.846215] uvc_ctrl:uvc_get_le_value---772</text:p>
      <text:p text:style-name="P1">[10022.846215] uvc_ctrl:uvc_get_le_value---772</text:p>
      <text:p text:style-name="P1">[10022.846216] uvc_ctrl:uvc_get_le_value---772</text:p>
      <text:p text:style-name="P1">[10022.846216] uvc_ctrl:uvc_get_le_value---772</text:p>
      <text:p text:style-name="P1">[10022.846221] uvc_v4l2:uvc_ioctl_queryctrl---931</text:p>
      <text:p text:style-name="P1">[10022.846221] uvc_ctrl:uvc_query_v4l2_ctrl---1116</text:p>
      <text:p text:style-name="P1">[10022.846222] uvc_ctrl:__uvc_find_control---869</text:p>
      <text:p text:style-name="P1">[10022.846222] uvc_ctrl:__uvc_find_control---869</text:p>
      <text:p text:style-name="P1">[10022.846223] uvc_ctrl:__uvc_find_control---869</text:p>
      <text:p text:style-name="P1">[10022.846224] uvc_ctrl:__uvc_find_control---869</text:p>
      <text:p text:style-name="P1">[10022.846224] uvc_ctrl:__uvc_find_control---869</text:p>
      <text:p text:style-name="P1">[10022.846225] uvc_ctrl:__uvc_find_control---869</text:p>
      <text:p text:style-name="P1">[10022.846225] uvc_ctrl:__uvc_find_control---869</text:p>
      <text:p text:style-name="P1">[10022.846226] uvc_ctrl:__uvc_find_control---869</text:p>
      <text:p text:style-name="P1">[10022.846226] uvc_ctrl:__uvc_find_control---869</text:p>
      <text:p text:style-name="P1">[10022.846227] uvc_ctrl:__uvc_query_v4l2_ctrl---1025</text:p>
      <text:p text:style-name="P1">[10022.846228] uvc_ctrl:uvc_ctrl_populate_cache---927</text:p>
      <text:p text:style-name="P1">[10022.846229] uvc_video:uvc_query_ctrl---77</text:p>
      <text:p text:style-name="P1">[10022.846229] uvc_video:__uvc_query_ctrl---38</text:p>
      <text:p text:style-name="P1">[10022.846713] uvc_video:uvc_query_ctrl---77</text:p>
      <text:p text:style-name="P1">[10022.846714] uvc_video:__uvc_query_ctrl---38</text:p>
      <text:p text:style-name="P1">[10022.846755] uvc_video:uvc_query_ctrl---77</text:p>
      <text:p text:style-name="P1">[10022.846756] uvc_video:__uvc_query_ctrl---38</text:p>
      <text:p text:style-name="P1">[10022.846794] uvc_video:uvc_query_ctrl---77</text:p>
      <text:p text:style-name="P1"><text:soft-page-break/>[10022.846795] uvc_video:__uvc_query_ctrl---38</text:p>
      <text:p text:style-name="P1">[10022.847726] uvc_ctrl:uvc_get_le_value---772</text:p>
      <text:p text:style-name="P1">[10022.847727] uvc_ctrl:uvc_get_le_value---772</text:p>
      <text:p text:style-name="P1">[10022.847727] uvc_ctrl:uvc_get_le_value---772</text:p>
      <text:p text:style-name="P1">[10022.847728] uvc_ctrl:uvc_get_le_value---772</text:p>
      <text:p text:style-name="P1">[10022.847737] uvc_v4l2:uvc_ioctl_queryctrl---931</text:p>
      <text:p text:style-name="P1">[10022.847737] uvc_ctrl:uvc_query_v4l2_ctrl---1116</text:p>
      <text:p text:style-name="P1">[10022.847738] uvc_ctrl:__uvc_find_control---869</text:p>
      <text:p text:style-name="P1">[10022.847739] uvc_ctrl:__uvc_find_control---869</text:p>
      <text:p text:style-name="P1">[10022.847740] uvc_ctrl:__uvc_find_control---869</text:p>
      <text:p text:style-name="P1">[10022.847741] uvc_ctrl:__uvc_find_control---869</text:p>
      <text:p text:style-name="P1">[10022.847742] uvc_ctrl:__uvc_find_control---869</text:p>
      <text:p text:style-name="P1">[10022.847744] uvc_ctrl:__uvc_find_control---869</text:p>
      <text:p text:style-name="P1">[10022.847745] uvc_ctrl:__uvc_find_control---869</text:p>
      <text:p text:style-name="P1">[10022.847746] uvc_ctrl:__uvc_find_control---869</text:p>
      <text:p text:style-name="P1">[10022.847747] uvc_ctrl:__uvc_find_control---869</text:p>
      <text:p text:style-name="P1">[10022.847748] uvc_ctrl:__uvc_query_v4l2_ctrl---1025</text:p>
      <text:p text:style-name="P1">[10022.847748] uvc_ctrl:uvc_ctrl_populate_cache---927</text:p>
      <text:p text:style-name="P1">[10022.847749] uvc_video:uvc_query_ctrl---77</text:p>
      <text:p text:style-name="P1">[10022.847750] uvc_video:__uvc_query_ctrl---38</text:p>
      <text:p text:style-name="P1">[10022.847831] uvc_video:uvc_query_ctrl---77</text:p>
      <text:p text:style-name="P1">[10022.847831] uvc_video:__uvc_query_ctrl---38</text:p>
      <text:p text:style-name="P1">[10022.847872] uvc_video:uvc_query_ctrl---77</text:p>
      <text:p text:style-name="P1">[10022.847872] uvc_video:__uvc_query_ctrl---38</text:p>
      <text:p text:style-name="P1">[10022.847937] uvc_video:uvc_query_ctrl---77</text:p>
      <text:p text:style-name="P1">[10022.847938] uvc_video:__uvc_query_ctrl---38</text:p>
      <text:p text:style-name="P1">[10022.848377] uvc_ctrl:uvc_get_le_value---772</text:p>
      <text:p text:style-name="P1">[10022.848378] uvc_ctrl:uvc_get_le_value---772</text:p>
      <text:p text:style-name="P1">[10022.848379] uvc_ctrl:uvc_get_le_value---772</text:p>
      <text:p text:style-name="P1">[10022.848379] uvc_ctrl:uvc_get_le_value---772</text:p>
      <text:p text:style-name="P1">[10022.848385] uvc_v4l2:uvc_ioctl_queryctrl---931</text:p>
      <text:p text:style-name="P1">[10022.848386] uvc_ctrl:uvc_query_v4l2_ctrl---1116</text:p>
      <text:p text:style-name="P1">[10022.848387] uvc_ctrl:__uvc_find_control---869</text:p>
      <text:p text:style-name="P1">[10022.848387] uvc_ctrl:__uvc_find_control---869</text:p>
      <text:p text:style-name="P1">[10022.848389] uvc_ctrl:__uvc_find_control---869</text:p>
      <text:p text:style-name="P1">[10022.848389] uvc_ctrl:__uvc_find_control---869</text:p>
      <text:p text:style-name="P1">[10022.848390] uvc_ctrl:__uvc_find_control---869</text:p>
      <text:p text:style-name="P1">[10022.848391] uvc_ctrl:__uvc_find_control---869</text:p>
      <text:p text:style-name="P1">[10022.848392] uvc_ctrl:__uvc_find_control---869</text:p>
      <text:p text:style-name="P1">[10022.848393] uvc_ctrl:__uvc_find_control---869</text:p>
      <text:p text:style-name="P1">[10022.848394] uvc_ctrl:__uvc_find_control---869</text:p>
      <text:p text:style-name="P1">[10022.848395] uvc_ctrl:__uvc_query_v4l2_ctrl---1025</text:p>
      <text:p text:style-name="P1">[10022.848396] uvc_ctrl:uvc_ctrl_populate_cache---927</text:p>
      <text:p text:style-name="P1">[10022.848396] uvc_video:uvc_query_ctrl---77</text:p>
      <text:p text:style-name="P1">[10022.848397] uvc_video:__uvc_query_ctrl---38</text:p>
      <text:p text:style-name="P1">[10022.848435] uvc_ctrl:uvc_get_le_value---772</text:p>
      <text:p text:style-name="P1">[10022.848438] uvc_v4l2:uvc_ioctl_queryctrl---931</text:p>
      <text:p text:style-name="P1">[10022.848438] uvc_ctrl:uvc_query_v4l2_ctrl---1116</text:p>
      <text:p text:style-name="P1">[10022.848439] uvc_ctrl:__uvc_find_control---869</text:p>
      <text:p text:style-name="P1">[10022.848440] uvc_ctrl:__uvc_find_control---869</text:p>
      <text:p text:style-name="P1">[10022.848441] uvc_ctrl:__uvc_find_control---869</text:p>
      <text:p text:style-name="P1">[10022.848442] uvc_ctrl:__uvc_find_control---869</text:p>
      <text:p text:style-name="P1"><text:soft-page-break/>[10022.848442] uvc_ctrl:__uvc_find_control---869</text:p>
      <text:p text:style-name="P1">[10022.848443] uvc_ctrl:__uvc_find_control---869</text:p>
      <text:p text:style-name="P1">[10022.848443] uvc_ctrl:__uvc_find_control---869</text:p>
      <text:p text:style-name="P1">[10022.848444] uvc_ctrl:__uvc_find_control---869</text:p>
      <text:p text:style-name="P1">[10022.848444] uvc_ctrl:__uvc_find_control---869</text:p>
      <text:p text:style-name="P1">[10022.848445] uvc_ctrl:__uvc_query_v4l2_ctrl---1025</text:p>
      <text:p text:style-name="P1">[10022.848446] uvc_ctrl:uvc_ctrl_populate_cache---927</text:p>
      <text:p text:style-name="P1">[10022.848446] uvc_video:uvc_query_ctrl---77</text:p>
      <text:p text:style-name="P1">[10022.848447] uvc_video:__uvc_query_ctrl---38</text:p>
      <text:p text:style-name="P1">[10022.848484] uvc_video:uvc_query_ctrl---77</text:p>
      <text:p text:style-name="P1">[10022.848484] uvc_video:__uvc_query_ctrl---38</text:p>
      <text:p text:style-name="P1">[10022.848523] uvc_video:uvc_query_ctrl---77</text:p>
      <text:p text:style-name="P1">[10022.848523] uvc_video:__uvc_query_ctrl---38</text:p>
      <text:p text:style-name="P1">[10022.848563] uvc_video:uvc_query_ctrl---77</text:p>
      <text:p text:style-name="P1">[10022.848563] uvc_video:__uvc_query_ctrl---38</text:p>
      <text:p text:style-name="P1">[10022.848603] uvc_ctrl:uvc_get_le_value---772</text:p>
      <text:p text:style-name="P1">[10022.848604] uvc_ctrl:uvc_get_le_value---772</text:p>
      <text:p text:style-name="P1">[10022.848604] uvc_ctrl:uvc_get_le_value---772</text:p>
      <text:p text:style-name="P1">[10022.848605] uvc_ctrl:uvc_get_le_value---772</text:p>
      <text:p text:style-name="P1">[10022.848608] uvc_v4l2:uvc_ioctl_queryctrl---931</text:p>
      <text:p text:style-name="P1">[10022.848608] uvc_ctrl:uvc_query_v4l2_ctrl---1116</text:p>
      <text:p text:style-name="P1">[10022.848609] uvc_ctrl:__uvc_find_control---869</text:p>
      <text:p text:style-name="P1">[10022.848610] uvc_ctrl:__uvc_find_control---869</text:p>
      <text:p text:style-name="P1">[10022.848610] uvc_ctrl:__uvc_find_control---869</text:p>
      <text:p text:style-name="P1">[10022.848611] uvc_ctrl:__uvc_find_control---869</text:p>
      <text:p text:style-name="P1">[10022.848612] uvc_ctrl:__uvc_find_control---869</text:p>
      <text:p text:style-name="P1">[10022.848612] uvc_ctrl:__uvc_find_control---869</text:p>
      <text:p text:style-name="P1">[10022.848613] uvc_ctrl:__uvc_find_control---869</text:p>
      <text:p text:style-name="P1">[10022.848614] uvc_ctrl:__uvc_find_control---869</text:p>
      <text:p text:style-name="P1">[10022.848614] uvc_ctrl:__uvc_find_control---869</text:p>
      <text:p text:style-name="P1">[10022.848615] uvc_ctrl:__uvc_query_v4l2_ctrl---1025</text:p>
      <text:p text:style-name="P1">[10022.848616] uvc_ctrl:uvc_ctrl_populate_cache---927</text:p>
      <text:p text:style-name="P1">[10022.848616] uvc_video:uvc_query_ctrl---77</text:p>
      <text:p text:style-name="P1">[10022.848617] uvc_video:__uvc_query_ctrl---38</text:p>
      <text:p text:style-name="P1">[10022.848653] uvc_ctrl:uvc_get_le_value---772</text:p>
      <text:p text:style-name="P1">[10022.848655] uvc_v4l2:uvc_ioctl_querymenu---1124</text:p>
      <text:p text:style-name="P1">[10022.848656] uvc_ctrl:uvc_query_v4l2_menu---1149</text:p>
      <text:p text:style-name="P1">[10022.848657] uvc_ctrl:__uvc_find_control---869</text:p>
      <text:p text:style-name="P1">[10022.848657] uvc_ctrl:__uvc_find_control---869</text:p>
      <text:p text:style-name="P1">[10022.848659] uvc_v4l2:uvc_ioctl_querymenu---1124</text:p>
      <text:p text:style-name="P1">[10022.848660] uvc_ctrl:uvc_query_v4l2_menu---1149</text:p>
      <text:p text:style-name="P1">[10022.848660] uvc_ctrl:__uvc_find_control---869</text:p>
      <text:p text:style-name="P1">[10022.848661] uvc_ctrl:__uvc_find_control---869</text:p>
      <text:p text:style-name="P1">[10022.848665] uvc_v4l2:uvc_ioctl_querymenu---1124</text:p>
      <text:p text:style-name="P1">[10022.848665] uvc_ctrl:uvc_query_v4l2_menu---1149</text:p>
      <text:p text:style-name="P1">[10022.848666] uvc_ctrl:__uvc_find_control---869</text:p>
      <text:p text:style-name="P1">[10022.848666] uvc_ctrl:__uvc_find_control---869</text:p>
      <text:p text:style-name="P1">[10022.848667] uvc_v4l2:uvc_ioctl_queryctrl---931</text:p>
      <text:p text:style-name="P1">[10022.848668] uvc_ctrl:uvc_query_v4l2_ctrl---1116</text:p>
      <text:p text:style-name="P1">[10022.848668] uvc_ctrl:__uvc_find_control---869</text:p>
      <text:p text:style-name="P1">[10022.848669] uvc_ctrl:__uvc_find_control---869</text:p>
      <text:p text:style-name="P1">[10022.848670] uvc_ctrl:__uvc_find_control---869</text:p>
      <text:p text:style-name="P1"><text:soft-page-break/>[10022.848670] uvc_ctrl:__uvc_find_control---869</text:p>
      <text:p text:style-name="P1">[10022.848671] uvc_ctrl:__uvc_find_control---869</text:p>
      <text:p text:style-name="P1">[10022.848672] uvc_ctrl:__uvc_find_control---869</text:p>
      <text:p text:style-name="P1">[10022.848673] uvc_ctrl:__uvc_find_control---869</text:p>
      <text:p text:style-name="P1">[10022.848673] uvc_ctrl:__uvc_find_control---869</text:p>
      <text:p text:style-name="P1">[10022.848675] uvc_ctrl:__uvc_find_control---869</text:p>
      <text:p text:style-name="P1">[10022.848675] uvc_ctrl:__uvc_query_v4l2_ctrl---1025</text:p>
      <text:p text:style-name="P1">[10022.848676] uvc_ctrl:__uvc_find_control---869</text:p>
      <text:p text:style-name="P1">[10022.848677] uvc_ctrl:__uvc_ctrl_get---985</text:p>
      <text:p text:style-name="P1">[10022.848677] uvc_video:uvc_query_ctrl---77</text:p>
      <text:p text:style-name="P1">[10022.848678] uvc_video:__uvc_query_ctrl---38</text:p>
      <text:p text:style-name="P1">[10022.848714] uvc_ctrl:uvc_get_le_value---772</text:p>
      <text:p text:style-name="P1">[10022.848714] uvc_ctrl:uvc_ctrl_populate_cache---927</text:p>
      <text:p text:style-name="P1">[10022.848715] uvc_video:uvc_query_ctrl---77</text:p>
      <text:p text:style-name="P1">[10022.848716] uvc_video:__uvc_query_ctrl---38</text:p>
      <text:p text:style-name="P1">[10022.848753] uvc_video:uvc_query_ctrl---77</text:p>
      <text:p text:style-name="P1">[10022.848754] uvc_video:__uvc_query_ctrl---38</text:p>
      <text:p text:style-name="P1">[10022.848793] uvc_video:uvc_query_ctrl---77</text:p>
      <text:p text:style-name="P1">[10022.848794] uvc_video:__uvc_query_ctrl---38</text:p>
      <text:p text:style-name="P1">[10022.848833] uvc_video:uvc_query_ctrl---77</text:p>
      <text:p text:style-name="P1">[10022.848834] uvc_video:__uvc_query_ctrl---38</text:p>
      <text:p text:style-name="P1">[10022.848873] uvc_ctrl:uvc_get_le_value---772</text:p>
      <text:p text:style-name="P1">[10022.848874] uvc_ctrl:uvc_get_le_value---772</text:p>
      <text:p text:style-name="P1">[10022.848875] uvc_ctrl:uvc_get_le_value---772</text:p>
      <text:p text:style-name="P1">[10022.848875] uvc_ctrl:uvc_get_le_value---772</text:p>
      <text:p text:style-name="P1">[10022.848878] uvc_v4l2:uvc_ioctl_queryctrl---931</text:p>
      <text:p text:style-name="P1">[10022.848878] uvc_ctrl:uvc_query_v4l2_ctrl---1116</text:p>
      <text:p text:style-name="P1">[10022.848879] uvc_ctrl:__uvc_find_control---869</text:p>
      <text:p text:style-name="P1">[10022.848879] uvc_ctrl:__uvc_find_control---869</text:p>
      <text:p text:style-name="P1">[10022.848880] uvc_ctrl:__uvc_find_control---869</text:p>
      <text:p text:style-name="P1">[10022.848881] uvc_ctrl:__uvc_find_control---869</text:p>
      <text:p text:style-name="P1">[10022.848881] uvc_ctrl:__uvc_find_control---869</text:p>
      <text:p text:style-name="P1">[10022.848882] uvc_ctrl:__uvc_find_control---869</text:p>
      <text:p text:style-name="P1">[10022.848882] uvc_ctrl:__uvc_find_control---869</text:p>
      <text:p text:style-name="P1">[10022.848883] uvc_ctrl:__uvc_find_control---869</text:p>
      <text:p text:style-name="P1">[10022.848884] uvc_ctrl:__uvc_find_control---869</text:p>
      <text:p text:style-name="P1">[10022.848884] uvc_ctrl:__uvc_query_v4l2_ctrl---1025</text:p>
      <text:p text:style-name="P1">[10022.848885] uvc_ctrl:uvc_ctrl_populate_cache---927</text:p>
      <text:p text:style-name="P1">[10022.848886] uvc_video:uvc_query_ctrl---77</text:p>
      <text:p text:style-name="P1">[10022.848886] uvc_video:__uvc_query_ctrl---38</text:p>
      <text:p text:style-name="P1">[10022.848922] uvc_video:uvc_query_ctrl---77</text:p>
      <text:p text:style-name="P1">[10022.848923] uvc_video:__uvc_query_ctrl---38</text:p>
      <text:p text:style-name="P1">[10022.848962] uvc_video:uvc_query_ctrl---77</text:p>
      <text:p text:style-name="P1">[10022.848962] uvc_video:__uvc_query_ctrl---38</text:p>
      <text:p text:style-name="P1">[10022.849001] uvc_video:uvc_query_ctrl---77</text:p>
      <text:p text:style-name="P1">[10022.849002] uvc_video:__uvc_query_ctrl---38</text:p>
      <text:p text:style-name="P1">[10022.849042] uvc_ctrl:uvc_get_le_value---772</text:p>
      <text:p text:style-name="P1">[10022.849042] uvc_ctrl:uvc_get_le_value---772</text:p>
      <text:p text:style-name="P1">[10022.849043] uvc_ctrl:uvc_get_le_value---772</text:p>
      <text:p text:style-name="P1">[10022.849044] uvc_ctrl:uvc_get_le_value---772</text:p>
      <text:p text:style-name="P1">[10022.849045] uvc_v4l2:uvc_ioctl_queryctrl---931</text:p>
      <text:p text:style-name="P1">[10022.849046] uvc_ctrl:uvc_query_v4l2_ctrl---1116</text:p>
      <text:p text:style-name="P1"><text:soft-page-break/>[10022.849047] uvc_ctrl:__uvc_find_control---869</text:p>
      <text:p text:style-name="P1">[10022.849047] uvc_ctrl:__uvc_find_control---869</text:p>
      <text:p text:style-name="P1">[10022.849048] uvc_ctrl:__uvc_find_control---869</text:p>
      <text:p text:style-name="P1">[10022.849049] uvc_ctrl:__uvc_find_control---869</text:p>
      <text:p text:style-name="P1">[10022.849049] uvc_ctrl:__uvc_find_control---869</text:p>
      <text:p text:style-name="P1">[10022.849050] uvc_ctrl:__uvc_find_control---869</text:p>
      <text:p text:style-name="P1">[10022.849050] uvc_ctrl:__uvc_find_control---869</text:p>
      <text:p text:style-name="P1">[10022.849051] uvc_ctrl:__uvc_find_control---869</text:p>
      <text:p text:style-name="P1">[10022.849052] uvc_ctrl:__uvc_find_control---869</text:p>
      <text:p text:style-name="P1">[10022.849052] uvc_ctrl:__uvc_query_v4l2_ctrl---1025</text:p>
      <text:p text:style-name="P1">[10022.849053] uvc_ctrl:uvc_ctrl_populate_cache---927</text:p>
      <text:p text:style-name="P1">[10022.849053] uvc_video:uvc_query_ctrl---77</text:p>
      <text:p text:style-name="P1">[10022.849054] uvc_video:__uvc_query_ctrl---38</text:p>
      <text:p text:style-name="P1">[10022.849090] uvc_video:uvc_query_ctrl---77</text:p>
      <text:p text:style-name="P1">[10022.849091] uvc_video:__uvc_query_ctrl---38</text:p>
      <text:p text:style-name="P1">[10022.849131] uvc_video:uvc_query_ctrl---77</text:p>
      <text:p text:style-name="P1">[10022.849131] uvc_video:__uvc_query_ctrl---38</text:p>
      <text:p text:style-name="P1">[10022.849171] uvc_video:uvc_query_ctrl---77</text:p>
      <text:p text:style-name="P1">[10022.849171] uvc_video:__uvc_query_ctrl---38</text:p>
      <text:p text:style-name="P1">[10022.849210] uvc_ctrl:uvc_get_le_value---772</text:p>
      <text:p text:style-name="P1">[10022.849211] uvc_ctrl:uvc_get_le_value---772</text:p>
      <text:p text:style-name="P1">[10022.849212] uvc_ctrl:uvc_get_le_value---772</text:p>
      <text:p text:style-name="P1">[10022.849212] uvc_ctrl:uvc_get_le_value---772</text:p>
      <text:p text:style-name="P1">[10022.849214] uvc_v4l2:uvc_ioctl_queryctrl---931</text:p>
      <text:p text:style-name="P1">[10022.849215] uvc_ctrl:uvc_query_v4l2_ctrl---1116</text:p>
      <text:p text:style-name="P1">[10022.849215] uvc_ctrl:__uvc_find_control---869</text:p>
      <text:p text:style-name="P1">[10022.849216] uvc_ctrl:__uvc_find_control---869</text:p>
      <text:p text:style-name="P1">[10022.849217] uvc_ctrl:__uvc_find_control---869</text:p>
      <text:p text:style-name="P1">[10022.849217] uvc_ctrl:__uvc_find_control---869</text:p>
      <text:p text:style-name="P1">[10022.849218] uvc_ctrl:__uvc_find_control---869</text:p>
      <text:p text:style-name="P1">[10022.849218] uvc_ctrl:__uvc_find_control---869</text:p>
      <text:p text:style-name="P1">[10022.849219] uvc_ctrl:__uvc_find_control---869</text:p>
      <text:p text:style-name="P1">[10022.849220] uvc_ctrl:__uvc_find_control---869</text:p>
      <text:p text:style-name="P1">[10022.849221] uvc_ctrl:__uvc_find_control---869</text:p>
      <text:p text:style-name="P1">[10022.849221] uvc_ctrl:__uvc_query_v4l2_ctrl---1025</text:p>
      <text:p text:style-name="P1">[10022.849222] uvc_ctrl:uvc_ctrl_populate_cache---927</text:p>
      <text:p text:style-name="P1">[10022.849223] uvc_video:uvc_query_ctrl---77</text:p>
      <text:p text:style-name="P1">[10022.849223] uvc_video:__uvc_query_ctrl---38</text:p>
      <text:p text:style-name="P1">[10022.849259] uvc_video:uvc_query_ctrl---77</text:p>
      <text:p text:style-name="P1">[10022.849259] uvc_video:__uvc_query_ctrl---38</text:p>
      <text:p text:style-name="P1">[10022.849299] uvc_ctrl:uvc_get_le_value---772</text:p>
      <text:p text:style-name="P1">[10022.849301] uvc_v4l2:uvc_ioctl_querymenu---1124</text:p>
      <text:p text:style-name="P1">[10022.849301] uvc_ctrl:uvc_query_v4l2_menu---1149</text:p>
      <text:p text:style-name="P1">[10022.849302] uvc_ctrl:__uvc_find_control---869</text:p>
      <text:p text:style-name="P1">[10022.849303] uvc_ctrl:__uvc_find_control---869</text:p>
      <text:p text:style-name="P1">[10022.849303] uvc_ctrl:__uvc_find_control---869</text:p>
      <text:p text:style-name="P1">[10022.849304] uvc_ctrl:__uvc_find_control---869</text:p>
      <text:p text:style-name="P1">[10022.849305] uvc_ctrl:__uvc_find_control---869</text:p>
      <text:p text:style-name="P1">[10022.849306] uvc_ctrl:uvc_get_le_value---772</text:p>
      <text:p text:style-name="P1">[10022.849307] uvc_v4l2:uvc_ioctl_querymenu---1124</text:p>
      <text:p text:style-name="P1">[10022.849307] uvc_ctrl:uvc_query_v4l2_menu---1149</text:p>
      <text:p text:style-name="P1">[10022.849308] uvc_ctrl:__uvc_find_control---869</text:p>
      <text:p text:style-name="P1"><text:soft-page-break/>[10022.849308] uvc_ctrl:__uvc_find_control---869</text:p>
      <text:p text:style-name="P1">[10022.849309] uvc_ctrl:__uvc_find_control---869</text:p>
      <text:p text:style-name="P1">[10022.849310] uvc_ctrl:__uvc_find_control---869</text:p>
      <text:p text:style-name="P1">[10022.849310] uvc_ctrl:__uvc_find_control---869</text:p>
      <text:p text:style-name="P1">[10022.849311] uvc_ctrl:uvc_get_le_value---772</text:p>
      <text:p text:style-name="P1">[10022.849312] uvc_v4l2:uvc_ioctl_querymenu---1124</text:p>
      <text:p text:style-name="P1">[10022.849312] uvc_ctrl:uvc_query_v4l2_menu---1149</text:p>
      <text:p text:style-name="P1">[10022.849313] uvc_ctrl:__uvc_find_control---869</text:p>
      <text:p text:style-name="P1">[10022.849313] uvc_ctrl:__uvc_find_control---869</text:p>
      <text:p text:style-name="P1">[10022.849314] uvc_ctrl:__uvc_find_control---869</text:p>
      <text:p text:style-name="P1">[10022.849315] uvc_ctrl:__uvc_find_control---869</text:p>
      <text:p text:style-name="P1">[10022.849315] uvc_ctrl:__uvc_find_control---869</text:p>
      <text:p text:style-name="P1">[10022.849316] uvc_ctrl:uvc_get_le_value---772</text:p>
      <text:p text:style-name="P1">[10022.849317] uvc_v4l2:uvc_ioctl_querymenu---1124</text:p>
      <text:p text:style-name="P1">[10022.849317] uvc_ctrl:uvc_query_v4l2_menu---1149</text:p>
      <text:p text:style-name="P1">[10022.849318] uvc_ctrl:__uvc_find_control---869</text:p>
      <text:p text:style-name="P1">[10022.849318] uvc_ctrl:__uvc_find_control---869</text:p>
      <text:p text:style-name="P1">[10022.849319] uvc_ctrl:__uvc_find_control---869</text:p>
      <text:p text:style-name="P1">[10022.849320] uvc_ctrl:__uvc_find_control---869</text:p>
      <text:p text:style-name="P1">[10022.849320] uvc_ctrl:__uvc_find_control---869</text:p>
      <text:p text:style-name="P1">[10022.849321] uvc_ctrl:uvc_get_le_value---772</text:p>
      <text:p text:style-name="P1">[10022.849322] uvc_v4l2:uvc_ioctl_queryctrl---931</text:p>
      <text:p text:style-name="P1">[10022.849322] uvc_ctrl:uvc_query_v4l2_ctrl---1116</text:p>
      <text:p text:style-name="P1">[10022.849323] uvc_ctrl:__uvc_find_control---869</text:p>
      <text:p text:style-name="P1">[10022.849323] uvc_ctrl:__uvc_find_control---869</text:p>
      <text:p text:style-name="P1">[10022.849324] uvc_ctrl:__uvc_find_control---869</text:p>
      <text:p text:style-name="P1">[10022.849325] uvc_ctrl:__uvc_find_control---869</text:p>
      <text:p text:style-name="P1">[10022.849325] uvc_ctrl:__uvc_find_control---869</text:p>
      <text:p text:style-name="P1">[10022.849326] uvc_ctrl:__uvc_find_control---869</text:p>
      <text:p text:style-name="P1">[10022.849326] uvc_ctrl:__uvc_find_control---869</text:p>
      <text:p text:style-name="P1">[10022.849327] uvc_ctrl:__uvc_find_control---869</text:p>
      <text:p text:style-name="P1">[10022.849328] uvc_ctrl:__uvc_find_control---869</text:p>
      <text:p text:style-name="P1">[10022.849328] uvc_ctrl:__uvc_query_v4l2_ctrl---1025</text:p>
      <text:p text:style-name="P1">[10022.849329] uvc_ctrl:__uvc_find_control---869</text:p>
      <text:p text:style-name="P1">[10022.849330] uvc_ctrl:__uvc_ctrl_get---985</text:p>
      <text:p text:style-name="P1">[10022.849330] uvc_video:uvc_query_ctrl---77</text:p>
      <text:p text:style-name="P1">[10022.849331] uvc_video:__uvc_query_ctrl---38</text:p>
      <text:p text:style-name="P1">[10022.849371] uvc_ctrl:uvc_get_le_value---772</text:p>
      <text:p text:style-name="P1">[10022.849372] uvc_ctrl:uvc_ctrl_populate_cache---927</text:p>
      <text:p text:style-name="P1">[10022.849372] uvc_video:uvc_query_ctrl---77</text:p>
      <text:p text:style-name="P1">[10022.849373] uvc_video:__uvc_query_ctrl---38</text:p>
      <text:p text:style-name="P1">[10022.849410] uvc_video:uvc_query_ctrl---77</text:p>
      <text:p text:style-name="P1">[10022.849411] uvc_video:__uvc_query_ctrl---38</text:p>
      <text:p text:style-name="P1">[10022.849451] uvc_video:uvc_query_ctrl---77</text:p>
      <text:p text:style-name="P1">[10022.849451] uvc_video:__uvc_query_ctrl---38</text:p>
      <text:p text:style-name="P1">[10022.849490] uvc_video:uvc_query_ctrl---77</text:p>
      <text:p text:style-name="P1">[10022.849491] uvc_video:__uvc_query_ctrl---38</text:p>
      <text:p text:style-name="P1">[10022.849530] uvc_ctrl:uvc_get_le_value---772</text:p>
      <text:p text:style-name="P1">[10022.849531] uvc_ctrl:uvc_get_le_value---772</text:p>
      <text:p text:style-name="P1">[10022.849532] uvc_ctrl:uvc_get_le_value---772</text:p>
      <text:p text:style-name="P1">[10022.849532] uvc_ctrl:uvc_get_le_value---772</text:p>
      <text:p text:style-name="P1">[10022.849534] uvc_v4l2:uvc_ioctl_queryctrl---931</text:p>
      <text:p text:style-name="P1"><text:soft-page-break/>[10022.849534] uvc_ctrl:uvc_query_v4l2_ctrl---1116</text:p>
      <text:p text:style-name="P1">[10022.849535] uvc_ctrl:__uvc_find_control---869</text:p>
      <text:p text:style-name="P1">[10022.849535] uvc_ctrl:__uvc_find_control---869</text:p>
      <text:p text:style-name="P1">[10022.849536] uvc_ctrl:__uvc_find_control---869</text:p>
      <text:p text:style-name="P1">[10022.849537] uvc_ctrl:__uvc_find_control---869</text:p>
      <text:p text:style-name="P1">[10022.849537] uvc_ctrl:__uvc_find_control---869</text:p>
      <text:p text:style-name="P1">[10022.849538] uvc_ctrl:__uvc_find_control---869</text:p>
      <text:p text:style-name="P1">[10022.849538] uvc_ctrl:__uvc_find_control---869</text:p>
      <text:p text:style-name="P1">[10022.849539] uvc_ctrl:__uvc_find_control---869</text:p>
      <text:p text:style-name="P1">[10022.849540] uvc_ctrl:__uvc_find_control---869</text:p>
      <text:p text:style-name="P1">[10022.849541] uvc_ctrl:__uvc_query_v4l2_ctrl---1025</text:p>
      <text:p text:style-name="P1">[10022.849541] uvc_ctrl:uvc_ctrl_populate_cache---927</text:p>
      <text:p text:style-name="P1">[10022.849543] uvc_v4l2:uvc_ioctl_queryctrl---931</text:p>
      <text:p text:style-name="P1">[10022.849543] uvc_ctrl:uvc_query_v4l2_ctrl---1116</text:p>
      <text:p text:style-name="P1">[10022.849544] uvc_ctrl:__uvc_find_control---869</text:p>
      <text:p text:style-name="P1">[10022.849544] uvc_ctrl:__uvc_find_control---869</text:p>
      <text:p text:style-name="P1">[10022.849545] uvc_ctrl:__uvc_find_control---869</text:p>
      <text:p text:style-name="P1">[10022.849545] uvc_ctrl:__uvc_find_control---869</text:p>
      <text:p text:style-name="P1">[10022.849546] uvc_ctrl:__uvc_find_control---869</text:p>
      <text:p text:style-name="P1">[10022.849546] uvc_ctrl:__uvc_find_control---869</text:p>
      <text:p text:style-name="P1">[10022.849547] uvc_ctrl:__uvc_find_control---869</text:p>
      <text:p text:style-name="P1">[10022.849547] uvc_ctrl:__uvc_find_control---869</text:p>
      <text:p text:style-name="P1">[10022.849548] uvc_ctrl:__uvc_find_control---869</text:p>
      <text:p text:style-name="P1">[10022.849548] uvc_ctrl:__uvc_query_v4l2_ctrl---1025</text:p>
      <text:p text:style-name="P1">[10022.849549] uvc_ctrl:__uvc_find_control---869</text:p>
      <text:p text:style-name="P1">[10022.849550] uvc_ctrl:__uvc_ctrl_get---985</text:p>
      <text:p text:style-name="P1">[10022.849550] uvc_video:uvc_query_ctrl---77</text:p>
      <text:p text:style-name="P1">[10022.849551] uvc_video:__uvc_query_ctrl---38</text:p>
      <text:p text:style-name="P1">[10022.849587] uvc_ctrl:uvc_get_le_value---772</text:p>
      <text:p text:style-name="P1">[10022.849587] uvc_ctrl:uvc_ctrl_populate_cache---927</text:p>
      <text:p text:style-name="P1">[10022.849588] uvc_video:uvc_query_ctrl---77</text:p>
      <text:p text:style-name="P1">[10022.849588] uvc_video:__uvc_query_ctrl---38</text:p>
      <text:p text:style-name="P1">[10022.849626] uvc_video:uvc_query_ctrl---77</text:p>
      <text:p text:style-name="P1">[10022.849627] uvc_video:__uvc_query_ctrl---38</text:p>
      <text:p text:style-name="P1">[10022.849666] uvc_video:uvc_query_ctrl---77</text:p>
      <text:p text:style-name="P1">[10022.849667] uvc_video:__uvc_query_ctrl---38</text:p>
      <text:p text:style-name="P1">[10022.849707] uvc_video:uvc_query_ctrl---77</text:p>
      <text:p text:style-name="P1">[10022.849707] uvc_video:__uvc_query_ctrl---38</text:p>
      <text:p text:style-name="P1">[10022.849751] uvc_ctrl:uvc_get_le_value---772</text:p>
      <text:p text:style-name="P1">[10022.849752] uvc_ctrl:uvc_get_le_value---772</text:p>
      <text:p text:style-name="P1">[10022.849752] uvc_ctrl:uvc_get_le_value---772</text:p>
      <text:p text:style-name="P1">[10022.849753] uvc_ctrl:uvc_get_le_value---772</text:p>
      <text:p text:style-name="P1">[10022.849755] uvc_v4l2:uvc_ioctl_queryctrl---931</text:p>
      <text:p text:style-name="P1">[10022.849755] uvc_ctrl:uvc_query_v4l2_ctrl---1116</text:p>
      <text:p text:style-name="P1">[10022.849756] uvc_ctrl:__uvc_find_control---869</text:p>
      <text:p text:style-name="P1">[10022.849757] uvc_ctrl:__uvc_find_control---869</text:p>
      <text:p text:style-name="P1">[10022.849757] uvc_ctrl:__uvc_find_control---869</text:p>
      <text:p text:style-name="P1">[10022.849758] uvc_ctrl:__uvc_find_control---869</text:p>
      <text:p text:style-name="P1">[10022.849758] uvc_ctrl:__uvc_find_control---869</text:p>
      <text:p text:style-name="P1">[10022.849759] uvc_ctrl:__uvc_find_control---869</text:p>
      <text:p text:style-name="P1">[10022.849760] uvc_ctrl:__uvc_find_control---869</text:p>
      <text:p text:style-name="P1">[10022.849760] uvc_ctrl:__uvc_find_control---869</text:p>
      <text:p text:style-name="P1"><text:soft-page-break/>[10022.849761] uvc_ctrl:__uvc_find_control---869</text:p>
      <text:p text:style-name="P1">[10022.849761] uvc_ctrl:__uvc_query_v4l2_ctrl---1025</text:p>
      <text:p text:style-name="P1">[10022.849762] uvc_ctrl:uvc_ctrl_populate_cache---927</text:p>
      <text:p text:style-name="P1">[10022.849763] uvc_video:uvc_query_ctrl---77</text:p>
      <text:p text:style-name="P1">[10022.849763] uvc_video:__uvc_query_ctrl---38</text:p>
      <text:p text:style-name="P1">[10022.849801] uvc_ctrl:uvc_get_le_value---772</text:p>
      <text:p text:style-name="P1">[10022.849802] uvc_v4l2:uvc_ioctl_queryctrl---931</text:p>
      <text:p text:style-name="P1">[10022.849803] uvc_ctrl:uvc_query_v4l2_ctrl---1116</text:p>
      <text:p text:style-name="P1">[10022.849804] uvc_ctrl:__uvc_find_control---869</text:p>
      <text:p text:style-name="P1">[10022.849804] uvc_ctrl:__uvc_find_control---869</text:p>
      <text:p text:style-name="P1">[10022.849805] uvc_ctrl:__uvc_find_control---869</text:p>
      <text:p text:style-name="P1">[10022.849805] uvc_ctrl:__uvc_find_control---869</text:p>
      <text:p text:style-name="P1">[10022.849806] uvc_ctrl:__uvc_find_control---869</text:p>
      <text:p text:style-name="P1">[10022.849807] uvc_ctrl:__uvc_find_control---869</text:p>
      <text:p text:style-name="P1">[10022.849807] uvc_ctrl:__uvc_find_control---869</text:p>
      <text:p text:style-name="P1">[10022.849808] uvc_ctrl:__uvc_find_control---869</text:p>
      <text:p text:style-name="P1">[10022.849809] uvc_ctrl:__uvc_find_control---869</text:p>
      <text:p text:style-name="P1">[10022.849809] uvc_ctrl:__uvc_query_v4l2_ctrl---1025</text:p>
      <text:p text:style-name="P1">[10022.849810] uvc_ctrl:uvc_ctrl_populate_cache---927</text:p>
      <text:p text:style-name="P1">[10022.849810] uvc_video:uvc_query_ctrl---77</text:p>
      <text:p text:style-name="P1">[10022.849811] uvc_video:__uvc_query_ctrl---38</text:p>
      <text:p text:style-name="P1">[10022.849847] uvc_video:uvc_query_ctrl---77</text:p>
      <text:p text:style-name="P1">[10022.849848] uvc_video:__uvc_query_ctrl---38</text:p>
      <text:p text:style-name="P1">[10022.849894] uvc_video:uvc_query_ctrl---77</text:p>
      <text:p text:style-name="P1">[10022.849895] uvc_video:__uvc_query_ctrl---38</text:p>
      <text:p text:style-name="P1">[10022.849938] uvc_video:uvc_query_ctrl---77</text:p>
      <text:p text:style-name="P1">[10022.849939] uvc_video:__uvc_query_ctrl---38</text:p>
      <text:p text:style-name="P1">[10022.849978] uvc_ctrl:uvc_get_le_value---772</text:p>
      <text:p text:style-name="P1">[10022.849978] uvc_ctrl:uvc_get_le_value---772</text:p>
      <text:p text:style-name="P1">[10022.849979] uvc_ctrl:uvc_get_le_value---772</text:p>
      <text:p text:style-name="P1">[10022.849980] uvc_ctrl:uvc_get_le_value---772</text:p>
      <text:p text:style-name="P1">[10022.849984] uvc_v4l2:uvc_ioctl_queryctrl---931</text:p>
      <text:p text:style-name="P1">[10022.849985] uvc_ctrl:uvc_query_v4l2_ctrl---1116</text:p>
      <text:p text:style-name="P1">[10022.849986] uvc_ctrl:__uvc_find_control---869</text:p>
      <text:p text:style-name="P1">[10022.849987] uvc_ctrl:__uvc_find_control---869</text:p>
      <text:p text:style-name="P1">[10022.849988] uvc_ctrl:__uvc_find_control---869</text:p>
      <text:p text:style-name="P1">[10022.849988] uvc_ctrl:__uvc_find_control---869</text:p>
      <text:p text:style-name="P1">[10022.849989] uvc_ctrl:__uvc_find_control---869</text:p>
      <text:p text:style-name="P1">[10022.849989] uvc_ctrl:__uvc_find_control---869</text:p>
      <text:p text:style-name="P1">[10022.849990] uvc_ctrl:__uvc_find_control---869</text:p>
      <text:p text:style-name="P1">[10022.849991] uvc_ctrl:__uvc_find_control---869</text:p>
      <text:p text:style-name="P1">[10022.849991] uvc_ctrl:__uvc_find_control---869</text:p>
      <text:p text:style-name="P1">[10022.849992] uvc_ctrl:__uvc_query_v4l2_ctrl---1025</text:p>
      <text:p text:style-name="P1">[10022.849993] uvc_ctrl:uvc_ctrl_populate_cache---927</text:p>
      <text:p text:style-name="P1">[10022.849994] uvc_video:uvc_query_ctrl---77</text:p>
      <text:p text:style-name="P1">[10022.849994] uvc_video:__uvc_query_ctrl---38</text:p>
      <text:p text:style-name="P1">[10022.850031] uvc_video:uvc_query_ctrl---77</text:p>
      <text:p text:style-name="P1">[10022.850032] uvc_video:__uvc_query_ctrl---38</text:p>
      <text:p text:style-name="P1">[10022.850076] uvc_video:uvc_query_ctrl---77</text:p>
      <text:p text:style-name="P1">[10022.850077] uvc_video:__uvc_query_ctrl---38</text:p>
      <text:p text:style-name="P1">[10022.850122] uvc_video:uvc_query_ctrl---77</text:p>
      <text:p text:style-name="P1">[10022.850123] uvc_video:__uvc_query_ctrl---38</text:p>
      <text:p text:style-name="P1"><text:soft-page-break/>[10022.850199] uvc_v4l2:uvc_ioctl_queryctrl---931</text:p>
      <text:p text:style-name="P1">[10022.850200] uvc_ctrl:uvc_query_v4l2_ctrl---1116</text:p>
      <text:p text:style-name="P1">[10022.850201] uvc_ctrl:__uvc_find_control---869</text:p>
      <text:p text:style-name="P1">[10022.850202] uvc_ctrl:__uvc_find_control---869</text:p>
      <text:p text:style-name="P1">[10022.850202] uvc_ctrl:__uvc_find_control---869</text:p>
      <text:p text:style-name="P1">[10022.850203] uvc_ctrl:__uvc_find_control---869</text:p>
      <text:p text:style-name="P1">[10022.850203] uvc_ctrl:__uvc_find_control---869</text:p>
      <text:p text:style-name="P1">[10022.850204] uvc_ctrl:__uvc_find_control---869</text:p>
      <text:p text:style-name="P1">[10022.850205] uvc_ctrl:__uvc_find_control---869</text:p>
      <text:p text:style-name="P1">[10022.850205] uvc_ctrl:__uvc_find_control---869</text:p>
      <text:p text:style-name="P1">[10022.850206] uvc_ctrl:__uvc_find_control---869</text:p>
      <text:p text:style-name="P1">[10022.850207] uvc_ctrl:__uvc_query_v4l2_ctrl---1025</text:p>
      <text:p text:style-name="P1">[10022.850214] uvc_v4l2:uvc_ioctl_queryctrl---931</text:p>
      <text:p text:style-name="P1">[10022.850215] uvc_ctrl:uvc_query_v4l2_ctrl---1116</text:p>
      <text:p text:style-name="P1">[10022.850215] uvc_ctrl:__uvc_find_control---869</text:p>
      <text:p text:style-name="P1">[10022.850216] uvc_ctrl:__uvc_find_control---869</text:p>
      <text:p text:style-name="P1">[10022.850216] uvc_ctrl:__uvc_find_control---869</text:p>
      <text:p text:style-name="P1">[10022.850217] uvc_ctrl:__uvc_find_control---869</text:p>
      <text:p text:style-name="P1">[10022.850217] uvc_ctrl:__uvc_find_control---869</text:p>
      <text:p text:style-name="P1">[10022.850218] uvc_ctrl:__uvc_find_control---869</text:p>
      <text:p text:style-name="P1">[10022.850219] uvc_ctrl:__uvc_find_control---869</text:p>
      <text:p text:style-name="P1">[10022.850220] uvc_ctrl:__uvc_find_control---869</text:p>
      <text:p text:style-name="P1">[10022.850220] uvc_ctrl:__uvc_find_control---869</text:p>
      <text:p text:style-name="P1">[10022.850223] uvc_v4l2:uvc_v4l2_release---544</text:p>
      <text:p text:style-name="P1">[10022.850224] uvc_v4l2:uvc_dismiss_privileges---481</text:p>
      <text:p text:style-name="P1">[10022.851921] uvc_v4l2:uvc_v4l2_open---499</text:p>
      <text:p text:style-name="P1">[10022.851932] uvc_v4l2:uvc_ioctl_default---1298</text:p>
      <text:p text:style-name="P1">[10022.851933] uvc_v4l2:uvc_ioctl_ctrl_map---40</text:p>
      <text:p text:style-name="P1">[10022.851933] uvc_ctrl:uvc_ctrl_add_mapping---1988</text:p>
      <text:p text:style-name="P1">[10022.851937] uvc_ctrl:uvc_entity_match_guid---841</text:p>
      <text:p text:style-name="P1">[10022.851938] uvc_ctrl:uvc_entity_match_guid---841</text:p>
      <text:p text:style-name="P1">[10022.851939] uvc_ctrl:uvc_entity_match_guid---841</text:p>
      <text:p text:style-name="P1">[10022.851940] uvc_ctrl:uvc_entity_match_guid---841</text:p>
      <text:p text:style-name="P1">[10022.851940] uvc_ctrl:uvc_entity_match_guid---841</text:p>
      <text:p text:style-name="P1">[10022.851941] uvc_ctrl:uvc_entity_match_guid---841</text:p>
      <text:p text:style-name="P1">[10022.852183] uvc_v4l2:uvc_ioctl_default---1298</text:p>
      <text:p text:style-name="P1">[10022.852184] uvc_v4l2:uvc_ioctl_ctrl_map---40</text:p>
      <text:p text:style-name="P1">[10022.852185] uvc_ctrl:uvc_ctrl_add_mapping---1988</text:p>
      <text:p text:style-name="P1">[10022.852185] uvc_ctrl:uvc_entity_match_guid---841</text:p>
      <text:p text:style-name="P1">[10022.852186] uvc_ctrl:uvc_entity_match_guid---841</text:p>
      <text:p text:style-name="P1">[10022.852187] uvc_ctrl:uvc_entity_match_guid---841</text:p>
      <text:p text:style-name="P1">[10022.852187] uvc_ctrl:uvc_entity_match_guid---841</text:p>
      <text:p text:style-name="P1">[10022.852188] uvc_ctrl:uvc_entity_match_guid---841</text:p>
      <text:p text:style-name="P1">[10022.852188] uvc_ctrl:uvc_entity_match_guid---841</text:p>
      <text:p text:style-name="P1">[10022.852189] uvc_ctrl:uvc_ctrl_init_xu_ctrl---1725</text:p>
      <text:p text:style-name="P1">[10022.852190] uvc_ctrl:uvc_ctrl_fill_xu_info---1661</text:p>
      <text:p text:style-name="P1">[10022.852191] uvc_video:uvc_query_ctrl---77</text:p>
      <text:p text:style-name="P1">[10022.852191] uvc_video:__uvc_query_ctrl---38</text:p>
      <text:p text:style-name="P1">[10022.852246] uvc_video:uvc_query_ctrl---77</text:p>
      <text:p text:style-name="P1">[10022.852247] uvc_video:__uvc_query_ctrl---38</text:p>
      <text:p text:style-name="P1">[10022.852286] uvc_ctrl:uvc_ctrl_fixup_xu_info---1618</text:p>
      <text:p text:style-name="P1">[10022.852287] uvc_ctrl:uvc_ctrl_add_info---1919</text:p>
      <text:p text:style-name="P1"><text:soft-page-break/>[10022.852288] uvc_ctrl:__uvc_ctrl_add_mapping---1951</text:p>
      <text:p text:style-name="P1">[10022.852295] uvc_v4l2:uvc_ioctl_default---1298</text:p>
      <text:p text:style-name="P1">[10022.852296] uvc_v4l2:uvc_ioctl_ctrl_map---40</text:p>
      <text:p text:style-name="P1">[10022.852296] uvc_ctrl:uvc_ctrl_add_mapping---1988</text:p>
      <text:p text:style-name="P1">[10022.852297] uvc_ctrl:uvc_entity_match_guid---841</text:p>
      <text:p text:style-name="P1">[10022.852298] uvc_ctrl:uvc_entity_match_guid---841</text:p>
      <text:p text:style-name="P1">[10022.852298] uvc_ctrl:uvc_entity_match_guid---841</text:p>
      <text:p text:style-name="P1">[10022.852298] uvc_ctrl:uvc_entity_match_guid---841</text:p>
      <text:p text:style-name="P1">[10022.852299] uvc_ctrl:uvc_entity_match_guid---841</text:p>
      <text:p text:style-name="P1">[10022.852299] uvc_ctrl:uvc_entity_match_guid---841</text:p>
      <text:p text:style-name="P1">[10022.852300] uvc_ctrl:uvc_ctrl_init_xu_ctrl---1725</text:p>
      <text:p text:style-name="P1">[10022.852301] uvc_ctrl:__uvc_ctrl_add_mapping---1951</text:p>
      <text:p text:style-name="P1">[10022.852305] uvc_v4l2:uvc_ioctl_default---1298</text:p>
      <text:p text:style-name="P1">[10022.852306] uvc_v4l2:uvc_ioctl_ctrl_map---40</text:p>
      <text:p text:style-name="P1">[10022.852306] uvc_ctrl:uvc_ctrl_add_mapping---1988</text:p>
      <text:p text:style-name="P1">[10022.852307] uvc_ctrl:uvc_entity_match_guid---841</text:p>
      <text:p text:style-name="P1">[10022.852307] uvc_ctrl:uvc_entity_match_guid---841</text:p>
      <text:p text:style-name="P1">[10022.852308] uvc_ctrl:uvc_entity_match_guid---841</text:p>
      <text:p text:style-name="P1">[10022.852309] uvc_ctrl:uvc_entity_match_guid---841</text:p>
      <text:p text:style-name="P1">[10022.852309] uvc_ctrl:uvc_entity_match_guid---841</text:p>
      <text:p text:style-name="P1">[10022.852310] uvc_ctrl:uvc_entity_match_guid---841</text:p>
      <text:p text:style-name="P1">[10022.852310] uvc_ctrl:uvc_ctrl_init_xu_ctrl---1725</text:p>
      <text:p text:style-name="P1">[10022.852311] uvc_ctrl:uvc_ctrl_fill_xu_info---1661</text:p>
      <text:p text:style-name="P1">[10022.852311] uvc_video:uvc_query_ctrl---77</text:p>
      <text:p text:style-name="P1">[10022.852312] uvc_video:__uvc_query_ctrl---38</text:p>
      <text:p text:style-name="P1">[10022.852349] uvc_video:uvc_query_ctrl---77</text:p>
      <text:p text:style-name="P1">[10022.852350] uvc_video:__uvc_query_ctrl---38</text:p>
      <text:p text:style-name="P1">[10022.852393] uvc_ctrl:uvc_ctrl_fixup_xu_info---1618</text:p>
      <text:p text:style-name="P1">[10022.852394] uvc_ctrl:uvc_ctrl_add_info---1919</text:p>
      <text:p text:style-name="P1">[10022.852395] uvc_ctrl:__uvc_ctrl_add_mapping---1951</text:p>
      <text:p text:style-name="P1">[10022.852400] uvc_v4l2:uvc_ioctl_default---1298</text:p>
      <text:p text:style-name="P1">[10022.852401] uvc_v4l2:uvc_ioctl_ctrl_map---40</text:p>
      <text:p text:style-name="P1">[10022.852401] uvc_ctrl:uvc_ctrl_add_mapping---1988</text:p>
      <text:p text:style-name="P1">[10022.852402] uvc_ctrl:uvc_entity_match_guid---841</text:p>
      <text:p text:style-name="P1">[10022.852402] uvc_ctrl:uvc_entity_match_guid---841</text:p>
      <text:p text:style-name="P1">[10022.852403] uvc_ctrl:uvc_entity_match_guid---841</text:p>
      <text:p text:style-name="P1">[10022.852403] uvc_ctrl:uvc_entity_match_guid---841</text:p>
      <text:p text:style-name="P1">[10022.852404] uvc_ctrl:uvc_entity_match_guid---841</text:p>
      <text:p text:style-name="P1">[10022.852404] uvc_ctrl:uvc_entity_match_guid---841</text:p>
      <text:p text:style-name="P1">[10022.852405] uvc_ctrl:uvc_ctrl_init_xu_ctrl---1725</text:p>
      <text:p text:style-name="P1">[10022.852405] uvc_ctrl:__uvc_ctrl_add_mapping---1951</text:p>
      <text:p text:style-name="P1">[10022.852415] uvc_v4l2:uvc_ioctl_default---1298</text:p>
      <text:p text:style-name="P1">[10022.852416] uvc_v4l2:uvc_ioctl_ctrl_map---40</text:p>
      <text:p text:style-name="P1">[10022.852417] uvc_ctrl:uvc_ctrl_add_mapping---1988</text:p>
      <text:p text:style-name="P1">[10022.852417] uvc_ctrl:uvc_entity_match_guid---841</text:p>
      <text:p text:style-name="P1">[10022.852418] uvc_ctrl:uvc_entity_match_guid---841</text:p>
      <text:p text:style-name="P1">[10022.852418] uvc_ctrl:uvc_entity_match_guid---841</text:p>
      <text:p text:style-name="P1">[10022.852419] uvc_ctrl:uvc_entity_match_guid---841</text:p>
      <text:p text:style-name="P1">[10022.852419] uvc_ctrl:uvc_entity_match_guid---841</text:p>
      <text:p text:style-name="P1">[10022.852420] uvc_ctrl:uvc_entity_match_guid---841</text:p>
      <text:p text:style-name="P1">[10022.852430] uvc_v4l2:uvc_ioctl_default---1298</text:p>
      <text:p text:style-name="P1">[10022.852430] uvc_v4l2:uvc_ioctl_ctrl_map---40</text:p>
      <text:p text:style-name="P1"><text:soft-page-break/>[10022.852431] uvc_ctrl:uvc_ctrl_add_mapping---1988</text:p>
      <text:p text:style-name="P1">[10022.852431] uvc_ctrl:uvc_entity_match_guid---841</text:p>
      <text:p text:style-name="P1">[10022.852432] uvc_ctrl:uvc_entity_match_guid---841</text:p>
      <text:p text:style-name="P1">[10022.852432] uvc_ctrl:uvc_entity_match_guid---841</text:p>
      <text:p text:style-name="P1">[10022.852432] uvc_ctrl:uvc_entity_match_guid---841</text:p>
      <text:p text:style-name="P1">[10022.852433] uvc_ctrl:uvc_entity_match_guid---841</text:p>
      <text:p text:style-name="P1">[10022.852433] uvc_ctrl:uvc_entity_match_guid---841</text:p>
      <text:p text:style-name="P1">[10022.852440] uvc_v4l2:uvc_ioctl_default---1298</text:p>
      <text:p text:style-name="P1">[10022.852440] uvc_v4l2:uvc_ioctl_ctrl_map---40</text:p>
      <text:p text:style-name="P1">[10022.852441] uvc_ctrl:uvc_ctrl_add_mapping---1988</text:p>
      <text:p text:style-name="P1">[10022.852441] uvc_ctrl:uvc_entity_match_guid---841</text:p>
      <text:p text:style-name="P1">[10022.852442] uvc_ctrl:uvc_entity_match_guid---841</text:p>
      <text:p text:style-name="P1">[10022.852442] uvc_ctrl:uvc_entity_match_guid---841</text:p>
      <text:p text:style-name="P1">[10022.852443] uvc_ctrl:uvc_entity_match_guid---841</text:p>
      <text:p text:style-name="P1">[10022.852443] uvc_ctrl:uvc_entity_match_guid---841</text:p>
      <text:p text:style-name="P1">[10022.852444] uvc_ctrl:uvc_entity_match_guid---841</text:p>
      <text:p text:style-name="P1">[10022.852449] uvc_v4l2:uvc_ioctl_default---1298</text:p>
      <text:p text:style-name="P1">[10022.852450] uvc_v4l2:uvc_ioctl_ctrl_map---40</text:p>
      <text:p text:style-name="P1">[10022.852450] uvc_ctrl:uvc_ctrl_add_mapping---1988</text:p>
      <text:p text:style-name="P1">[10022.852451] uvc_ctrl:uvc_entity_match_guid---841</text:p>
      <text:p text:style-name="P1">[10022.852451] uvc_ctrl:uvc_entity_match_guid---841</text:p>
      <text:p text:style-name="P1">[10022.852452] uvc_ctrl:uvc_entity_match_guid---841</text:p>
      <text:p text:style-name="P1">[10022.852452] uvc_ctrl:uvc_entity_match_guid---841</text:p>
      <text:p text:style-name="P1">[10022.852453] uvc_ctrl:uvc_entity_match_guid---841</text:p>
      <text:p text:style-name="P1">[10022.852453] uvc_ctrl:uvc_entity_match_guid---841</text:p>
      <text:p text:style-name="P1">[10022.852512] uvc_v4l2:uvc_ioctl_default---1298</text:p>
      <text:p text:style-name="P1">[10022.852512] uvc_v4l2:uvc_ioctl_ctrl_map---40</text:p>
      <text:p text:style-name="P1">[10022.852513] uvc_ctrl:uvc_ctrl_add_mapping---1988</text:p>
      <text:p text:style-name="P1">[10022.852513] uvc_ctrl:uvc_entity_match_guid---841</text:p>
      <text:p text:style-name="P1">[10022.852514] uvc_ctrl:uvc_entity_match_guid---841</text:p>
      <text:p text:style-name="P1">[10022.852515] uvc_ctrl:uvc_entity_match_guid---841</text:p>
      <text:p text:style-name="P1">[10022.852515] uvc_ctrl:uvc_entity_match_guid---841</text:p>
      <text:p text:style-name="P1">[10022.852516] uvc_ctrl:uvc_entity_match_guid---841</text:p>
      <text:p text:style-name="P1">[10022.852516] uvc_ctrl:uvc_entity_match_guid---841</text:p>
      <text:p text:style-name="P1">[10022.852528] uvc_v4l2:uvc_ioctl_default---1298</text:p>
      <text:p text:style-name="P1">[10022.852528] uvc_v4l2:uvc_ioctl_ctrl_map---40</text:p>
      <text:p text:style-name="P1">[10022.852529] uvc_ctrl:uvc_ctrl_add_mapping---1988</text:p>
      <text:p text:style-name="P1">[10022.852530] uvc_ctrl:uvc_entity_match_guid---841</text:p>
      <text:p text:style-name="P1">[10022.852530] uvc_ctrl:uvc_entity_match_guid---841</text:p>
      <text:p text:style-name="P1">[10022.852531] uvc_ctrl:uvc_entity_match_guid---841</text:p>
      <text:p text:style-name="P1">[10022.852531] uvc_ctrl:uvc_entity_match_guid---841</text:p>
      <text:p text:style-name="P1">[10022.852532] uvc_ctrl:uvc_entity_match_guid---841</text:p>
      <text:p text:style-name="P1">[10022.852532] uvc_ctrl:uvc_entity_match_guid---841</text:p>
      <text:p text:style-name="P1">[10022.852533] uvc_ctrl:uvc_ctrl_init_xu_ctrl---1725</text:p>
      <text:p text:style-name="P1">[10022.852534] uvc_ctrl:uvc_ctrl_fill_xu_info---1661</text:p>
      <text:p text:style-name="P1">[10022.852534] uvc_video:uvc_query_ctrl---77</text:p>
      <text:p text:style-name="P1">[10022.852535] uvc_video:__uvc_query_ctrl---38</text:p>
      <text:p text:style-name="P1">[10022.852574] uvc_video:uvc_query_ctrl---77</text:p>
      <text:p text:style-name="P1">[10022.852575] uvc_video:__uvc_query_ctrl---38</text:p>
      <text:p text:style-name="P1">[10022.852612] uvc_ctrl:uvc_ctrl_fixup_xu_info---1618</text:p>
      <text:p text:style-name="P1">[10022.852613] uvc_ctrl:uvc_ctrl_add_info---1919</text:p>
      <text:p text:style-name="P1">[10022.852614] uvc_ctrl:__uvc_ctrl_add_mapping---1951</text:p>
      <text:p text:style-name="P1"><text:soft-page-break/>[10022.852619] uvc_v4l2:uvc_ioctl_default---1298</text:p>
      <text:p text:style-name="P1">[10022.852620] uvc_v4l2:uvc_ioctl_ctrl_map---40</text:p>
      <text:p text:style-name="P1">[10022.852620] uvc_ctrl:uvc_ctrl_add_mapping---1988</text:p>
      <text:p text:style-name="P1">[10022.852621] uvc_ctrl:uvc_entity_match_guid---841</text:p>
      <text:p text:style-name="P1">[10022.852621] uvc_ctrl:uvc_entity_match_guid---841</text:p>
      <text:p text:style-name="P1">[10022.852622] uvc_ctrl:uvc_entity_match_guid---841</text:p>
      <text:p text:style-name="P1">[10022.852622] uvc_ctrl:uvc_entity_match_guid---841</text:p>
      <text:p text:style-name="P1">[10022.852623] uvc_ctrl:uvc_entity_match_guid---841</text:p>
      <text:p text:style-name="P1">[10022.852623] uvc_ctrl:uvc_entity_match_guid---841</text:p>
      <text:p text:style-name="P1">[10022.852624] uvc_ctrl:uvc_ctrl_init_xu_ctrl---1725</text:p>
      <text:p text:style-name="P1">[10022.852624] uvc_ctrl:__uvc_ctrl_add_mapping---1951</text:p>
      <text:p text:style-name="P1">[10022.852626] uvc_v4l2:uvc_v4l2_release---544</text:p>
      <text:p text:style-name="P1">[10022.852627] uvc_v4l2:uvc_dismiss_privileges---481</text:p>
      <text:p text:style-name="P1">[10022.877967] usb 3-6.3: 2:1: cannot get freq at ep 0x1</text:p>
      <text:p text:style-name="P1">[10022.892516] usb 3-6.3: 2:1: cannot get freq at ep 0x1</text:p>
      <text:p text:style-name="P1">[naveen@naveen:uvc]$ dmesg </text:p>
      <text:p text:style-name="P1">[10016.499226] uvc_driver:uvc_init---2788</text:p>
      <text:p text:style-name="P1">[10016.499313] usbcore: registered new interface driver uvcvideo</text:p>
      <text:p text:style-name="P1">[10016.499314] USB Video Class driver (1.1.1)</text:p>
      <text:p text:style-name="P1">[10021.455351] usb 3-6: new high-speed USB device number 26 using xhci_hcd</text:p>
      <text:p text:style-name="P1">[10021.603561] usb 3-6: New USB device found, idVendor=046d, idProduct=0839</text:p>
      <text:p text:style-name="P1">[10021.603566] usb 3-6: New USB device strings: Mfr=0, Product=1, SerialNumber=0</text:p>
      <text:p text:style-name="P1">[10021.603570] usb 3-6: Product: USB 2.0 Hub [MTT]</text:p>
      <text:p text:style-name="P1">[10021.604163] hub 3-6:1.0: USB hub found</text:p>
      <text:p text:style-name="P1">[10021.604192] hub 3-6:1.0: 4 ports detected</text:p>
      <text:p text:style-name="P1">[10021.891253] usb 3-6.1: new high-speed USB device number 27 using xhci_hcd</text:p>
      <text:p text:style-name="P1">[10021.997510] usb 3-6.1: New USB device found, idVendor=046d, idProduct=0837</text:p>
      <text:p text:style-name="P1">[10021.997515] usb 3-6.1: New USB device strings: Mfr=0, Product=2, SerialNumber=0</text:p>
      <text:p text:style-name="P1">[10021.997517] usb 3-6.1: Product: BCC950 ConferenceCam</text:p>
      <text:p text:style-name="P1">[10021.998166] uvc_driver:uvc_probe---2027</text:p>
      <text:p text:style-name="P1">[10021.998169] uvc_driver:uvc_parse_control---1272</text:p>
      <text:p text:style-name="P1">[10021.998171] uvc_driver:uvc_parse_vendor_control---940</text:p>
      <text:p text:style-name="P1">[10021.998173] uvc_driver:uvc_parse_standard_control---1019</text:p>
      <text:p text:style-name="P1">[10021.998175] uvc_driver:uvc_parse_streaming---650</text:p>
      <text:p text:style-name="P1">[10021.998181] uvc_driver:uvc_parse_format---392</text:p>
      <text:p text:style-name="P1">[10021.998186] uvc_driver:uvc_parse_format---392</text:p>
      <text:p text:style-name="P1">[10021.998190] uvc_driver:uvc_parse_vendor_control---940</text:p>
      <text:p text:style-name="P1">[10021.998191] uvc_driver:uvc_parse_standard_control---1019</text:p>
      <text:p text:style-name="P1">[10021.998195] uvc_driver:uvc_parse_vendor_control---940</text:p>
      <text:p text:style-name="P1">[10021.998196] uvc_driver:uvc_parse_standard_control---1019</text:p>
      <text:p text:style-name="P1">[10021.998199] uvc_driver:uvc_parse_vendor_control---940</text:p>
      <text:p text:style-name="P1">[10021.998200] uvc_driver:uvc_parse_standard_control---1019</text:p>
      <text:p text:style-name="P1">[10021.998203] uvc_driver:uvc_parse_vendor_control---940</text:p>
      <text:p text:style-name="P1">[10021.998204] uvc_driver:uvc_parse_standard_control---1019</text:p>
      <text:p text:style-name="P1">[10021.998208] uvc_driver:uvc_parse_vendor_control---940</text:p>
      <text:p text:style-name="P1">[10021.998209] uvc_driver:uvc_parse_standard_control---1019</text:p>
      <text:p text:style-name="P1">[10021.998212] uvc_driver:uvc_parse_vendor_control---940</text:p>
      <text:p text:style-name="P1">[10021.998214] uvc_driver:uvc_parse_standard_control---1019</text:p>
      <text:p text:style-name="P1">[10021.998216] uvc_driver:uvc_parse_vendor_control---940</text:p>
      <text:p text:style-name="P1">[10021.998217] uvc_driver:uvc_parse_standard_control---1019</text:p>
      <text:p text:style-name="P1">[10021.998220] uvc_driver:uvc_parse_vendor_control---940</text:p>
      <text:p text:style-name="P1">[10021.998222] uvc_driver:uvc_parse_standard_control---1019</text:p>
      <text:p text:style-name="P1"><text:soft-page-break/>[10021.998224] uvc_driver:uvc_parse_vendor_control---940</text:p>
      <text:p text:style-name="P1">[10021.998226] uvc_driver:uvc_parse_standard_control---1019</text:p>
      <text:p text:style-name="P1">[10021.998231] uvcvideo: Found UVC 1.00 device BCC950 ConferenceCam (046d:0837)</text:p>
      <text:p text:style-name="P1">[10021.998235] uvc_ctrl:uvc_ctrl_init_device---2178</text:p>
      <text:p text:style-name="P1">[10021.998236] uvc_ctrl:uvc_ctrl_prune_entity---2079</text:p>
      <text:p text:style-name="P1">[10021.998239] uvc_ctrl:uvc_ctrl_init_ctrl---2140</text:p>
      <text:p text:style-name="P1">[10021.998240] uvc_ctrl:uvc_entity_match_guid---841</text:p>
      <text:p text:style-name="P1">[10021.998242] uvc_ctrl:uvc_entity_match_guid---841</text:p>
      <text:p text:style-name="P1">[10021.998244] uvc_ctrl:uvc_entity_match_guid---841</text:p>
      <text:p text:style-name="P1">[10021.998246] uvc_ctrl:uvc_entity_match_guid---841</text:p>
      <text:p text:style-name="P1">[10021.998247] uvc_ctrl:uvc_entity_match_guid---841</text:p>
      <text:p text:style-name="P1">[10021.998249] uvc_ctrl:uvc_entity_match_guid---841</text:p>
      <text:p text:style-name="P1">[10021.998250] uvc_ctrl:uvc_entity_match_guid---841</text:p>
      <text:p text:style-name="P1">[10021.998252] uvc_ctrl:uvc_entity_match_guid---841</text:p>
      <text:p text:style-name="P1">[10021.998253] uvc_ctrl:uvc_entity_match_guid---841</text:p>
      <text:p text:style-name="P1">[10021.998255] uvc_ctrl:uvc_entity_match_guid---841</text:p>
      <text:p text:style-name="P1">[10021.998257] uvc_ctrl:uvc_entity_match_guid---841</text:p>
      <text:p text:style-name="P1">[10021.998258] uvc_ctrl:uvc_entity_match_guid---841</text:p>
      <text:p text:style-name="P1">[10021.998259] uvc_ctrl:uvc_entity_match_guid---841</text:p>
      <text:p text:style-name="P1">[10021.998261] uvc_ctrl:uvc_entity_match_guid---841</text:p>
      <text:p text:style-name="P1">[10021.998263] uvc_ctrl:uvc_entity_match_guid---841</text:p>
      <text:p text:style-name="P1">[10021.998264] uvc_ctrl:uvc_entity_match_guid---841</text:p>
      <text:p text:style-name="P1">[10021.998266] uvc_ctrl:uvc_entity_match_guid---841</text:p>
      <text:p text:style-name="P1">[10021.998267] uvc_ctrl:uvc_entity_match_guid---841</text:p>
      <text:p text:style-name="P1">[10021.998269] uvc_ctrl:uvc_entity_match_guid---841</text:p>
      <text:p text:style-name="P1">[10021.998270] uvc_ctrl:uvc_entity_match_guid---841</text:p>
      <text:p text:style-name="P1">[10021.998272] uvc_ctrl:uvc_ctrl_add_info---1919</text:p>
      <text:p text:style-name="P1">[10021.998274] uvc_ctrl:uvc_entity_match_guid---841</text:p>
      <text:p text:style-name="P1">[10021.998276] uvc_ctrl:uvc_entity_match_guid---841</text:p>
      <text:p text:style-name="P1">[10021.998277] uvc_ctrl:uvc_entity_match_guid---841</text:p>
      <text:p text:style-name="P1">[10021.998279] uvc_ctrl:uvc_entity_match_guid---841</text:p>
      <text:p text:style-name="P1">[10021.998280] uvc_ctrl:uvc_entity_match_guid---841</text:p>
      <text:p text:style-name="P1">[10021.998281] uvc_ctrl:uvc_entity_match_guid---841</text:p>
      <text:p text:style-name="P1">[10021.998283] uvc_ctrl:uvc_entity_match_guid---841</text:p>
      <text:p text:style-name="P1">[10021.998284] uvc_ctrl:uvc_entity_match_guid---841</text:p>
      <text:p text:style-name="P1">[10021.998286] uvc_ctrl:uvc_entity_match_guid---841</text:p>
      <text:p text:style-name="P1">[10021.998287] uvc_ctrl:uvc_entity_match_guid---841</text:p>
      <text:p text:style-name="P1">[10021.998289] uvc_ctrl:uvc_entity_match_guid---841</text:p>
      <text:p text:style-name="P1">[10021.998290] uvc_ctrl:__uvc_ctrl_add_mapping---1951</text:p>
      <text:p text:style-name="P1">[10021.998292] uvc_ctrl:uvc_entity_match_guid---841</text:p>
      <text:p text:style-name="P1">[10021.998294] uvc_ctrl:uvc_entity_match_guid---841</text:p>
      <text:p text:style-name="P1">[10021.998295] uvc_ctrl:uvc_entity_match_guid---841</text:p>
      <text:p text:style-name="P1">[10021.998297] uvc_ctrl:uvc_entity_match_guid---841</text:p>
      <text:p text:style-name="P1">[10021.998298] uvc_ctrl:uvc_entity_match_guid---841</text:p>
      <text:p text:style-name="P1">[10021.998300] uvc_ctrl:uvc_entity_match_guid---841</text:p>
      <text:p text:style-name="P1">[10021.998301] uvc_ctrl:uvc_entity_match_guid---841</text:p>
      <text:p text:style-name="P1">[10021.998303] uvc_ctrl:uvc_entity_match_guid---841</text:p>
      <text:p text:style-name="P1">[10021.998304] uvc_ctrl:uvc_entity_match_guid---841</text:p>
      <text:p text:style-name="P1">[10021.998306] uvc_ctrl:uvc_entity_match_guid---841</text:p>
      <text:p text:style-name="P1">[10021.998307] uvc_ctrl:uvc_entity_match_guid---841</text:p>
      <text:p text:style-name="P1">[10021.998308] uvc_ctrl:uvc_entity_match_guid---841</text:p>
      <text:p text:style-name="P1">[10021.998310] uvc_ctrl:uvc_entity_match_guid---841</text:p>
      <text:p text:style-name="P1"><text:soft-page-break/>[10021.998311] uvc_ctrl:uvc_entity_match_guid---841</text:p>
      <text:p text:style-name="P1">[10021.998313] uvc_ctrl:uvc_entity_match_guid---841</text:p>
      <text:p text:style-name="P1">[10021.998314] uvc_ctrl:uvc_entity_match_guid---841</text:p>
      <text:p text:style-name="P1">[10021.998316] uvc_ctrl:uvc_entity_match_guid---841</text:p>
      <text:p text:style-name="P1">[10021.998317] uvc_ctrl:uvc_entity_match_guid---841</text:p>
      <text:p text:style-name="P1">[10021.998319] uvc_ctrl:uvc_ctrl_init_ctrl---2140</text:p>
      <text:p text:style-name="P1">[10021.998320] uvc_ctrl:uvc_entity_match_guid---841</text:p>
      <text:p text:style-name="P1">[10021.998322] uvc_ctrl:uvc_entity_match_guid---841</text:p>
      <text:p text:style-name="P1">[10021.998323] uvc_ctrl:uvc_entity_match_guid---841</text:p>
      <text:p text:style-name="P1">[10021.998325] uvc_ctrl:uvc_entity_match_guid---841</text:p>
      <text:p text:style-name="P1">[10021.998326] uvc_ctrl:uvc_entity_match_guid---841</text:p>
      <text:p text:style-name="P1">[10021.998328] uvc_ctrl:uvc_entity_match_guid---841</text:p>
      <text:p text:style-name="P1">[10021.998329] uvc_ctrl:uvc_entity_match_guid---841</text:p>
      <text:p text:style-name="P1">[10021.998331] uvc_ctrl:uvc_entity_match_guid---841</text:p>
      <text:p text:style-name="P1">[10021.998332] uvc_ctrl:uvc_entity_match_guid---841</text:p>
      <text:p text:style-name="P1">[10021.998334] uvc_ctrl:uvc_entity_match_guid---841</text:p>
      <text:p text:style-name="P1">[10021.998335] uvc_ctrl:uvc_entity_match_guid---841</text:p>
      <text:p text:style-name="P1">[10021.998337] uvc_ctrl:uvc_entity_match_guid---841</text:p>
      <text:p text:style-name="P1">[10021.998338] uvc_ctrl:uvc_entity_match_guid---841</text:p>
      <text:p text:style-name="P1">[10021.998340] uvc_ctrl:uvc_entity_match_guid---841</text:p>
      <text:p text:style-name="P1">[10021.998341] uvc_ctrl:uvc_entity_match_guid---841</text:p>
      <text:p text:style-name="P1">[10021.998342] uvc_ctrl:uvc_entity_match_guid---841</text:p>
      <text:p text:style-name="P1">[10021.998344] uvc_ctrl:uvc_entity_match_guid---841</text:p>
      <text:p text:style-name="P1">[10021.998346] uvc_ctrl:uvc_entity_match_guid---841</text:p>
      <text:p text:style-name="P1">[10021.998347] uvc_ctrl:uvc_entity_match_guid---841</text:p>
      <text:p text:style-name="P1">[10021.998349] uvc_ctrl:uvc_entity_match_guid---841</text:p>
      <text:p text:style-name="P1">[10021.998350] uvc_ctrl:uvc_entity_match_guid---841</text:p>
      <text:p text:style-name="P1">[10021.998352] uvc_ctrl:uvc_ctrl_add_info---1919</text:p>
      <text:p text:style-name="P1">[10021.998354] uvc_ctrl:uvc_entity_match_guid---841</text:p>
      <text:p text:style-name="P1">[10021.998355] uvc_ctrl:uvc_entity_match_guid---841</text:p>
      <text:p text:style-name="P1">[10021.998357] uvc_ctrl:uvc_entity_match_guid---841</text:p>
      <text:p text:style-name="P1">[10021.998358] uvc_ctrl:uvc_entity_match_guid---841</text:p>
      <text:p text:style-name="P1">[10021.998360] uvc_ctrl:uvc_entity_match_guid---841</text:p>
      <text:p text:style-name="P1">[10021.998361] uvc_ctrl:uvc_entity_match_guid---841</text:p>
      <text:p text:style-name="P1">[10021.998362] uvc_ctrl:uvc_entity_match_guid---841</text:p>
      <text:p text:style-name="P1">[10021.998364] uvc_ctrl:uvc_entity_match_guid---841</text:p>
      <text:p text:style-name="P1">[10021.998365] uvc_ctrl:uvc_entity_match_guid---841</text:p>
      <text:p text:style-name="P1">[10021.998367] uvc_ctrl:uvc_entity_match_guid---841</text:p>
      <text:p text:style-name="P1">[10021.998368] uvc_ctrl:uvc_entity_match_guid---841</text:p>
      <text:p text:style-name="P1">[10021.998370] uvc_ctrl:uvc_entity_match_guid---841</text:p>
      <text:p text:style-name="P1">[10021.998371] uvc_ctrl:__uvc_ctrl_add_mapping---1951</text:p>
      <text:p text:style-name="P1">[10021.998373] uvc_ctrl:uvc_entity_match_guid---841</text:p>
      <text:p text:style-name="P1">[10021.998375] uvc_ctrl:uvc_entity_match_guid---841</text:p>
      <text:p text:style-name="P1">[10021.998376] uvc_ctrl:uvc_entity_match_guid---841</text:p>
      <text:p text:style-name="P1">[10021.998378] uvc_ctrl:uvc_entity_match_guid---841</text:p>
      <text:p text:style-name="P1">[10021.998379] uvc_ctrl:uvc_entity_match_guid---841</text:p>
      <text:p text:style-name="P1">[10021.998381] uvc_ctrl:uvc_entity_match_guid---841</text:p>
      <text:p text:style-name="P1">[10021.998382] uvc_ctrl:uvc_entity_match_guid---841</text:p>
      <text:p text:style-name="P1">[10021.998384] uvc_ctrl:uvc_entity_match_guid---841</text:p>
      <text:p text:style-name="P1">[10021.998385] uvc_ctrl:uvc_entity_match_guid---841</text:p>
      <text:p text:style-name="P1">[10021.998387] uvc_ctrl:uvc_entity_match_guid---841</text:p>
      <text:p text:style-name="P1">[10021.998388] uvc_ctrl:uvc_entity_match_guid---841</text:p>
      <text:p text:style-name="P1"><text:soft-page-break/>[10021.998390] uvc_ctrl:uvc_entity_match_guid---841</text:p>
      <text:p text:style-name="P1">[10021.998391] uvc_ctrl:uvc_entity_match_guid---841</text:p>
      <text:p text:style-name="P1">[10021.998393] uvc_ctrl:uvc_entity_match_guid---841</text:p>
      <text:p text:style-name="P1">[10021.998394] uvc_ctrl:uvc_entity_match_guid---841</text:p>
      <text:p text:style-name="P1">[10021.998396] uvc_ctrl:uvc_entity_match_guid---841</text:p>
      <text:p text:style-name="P1">[10021.998397] uvc_ctrl:uvc_entity_match_guid---841</text:p>
      <text:p text:style-name="P1">[10021.998399] uvc_ctrl:uvc_ctrl_init_ctrl---2140</text:p>
      <text:p text:style-name="P1">[10021.998400] uvc_ctrl:uvc_entity_match_guid---841</text:p>
      <text:p text:style-name="P1">[10021.998402] uvc_ctrl:uvc_entity_match_guid---841</text:p>
      <text:p text:style-name="P1">[10021.998403] uvc_ctrl:uvc_entity_match_guid---841</text:p>
      <text:p text:style-name="P1">[10021.998405] uvc_ctrl:uvc_entity_match_guid---841</text:p>
      <text:p text:style-name="P1">[10021.998406] uvc_ctrl:uvc_entity_match_guid---841</text:p>
      <text:p text:style-name="P1">[10021.998408] uvc_ctrl:uvc_entity_match_guid---841</text:p>
      <text:p text:style-name="P1">[10021.998409] uvc_ctrl:uvc_entity_match_guid---841</text:p>
      <text:p text:style-name="P1">[10021.998411] uvc_ctrl:uvc_entity_match_guid---841</text:p>
      <text:p text:style-name="P1">[10021.998413] uvc_ctrl:uvc_entity_match_guid---841</text:p>
      <text:p text:style-name="P1">[10021.998414] uvc_ctrl:uvc_entity_match_guid---841</text:p>
      <text:p text:style-name="P1">[10021.998416] uvc_ctrl:uvc_entity_match_guid---841</text:p>
      <text:p text:style-name="P1">[10021.998417] uvc_ctrl:uvc_entity_match_guid---841</text:p>
      <text:p text:style-name="P1">[10021.998419] uvc_ctrl:uvc_entity_match_guid---841</text:p>
      <text:p text:style-name="P1">[10021.998420] uvc_ctrl:uvc_entity_match_guid---841</text:p>
      <text:p text:style-name="P1">[10021.998422] uvc_ctrl:uvc_entity_match_guid---841</text:p>
      <text:p text:style-name="P1">[10021.998423] uvc_ctrl:uvc_entity_match_guid---841</text:p>
      <text:p text:style-name="P1">[10021.998425] uvc_ctrl:uvc_entity_match_guid---841</text:p>
      <text:p text:style-name="P1">[10021.998426] uvc_ctrl:uvc_entity_match_guid---841</text:p>
      <text:p text:style-name="P1">[10021.998428] uvc_ctrl:uvc_entity_match_guid---841</text:p>
      <text:p text:style-name="P1">[10021.998429] uvc_ctrl:uvc_entity_match_guid---841</text:p>
      <text:p text:style-name="P1">[10021.998431] uvc_ctrl:uvc_entity_match_guid---841</text:p>
      <text:p text:style-name="P1">[10021.998433] uvc_ctrl:uvc_entity_match_guid---841</text:p>
      <text:p text:style-name="P1">[10021.998434] uvc_ctrl:uvc_ctrl_add_info---1919</text:p>
      <text:p text:style-name="P1">[10021.998436] uvc_ctrl:uvc_entity_match_guid---841</text:p>
      <text:p text:style-name="P1">[10021.998438] uvc_ctrl:uvc_entity_match_guid---841</text:p>
      <text:p text:style-name="P1">[10021.998439] uvc_ctrl:uvc_entity_match_guid---841</text:p>
      <text:p text:style-name="P1">[10021.998440] uvc_ctrl:uvc_entity_match_guid---841</text:p>
      <text:p text:style-name="P1">[10021.998442] uvc_ctrl:uvc_entity_match_guid---841</text:p>
      <text:p text:style-name="P1">[10021.998443] uvc_ctrl:uvc_entity_match_guid---841</text:p>
      <text:p text:style-name="P1">[10021.998445] uvc_ctrl:uvc_entity_match_guid---841</text:p>
      <text:p text:style-name="P1">[10021.998446] uvc_ctrl:uvc_entity_match_guid---841</text:p>
      <text:p text:style-name="P1">[10021.998448] uvc_ctrl:uvc_entity_match_guid---841</text:p>
      <text:p text:style-name="P1">[10021.998449] uvc_ctrl:uvc_entity_match_guid---841</text:p>
      <text:p text:style-name="P1">[10021.998451] uvc_ctrl:uvc_entity_match_guid---841</text:p>
      <text:p text:style-name="P1">[10021.998452] uvc_ctrl:uvc_entity_match_guid---841</text:p>
      <text:p text:style-name="P1">[10021.998454] uvc_ctrl:uvc_entity_match_guid---841</text:p>
      <text:p text:style-name="P1">[10021.998455] uvc_ctrl:__uvc_ctrl_add_mapping---1951</text:p>
      <text:p text:style-name="P1">[10021.998457] uvc_ctrl:uvc_entity_match_guid---841</text:p>
      <text:p text:style-name="P1">[10021.998459] uvc_ctrl:uvc_entity_match_guid---841</text:p>
      <text:p text:style-name="P1">[10021.998460] uvc_ctrl:uvc_entity_match_guid---841</text:p>
      <text:p text:style-name="P1">[10021.998462] uvc_ctrl:uvc_entity_match_guid---841</text:p>
      <text:p text:style-name="P1">[10021.998463] uvc_ctrl:uvc_entity_match_guid---841</text:p>
      <text:p text:style-name="P1">[10021.998465] uvc_ctrl:uvc_entity_match_guid---841</text:p>
      <text:p text:style-name="P1">[10021.998467] uvc_ctrl:uvc_entity_match_guid---841</text:p>
      <text:p text:style-name="P1">[10021.998468] uvc_ctrl:uvc_entity_match_guid---841</text:p>
      <text:p text:style-name="P1"><text:soft-page-break/>[10021.998470] uvc_ctrl:uvc_entity_match_guid---841</text:p>
      <text:p text:style-name="P1">[10021.998471] uvc_ctrl:uvc_entity_match_guid---841</text:p>
      <text:p text:style-name="P1">[10021.998473] uvc_ctrl:uvc_entity_match_guid---841</text:p>
      <text:p text:style-name="P1">[10021.998475] uvc_ctrl:uvc_entity_match_guid---841</text:p>
      <text:p text:style-name="P1">[10021.998476] uvc_ctrl:uvc_entity_match_guid---841</text:p>
      <text:p text:style-name="P1">[10021.998478] uvc_ctrl:uvc_entity_match_guid---841</text:p>
      <text:p text:style-name="P1">[10021.998479] uvc_ctrl:uvc_entity_match_guid---841</text:p>
      <text:p text:style-name="P1">[10021.998481] uvc_ctrl:uvc_entity_match_guid---841</text:p>
      <text:p text:style-name="P1">[10021.998483] uvc_ctrl:uvc_ctrl_init_ctrl---2140</text:p>
      <text:p text:style-name="P1">[10021.998484] uvc_ctrl:uvc_entity_match_guid---841</text:p>
      <text:p text:style-name="P1">[10021.998486] uvc_ctrl:uvc_entity_match_guid---841</text:p>
      <text:p text:style-name="P1">[10021.998487] uvc_ctrl:uvc_entity_match_guid---841</text:p>
      <text:p text:style-name="P1">[10021.998489] uvc_ctrl:uvc_entity_match_guid---841</text:p>
      <text:p text:style-name="P1">[10021.998491] uvc_ctrl:uvc_entity_match_guid---841</text:p>
      <text:p text:style-name="P1">[10021.998492] uvc_ctrl:uvc_entity_match_guid---841</text:p>
      <text:p text:style-name="P1">[10021.998494] uvc_ctrl:uvc_entity_match_guid---841</text:p>
      <text:p text:style-name="P1">[10021.998495] uvc_ctrl:uvc_entity_match_guid---841</text:p>
      <text:p text:style-name="P1">[10021.998497] uvc_ctrl:uvc_entity_match_guid---841</text:p>
      <text:p text:style-name="P1">[10021.998498] uvc_ctrl:uvc_entity_match_guid---841</text:p>
      <text:p text:style-name="P1">[10021.998500] uvc_ctrl:uvc_entity_match_guid---841</text:p>
      <text:p text:style-name="P1">[10021.998502] uvc_ctrl:uvc_entity_match_guid---841</text:p>
      <text:p text:style-name="P1">[10021.998503] uvc_ctrl:uvc_entity_match_guid---841</text:p>
      <text:p text:style-name="P1">[10021.998505] uvc_ctrl:uvc_entity_match_guid---841</text:p>
      <text:p text:style-name="P1">[10021.998507] uvc_ctrl:uvc_entity_match_guid---841</text:p>
      <text:p text:style-name="P1">[10021.998508] uvc_ctrl:uvc_entity_match_guid---841</text:p>
      <text:p text:style-name="P1">[10021.998510] uvc_ctrl:uvc_entity_match_guid---841</text:p>
      <text:p text:style-name="P1">[10021.998511] uvc_ctrl:uvc_entity_match_guid---841</text:p>
      <text:p text:style-name="P1">[10021.998513] uvc_ctrl:uvc_entity_match_guid---841</text:p>
      <text:p text:style-name="P1">[10021.998515] uvc_ctrl:uvc_entity_match_guid---841</text:p>
      <text:p text:style-name="P1">[10021.998516] uvc_ctrl:uvc_entity_match_guid---841</text:p>
      <text:p text:style-name="P1">[10021.998518] uvc_ctrl:uvc_entity_match_guid---841</text:p>
      <text:p text:style-name="P1">[10021.998520] uvc_ctrl:uvc_entity_match_guid---841</text:p>
      <text:p text:style-name="P1">[10021.998522] uvc_ctrl:uvc_entity_match_guid---841</text:p>
      <text:p text:style-name="P1">[10021.998523] uvc_ctrl:uvc_ctrl_add_info---1919</text:p>
      <text:p text:style-name="P1">[10021.998525] uvc_ctrl:uvc_entity_match_guid---841</text:p>
      <text:p text:style-name="P1">[10021.998527] uvc_ctrl:uvc_entity_match_guid---841</text:p>
      <text:p text:style-name="P1">[10021.998529] uvc_ctrl:uvc_entity_match_guid---841</text:p>
      <text:p text:style-name="P1">[10021.998530] uvc_ctrl:uvc_entity_match_guid---841</text:p>
      <text:p text:style-name="P1">[10021.998532] uvc_ctrl:uvc_entity_match_guid---841</text:p>
      <text:p text:style-name="P1">[10021.998534] uvc_ctrl:uvc_entity_match_guid---841</text:p>
      <text:p text:style-name="P1">[10021.998535] uvc_ctrl:uvc_entity_match_guid---841</text:p>
      <text:p text:style-name="P1">[10021.998537] uvc_ctrl:uvc_entity_match_guid---841</text:p>
      <text:p text:style-name="P1">[10021.998539] uvc_ctrl:uvc_entity_match_guid---841</text:p>
      <text:p text:style-name="P1">[10021.998540] uvc_ctrl:uvc_entity_match_guid---841</text:p>
      <text:p text:style-name="P1">[10021.998542] uvc_ctrl:uvc_entity_match_guid---841</text:p>
      <text:p text:style-name="P1">[10021.998543] uvc_ctrl:uvc_entity_match_guid---841</text:p>
      <text:p text:style-name="P1">[10021.998545] uvc_ctrl:uvc_entity_match_guid---841</text:p>
      <text:p text:style-name="P1">[10021.998547] uvc_ctrl:uvc_entity_match_guid---841</text:p>
      <text:p text:style-name="P1">[10021.998549] uvc_ctrl:uvc_entity_match_guid---841</text:p>
      <text:p text:style-name="P1">[10021.998550] uvc_ctrl:uvc_entity_match_guid---841</text:p>
      <text:p text:style-name="P1">[10021.998552] uvc_ctrl:uvc_entity_match_guid---841</text:p>
      <text:p text:style-name="P1">[10021.998554] uvc_ctrl:uvc_entity_match_guid---841</text:p>
      <text:p text:style-name="P1"><text:soft-page-break/>[10021.998555] uvc_ctrl:uvc_entity_match_guid---841</text:p>
      <text:p text:style-name="P1">[10021.998557] uvc_ctrl:__uvc_ctrl_add_mapping---1951</text:p>
      <text:p text:style-name="P1">[10021.998559] uvc_ctrl:uvc_entity_match_guid---841</text:p>
      <text:p text:style-name="P1">[10021.998561] uvc_ctrl:uvc_entity_match_guid---841</text:p>
      <text:p text:style-name="P1">[10021.998562] uvc_ctrl:uvc_entity_match_guid---841</text:p>
      <text:p text:style-name="P1">[10021.998564] uvc_ctrl:uvc_entity_match_guid---841</text:p>
      <text:p text:style-name="P1">[10021.998566] uvc_ctrl:uvc_entity_match_guid---841</text:p>
      <text:p text:style-name="P1">[10021.998567] uvc_ctrl:uvc_entity_match_guid---841</text:p>
      <text:p text:style-name="P1">[10021.998569] uvc_ctrl:uvc_entity_match_guid---841</text:p>
      <text:p text:style-name="P1">[10021.998570] uvc_ctrl:uvc_entity_match_guid---841</text:p>
      <text:p text:style-name="P1">[10021.998572] uvc_ctrl:uvc_entity_match_guid---841</text:p>
      <text:p text:style-name="P1">[10021.998574] uvc_ctrl:uvc_entity_match_guid---841</text:p>
      <text:p text:style-name="P1">[10021.998576] uvc_ctrl:uvc_ctrl_init_ctrl---2140</text:p>
      <text:p text:style-name="P1">[10021.998577] uvc_ctrl:uvc_entity_match_guid---841</text:p>
      <text:p text:style-name="P1">[10021.998579] uvc_ctrl:uvc_entity_match_guid---841</text:p>
      <text:p text:style-name="P1">[10021.998581] uvc_ctrl:uvc_entity_match_guid---841</text:p>
      <text:p text:style-name="P1">[10021.998582] uvc_ctrl:uvc_entity_match_guid---841</text:p>
      <text:p text:style-name="P1">[10021.998584] uvc_ctrl:uvc_entity_match_guid---841</text:p>
      <text:p text:style-name="P1">[10021.998585] uvc_ctrl:uvc_entity_match_guid---841</text:p>
      <text:p text:style-name="P1">[10021.998587] uvc_ctrl:uvc_entity_match_guid---841</text:p>
      <text:p text:style-name="P1">[10021.998588] uvc_ctrl:uvc_entity_match_guid---841</text:p>
      <text:p text:style-name="P1">[10021.998590] uvc_ctrl:uvc_entity_match_guid---841</text:p>
      <text:p text:style-name="P1">[10021.998591] uvc_ctrl:uvc_entity_match_guid---841</text:p>
      <text:p text:style-name="P1">[10021.998593] uvc_ctrl:uvc_entity_match_guid---841</text:p>
      <text:p text:style-name="P1">[10021.998595] uvc_ctrl:uvc_entity_match_guid---841</text:p>
      <text:p text:style-name="P1">[10021.998596] uvc_ctrl:uvc_entity_match_guid---841</text:p>
      <text:p text:style-name="P1">[10021.998597] uvc_ctrl:uvc_entity_match_guid---841</text:p>
      <text:p text:style-name="P1">[10021.998599] uvc_ctrl:uvc_entity_match_guid---841</text:p>
      <text:p text:style-name="P1">[10021.998600] uvc_ctrl:uvc_entity_match_guid---841</text:p>
      <text:p text:style-name="P1">[10021.998602] uvc_ctrl:uvc_entity_match_guid---841</text:p>
      <text:p text:style-name="P1">[10021.998614] uvc_ctrl:uvc_entity_match_guid---841</text:p>
      <text:p text:style-name="P1">[10021.998617] uvc_ctrl:uvc_entity_match_guid---841</text:p>
      <text:p text:style-name="P1">[10021.998618] uvc_ctrl:uvc_entity_match_guid---841</text:p>
      <text:p text:style-name="P1">[10021.998620] uvc_ctrl:uvc_entity_match_guid---841</text:p>
      <text:p text:style-name="P1">[10021.998622] uvc_ctrl:uvc_entity_match_guid---841</text:p>
      <text:p text:style-name="P1">[10021.998623] uvc_ctrl:uvc_entity_match_guid---841</text:p>
      <text:p text:style-name="P1">[10021.998624] uvc_ctrl:uvc_entity_match_guid---841</text:p>
      <text:p text:style-name="P1">[10021.998625] uvc_ctrl:uvc_entity_match_guid---841</text:p>
      <text:p text:style-name="P1">[10021.998626] uvc_ctrl:uvc_entity_match_guid---841</text:p>
      <text:p text:style-name="P1">[10021.998627] uvc_ctrl:uvc_entity_match_guid---841</text:p>
      <text:p text:style-name="P1">[10021.998628] uvc_ctrl:uvc_entity_match_guid---841</text:p>
      <text:p text:style-name="P1">[10021.998629] uvc_ctrl:uvc_ctrl_add_info---1919</text:p>
      <text:p text:style-name="P1">[10021.998631] uvc_ctrl:uvc_entity_match_guid---841</text:p>
      <text:p text:style-name="P1">[10021.998632] uvc_ctrl:uvc_entity_match_guid---841</text:p>
      <text:p text:style-name="P1">[10021.998633] uvc_ctrl:uvc_entity_match_guid---841</text:p>
      <text:p text:style-name="P1">[10021.998634] uvc_ctrl:uvc_entity_match_guid---841</text:p>
      <text:p text:style-name="P1">[10021.998635] uvc_ctrl:uvc_entity_match_guid---841</text:p>
      <text:p text:style-name="P1">[10021.998636] uvc_ctrl:uvc_entity_match_guid---841</text:p>
      <text:p text:style-name="P1">[10021.998637] uvc_ctrl:uvc_entity_match_guid---841</text:p>
      <text:p text:style-name="P1">[10021.998639] uvc_ctrl:uvc_entity_match_guid---841</text:p>
      <text:p text:style-name="P1">[10021.998640] uvc_ctrl:uvc_entity_match_guid---841</text:p>
      <text:p text:style-name="P1">[10021.998641] uvc_ctrl:uvc_entity_match_guid---841</text:p>
      <text:p text:style-name="P1"><text:soft-page-break/>[10021.998642] uvc_ctrl:uvc_entity_match_guid---841</text:p>
      <text:p text:style-name="P1">[10021.998643] uvc_ctrl:uvc_entity_match_guid---841</text:p>
      <text:p text:style-name="P1">[10021.998644] uvc_ctrl:uvc_entity_match_guid---841</text:p>
      <text:p text:style-name="P1">[10021.998645] uvc_ctrl:uvc_entity_match_guid---841</text:p>
      <text:p text:style-name="P1">[10021.998646] uvc_ctrl:uvc_entity_match_guid---841</text:p>
      <text:p text:style-name="P1">[10021.998648] uvc_ctrl:uvc_entity_match_guid---841</text:p>
      <text:p text:style-name="P1">[10021.998649] uvc_ctrl:uvc_entity_match_guid---841</text:p>
      <text:p text:style-name="P1">[10021.998650] uvc_ctrl:uvc_entity_match_guid---841</text:p>
      <text:p text:style-name="P1">[10021.998651] uvc_ctrl:uvc_entity_match_guid---841</text:p>
      <text:p text:style-name="P1">[10021.998652] uvc_ctrl:uvc_entity_match_guid---841</text:p>
      <text:p text:style-name="P1">[10021.998653] uvc_ctrl:uvc_entity_match_guid---841</text:p>
      <text:p text:style-name="P1">[10021.998654] uvc_ctrl:uvc_entity_match_guid---841</text:p>
      <text:p text:style-name="P1">[10021.998655] uvc_ctrl:uvc_entity_match_guid---841</text:p>
      <text:p text:style-name="P1">[10021.998657] uvc_ctrl:__uvc_ctrl_add_mapping---1951</text:p>
      <text:p text:style-name="P1">[10021.998658] uvc_ctrl:uvc_entity_match_guid---841</text:p>
      <text:p text:style-name="P1">[10021.998659] uvc_ctrl:uvc_entity_match_guid---841</text:p>
      <text:p text:style-name="P1">[10021.998660] uvc_ctrl:uvc_entity_match_guid---841</text:p>
      <text:p text:style-name="P1">[10021.998661] uvc_ctrl:uvc_entity_match_guid---841</text:p>
      <text:p text:style-name="P1">[10021.998662] uvc_ctrl:uvc_entity_match_guid---841</text:p>
      <text:p text:style-name="P1">[10021.998664] uvc_ctrl:uvc_entity_match_guid---841</text:p>
      <text:p text:style-name="P1">[10021.998665] uvc_ctrl:uvc_ctrl_init_ctrl---2140</text:p>
      <text:p text:style-name="P1">[10021.998666] uvc_ctrl:uvc_entity_match_guid---841</text:p>
      <text:p text:style-name="P1">[10021.998667] uvc_ctrl:uvc_entity_match_guid---841</text:p>
      <text:p text:style-name="P1">[10021.998668] uvc_ctrl:uvc_entity_match_guid---841</text:p>
      <text:p text:style-name="P1">[10021.998669] uvc_ctrl:uvc_entity_match_guid---841</text:p>
      <text:p text:style-name="P1">[10021.998670] uvc_ctrl:uvc_entity_match_guid---841</text:p>
      <text:p text:style-name="P1">[10021.998671] uvc_ctrl:uvc_entity_match_guid---841</text:p>
      <text:p text:style-name="P1">[10021.998673] uvc_ctrl:uvc_entity_match_guid---841</text:p>
      <text:p text:style-name="P1">[10021.998674] uvc_ctrl:uvc_entity_match_guid---841</text:p>
      <text:p text:style-name="P1">[10021.998675] uvc_ctrl:uvc_entity_match_guid---841</text:p>
      <text:p text:style-name="P1">[10021.998676] uvc_ctrl:uvc_entity_match_guid---841</text:p>
      <text:p text:style-name="P1">[10021.998677] uvc_ctrl:uvc_entity_match_guid---841</text:p>
      <text:p text:style-name="P1">[10021.998678] uvc_ctrl:uvc_entity_match_guid---841</text:p>
      <text:p text:style-name="P1">[10021.998679] uvc_ctrl:uvc_entity_match_guid---841</text:p>
      <text:p text:style-name="P1">[10021.998681] uvc_ctrl:uvc_entity_match_guid---841</text:p>
      <text:p text:style-name="P1">[10021.998682] uvc_ctrl:uvc_entity_match_guid---841</text:p>
      <text:p text:style-name="P1">[10021.998683] uvc_ctrl:uvc_entity_match_guid---841</text:p>
      <text:p text:style-name="P1">[10021.998684] uvc_ctrl:uvc_entity_match_guid---841</text:p>
      <text:p text:style-name="P1">[10021.998685] uvc_ctrl:uvc_entity_match_guid---841</text:p>
      <text:p text:style-name="P1">[10021.998686] uvc_ctrl:uvc_entity_match_guid---841</text:p>
      <text:p text:style-name="P1">[10021.998688] uvc_ctrl:uvc_entity_match_guid---841</text:p>
      <text:p text:style-name="P1">[10021.998689] uvc_ctrl:uvc_entity_match_guid---841</text:p>
      <text:p text:style-name="P1">[10021.998690] uvc_ctrl:uvc_entity_match_guid---841</text:p>
      <text:p text:style-name="P1">[10021.998691] uvc_ctrl:uvc_entity_match_guid---841</text:p>
      <text:p text:style-name="P1">[10021.998692] uvc_ctrl:uvc_entity_match_guid---841</text:p>
      <text:p text:style-name="P1">[10021.998693] uvc_ctrl:uvc_entity_match_guid---841</text:p>
      <text:p text:style-name="P1">[10021.998695] uvc_ctrl:uvc_entity_match_guid---841</text:p>
      <text:p text:style-name="P1">[10021.998696] uvc_ctrl:uvc_entity_match_guid---841</text:p>
      <text:p text:style-name="P1">[10021.998697] uvc_ctrl:uvc_entity_match_guid---841</text:p>
      <text:p text:style-name="P1">[10021.998698] uvc_ctrl:uvc_entity_match_guid---841</text:p>
      <text:p text:style-name="P1">[10021.998699] uvc_ctrl:uvc_entity_match_guid---841</text:p>
      <text:p text:style-name="P1">[10021.998700] uvc_ctrl:uvc_entity_match_guid---841</text:p>
      <text:p text:style-name="P1"><text:soft-page-break/>[10021.998702] uvc_ctrl:uvc_ctrl_add_info---1919</text:p>
      <text:p text:style-name="P1">[10021.998703] uvc_ctrl:uvc_entity_match_guid---841</text:p>
      <text:p text:style-name="P1">[10021.998704] uvc_ctrl:uvc_entity_match_guid---841</text:p>
      <text:p text:style-name="P1">[10021.998705] uvc_ctrl:uvc_entity_match_guid---841</text:p>
      <text:p text:style-name="P1">[10021.998706] uvc_ctrl:uvc_entity_match_guid---841</text:p>
      <text:p text:style-name="P1">[10021.998707] uvc_ctrl:uvc_entity_match_guid---841</text:p>
      <text:p text:style-name="P1">[10021.998708] uvc_ctrl:uvc_entity_match_guid---841</text:p>
      <text:p text:style-name="P1">[10021.998709] uvc_ctrl:uvc_entity_match_guid---841</text:p>
      <text:p text:style-name="P1">[10021.998711] uvc_ctrl:uvc_entity_match_guid---841</text:p>
      <text:p text:style-name="P1">[10021.998712] uvc_ctrl:uvc_entity_match_guid---841</text:p>
      <text:p text:style-name="P1">[10021.998713] uvc_ctrl:uvc_entity_match_guid---841</text:p>
      <text:p text:style-name="P1">[10021.998714] uvc_ctrl:uvc_entity_match_guid---841</text:p>
      <text:p text:style-name="P1">[10021.998715] uvc_ctrl:uvc_entity_match_guid---841</text:p>
      <text:p text:style-name="P1">[10021.998716] uvc_ctrl:uvc_entity_match_guid---841</text:p>
      <text:p text:style-name="P1">[10021.998717] uvc_ctrl:uvc_entity_match_guid---841</text:p>
      <text:p text:style-name="P1">[10021.998718] uvc_ctrl:uvc_entity_match_guid---841</text:p>
      <text:p text:style-name="P1">[10021.998719] uvc_ctrl:uvc_entity_match_guid---841</text:p>
      <text:p text:style-name="P1">[10021.998721] uvc_ctrl:uvc_entity_match_guid---841</text:p>
      <text:p text:style-name="P1">[10021.998722] uvc_ctrl:uvc_entity_match_guid---841</text:p>
      <text:p text:style-name="P1">[10021.998723] uvc_ctrl:uvc_entity_match_guid---841</text:p>
      <text:p text:style-name="P1">[10021.998724] uvc_ctrl:uvc_entity_match_guid---841</text:p>
      <text:p text:style-name="P1">[10021.998725] uvc_ctrl:uvc_entity_match_guid---841</text:p>
      <text:p text:style-name="P1">[10021.998726] uvc_ctrl:uvc_entity_match_guid---841</text:p>
      <text:p text:style-name="P1">[10021.998727] uvc_ctrl:uvc_entity_match_guid---841</text:p>
      <text:p text:style-name="P1">[10021.998729] uvc_ctrl:uvc_entity_match_guid---841</text:p>
      <text:p text:style-name="P1">[10021.998730] uvc_ctrl:uvc_entity_match_guid---841</text:p>
      <text:p text:style-name="P1">[10021.998731] uvc_ctrl:uvc_entity_match_guid---841</text:p>
      <text:p text:style-name="P1">[10021.998732] uvc_ctrl:uvc_entity_match_guid---841</text:p>
      <text:p text:style-name="P1">[10021.998733] uvc_ctrl:__uvc_ctrl_add_mapping---1951</text:p>
      <text:p text:style-name="P1">[10021.998735] uvc_ctrl:uvc_entity_match_guid---841</text:p>
      <text:p text:style-name="P1">[10021.998736] uvc_ctrl:__uvc_ctrl_add_mapping---1951</text:p>
      <text:p text:style-name="P1">[10021.998738] uvc_ctrl:uvc_entity_match_guid---841</text:p>
      <text:p text:style-name="P1">[10021.998739] uvc_ctrl:uvc_ctrl_init_ctrl---2140</text:p>
      <text:p text:style-name="P1">[10021.998740] uvc_ctrl:uvc_entity_match_guid---841</text:p>
      <text:p text:style-name="P1">[10021.998741] uvc_ctrl:uvc_entity_match_guid---841</text:p>
      <text:p text:style-name="P1">[10021.998742] uvc_ctrl:uvc_entity_match_guid---841</text:p>
      <text:p text:style-name="P1">[10021.998744] uvc_ctrl:uvc_entity_match_guid---841</text:p>
      <text:p text:style-name="P1">[10021.998745] uvc_ctrl:uvc_entity_match_guid---841</text:p>
      <text:p text:style-name="P1">[10021.998746] uvc_ctrl:uvc_entity_match_guid---841</text:p>
      <text:p text:style-name="P1">[10021.998747] uvc_ctrl:uvc_entity_match_guid---841</text:p>
      <text:p text:style-name="P1">[10021.998748] uvc_ctrl:uvc_entity_match_guid---841</text:p>
      <text:p text:style-name="P1">[10021.998749] uvc_ctrl:uvc_entity_match_guid---841</text:p>
      <text:p text:style-name="P1">[10021.998750] uvc_ctrl:uvc_entity_match_guid---841</text:p>
      <text:p text:style-name="P1">[10021.998751] uvc_ctrl:uvc_entity_match_guid---841</text:p>
      <text:p text:style-name="P1">[10021.998753] uvc_ctrl:uvc_entity_match_guid---841</text:p>
      <text:p text:style-name="P1">[10021.998754] uvc_ctrl:uvc_entity_match_guid---841</text:p>
      <text:p text:style-name="P1">[10021.998755] uvc_ctrl:uvc_entity_match_guid---841</text:p>
      <text:p text:style-name="P1">[10021.998756] uvc_ctrl:uvc_entity_match_guid---841</text:p>
      <text:p text:style-name="P1">[10021.998757] uvc_ctrl:uvc_entity_match_guid---841</text:p>
      <text:p text:style-name="P1">[10021.998758] uvc_ctrl:uvc_entity_match_guid---841</text:p>
      <text:p text:style-name="P1">[10021.998759] uvc_ctrl:uvc_entity_match_guid---841</text:p>
      <text:p text:style-name="P1">[10021.998760] uvc_ctrl:uvc_entity_match_guid---841</text:p>
      <text:p text:style-name="P1"><text:soft-page-break/>[10021.998762] uvc_ctrl:uvc_entity_match_guid---841</text:p>
      <text:p text:style-name="P1">[10021.998763] uvc_ctrl:uvc_entity_match_guid---841</text:p>
      <text:p text:style-name="P1">[10021.998764] uvc_ctrl:uvc_entity_match_guid---841</text:p>
      <text:p text:style-name="P1">[10021.998765] uvc_ctrl:uvc_entity_match_guid---841</text:p>
      <text:p text:style-name="P1">[10021.998766] uvc_ctrl:uvc_entity_match_guid---841</text:p>
      <text:p text:style-name="P1">[10021.998767] uvc_ctrl:uvc_entity_match_guid---841</text:p>
      <text:p text:style-name="P1">[10021.998768] uvc_ctrl:uvc_entity_match_guid---841</text:p>
      <text:p text:style-name="P1">[10021.998770] uvc_ctrl:uvc_entity_match_guid---841</text:p>
      <text:p text:style-name="P1">[10021.998771] uvc_ctrl:uvc_entity_match_guid---841</text:p>
      <text:p text:style-name="P1">[10021.998772] uvc_ctrl:uvc_entity_match_guid---841</text:p>
      <text:p text:style-name="P1">[10021.998773] uvc_ctrl:uvc_entity_match_guid---841</text:p>
      <text:p text:style-name="P1">[10021.998774] uvc_ctrl:uvc_entity_match_guid---841</text:p>
      <text:p text:style-name="P1">[10021.998775] uvc_ctrl:uvc_entity_match_guid---841</text:p>
      <text:p text:style-name="P1">[10021.998777] uvc_ctrl:uvc_entity_match_guid---841</text:p>
      <text:p text:style-name="P1">[10021.998778] uvc_ctrl:uvc_entity_match_guid---841</text:p>
      <text:p text:style-name="P1">[10021.998779] uvc_ctrl:uvc_ctrl_add_info---1919</text:p>
      <text:p text:style-name="P1">[10021.998780] uvc_ctrl:uvc_entity_match_guid---841</text:p>
      <text:p text:style-name="P1">[10021.998782] uvc_ctrl:uvc_entity_match_guid---841</text:p>
      <text:p text:style-name="P1">[10021.998783] uvc_ctrl:uvc_entity_match_guid---841</text:p>
      <text:p text:style-name="P1">[10021.998784] uvc_ctrl:uvc_entity_match_guid---841</text:p>
      <text:p text:style-name="P1">[10021.998785] uvc_ctrl:uvc_entity_match_guid---841</text:p>
      <text:p text:style-name="P1">[10021.998786] uvc_ctrl:uvc_entity_match_guid---841</text:p>
      <text:p text:style-name="P1">[10021.998787] uvc_ctrl:uvc_entity_match_guid---841</text:p>
      <text:p text:style-name="P1">[10021.998788] uvc_ctrl:uvc_entity_match_guid---841</text:p>
      <text:p text:style-name="P1">[10021.998789] uvc_ctrl:uvc_entity_match_guid---841</text:p>
      <text:p text:style-name="P1">[10021.998790] uvc_ctrl:uvc_entity_match_guid---841</text:p>
      <text:p text:style-name="P1">[10021.998792] uvc_ctrl:uvc_entity_match_guid---841</text:p>
      <text:p text:style-name="P1">[10021.998793] uvc_ctrl:uvc_entity_match_guid---841</text:p>
      <text:p text:style-name="P1">[10021.998794] uvc_ctrl:uvc_entity_match_guid---841</text:p>
      <text:p text:style-name="P1">[10021.998795] uvc_ctrl:uvc_entity_match_guid---841</text:p>
      <text:p text:style-name="P1">[10021.998796] uvc_ctrl:uvc_entity_match_guid---841</text:p>
      <text:p text:style-name="P1">[10021.998797] uvc_ctrl:uvc_entity_match_guid---841</text:p>
      <text:p text:style-name="P1">[10021.998798] uvc_ctrl:uvc_entity_match_guid---841</text:p>
      <text:p text:style-name="P1">[10021.998799] uvc_ctrl:uvc_entity_match_guid---841</text:p>
      <text:p text:style-name="P1">[10021.998801] uvc_ctrl:uvc_entity_match_guid---841</text:p>
      <text:p text:style-name="P1">[10021.998802] uvc_ctrl:uvc_entity_match_guid---841</text:p>
      <text:p text:style-name="P1">[10021.998803] uvc_ctrl:__uvc_ctrl_add_mapping---1951</text:p>
      <text:p text:style-name="P1">[10021.998804] uvc_ctrl:uvc_entity_match_guid---841</text:p>
      <text:p text:style-name="P1">[10021.998806] uvc_ctrl:uvc_entity_match_guid---841</text:p>
      <text:p text:style-name="P1">[10021.998807] uvc_ctrl:uvc_entity_match_guid---841</text:p>
      <text:p text:style-name="P1">[10021.998808] uvc_ctrl:uvc_entity_match_guid---841</text:p>
      <text:p text:style-name="P1">[10021.998809] uvc_ctrl:uvc_entity_match_guid---841</text:p>
      <text:p text:style-name="P1">[10021.998810] uvc_ctrl:uvc_entity_match_guid---841</text:p>
      <text:p text:style-name="P1">[10021.998811] uvc_ctrl:uvc_entity_match_guid---841</text:p>
      <text:p text:style-name="P1">[10021.998812] uvc_ctrl:uvc_entity_match_guid---841</text:p>
      <text:p text:style-name="P1">[10021.998814] uvc_ctrl:uvc_entity_match_guid---841</text:p>
      <text:p text:style-name="P1">[10021.998815] uvc_ctrl:uvc_ctrl_prune_entity---2079</text:p>
      <text:p text:style-name="P1">[10021.998817] uvc_ctrl:uvc_ctrl_init_ctrl---2140</text:p>
      <text:p text:style-name="P1">[10021.998819] uvc_ctrl:uvc_entity_match_guid---841</text:p>
      <text:p text:style-name="P1">[10021.998820] uvc_ctrl:uvc_ctrl_add_info---1919</text:p>
      <text:p text:style-name="P1">[10021.998821] uvc_ctrl:uvc_entity_match_guid---841</text:p>
      <text:p text:style-name="P1">[10021.998822] uvc_ctrl:__uvc_ctrl_add_mapping---1951</text:p>
      <text:p text:style-name="P1"><text:soft-page-break/>[10021.998824] uvc_ctrl:uvc_entity_match_guid---841</text:p>
      <text:p text:style-name="P1">[10021.998825] uvc_ctrl:uvc_entity_match_guid---841</text:p>
      <text:p text:style-name="P1">[10021.998826] uvc_ctrl:uvc_entity_match_guid---841</text:p>
      <text:p text:style-name="P1">[10021.998827] uvc_ctrl:uvc_entity_match_guid---841</text:p>
      <text:p text:style-name="P1">[10021.998828] uvc_ctrl:uvc_entity_match_guid---841</text:p>
      <text:p text:style-name="P1">[10021.998829] uvc_ctrl:uvc_entity_match_guid---841</text:p>
      <text:p text:style-name="P1">[10021.998831] uvc_ctrl:uvc_entity_match_guid---841</text:p>
      <text:p text:style-name="P1">[10021.998832] uvc_ctrl:uvc_entity_match_guid---841</text:p>
      <text:p text:style-name="P1">[10021.998833] uvc_ctrl:uvc_entity_match_guid---841</text:p>
      <text:p text:style-name="P1">[10021.998834] uvc_ctrl:uvc_entity_match_guid---841</text:p>
      <text:p text:style-name="P1">[10021.998835] uvc_ctrl:uvc_entity_match_guid---841</text:p>
      <text:p text:style-name="P1">[10021.998836] uvc_ctrl:uvc_entity_match_guid---841</text:p>
      <text:p text:style-name="P1">[10021.998837] uvc_ctrl:uvc_entity_match_guid---841</text:p>
      <text:p text:style-name="P1">[10021.998839] uvc_ctrl:uvc_entity_match_guid---841</text:p>
      <text:p text:style-name="P1">[10021.998840] uvc_ctrl:uvc_entity_match_guid---841</text:p>
      <text:p text:style-name="P1">[10021.998841] uvc_ctrl:uvc_entity_match_guid---841</text:p>
      <text:p text:style-name="P1">[10021.998842] uvc_ctrl:uvc_entity_match_guid---841</text:p>
      <text:p text:style-name="P1">[10021.998843] uvc_ctrl:uvc_entity_match_guid---841</text:p>
      <text:p text:style-name="P1">[10021.998844] uvc_ctrl:uvc_entity_match_guid---841</text:p>
      <text:p text:style-name="P1">[10021.998845] uvc_ctrl:uvc_entity_match_guid---841</text:p>
      <text:p text:style-name="P1">[10021.998846] uvc_ctrl:uvc_entity_match_guid---841</text:p>
      <text:p text:style-name="P1">[10021.998847] uvc_ctrl:uvc_entity_match_guid---841</text:p>
      <text:p text:style-name="P1">[10021.998848] uvc_ctrl:uvc_entity_match_guid---841</text:p>
      <text:p text:style-name="P1">[10021.998850] uvc_ctrl:uvc_entity_match_guid---841</text:p>
      <text:p text:style-name="P1">[10021.998851] uvc_ctrl:uvc_entity_match_guid---841</text:p>
      <text:p text:style-name="P1">[10021.998852] uvc_ctrl:uvc_entity_match_guid---841</text:p>
      <text:p text:style-name="P1">[10021.998853] uvc_ctrl:uvc_entity_match_guid---841</text:p>
      <text:p text:style-name="P1">[10021.998854] uvc_ctrl:uvc_entity_match_guid---841</text:p>
      <text:p text:style-name="P1">[10021.998855] uvc_ctrl:uvc_ctrl_init_ctrl---2140</text:p>
      <text:p text:style-name="P1">[10021.998856] uvc_ctrl:uvc_entity_match_guid---841</text:p>
      <text:p text:style-name="P1">[10021.998858] uvc_ctrl:uvc_entity_match_guid---841</text:p>
      <text:p text:style-name="P1">[10021.998859] uvc_ctrl:uvc_ctrl_add_info---1919</text:p>
      <text:p text:style-name="P1">[10021.998860] uvc_ctrl:uvc_entity_match_guid---841</text:p>
      <text:p text:style-name="P1">[10021.998861] uvc_ctrl:uvc_entity_match_guid---841</text:p>
      <text:p text:style-name="P1">[10021.998862] uvc_ctrl:__uvc_ctrl_add_mapping---1951</text:p>
      <text:p text:style-name="P1">[10021.998865] uvc_ctrl:uvc_entity_match_guid---841</text:p>
      <text:p text:style-name="P1">[10021.998866] uvc_ctrl:uvc_entity_match_guid---841</text:p>
      <text:p text:style-name="P1">[10021.998867] uvc_ctrl:uvc_entity_match_guid---841</text:p>
      <text:p text:style-name="P1">[10021.998868] uvc_ctrl:uvc_entity_match_guid---841</text:p>
      <text:p text:style-name="P1">[10021.998869] uvc_ctrl:uvc_entity_match_guid---841</text:p>
      <text:p text:style-name="P1">[10021.998871] uvc_ctrl:uvc_entity_match_guid---841</text:p>
      <text:p text:style-name="P1">[10021.998872] uvc_ctrl:uvc_entity_match_guid---841</text:p>
      <text:p text:style-name="P1">[10021.998873] uvc_ctrl:uvc_entity_match_guid---841</text:p>
      <text:p text:style-name="P1">[10021.998874] uvc_ctrl:uvc_entity_match_guid---841</text:p>
      <text:p text:style-name="P1">[10021.998875] uvc_ctrl:uvc_entity_match_guid---841</text:p>
      <text:p text:style-name="P1">[10021.998877] uvc_ctrl:uvc_entity_match_guid---841</text:p>
      <text:p text:style-name="P1">[10021.998878] uvc_ctrl:uvc_entity_match_guid---841</text:p>
      <text:p text:style-name="P1">[10021.998879] uvc_ctrl:uvc_entity_match_guid---841</text:p>
      <text:p text:style-name="P1">[10021.998880] uvc_ctrl:uvc_entity_match_guid---841</text:p>
      <text:p text:style-name="P1">[10021.998881] uvc_ctrl:uvc_entity_match_guid---841</text:p>
      <text:p text:style-name="P1">[10021.998882] uvc_ctrl:uvc_entity_match_guid---841</text:p>
      <text:p text:style-name="P1">[10021.998883] uvc_ctrl:uvc_entity_match_guid---841</text:p>
      <text:p text:style-name="P1"><text:soft-page-break/>[10021.998885] uvc_ctrl:uvc_entity_match_guid---841</text:p>
      <text:p text:style-name="P1">[10021.998886] uvc_ctrl:uvc_entity_match_guid---841</text:p>
      <text:p text:style-name="P1">[10021.998887] uvc_ctrl:uvc_entity_match_guid---841</text:p>
      <text:p text:style-name="P1">[10021.998888] uvc_ctrl:uvc_entity_match_guid---841</text:p>
      <text:p text:style-name="P1">[10021.998889] uvc_ctrl:uvc_entity_match_guid---841</text:p>
      <text:p text:style-name="P1">[10021.998890] uvc_ctrl:uvc_entity_match_guid---841</text:p>
      <text:p text:style-name="P1">[10021.998891] uvc_ctrl:uvc_entity_match_guid---841</text:p>
      <text:p text:style-name="P1">[10021.998892] uvc_ctrl:uvc_entity_match_guid---841</text:p>
      <text:p text:style-name="P1">[10021.998893] uvc_ctrl:uvc_entity_match_guid---841</text:p>
      <text:p text:style-name="P1">[10021.998895] uvc_ctrl:uvc_entity_match_guid---841</text:p>
      <text:p text:style-name="P1">[10021.998896] uvc_ctrl:uvc_ctrl_init_ctrl---2140</text:p>
      <text:p text:style-name="P1">[10021.998897] uvc_ctrl:uvc_entity_match_guid---841</text:p>
      <text:p text:style-name="P1">[10021.998898] uvc_ctrl:uvc_entity_match_guid---841</text:p>
      <text:p text:style-name="P1">[10021.998899] uvc_ctrl:uvc_entity_match_guid---841</text:p>
      <text:p text:style-name="P1">[10021.998900] uvc_ctrl:uvc_entity_match_guid---841</text:p>
      <text:p text:style-name="P1">[10021.998902] uvc_ctrl:uvc_ctrl_add_info---1919</text:p>
      <text:p text:style-name="P1">[10021.998903] uvc_ctrl:uvc_entity_match_guid---841</text:p>
      <text:p text:style-name="P1">[10021.998904] uvc_ctrl:uvc_entity_match_guid---841</text:p>
      <text:p text:style-name="P1">[10021.998905] uvc_ctrl:uvc_entity_match_guid---841</text:p>
      <text:p text:style-name="P1">[10021.998906] uvc_ctrl:uvc_entity_match_guid---841</text:p>
      <text:p text:style-name="P1">[10021.998907] uvc_ctrl:__uvc_ctrl_add_mapping---1951</text:p>
      <text:p text:style-name="P1">[10021.998909] uvc_ctrl:uvc_entity_match_guid---841</text:p>
      <text:p text:style-name="P1">[10021.998910] uvc_ctrl:uvc_entity_match_guid---841</text:p>
      <text:p text:style-name="P1">[10021.998911] uvc_ctrl:uvc_entity_match_guid---841</text:p>
      <text:p text:style-name="P1">[10021.998912] uvc_ctrl:uvc_entity_match_guid---841</text:p>
      <text:p text:style-name="P1">[10021.998913] uvc_ctrl:uvc_entity_match_guid---841</text:p>
      <text:p text:style-name="P1">[10021.998915] uvc_ctrl:uvc_entity_match_guid---841</text:p>
      <text:p text:style-name="P1">[10021.998916] uvc_ctrl:uvc_entity_match_guid---841</text:p>
      <text:p text:style-name="P1">[10021.998917] uvc_ctrl:uvc_entity_match_guid---841</text:p>
      <text:p text:style-name="P1">[10021.998918] uvc_ctrl:uvc_entity_match_guid---841</text:p>
      <text:p text:style-name="P1">[10021.998919] uvc_ctrl:uvc_entity_match_guid---841</text:p>
      <text:p text:style-name="P1">[10021.998920] uvc_ctrl:uvc_entity_match_guid---841</text:p>
      <text:p text:style-name="P1">[10021.998921] uvc_ctrl:uvc_entity_match_guid---841</text:p>
      <text:p text:style-name="P1">[10021.998923] uvc_ctrl:uvc_entity_match_guid---841</text:p>
      <text:p text:style-name="P1">[10021.998924] uvc_ctrl:uvc_entity_match_guid---841</text:p>
      <text:p text:style-name="P1">[10021.998925] uvc_ctrl:uvc_entity_match_guid---841</text:p>
      <text:p text:style-name="P1">[10021.998926] uvc_ctrl:uvc_entity_match_guid---841</text:p>
      <text:p text:style-name="P1">[10021.998927] uvc_ctrl:uvc_entity_match_guid---841</text:p>
      <text:p text:style-name="P1">[10021.998928] uvc_ctrl:uvc_entity_match_guid---841</text:p>
      <text:p text:style-name="P1">[10021.998929] uvc_ctrl:uvc_entity_match_guid---841</text:p>
      <text:p text:style-name="P1">[10021.998931] uvc_ctrl:uvc_entity_match_guid---841</text:p>
      <text:p text:style-name="P1">[10021.998932] uvc_ctrl:uvc_entity_match_guid---841</text:p>
      <text:p text:style-name="P1">[10021.998933] uvc_ctrl:uvc_entity_match_guid---841</text:p>
      <text:p text:style-name="P1">[10021.998934] uvc_ctrl:uvc_entity_match_guid---841</text:p>
      <text:p text:style-name="P1">[10021.998935] uvc_ctrl:uvc_entity_match_guid---841</text:p>
      <text:p text:style-name="P1">[10021.998936] uvc_ctrl:uvc_entity_match_guid---841</text:p>
      <text:p text:style-name="P1">[10021.998937] uvc_ctrl:uvc_ctrl_init_ctrl---2140</text:p>
      <text:p text:style-name="P1">[10021.998938] uvc_ctrl:uvc_entity_match_guid---841</text:p>
      <text:p text:style-name="P1">[10021.998939] uvc_ctrl:uvc_entity_match_guid---841</text:p>
      <text:p text:style-name="P1">[10021.998941] uvc_ctrl:uvc_entity_match_guid---841</text:p>
      <text:p text:style-name="P1">[10021.998942] uvc_ctrl:uvc_entity_match_guid---841</text:p>
      <text:p text:style-name="P1">[10021.998943] uvc_ctrl:uvc_entity_match_guid---841</text:p>
      <text:p text:style-name="P1"><text:soft-page-break/>[10021.998944] uvc_ctrl:uvc_ctrl_add_info---1919</text:p>
      <text:p text:style-name="P1">[10021.998945] uvc_ctrl:uvc_entity_match_guid---841</text:p>
      <text:p text:style-name="P1">[10021.998947] uvc_ctrl:uvc_entity_match_guid---841</text:p>
      <text:p text:style-name="P1">[10021.998948] uvc_ctrl:uvc_entity_match_guid---841</text:p>
      <text:p text:style-name="P1">[10021.998949] uvc_ctrl:uvc_entity_match_guid---841</text:p>
      <text:p text:style-name="P1">[10021.998950] uvc_ctrl:uvc_entity_match_guid---841</text:p>
      <text:p text:style-name="P1">[10021.998951] uvc_ctrl:__uvc_ctrl_add_mapping---1951</text:p>
      <text:p text:style-name="P1">[10021.998952] uvc_ctrl:uvc_entity_match_guid---841</text:p>
      <text:p text:style-name="P1">[10021.998953] uvc_ctrl:uvc_entity_match_guid---841</text:p>
      <text:p text:style-name="P1">[10021.998955] uvc_ctrl:uvc_entity_match_guid---841</text:p>
      <text:p text:style-name="P1">[10021.998956] uvc_ctrl:uvc_entity_match_guid---841</text:p>
      <text:p text:style-name="P1">[10021.998957] uvc_ctrl:uvc_entity_match_guid---841</text:p>
      <text:p text:style-name="P1">[10021.998958] uvc_ctrl:uvc_entity_match_guid---841</text:p>
      <text:p text:style-name="P1">[10021.998959] uvc_ctrl:uvc_entity_match_guid---841</text:p>
      <text:p text:style-name="P1">[10021.998960] uvc_ctrl:uvc_entity_match_guid---841</text:p>
      <text:p text:style-name="P1">[10021.998962] uvc_ctrl:uvc_entity_match_guid---841</text:p>
      <text:p text:style-name="P1">[10021.998963] uvc_ctrl:uvc_entity_match_guid---841</text:p>
      <text:p text:style-name="P1">[10021.998964] uvc_ctrl:uvc_entity_match_guid---841</text:p>
      <text:p text:style-name="P1">[10021.998965] uvc_ctrl:uvc_entity_match_guid---841</text:p>
      <text:p text:style-name="P1">[10021.998966] uvc_ctrl:uvc_entity_match_guid---841</text:p>
      <text:p text:style-name="P1">[10021.998968] uvc_ctrl:uvc_entity_match_guid---841</text:p>
      <text:p text:style-name="P1">[10021.998969] uvc_ctrl:uvc_entity_match_guid---841</text:p>
      <text:p text:style-name="P1">[10021.998970] uvc_ctrl:uvc_entity_match_guid---841</text:p>
      <text:p text:style-name="P1">[10021.998971] uvc_ctrl:uvc_entity_match_guid---841</text:p>
      <text:p text:style-name="P1">[10021.998973] uvc_ctrl:uvc_entity_match_guid---841</text:p>
      <text:p text:style-name="P1">[10021.998974] uvc_ctrl:uvc_entity_match_guid---841</text:p>
      <text:p text:style-name="P1">[10021.998975] uvc_ctrl:uvc_entity_match_guid---841</text:p>
      <text:p text:style-name="P1">[10021.998976] uvc_ctrl:uvc_entity_match_guid---841</text:p>
      <text:p text:style-name="P1">[10021.998977] uvc_ctrl:uvc_entity_match_guid---841</text:p>
      <text:p text:style-name="P1">[10021.998978] uvc_ctrl:uvc_entity_match_guid---841</text:p>
      <text:p text:style-name="P1">[10021.998979] uvc_ctrl:uvc_entity_match_guid---841</text:p>
      <text:p text:style-name="P1">[10021.998980] uvc_ctrl:uvc_ctrl_init_ctrl---2140</text:p>
      <text:p text:style-name="P1">[10021.998982] uvc_ctrl:uvc_entity_match_guid---841</text:p>
      <text:p text:style-name="P1">[10021.998983] uvc_ctrl:uvc_entity_match_guid---841</text:p>
      <text:p text:style-name="P1">[10021.998984] uvc_ctrl:uvc_entity_match_guid---841</text:p>
      <text:p text:style-name="P1">[10021.998985] uvc_ctrl:uvc_entity_match_guid---841</text:p>
      <text:p text:style-name="P1">[10021.998986] uvc_ctrl:uvc_entity_match_guid---841</text:p>
      <text:p text:style-name="P1">[10021.998987] uvc_ctrl:uvc_entity_match_guid---841</text:p>
      <text:p text:style-name="P1">[10021.998988] uvc_ctrl:uvc_entity_match_guid---841</text:p>
      <text:p text:style-name="P1">[10021.998990] uvc_ctrl:uvc_ctrl_add_info---1919</text:p>
      <text:p text:style-name="P1">[10021.998991] uvc_ctrl:uvc_entity_match_guid---841</text:p>
      <text:p text:style-name="P1">[10021.998992] uvc_ctrl:uvc_entity_match_guid---841</text:p>
      <text:p text:style-name="P1">[10021.998993] uvc_ctrl:uvc_entity_match_guid---841</text:p>
      <text:p text:style-name="P1">[10021.998994] uvc_ctrl:uvc_entity_match_guid---841</text:p>
      <text:p text:style-name="P1">[10021.998995] uvc_ctrl:uvc_entity_match_guid---841</text:p>
      <text:p text:style-name="P1">[10021.998996] uvc_ctrl:uvc_entity_match_guid---841</text:p>
      <text:p text:style-name="P1">[10021.998998] uvc_ctrl:uvc_entity_match_guid---841</text:p>
      <text:p text:style-name="P1">[10021.998999] uvc_ctrl:uvc_entity_match_guid---841</text:p>
      <text:p text:style-name="P1">[10021.999000] uvc_ctrl:uvc_entity_match_guid---841</text:p>
      <text:p text:style-name="P1">[10021.999001] uvc_ctrl:uvc_entity_match_guid---841</text:p>
      <text:p text:style-name="P1">[10021.999002] uvc_ctrl:uvc_entity_match_guid---841</text:p>
      <text:p text:style-name="P1">[10021.999003] uvc_ctrl:uvc_entity_match_guid---841</text:p>
      <text:p text:style-name="P1"><text:soft-page-break/>[10021.999004] uvc_ctrl:uvc_entity_match_guid---841</text:p>
      <text:p text:style-name="P1">[10021.999005] uvc_ctrl:uvc_entity_match_guid---841</text:p>
      <text:p text:style-name="P1">[10021.999007] uvc_ctrl:uvc_entity_match_guid---841</text:p>
      <text:p text:style-name="P1">[10021.999008] uvc_ctrl:__uvc_ctrl_add_mapping---1951</text:p>
      <text:p text:style-name="P1">[10021.999009] uvc_ctrl:uvc_entity_match_guid---841</text:p>
      <text:p text:style-name="P1">[10021.999010] uvc_ctrl:uvc_entity_match_guid---841</text:p>
      <text:p text:style-name="P1">[10021.999011] uvc_ctrl:uvc_entity_match_guid---841</text:p>
      <text:p text:style-name="P1">[10021.999013] uvc_ctrl:uvc_entity_match_guid---841</text:p>
      <text:p text:style-name="P1">[10021.999014] uvc_ctrl:uvc_entity_match_guid---841</text:p>
      <text:p text:style-name="P1">[10021.999015] uvc_ctrl:uvc_entity_match_guid---841</text:p>
      <text:p text:style-name="P1">[10021.999016] uvc_ctrl:uvc_entity_match_guid---841</text:p>
      <text:p text:style-name="P1">[10021.999017] uvc_ctrl:uvc_entity_match_guid---841</text:p>
      <text:p text:style-name="P1">[10021.999018] uvc_ctrl:uvc_entity_match_guid---841</text:p>
      <text:p text:style-name="P1">[10021.999019] uvc_ctrl:uvc_entity_match_guid---841</text:p>
      <text:p text:style-name="P1">[10021.999020] uvc_ctrl:uvc_entity_match_guid---841</text:p>
      <text:p text:style-name="P1">[10021.999021] uvc_ctrl:uvc_entity_match_guid---841</text:p>
      <text:p text:style-name="P1">[10021.999023] uvc_ctrl:uvc_entity_match_guid---841</text:p>
      <text:p text:style-name="P1">[10021.999024] uvc_ctrl:uvc_entity_match_guid---841</text:p>
      <text:p text:style-name="P1">[10021.999025] uvc_ctrl:uvc_ctrl_init_ctrl---2140</text:p>
      <text:p text:style-name="P1">[10021.999026] uvc_ctrl:uvc_entity_match_guid---841</text:p>
      <text:p text:style-name="P1">[10021.999027] uvc_ctrl:uvc_entity_match_guid---841</text:p>
      <text:p text:style-name="P1">[10021.999028] uvc_ctrl:uvc_entity_match_guid---841</text:p>
      <text:p text:style-name="P1">[10021.999029] uvc_ctrl:uvc_entity_match_guid---841</text:p>
      <text:p text:style-name="P1">[10021.999031] uvc_ctrl:uvc_entity_match_guid---841</text:p>
      <text:p text:style-name="P1">[10021.999032] uvc_ctrl:uvc_entity_match_guid---841</text:p>
      <text:p text:style-name="P1">[10021.999033] uvc_ctrl:uvc_entity_match_guid---841</text:p>
      <text:p text:style-name="P1">[10021.999034] uvc_ctrl:uvc_entity_match_guid---841</text:p>
      <text:p text:style-name="P1">[10021.999035] uvc_ctrl:uvc_entity_match_guid---841</text:p>
      <text:p text:style-name="P1">[10021.999036] uvc_ctrl:uvc_ctrl_add_info---1919</text:p>
      <text:p text:style-name="P1">[10021.999037] uvc_ctrl:uvc_entity_match_guid---841</text:p>
      <text:p text:style-name="P1">[10021.999039] uvc_ctrl:uvc_entity_match_guid---841</text:p>
      <text:p text:style-name="P1">[10021.999040] uvc_ctrl:uvc_entity_match_guid---841</text:p>
      <text:p text:style-name="P1">[10021.999041] uvc_ctrl:uvc_entity_match_guid---841</text:p>
      <text:p text:style-name="P1">[10021.999042] uvc_ctrl:uvc_entity_match_guid---841</text:p>
      <text:p text:style-name="P1">[10021.999043] uvc_ctrl:uvc_entity_match_guid---841</text:p>
      <text:p text:style-name="P1">[10021.999044] uvc_ctrl:uvc_entity_match_guid---841</text:p>
      <text:p text:style-name="P1">[10021.999045] uvc_ctrl:__uvc_ctrl_add_mapping---1951</text:p>
      <text:p text:style-name="P1">[10021.999047] uvc_ctrl:uvc_entity_match_guid---841</text:p>
      <text:p text:style-name="P1">[10021.999048] uvc_ctrl:uvc_entity_match_guid---841</text:p>
      <text:p text:style-name="P1">[10021.999049] uvc_ctrl:uvc_entity_match_guid---841</text:p>
      <text:p text:style-name="P1">[10021.999050] uvc_ctrl:uvc_entity_match_guid---841</text:p>
      <text:p text:style-name="P1">[10021.999051] uvc_ctrl:uvc_entity_match_guid---841</text:p>
      <text:p text:style-name="P1">[10021.999053] uvc_ctrl:uvc_entity_match_guid---841</text:p>
      <text:p text:style-name="P1">[10021.999054] uvc_ctrl:uvc_entity_match_guid---841</text:p>
      <text:p text:style-name="P1">[10021.999055] uvc_ctrl:uvc_entity_match_guid---841</text:p>
      <text:p text:style-name="P1">[10021.999056] uvc_ctrl:uvc_entity_match_guid---841</text:p>
      <text:p text:style-name="P1">[10021.999057] uvc_ctrl:uvc_entity_match_guid---841</text:p>
      <text:p text:style-name="P1">[10021.999058] uvc_ctrl:uvc_entity_match_guid---841</text:p>
      <text:p text:style-name="P1">[10021.999060] uvc_ctrl:uvc_entity_match_guid---841</text:p>
      <text:p text:style-name="P1">[10021.999061] uvc_ctrl:uvc_entity_match_guid---841</text:p>
      <text:p text:style-name="P1">[10021.999062] uvc_ctrl:uvc_entity_match_guid---841</text:p>
      <text:p text:style-name="P1">[10021.999063] uvc_ctrl:uvc_entity_match_guid---841</text:p>
      <text:p text:style-name="P1"><text:soft-page-break/>[10021.999064] uvc_ctrl:uvc_entity_match_guid---841</text:p>
      <text:p text:style-name="P1">[10021.999065] uvc_ctrl:uvc_entity_match_guid---841</text:p>
      <text:p text:style-name="P1">[10021.999066] uvc_ctrl:uvc_entity_match_guid---841</text:p>
      <text:p text:style-name="P1">[10021.999068] uvc_ctrl:uvc_entity_match_guid---841</text:p>
      <text:p text:style-name="P1">[10021.999069] uvc_ctrl:uvc_entity_match_guid---841</text:p>
      <text:p text:style-name="P1">[10021.999070] uvc_ctrl:uvc_entity_match_guid---841</text:p>
      <text:p text:style-name="P1">[10021.999071] uvc_ctrl:uvc_entity_match_guid---841</text:p>
      <text:p text:style-name="P1">[10021.999072] uvc_ctrl:uvc_ctrl_init_ctrl---2140</text:p>
      <text:p text:style-name="P1">[10021.999073] uvc_ctrl:uvc_entity_match_guid---841</text:p>
      <text:p text:style-name="P1">[10021.999074] uvc_ctrl:uvc_entity_match_guid---841</text:p>
      <text:p text:style-name="P1">[10021.999076] uvc_ctrl:uvc_entity_match_guid---841</text:p>
      <text:p text:style-name="P1">[10021.999077] uvc_ctrl:uvc_entity_match_guid---841</text:p>
      <text:p text:style-name="P1">[10021.999078] uvc_ctrl:uvc_entity_match_guid---841</text:p>
      <text:p text:style-name="P1">[10021.999079] uvc_ctrl:uvc_entity_match_guid---841</text:p>
      <text:p text:style-name="P1">[10021.999080] uvc_ctrl:uvc_entity_match_guid---841</text:p>
      <text:p text:style-name="P1">[10021.999081] uvc_ctrl:uvc_entity_match_guid---841</text:p>
      <text:p text:style-name="P1">[10021.999082] uvc_ctrl:uvc_entity_match_guid---841</text:p>
      <text:p text:style-name="P1">[10021.999084] uvc_ctrl:uvc_entity_match_guid---841</text:p>
      <text:p text:style-name="P1">[10021.999085] uvc_ctrl:uvc_ctrl_add_info---1919</text:p>
      <text:p text:style-name="P1">[10021.999086] uvc_ctrl:uvc_entity_match_guid---841</text:p>
      <text:p text:style-name="P1">[10021.999087] uvc_ctrl:uvc_entity_match_guid---841</text:p>
      <text:p text:style-name="P1">[10021.999088] uvc_ctrl:uvc_entity_match_guid---841</text:p>
      <text:p text:style-name="P1">[10021.999089] uvc_ctrl:uvc_entity_match_guid---841</text:p>
      <text:p text:style-name="P1">[10021.999090] uvc_ctrl:uvc_entity_match_guid---841</text:p>
      <text:p text:style-name="P1">[10021.999091] uvc_ctrl:uvc_entity_match_guid---841</text:p>
      <text:p text:style-name="P1">[10021.999093] uvc_ctrl:uvc_entity_match_guid---841</text:p>
      <text:p text:style-name="P1">[10021.999094] uvc_ctrl:uvc_entity_match_guid---841</text:p>
      <text:p text:style-name="P1">[10021.999095] uvc_ctrl:__uvc_ctrl_add_mapping---1951</text:p>
      <text:p text:style-name="P1">[10021.999096] uvc_ctrl:uvc_entity_match_guid---841</text:p>
      <text:p text:style-name="P1">[10021.999097] uvc_ctrl:uvc_entity_match_guid---841</text:p>
      <text:p text:style-name="P1">[10021.999098] uvc_ctrl:uvc_entity_match_guid---841</text:p>
      <text:p text:style-name="P1">[10021.999100] uvc_ctrl:uvc_entity_match_guid---841</text:p>
      <text:p text:style-name="P1">[10021.999101] uvc_ctrl:uvc_entity_match_guid---841</text:p>
      <text:p text:style-name="P1">[10021.999102] uvc_ctrl:uvc_entity_match_guid---841</text:p>
      <text:p text:style-name="P1">[10021.999103] uvc_ctrl:uvc_entity_match_guid---841</text:p>
      <text:p text:style-name="P1">[10021.999104] uvc_ctrl:uvc_entity_match_guid---841</text:p>
      <text:p text:style-name="P1">[10021.999105] uvc_ctrl:uvc_entity_match_guid---841</text:p>
      <text:p text:style-name="P1">[10021.999106] uvc_ctrl:uvc_entity_match_guid---841</text:p>
      <text:p text:style-name="P1">[10021.999107] uvc_ctrl:uvc_entity_match_guid---841</text:p>
      <text:p text:style-name="P1">[10021.999109] uvc_ctrl:uvc_entity_match_guid---841</text:p>
      <text:p text:style-name="P1">[10021.999110] uvc_ctrl:uvc_entity_match_guid---841</text:p>
      <text:p text:style-name="P1">[10021.999111] uvc_ctrl:uvc_entity_match_guid---841</text:p>
      <text:p text:style-name="P1">[10021.999112] uvc_ctrl:uvc_entity_match_guid---841</text:p>
      <text:p text:style-name="P1">[10021.999113] uvc_ctrl:uvc_entity_match_guid---841</text:p>
      <text:p text:style-name="P1">[10021.999114] uvc_ctrl:uvc_entity_match_guid---841</text:p>
      <text:p text:style-name="P1">[10021.999115] uvc_ctrl:uvc_entity_match_guid---841</text:p>
      <text:p text:style-name="P1">[10021.999116] uvc_ctrl:uvc_entity_match_guid---841</text:p>
      <text:p text:style-name="P1">[10021.999117] uvc_ctrl:uvc_entity_match_guid---841</text:p>
      <text:p text:style-name="P1">[10021.999119] uvc_ctrl:uvc_entity_match_guid---841</text:p>
      <text:p text:style-name="P1">[10021.999120] uvc_ctrl:uvc_ctrl_init_ctrl---2140</text:p>
      <text:p text:style-name="P1">[10021.999121] uvc_ctrl:uvc_entity_match_guid---841</text:p>
      <text:p text:style-name="P1">[10021.999122] uvc_ctrl:uvc_entity_match_guid---841</text:p>
      <text:p text:style-name="P1"><text:soft-page-break/>[10021.999123] uvc_ctrl:uvc_entity_match_guid---841</text:p>
      <text:p text:style-name="P1">[10021.999124] uvc_ctrl:uvc_entity_match_guid---841</text:p>
      <text:p text:style-name="P1">[10021.999126] uvc_ctrl:uvc_entity_match_guid---841</text:p>
      <text:p text:style-name="P1">[10021.999127] uvc_ctrl:uvc_entity_match_guid---841</text:p>
      <text:p text:style-name="P1">[10021.999128] uvc_ctrl:uvc_entity_match_guid---841</text:p>
      <text:p text:style-name="P1">[10021.999129] uvc_ctrl:uvc_entity_match_guid---841</text:p>
      <text:p text:style-name="P1">[10021.999130] uvc_ctrl:uvc_entity_match_guid---841</text:p>
      <text:p text:style-name="P1">[10021.999131] uvc_ctrl:uvc_entity_match_guid---841</text:p>
      <text:p text:style-name="P1">[10021.999132] uvc_ctrl:uvc_entity_match_guid---841</text:p>
      <text:p text:style-name="P1">[10021.999134] uvc_ctrl:uvc_ctrl_add_info---1919</text:p>
      <text:p text:style-name="P1">[10021.999135] uvc_ctrl:uvc_entity_match_guid---841</text:p>
      <text:p text:style-name="P1">[10021.999136] uvc_ctrl:uvc_entity_match_guid---841</text:p>
      <text:p text:style-name="P1">[10021.999137] uvc_ctrl:uvc_entity_match_guid---841</text:p>
      <text:p text:style-name="P1">[10021.999138] uvc_ctrl:uvc_entity_match_guid---841</text:p>
      <text:p text:style-name="P1">[10021.999140] uvc_ctrl:uvc_entity_match_guid---841</text:p>
      <text:p text:style-name="P1">[10021.999141] uvc_ctrl:uvc_entity_match_guid---841</text:p>
      <text:p text:style-name="P1">[10021.999142] uvc_ctrl:uvc_entity_match_guid---841</text:p>
      <text:p text:style-name="P1">[10021.999143] uvc_ctrl:uvc_entity_match_guid---841</text:p>
      <text:p text:style-name="P1">[10021.999144] uvc_ctrl:uvc_entity_match_guid---841</text:p>
      <text:p text:style-name="P1">[10021.999145] uvc_ctrl:__uvc_ctrl_add_mapping---1951</text:p>
      <text:p text:style-name="P1">[10021.999147] uvc_ctrl:uvc_entity_match_guid---841</text:p>
      <text:p text:style-name="P1">[10021.999149] uvc_ctrl:uvc_entity_match_guid---841</text:p>
      <text:p text:style-name="P1">[10021.999150] uvc_ctrl:uvc_entity_match_guid---841</text:p>
      <text:p text:style-name="P1">[10021.999151] uvc_ctrl:uvc_entity_match_guid---841</text:p>
      <text:p text:style-name="P1">[10021.999152] uvc_ctrl:uvc_entity_match_guid---841</text:p>
      <text:p text:style-name="P1">[10021.999153] uvc_ctrl:uvc_entity_match_guid---841</text:p>
      <text:p text:style-name="P1">[10021.999155] uvc_ctrl:uvc_entity_match_guid---841</text:p>
      <text:p text:style-name="P1">[10021.999156] uvc_ctrl:uvc_entity_match_guid---841</text:p>
      <text:p text:style-name="P1">[10021.999157] uvc_ctrl:uvc_entity_match_guid---841</text:p>
      <text:p text:style-name="P1">[10021.999158] uvc_ctrl:uvc_entity_match_guid---841</text:p>
      <text:p text:style-name="P1">[10021.999159] uvc_ctrl:uvc_entity_match_guid---841</text:p>
      <text:p text:style-name="P1">[10021.999160] uvc_ctrl:uvc_entity_match_guid---841</text:p>
      <text:p text:style-name="P1">[10021.999161] uvc_ctrl:uvc_entity_match_guid---841</text:p>
      <text:p text:style-name="P1">[10021.999162] uvc_ctrl:uvc_entity_match_guid---841</text:p>
      <text:p text:style-name="P1">[10021.999164] uvc_ctrl:uvc_entity_match_guid---841</text:p>
      <text:p text:style-name="P1">[10021.999165] uvc_ctrl:uvc_entity_match_guid---841</text:p>
      <text:p text:style-name="P1">[10021.999166] uvc_ctrl:uvc_entity_match_guid---841</text:p>
      <text:p text:style-name="P1">[10021.999167] uvc_ctrl:uvc_entity_match_guid---841</text:p>
      <text:p text:style-name="P1">[10021.999168] uvc_ctrl:uvc_entity_match_guid---841</text:p>
      <text:p text:style-name="P1">[10021.999169] uvc_ctrl:uvc_entity_match_guid---841</text:p>
      <text:p text:style-name="P1">[10021.999170] uvc_ctrl:uvc_ctrl_init_ctrl---2140</text:p>
      <text:p text:style-name="P1">[10021.999171] uvc_ctrl:uvc_entity_match_guid---841</text:p>
      <text:p text:style-name="P1">[10021.999173] uvc_ctrl:uvc_entity_match_guid---841</text:p>
      <text:p text:style-name="P1">[10021.999174] uvc_ctrl:uvc_entity_match_guid---841</text:p>
      <text:p text:style-name="P1">[10021.999175] uvc_ctrl:uvc_entity_match_guid---841</text:p>
      <text:p text:style-name="P1">[10021.999176] uvc_ctrl:uvc_entity_match_guid---841</text:p>
      <text:p text:style-name="P1">[10021.999177] uvc_ctrl:uvc_entity_match_guid---841</text:p>
      <text:p text:style-name="P1">[10021.999178] uvc_ctrl:uvc_entity_match_guid---841</text:p>
      <text:p text:style-name="P1">[10021.999179] uvc_ctrl:uvc_entity_match_guid---841</text:p>
      <text:p text:style-name="P1">[10021.999181] uvc_ctrl:uvc_entity_match_guid---841</text:p>
      <text:p text:style-name="P1">[10021.999182] uvc_ctrl:uvc_entity_match_guid---841</text:p>
      <text:p text:style-name="P1">[10021.999183] uvc_ctrl:uvc_entity_match_guid---841</text:p>
      <text:p text:style-name="P1"><text:soft-page-break/>[10021.999184] uvc_ctrl:uvc_entity_match_guid---841</text:p>
      <text:p text:style-name="P1">[10021.999185] uvc_ctrl:uvc_entity_match_guid---841</text:p>
      <text:p text:style-name="P1">[10021.999186] uvc_ctrl:uvc_ctrl_add_info---1919</text:p>
      <text:p text:style-name="P1">[10021.999187] uvc_ctrl:uvc_entity_match_guid---841</text:p>
      <text:p text:style-name="P1">[10021.999189] uvc_ctrl:uvc_entity_match_guid---841</text:p>
      <text:p text:style-name="P1">[10021.999190] uvc_ctrl:uvc_entity_match_guid---841</text:p>
      <text:p text:style-name="P1">[10021.999191] uvc_ctrl:uvc_entity_match_guid---841</text:p>
      <text:p text:style-name="P1">[10021.999192] uvc_ctrl:uvc_entity_match_guid---841</text:p>
      <text:p text:style-name="P1">[10021.999193] uvc_ctrl:uvc_entity_match_guid---841</text:p>
      <text:p text:style-name="P1">[10021.999194] uvc_ctrl:uvc_entity_match_guid---841</text:p>
      <text:p text:style-name="P1">[10021.999195] uvc_ctrl:uvc_entity_match_guid---841</text:p>
      <text:p text:style-name="P1">[10021.999196] uvc_ctrl:uvc_entity_match_guid---841</text:p>
      <text:p text:style-name="P1">[10021.999198] uvc_ctrl:uvc_entity_match_guid---841</text:p>
      <text:p text:style-name="P1">[10021.999199] uvc_ctrl:uvc_entity_match_guid---841</text:p>
      <text:p text:style-name="P1">[10021.999200] uvc_ctrl:uvc_entity_match_guid---841</text:p>
      <text:p text:style-name="P1">[10021.999201] uvc_ctrl:uvc_entity_match_guid---841</text:p>
      <text:p text:style-name="P1">[10021.999202] uvc_ctrl:uvc_entity_match_guid---841</text:p>
      <text:p text:style-name="P1">[10021.999203] uvc_ctrl:__uvc_ctrl_add_mapping---1951</text:p>
      <text:p text:style-name="P1">[10021.999205] uvc_ctrl:uvc_entity_match_guid---841</text:p>
      <text:p text:style-name="P1">[10021.999206] uvc_ctrl:uvc_entity_match_guid---841</text:p>
      <text:p text:style-name="P1">[10021.999207] uvc_ctrl:uvc_entity_match_guid---841</text:p>
      <text:p text:style-name="P1">[10021.999208] uvc_ctrl:uvc_entity_match_guid---841</text:p>
      <text:p text:style-name="P1">[10021.999209] uvc_ctrl:uvc_entity_match_guid---841</text:p>
      <text:p text:style-name="P1">[10021.999211] uvc_ctrl:uvc_entity_match_guid---841</text:p>
      <text:p text:style-name="P1">[10021.999212] uvc_ctrl:uvc_entity_match_guid---841</text:p>
      <text:p text:style-name="P1">[10021.999213] uvc_ctrl:uvc_entity_match_guid---841</text:p>
      <text:p text:style-name="P1">[10021.999214] uvc_ctrl:uvc_entity_match_guid---841</text:p>
      <text:p text:style-name="P1">[10021.999215] uvc_ctrl:uvc_entity_match_guid---841</text:p>
      <text:p text:style-name="P1">[10021.999216] uvc_ctrl:uvc_entity_match_guid---841</text:p>
      <text:p text:style-name="P1">[10021.999217] uvc_ctrl:uvc_entity_match_guid---841</text:p>
      <text:p text:style-name="P1">[10021.999219] uvc_ctrl:uvc_entity_match_guid---841</text:p>
      <text:p text:style-name="P1">[10021.999220] uvc_ctrl:uvc_entity_match_guid---841</text:p>
      <text:p text:style-name="P1">[10021.999221] uvc_ctrl:uvc_entity_match_guid---841</text:p>
      <text:p text:style-name="P1">[10021.999222] uvc_ctrl:uvc_ctrl_prune_entity---2079</text:p>
      <text:p text:style-name="P1">[10021.999224] uvc_ctrl:uvc_ctrl_init_ctrl---2140</text:p>
      <text:p text:style-name="P1">[10021.999225] uvc_ctrl:uvc_ctrl_init_ctrl---2140</text:p>
      <text:p text:style-name="P1">[10021.999226] uvc_ctrl:uvc_ctrl_init_ctrl---2140</text:p>
      <text:p text:style-name="P1">[10021.999227] uvc_ctrl:uvc_ctrl_init_ctrl---2140</text:p>
      <text:p text:style-name="P1">[10021.999229] uvc_ctrl:uvc_ctrl_init_ctrl---2140</text:p>
      <text:p text:style-name="P1">[10021.999230] uvc_ctrl:uvc_ctrl_init_ctrl---2140</text:p>
      <text:p text:style-name="P1">[10021.999231] uvc_ctrl:uvc_ctrl_init_ctrl---2140</text:p>
      <text:p text:style-name="P1">[10021.999232] uvc_ctrl:uvc_ctrl_init_ctrl---2140</text:p>
      <text:p text:style-name="P1">[10021.999233] uvc_ctrl:uvc_ctrl_init_ctrl---2140</text:p>
      <text:p text:style-name="P1">[10021.999234] uvc_ctrl:uvc_ctrl_init_ctrl---2140</text:p>
      <text:p text:style-name="P1">[10021.999236] uvc_ctrl:uvc_ctrl_prune_entity---2079</text:p>
      <text:p text:style-name="P1">[10021.999292] uvc_ctrl:uvc_ctrl_init_ctrl---2140</text:p>
      <text:p text:style-name="P1">[10021.999294] uvc_ctrl:uvc_ctrl_init_ctrl---2140</text:p>
      <text:p text:style-name="P1">[10021.999295] uvc_ctrl:uvc_ctrl_init_ctrl---2140</text:p>
      <text:p text:style-name="P1">[10021.999297] uvc_ctrl:uvc_ctrl_init_ctrl---2140</text:p>
      <text:p text:style-name="P1">[10021.999298] uvc_ctrl:uvc_ctrl_init_ctrl---2140</text:p>
      <text:p text:style-name="P1">[10021.999300] uvc_ctrl:uvc_ctrl_init_ctrl---2140</text:p>
      <text:p text:style-name="P1">[10021.999302] uvc_ctrl:uvc_ctrl_init_ctrl---2140</text:p>
      <text:p text:style-name="P1"><text:soft-page-break/>[10021.999318] uvc_ctrl:uvc_ctrl_prune_entity---2079</text:p>
      <text:p text:style-name="P1">[10021.999331] uvc_ctrl:uvc_ctrl_init_ctrl---2140</text:p>
      <text:p text:style-name="P1">[10021.999338] uvc_ctrl:uvc_ctrl_init_ctrl---2140</text:p>
      <text:p text:style-name="P1">[10021.999343] uvc_ctrl:uvc_ctrl_init_ctrl---2140</text:p>
      <text:p text:style-name="P1">[10021.999352] uvc_ctrl:uvc_ctrl_init_ctrl---2140</text:p>
      <text:p text:style-name="P1">[10021.999359] uvc_ctrl:uvc_ctrl_init_ctrl---2140</text:p>
      <text:p text:style-name="P1">[10021.999367] uvc_ctrl:uvc_ctrl_init_ctrl---2140</text:p>
      <text:p text:style-name="P1">[10021.999374] uvc_ctrl:uvc_ctrl_init_ctrl---2140</text:p>
      <text:p text:style-name="P1">[10021.999384] uvc_ctrl:uvc_ctrl_init_ctrl---2140</text:p>
      <text:p text:style-name="P1">[10021.999391] uvc_ctrl:uvc_ctrl_init_ctrl---2140</text:p>
      <text:p text:style-name="P1">[10021.999401] uvc_ctrl:uvc_ctrl_init_ctrl---2140</text:p>
      <text:p text:style-name="P1">[10021.999408] uvc_ctrl:uvc_ctrl_init_ctrl---2140</text:p>
      <text:p text:style-name="P1">[10021.999415] uvc_ctrl:uvc_ctrl_init_ctrl---2140</text:p>
      <text:p text:style-name="P1">[10021.999423] uvc_ctrl:uvc_ctrl_init_ctrl---2140</text:p>
      <text:p text:style-name="P1">[10021.999430] uvc_ctrl:uvc_ctrl_init_ctrl---2140</text:p>
      <text:p text:style-name="P1">[10021.999439] uvc_ctrl:uvc_ctrl_init_ctrl---2140</text:p>
      <text:p text:style-name="P1">[10021.999449] uvc_ctrl:uvc_ctrl_init_ctrl---2140</text:p>
      <text:p text:style-name="P1">[10021.999458] uvc_ctrl:uvc_ctrl_prune_entity---2079</text:p>
      <text:p text:style-name="P1">[10021.999468] uvc_ctrl:uvc_ctrl_init_ctrl---2140</text:p>
      <text:p text:style-name="P1">[10021.999476] uvc_ctrl:uvc_ctrl_init_ctrl---2140</text:p>
      <text:p text:style-name="P1">[10021.999483] uvc_ctrl:uvc_ctrl_init_ctrl---2140</text:p>
      <text:p text:style-name="P1">[10021.999490] uvc_ctrl:uvc_ctrl_init_ctrl---2140</text:p>
      <text:p text:style-name="P1">[10021.999497] uvc_ctrl:uvc_ctrl_init_ctrl---2140</text:p>
      <text:p text:style-name="P1">[10021.999507] uvc_ctrl:uvc_ctrl_init_ctrl---2140</text:p>
      <text:p text:style-name="P1">[10021.999516] uvc_ctrl:uvc_ctrl_init_ctrl---2140</text:p>
      <text:p text:style-name="P1">[10021.999526] uvc_ctrl:uvc_ctrl_prune_entity---2079</text:p>
      <text:p text:style-name="P1">[10021.999533] uvc_ctrl:uvc_ctrl_init_ctrl---2140</text:p>
      <text:p text:style-name="P1">[10021.999543] uvc_ctrl:uvc_ctrl_init_ctrl---2140</text:p>
      <text:p text:style-name="P1">[10021.999550] uvc_ctrl:uvc_ctrl_init_ctrl---2140</text:p>
      <text:p text:style-name="P1">[10021.999559] uvc_ctrl:uvc_ctrl_init_ctrl---2140</text:p>
      <text:p text:style-name="P1">[10021.999566] uvc_ctrl:uvc_ctrl_init_ctrl---2140</text:p>
      <text:p text:style-name="P1">[10021.999576] uvc_ctrl:uvc_ctrl_init_ctrl---2140</text:p>
      <text:p text:style-name="P1">[10021.999585] uvc_ctrl:uvc_ctrl_prune_entity---2079</text:p>
      <text:p text:style-name="P1">[10021.999592] uvc_ctrl:uvc_ctrl_init_ctrl---2140</text:p>
      <text:p text:style-name="P1">[10021.999602] uvc_ctrl:uvc_ctrl_init_ctrl---2140</text:p>
      <text:p text:style-name="P1">[10021.999609] uvc_ctrl:uvc_ctrl_init_ctrl---2140</text:p>
      <text:p text:style-name="P1">[10021.999616] uvc_ctrl:uvc_ctrl_init_ctrl---2140</text:p>
      <text:p text:style-name="P1">[10021.999623] uvc_ctrl:uvc_ctrl_init_ctrl---2140</text:p>
      <text:p text:style-name="P1">[10021.999630] uvc_ctrl:uvc_ctrl_init_ctrl---2140</text:p>
      <text:p text:style-name="P1">[10021.999637] uvc_ctrl:uvc_ctrl_init_ctrl---2140</text:p>
      <text:p text:style-name="P1">[10021.999644] uvc_ctrl:uvc_ctrl_init_ctrl---2140</text:p>
      <text:p text:style-name="P1">[10021.999651] uvc_ctrl:uvc_ctrl_init_ctrl---2140</text:p>
      <text:p text:style-name="P1">[10021.999660] uvc_ctrl:uvc_ctrl_init_ctrl---2140</text:p>
      <text:p text:style-name="P1">[10021.999669] uvc_ctrl:uvc_ctrl_prune_entity---2079</text:p>
      <text:p text:style-name="P1">[10021.999680] uvc_driver:uvc_scan_device---1761</text:p>
      <text:p text:style-name="P1">[10021.999693] uvc_driver:uvc_scan_chain---1575</text:p>
      <text:p text:style-name="P1">[10021.999703] uvc_driver:uvc_scan_chain_entity---1351</text:p>
      <text:p text:style-name="P1">[10021.999713] uvc_driver:uvc_scan_chain_forward---1435</text:p>
      <text:p text:style-name="P1">[10021.999723] uvc_driver:uvc_scan_chain_backward---1500</text:p>
      <text:p text:style-name="P1">[10021.999730] uvc_driver:uvc_scan_chain_entity---1351</text:p>
      <text:p text:style-name="P1">[10021.999740] uvc_driver:uvc_scan_chain_forward---1435</text:p>
      <text:p text:style-name="P1">[10021.999750] uvc_driver:uvc_scan_chain_backward---1500</text:p>
      <text:p text:style-name="P1"><text:soft-page-break/>[10021.999757] uvc_driver:uvc_scan_chain_entity---1351</text:p>
      <text:p text:style-name="P1">[10021.999765] uvc_driver:uvc_scan_chain_forward---1435</text:p>
      <text:p text:style-name="P1">[10021.999774] uvc_driver:uvc_scan_chain_backward---1500</text:p>
      <text:p text:style-name="P1">[10021.999784] uvc_driver:uvc_register_chains---1999</text:p>
      <text:p text:style-name="P1">[10021.999791] uvc_driver:uvc_register_terms---1970</text:p>
      <text:p text:style-name="P1">[10021.999801] uvc_driver:uvc_register_video---1907</text:p>
      <text:p text:style-name="P1">[10021.999803] uvc_queue:uvc_queue_init---211</text:p>
      <text:p text:style-name="P1">[10021.999806] uvc_video:uvc_video_init---1806</text:p>
      <text:p text:style-name="P1">[10022.000946] uvc_video:uvc_get_video_ctrl---173</text:p>
      <text:p text:style-name="P1">[10022.000956] uvc_video:__uvc_query_ctrl---38</text:p>
      <text:p text:style-name="P1">[10022.001042] uvc_video:uvc_fixup_video_ctrl---95</text:p>
      <text:p text:style-name="P1">[10022.001054] uvc_video:uvc_set_video_ctrl---262</text:p>
      <text:p text:style-name="P1">[10022.001063] uvc_video:__uvc_query_ctrl---38</text:p>
      <text:p text:style-name="P1">[10022.005613] uvc_video:uvc_get_video_ctrl---173</text:p>
      <text:p text:style-name="P1">[10022.005614] uvc_video:__uvc_query_ctrl---38</text:p>
      <text:p text:style-name="P1">[10022.005653] uvc_video:uvc_fixup_video_ctrl---95</text:p>
      <text:p text:style-name="P1">[10022.005708] uvcvideo 3-6.1:1.0: Entity type for entity Processing 3 was not initialized!</text:p>
      <text:p text:style-name="P1">[10022.005709] uvcvideo 3-6.1:1.0: Entity type for entity Extension 6 was not initialized!</text:p>
      <text:p text:style-name="P1">[10022.005711] uvcvideo 3-6.1:1.0: Entity type for entity Extension 12 was not initialized!</text:p>
      <text:p text:style-name="P1">[10022.005712] uvcvideo 3-6.1:1.0: Entity type for entity Camera 1 was not initialized!</text:p>
      <text:p text:style-name="P1">[10022.005713] uvcvideo 3-6.1:1.0: Entity type for entity Extension 8 was not initialized!</text:p>
      <text:p text:style-name="P1">[10022.005714] uvcvideo 3-6.1:1.0: Entity type for entity Extension 9 was not initialized!</text:p>
      <text:p text:style-name="P1">[10022.005715] uvcvideo 3-6.1:1.0: Entity type for entity Extension 10 was not initialized!</text:p>
      <text:p text:style-name="P1">[10022.005717] uvcvideo 3-6.1:1.0: Entity type for entity Extension 11 was not initialized!</text:p>
      <text:p text:style-name="P1">[10022.005788] input: BCC950 ConferenceCam as /devices/pci0000:00/0000:00:14.0/usb3/3-6/3-6.1/3-6.1:1.0/input/input38</text:p>
      <text:p text:style-name="P1">[10022.006216] input: BCC950 ConferenceCam as /devices/pci0000:00/0000:00:14.0/usb3/3-6/3-6.1/3-6.1:1.2/0003:046D:0837.0011/input/input39</text:p>
      <text:p text:style-name="P1">[10022.063508] hid-generic 0003:046D:0837.0011: input,hidraw0: USB HID v1.11 Device [BCC950 ConferenceCam] on usb-0000:00:14.0-6.1/input2</text:p>
      <text:p text:style-name="P1">[10022.287343] usb 3-6.3: new full-speed USB device number 28 using xhci_hcd</text:p>
      <text:p text:style-name="P1">[10022.602697] usb 3-6.3: New USB device found, idVendor=046d, idProduct=0838</text:p>
      <text:p text:style-name="P1">[10022.602703] usb 3-6.3: New USB device strings: Mfr=1, Product=2, SerialNumber=3</text:p>
      <text:p text:style-name="P1">[10022.602706] usb 3-6.3: Product: BCC950 ConferenceCam</text:p>
      <text:p text:style-name="P1">[10022.602709] usb 3-6.3: Manufacturer: Logitech</text:p>
      <text:p text:style-name="P1">[10022.602711] usb 3-6.3: SerialNumber: 8F216802</text:p>
      <text:p text:style-name="P1">[10022.650548] usb 3-6.3: 2:0: cannot get min/max values for control 2 (id 2)</text:p>
      <text:p text:style-name="P1">[10022.650561] usb 3-6.3: Warning! Unlikely big volume range (=1280), cval-&gt;res is probably wrong.</text:p>
      <text:p text:style-name="P1">[10022.650565] usb 3-6.3: [2] FU [Headset Capture Volume] ch = 2, val = 0/1280/1</text:p>
      <text:p text:style-name="P1">[10022.651566] usb 3-6.3: 5:0: cannot get min/max values for control 2 (id 5)</text:p>
      <text:p text:style-name="P1">[10022.756742] input: Logitech BCC950 ConferenceCam as /devices/pci0000:00/0000:00:14.0/usb3/3-6/3-6.3/3-6.3:1.3/0003:046D:0838.0012/input/input40</text:p>
      <text:p text:style-name="P1">[10022.815933] hid-generic 0003:046D:0838.0012: input,hiddev0,hidraw1: USB HID v1.00 Device [Logitech BCC950 ConferenceCam] on usb-0000:00:14.0-6.3/input3</text:p>
      <text:p text:style-name="P1">[10022.833010] uvc_v4l2:uvc_v4l2_open---499</text:p>
      <text:p text:style-name="P1">[10022.833023] uvc_v4l2:uvc_ioctl_querycap---573</text:p>
      <text:p text:style-name="P1">[10022.833063] uvc_v4l2:uvc_v4l2_release---544</text:p>
      <text:p text:style-name="P1">[10022.833064] uvc_v4l2:uvc_dismiss_privileges---481</text:p>
      <text:p text:style-name="P1">[10022.843761] uvc_v4l2:uvc_v4l2_open---499</text:p>
      <text:p text:style-name="P1">[10022.843774] uvc_v4l2:uvc_ioctl_querycap---573</text:p>
      <text:p text:style-name="P1">[10022.843777] uvc_v4l2:uvc_v4l2_release---544</text:p>
      <text:p text:style-name="P1"><text:soft-page-break/>[10022.843777] uvc_v4l2:uvc_dismiss_privileges---481</text:p>
      <text:p text:style-name="P1">[10022.844392] uvc_v4l2:uvc_v4l2_open---499</text:p>
      <text:p text:style-name="P1">[10022.844399] uvc_v4l2:uvc_ioctl_queryctrl---931</text:p>
      <text:p text:style-name="P1">[10022.844400] uvc_ctrl:uvc_query_v4l2_ctrl---1116</text:p>
      <text:p text:style-name="P1">[10022.844401] uvc_ctrl:__uvc_find_control---869</text:p>
      <text:p text:style-name="P1">[10022.844401] uvc_ctrl:__uvc_find_control---869</text:p>
      <text:p text:style-name="P1">[10022.844403] uvc_ctrl:__uvc_find_control---869</text:p>
      <text:p text:style-name="P1">[10022.844403] uvc_ctrl:__uvc_find_control---869</text:p>
      <text:p text:style-name="P1">[10022.844404] uvc_ctrl:__uvc_find_control---869</text:p>
      <text:p text:style-name="P1">[10022.844405] uvc_ctrl:__uvc_find_control---869</text:p>
      <text:p text:style-name="P1">[10022.844406] uvc_ctrl:__uvc_find_control---869</text:p>
      <text:p text:style-name="P1">[10022.844407] uvc_ctrl:__uvc_find_control---869</text:p>
      <text:p text:style-name="P1">[10022.844408] uvc_ctrl:__uvc_find_control---869</text:p>
      <text:p text:style-name="P1">[10022.844408] uvc_ctrl:__uvc_query_v4l2_ctrl---1025</text:p>
      <text:p text:style-name="P1">[10022.844409] uvc_ctrl:uvc_ctrl_populate_cache---927</text:p>
      <text:p text:style-name="P1">[10022.844410] uvc_video:uvc_query_ctrl---77</text:p>
      <text:p text:style-name="P1">[10022.844411] uvc_video:__uvc_query_ctrl---38</text:p>
      <text:p text:style-name="P1">[10022.844780] uvc_video:uvc_query_ctrl---77</text:p>
      <text:p text:style-name="P1">[10022.844781] uvc_video:__uvc_query_ctrl---38</text:p>
      <text:p text:style-name="P1">[10022.845317] uvc_video:uvc_query_ctrl---77</text:p>
      <text:p text:style-name="P1">[10022.845317] uvc_video:__uvc_query_ctrl---38</text:p>
      <text:p text:style-name="P1">[10022.846149] uvc_video:uvc_query_ctrl---77</text:p>
      <text:p text:style-name="P1">[10022.846150] uvc_video:__uvc_query_ctrl---38</text:p>
      <text:p text:style-name="P1">[10022.846195] uvc_ctrl:uvc_get_le_value---772</text:p>
      <text:p text:style-name="P1">[10022.846196] uvc_ctrl:uvc_get_le_value---772</text:p>
      <text:p text:style-name="P1">[10022.846196] uvc_ctrl:uvc_get_le_value---772</text:p>
      <text:p text:style-name="P1">[10022.846197] uvc_ctrl:uvc_get_le_value---772</text:p>
      <text:p text:style-name="P1">[10022.846203] uvc_v4l2:uvc_ioctl_queryctrl---931</text:p>
      <text:p text:style-name="P1">[10022.846204] uvc_ctrl:uvc_query_v4l2_ctrl---1116</text:p>
      <text:p text:style-name="P1">[10022.846205] uvc_ctrl:__uvc_find_control---869</text:p>
      <text:p text:style-name="P1">[10022.846205] uvc_ctrl:__uvc_find_control---869</text:p>
      <text:p text:style-name="P1">[10022.846206] uvc_ctrl:__uvc_find_control---869</text:p>
      <text:p text:style-name="P1">[10022.846208] uvc_ctrl:__uvc_find_control---869</text:p>
      <text:p text:style-name="P1">[10022.846208] uvc_ctrl:__uvc_find_control---869</text:p>
      <text:p text:style-name="P1">[10022.846210] uvc_ctrl:__uvc_find_control---869</text:p>
      <text:p text:style-name="P1">[10022.846210] uvc_ctrl:__uvc_find_control---869</text:p>
      <text:p text:style-name="P1">[10022.846212] uvc_ctrl:__uvc_find_control---869</text:p>
      <text:p text:style-name="P1">[10022.846212] uvc_ctrl:__uvc_find_control---869</text:p>
      <text:p text:style-name="P1">[10022.846214] uvc_ctrl:__uvc_query_v4l2_ctrl---1025</text:p>
      <text:p text:style-name="P1">[10022.846215] uvc_ctrl:uvc_get_le_value---772</text:p>
      <text:p text:style-name="P1">[10022.846215] uvc_ctrl:uvc_get_le_value---772</text:p>
      <text:p text:style-name="P1">[10022.846216] uvc_ctrl:uvc_get_le_value---772</text:p>
      <text:p text:style-name="P1">[10022.846216] uvc_ctrl:uvc_get_le_value---772</text:p>
      <text:p text:style-name="P1">[10022.846221] uvc_v4l2:uvc_ioctl_queryctrl---931</text:p>
      <text:p text:style-name="P1">[10022.846221] uvc_ctrl:uvc_query_v4l2_ctrl---1116</text:p>
      <text:p text:style-name="P1">[10022.846222] uvc_ctrl:__uvc_find_control---869</text:p>
      <text:p text:style-name="P1">[10022.846222] uvc_ctrl:__uvc_find_control---869</text:p>
      <text:p text:style-name="P1">[10022.846223] uvc_ctrl:__uvc_find_control---869</text:p>
      <text:p text:style-name="P1">[10022.846224] uvc_ctrl:__uvc_find_control---869</text:p>
      <text:p text:style-name="P1">[10022.846224] uvc_ctrl:__uvc_find_control---869</text:p>
      <text:p text:style-name="P1">[10022.846225] uvc_ctrl:__uvc_find_control---869</text:p>
      <text:p text:style-name="P1">[10022.846225] uvc_ctrl:__uvc_find_control---869</text:p>
      <text:p text:style-name="P1"><text:soft-page-break/>[10022.846226] uvc_ctrl:__uvc_find_control---869</text:p>
      <text:p text:style-name="P1">[10022.846226] uvc_ctrl:__uvc_find_control---869</text:p>
      <text:p text:style-name="P1">[10022.846227] uvc_ctrl:__uvc_query_v4l2_ctrl---1025</text:p>
      <text:p text:style-name="P1">[10022.846228] uvc_ctrl:uvc_ctrl_populate_cache---927</text:p>
      <text:p text:style-name="P1">[10022.846229] uvc_video:uvc_query_ctrl---77</text:p>
      <text:p text:style-name="P1">[10022.846229] uvc_video:__uvc_query_ctrl---38</text:p>
      <text:p text:style-name="P1">[10022.846713] uvc_video:uvc_query_ctrl---77</text:p>
      <text:p text:style-name="P1">[10022.846714] uvc_video:__uvc_query_ctrl---38</text:p>
      <text:p text:style-name="P1">[10022.846755] uvc_video:uvc_query_ctrl---77</text:p>
      <text:p text:style-name="P1">[10022.846756] uvc_video:__uvc_query_ctrl---38</text:p>
      <text:p text:style-name="P1">[10022.846794] uvc_video:uvc_query_ctrl---77</text:p>
      <text:p text:style-name="P1">[10022.846795] uvc_video:__uvc_query_ctrl---38</text:p>
      <text:p text:style-name="P1">[10022.847726] uvc_ctrl:uvc_get_le_value---772</text:p>
      <text:p text:style-name="P1">[10022.847727] uvc_ctrl:uvc_get_le_value---772</text:p>
      <text:p text:style-name="P1">[10022.847727] uvc_ctrl:uvc_get_le_value---772</text:p>
      <text:p text:style-name="P1">[10022.847728] uvc_ctrl:uvc_get_le_value---772</text:p>
      <text:p text:style-name="P1">[10022.847737] uvc_v4l2:uvc_ioctl_queryctrl---931</text:p>
      <text:p text:style-name="P1">[10022.847737] uvc_ctrl:uvc_query_v4l2_ctrl---1116</text:p>
      <text:p text:style-name="P1">[10022.847738] uvc_ctrl:__uvc_find_control---869</text:p>
      <text:p text:style-name="P1">[10022.847739] uvc_ctrl:__uvc_find_control---869</text:p>
      <text:p text:style-name="P1">[10022.847740] uvc_ctrl:__uvc_find_control---869</text:p>
      <text:p text:style-name="P1">[10022.847741] uvc_ctrl:__uvc_find_control---869</text:p>
      <text:p text:style-name="P1">[10022.847742] uvc_ctrl:__uvc_find_control---869</text:p>
      <text:p text:style-name="P1">[10022.847744] uvc_ctrl:__uvc_find_control---869</text:p>
      <text:p text:style-name="P1">[10022.847745] uvc_ctrl:__uvc_find_control---869</text:p>
      <text:p text:style-name="P1">[10022.847746] uvc_ctrl:__uvc_find_control---869</text:p>
      <text:p text:style-name="P1">[10022.847747] uvc_ctrl:__uvc_find_control---869</text:p>
      <text:p text:style-name="P1">[10022.847748] uvc_ctrl:__uvc_query_v4l2_ctrl---1025</text:p>
      <text:p text:style-name="P1">[10022.847748] uvc_ctrl:uvc_ctrl_populate_cache---927</text:p>
      <text:p text:style-name="P1">[10022.847749] uvc_video:uvc_query_ctrl---77</text:p>
      <text:p text:style-name="P1">[10022.847750] uvc_video:__uvc_query_ctrl---38</text:p>
      <text:p text:style-name="P1">[10022.847831] uvc_video:uvc_query_ctrl---77</text:p>
      <text:p text:style-name="P1">[10022.847831] uvc_video:__uvc_query_ctrl---38</text:p>
      <text:p text:style-name="P1">[10022.847872] uvc_video:uvc_query_ctrl---77</text:p>
      <text:p text:style-name="P1">[10022.847872] uvc_video:__uvc_query_ctrl---38</text:p>
      <text:p text:style-name="P1">[10022.847937] uvc_video:uvc_query_ctrl---77</text:p>
      <text:p text:style-name="P1">[10022.847938] uvc_video:__uvc_query_ctrl---38</text:p>
      <text:p text:style-name="P1">[10022.848377] uvc_ctrl:uvc_get_le_value---772</text:p>
      <text:p text:style-name="P1">[10022.848378] uvc_ctrl:uvc_get_le_value---772</text:p>
      <text:p text:style-name="P1">[10022.848379] uvc_ctrl:uvc_get_le_value---772</text:p>
      <text:p text:style-name="P1">[10022.848379] uvc_ctrl:uvc_get_le_value---772</text:p>
      <text:p text:style-name="P1">[10022.848385] uvc_v4l2:uvc_ioctl_queryctrl---931</text:p>
      <text:p text:style-name="P1">[10022.848386] uvc_ctrl:uvc_query_v4l2_ctrl---1116</text:p>
      <text:p text:style-name="P1">[10022.848387] uvc_ctrl:__uvc_find_control---869</text:p>
      <text:p text:style-name="P1">[10022.848387] uvc_ctrl:__uvc_find_control---869</text:p>
      <text:p text:style-name="P1">[10022.848389] uvc_ctrl:__uvc_find_control---869</text:p>
      <text:p text:style-name="P1">[10022.848389] uvc_ctrl:__uvc_find_control---869</text:p>
      <text:p text:style-name="P1">[10022.848390] uvc_ctrl:__uvc_find_control---869</text:p>
      <text:p text:style-name="P1">[10022.848391] uvc_ctrl:__uvc_find_control---869</text:p>
      <text:p text:style-name="P1">[10022.848392] uvc_ctrl:__uvc_find_control---869</text:p>
      <text:p text:style-name="P1">[10022.848393] uvc_ctrl:__uvc_find_control---869</text:p>
      <text:p text:style-name="P1">[10022.848394] uvc_ctrl:__uvc_find_control---869</text:p>
      <text:p text:style-name="P1"><text:soft-page-break/>[10022.848395] uvc_ctrl:__uvc_query_v4l2_ctrl---1025</text:p>
      <text:p text:style-name="P1">[10022.848396] uvc_ctrl:uvc_ctrl_populate_cache---927</text:p>
      <text:p text:style-name="P1">[10022.848396] uvc_video:uvc_query_ctrl---77</text:p>
      <text:p text:style-name="P1">[10022.848397] uvc_video:__uvc_query_ctrl---38</text:p>
      <text:p text:style-name="P1">[10022.848435] uvc_ctrl:uvc_get_le_value---772</text:p>
      <text:p text:style-name="P1">[10022.848438] uvc_v4l2:uvc_ioctl_queryctrl---931</text:p>
      <text:p text:style-name="P1">[10022.848438] uvc_ctrl:uvc_query_v4l2_ctrl---1116</text:p>
      <text:p text:style-name="P1">[10022.848439] uvc_ctrl:__uvc_find_control---869</text:p>
      <text:p text:style-name="P1">[10022.848440] uvc_ctrl:__uvc_find_control---869</text:p>
      <text:p text:style-name="P1">[10022.848441] uvc_ctrl:__uvc_find_control---869</text:p>
      <text:p text:style-name="P1">[10022.848442] uvc_ctrl:__uvc_find_control---869</text:p>
      <text:p text:style-name="P1">[10022.848442] uvc_ctrl:__uvc_find_control---869</text:p>
      <text:p text:style-name="P1">[10022.848443] uvc_ctrl:__uvc_find_control---869</text:p>
      <text:p text:style-name="P1">[10022.848443] uvc_ctrl:__uvc_find_control---869</text:p>
      <text:p text:style-name="P1">[10022.848444] uvc_ctrl:__uvc_find_control---869</text:p>
      <text:p text:style-name="P1">[10022.848444] uvc_ctrl:__uvc_find_control---869</text:p>
      <text:p text:style-name="P1">[10022.848445] uvc_ctrl:__uvc_query_v4l2_ctrl---1025</text:p>
      <text:p text:style-name="P1">[10022.848446] uvc_ctrl:uvc_ctrl_populate_cache---927</text:p>
      <text:p text:style-name="P1">[10022.848446] uvc_video:uvc_query_ctrl---77</text:p>
      <text:p text:style-name="P1">[10022.848447] uvc_video:__uvc_query_ctrl---38</text:p>
      <text:p text:style-name="P1">[10022.848484] uvc_video:uvc_query_ctrl---77</text:p>
      <text:p text:style-name="P1">[10022.848484] uvc_video:__uvc_query_ctrl---38</text:p>
      <text:p text:style-name="P1">[10022.848523] uvc_video:uvc_query_ctrl---77</text:p>
      <text:p text:style-name="P1">[10022.848523] uvc_video:__uvc_query_ctrl---38</text:p>
      <text:p text:style-name="P1">[10022.848563] uvc_video:uvc_query_ctrl---77</text:p>
      <text:p text:style-name="P1">[10022.848563] uvc_video:__uvc_query_ctrl---38</text:p>
      <text:p text:style-name="P1">[10022.848603] uvc_ctrl:uvc_get_le_value---772</text:p>
      <text:p text:style-name="P1">[10022.848604] uvc_ctrl:uvc_get_le_value---772</text:p>
      <text:p text:style-name="P1">[10022.848604] uvc_ctrl:uvc_get_le_value---772</text:p>
      <text:p text:style-name="P1">[10022.848605] uvc_ctrl:uvc_get_le_value---772</text:p>
      <text:p text:style-name="P1">[10022.848608] uvc_v4l2:uvc_ioctl_queryctrl---931</text:p>
      <text:p text:style-name="P1">[10022.848608] uvc_ctrl:uvc_query_v4l2_ctrl---1116</text:p>
      <text:p text:style-name="P1">[10022.848609] uvc_ctrl:__uvc_find_control---869</text:p>
      <text:p text:style-name="P1">[10022.848610] uvc_ctrl:__uvc_find_control---869</text:p>
      <text:p text:style-name="P1">[10022.848610] uvc_ctrl:__uvc_find_control---869</text:p>
      <text:p text:style-name="P1">[10022.848611] uvc_ctrl:__uvc_find_control---869</text:p>
      <text:p text:style-name="P1">[10022.848612] uvc_ctrl:__uvc_find_control---869</text:p>
      <text:p text:style-name="P1">[10022.848612] uvc_ctrl:__uvc_find_control---869</text:p>
      <text:p text:style-name="P1">[10022.848613] uvc_ctrl:__uvc_find_control---869</text:p>
      <text:p text:style-name="P1">[10022.848614] uvc_ctrl:__uvc_find_control---869</text:p>
      <text:p text:style-name="P1">[10022.848614] uvc_ctrl:__uvc_find_control---869</text:p>
      <text:p text:style-name="P1">[10022.848615] uvc_ctrl:__uvc_query_v4l2_ctrl---1025</text:p>
      <text:p text:style-name="P1">[10022.848616] uvc_ctrl:uvc_ctrl_populate_cache---927</text:p>
      <text:p text:style-name="P1">[10022.848616] uvc_video:uvc_query_ctrl---77</text:p>
      <text:p text:style-name="P1">[10022.848617] uvc_video:__uvc_query_ctrl---38</text:p>
      <text:p text:style-name="P1">[10022.848653] uvc_ctrl:uvc_get_le_value---772</text:p>
      <text:p text:style-name="P1">[10022.848655] uvc_v4l2:uvc_ioctl_querymenu---1124</text:p>
      <text:p text:style-name="P1">[10022.848656] uvc_ctrl:uvc_query_v4l2_menu---1149</text:p>
      <text:p text:style-name="P1">[10022.848657] uvc_ctrl:__uvc_find_control---869</text:p>
      <text:p text:style-name="P1">[10022.848657] uvc_ctrl:__uvc_find_control---869</text:p>
      <text:p text:style-name="P1">[10022.848659] uvc_v4l2:uvc_ioctl_querymenu---1124</text:p>
      <text:p text:style-name="P1">[10022.848660] uvc_ctrl:uvc_query_v4l2_menu---1149</text:p>
      <text:p text:style-name="P1"><text:soft-page-break/>[10022.848660] uvc_ctrl:__uvc_find_control---869</text:p>
      <text:p text:style-name="P1">[10022.848661] uvc_ctrl:__uvc_find_control---869</text:p>
      <text:p text:style-name="P1">[10022.848665] uvc_v4l2:uvc_ioctl_querymenu---1124</text:p>
      <text:p text:style-name="P1">[10022.848665] uvc_ctrl:uvc_query_v4l2_menu---1149</text:p>
      <text:p text:style-name="P1">[10022.848666] uvc_ctrl:__uvc_find_control---869</text:p>
      <text:p text:style-name="P1">[10022.848666] uvc_ctrl:__uvc_find_control---869</text:p>
      <text:p text:style-name="P1">[10022.848667] uvc_v4l2:uvc_ioctl_queryctrl---931</text:p>
      <text:p text:style-name="P1">[10022.848668] uvc_ctrl:uvc_query_v4l2_ctrl---1116</text:p>
      <text:p text:style-name="P1">[10022.848668] uvc_ctrl:__uvc_find_control---869</text:p>
      <text:p text:style-name="P1">[10022.848669] uvc_ctrl:__uvc_find_control---869</text:p>
      <text:p text:style-name="P1">[10022.848670] uvc_ctrl:__uvc_find_control---869</text:p>
      <text:p text:style-name="P1">[10022.848670] uvc_ctrl:__uvc_find_control---869</text:p>
      <text:p text:style-name="P1">[10022.848671] uvc_ctrl:__uvc_find_control---869</text:p>
      <text:p text:style-name="P1">[10022.848672] uvc_ctrl:__uvc_find_control---869</text:p>
      <text:p text:style-name="P1">[10022.848673] uvc_ctrl:__uvc_find_control---869</text:p>
      <text:p text:style-name="P1">[10022.848673] uvc_ctrl:__uvc_find_control---869</text:p>
      <text:p text:style-name="P1">[10022.848675] uvc_ctrl:__uvc_find_control---869</text:p>
      <text:p text:style-name="P1">[10022.848675] uvc_ctrl:__uvc_query_v4l2_ctrl---1025</text:p>
      <text:p text:style-name="P1">[10022.848676] uvc_ctrl:__uvc_find_control---869</text:p>
      <text:p text:style-name="P1">[10022.848677] uvc_ctrl:__uvc_ctrl_get---985</text:p>
      <text:p text:style-name="P1">[10022.848677] uvc_video:uvc_query_ctrl---77</text:p>
      <text:p text:style-name="P1">[10022.848678] uvc_video:__uvc_query_ctrl---38</text:p>
      <text:p text:style-name="P1">[10022.848714] uvc_ctrl:uvc_get_le_value---772</text:p>
      <text:p text:style-name="P1">[10022.848714] uvc_ctrl:uvc_ctrl_populate_cache---927</text:p>
      <text:p text:style-name="P1">[10022.848715] uvc_video:uvc_query_ctrl---77</text:p>
      <text:p text:style-name="P1">[10022.848716] uvc_video:__uvc_query_ctrl---38</text:p>
      <text:p text:style-name="P1">[10022.848753] uvc_video:uvc_query_ctrl---77</text:p>
      <text:p text:style-name="P1">[10022.848754] uvc_video:__uvc_query_ctrl---38</text:p>
      <text:p text:style-name="P1">[10022.848793] uvc_video:uvc_query_ctrl---77</text:p>
      <text:p text:style-name="P1">[10022.848794] uvc_video:__uvc_query_ctrl---38</text:p>
      <text:p text:style-name="P1">[10022.848833] uvc_video:uvc_query_ctrl---77</text:p>
      <text:p text:style-name="P1">[10022.848834] uvc_video:__uvc_query_ctrl---38</text:p>
      <text:p text:style-name="P1">[10022.848873] uvc_ctrl:uvc_get_le_value---772</text:p>
      <text:p text:style-name="P1">[10022.848874] uvc_ctrl:uvc_get_le_value---772</text:p>
      <text:p text:style-name="P1">[10022.848875] uvc_ctrl:uvc_get_le_value---772</text:p>
      <text:p text:style-name="P1">[10022.848875] uvc_ctrl:uvc_get_le_value---772</text:p>
      <text:p text:style-name="P1">[10022.848878] uvc_v4l2:uvc_ioctl_queryctrl---931</text:p>
      <text:p text:style-name="P1">[10022.848878] uvc_ctrl:uvc_query_v4l2_ctrl---1116</text:p>
      <text:p text:style-name="P1">[10022.848879] uvc_ctrl:__uvc_find_control---869</text:p>
      <text:p text:style-name="P1">[10022.848879] uvc_ctrl:__uvc_find_control---869</text:p>
      <text:p text:style-name="P1">[10022.848880] uvc_ctrl:__uvc_find_control---869</text:p>
      <text:p text:style-name="P1">[10022.848881] uvc_ctrl:__uvc_find_control---869</text:p>
      <text:p text:style-name="P1">[10022.848881] uvc_ctrl:__uvc_find_control---869</text:p>
      <text:p text:style-name="P1">[10022.848882] uvc_ctrl:__uvc_find_control---869</text:p>
      <text:p text:style-name="P1">[10022.848882] uvc_ctrl:__uvc_find_control---869</text:p>
      <text:p text:style-name="P1">[10022.848883] uvc_ctrl:__uvc_find_control---869</text:p>
      <text:p text:style-name="P1">[10022.848884] uvc_ctrl:__uvc_find_control---869</text:p>
      <text:p text:style-name="P1">[10022.848884] uvc_ctrl:__uvc_query_v4l2_ctrl---1025</text:p>
      <text:p text:style-name="P1">[10022.848885] uvc_ctrl:uvc_ctrl_populate_cache---927</text:p>
      <text:p text:style-name="P1">[10022.848886] uvc_video:uvc_query_ctrl---77</text:p>
      <text:p text:style-name="P1">[10022.848886] uvc_video:__uvc_query_ctrl---38</text:p>
      <text:p text:style-name="P1">[10022.848922] uvc_video:uvc_query_ctrl---77</text:p>
      <text:p text:style-name="P1"><text:soft-page-break/>[10022.848923] uvc_video:__uvc_query_ctrl---38</text:p>
      <text:p text:style-name="P1">[10022.848962] uvc_video:uvc_query_ctrl---77</text:p>
      <text:p text:style-name="P1">[10022.848962] uvc_video:__uvc_query_ctrl---38</text:p>
      <text:p text:style-name="P1">[10022.849001] uvc_video:uvc_query_ctrl---77</text:p>
      <text:p text:style-name="P1">[10022.849002] uvc_video:__uvc_query_ctrl---38</text:p>
      <text:p text:style-name="P1">[10022.849042] uvc_ctrl:uvc_get_le_value---772</text:p>
      <text:p text:style-name="P1">[10022.849042] uvc_ctrl:uvc_get_le_value---772</text:p>
      <text:p text:style-name="P1">[10022.849043] uvc_ctrl:uvc_get_le_value---772</text:p>
      <text:p text:style-name="P1">[10022.849044] uvc_ctrl:uvc_get_le_value---772</text:p>
      <text:p text:style-name="P1">[10022.849045] uvc_v4l2:uvc_ioctl_queryctrl---931</text:p>
      <text:p text:style-name="P1">[10022.849046] uvc_ctrl:uvc_query_v4l2_ctrl---1116</text:p>
      <text:p text:style-name="P1">[10022.849047] uvc_ctrl:__uvc_find_control---869</text:p>
      <text:p text:style-name="P1">[10022.849047] uvc_ctrl:__uvc_find_control---869</text:p>
      <text:p text:style-name="P1">[10022.849048] uvc_ctrl:__uvc_find_control---869</text:p>
      <text:p text:style-name="P1">[10022.849049] uvc_ctrl:__uvc_find_control---869</text:p>
      <text:p text:style-name="P1">[10022.849049] uvc_ctrl:__uvc_find_control---869</text:p>
      <text:p text:style-name="P1">[10022.849050] uvc_ctrl:__uvc_find_control---869</text:p>
      <text:p text:style-name="P1">[10022.849050] uvc_ctrl:__uvc_find_control---869</text:p>
      <text:p text:style-name="P1">[10022.849051] uvc_ctrl:__uvc_find_control---869</text:p>
      <text:p text:style-name="P1">[10022.849052] uvc_ctrl:__uvc_find_control---869</text:p>
      <text:p text:style-name="P1">[10022.849052] uvc_ctrl:__uvc_query_v4l2_ctrl---1025</text:p>
      <text:p text:style-name="P1">[10022.849053] uvc_ctrl:uvc_ctrl_populate_cache---927</text:p>
      <text:p text:style-name="P1">[10022.849053] uvc_video:uvc_query_ctrl---77</text:p>
      <text:p text:style-name="P1">[10022.849054] uvc_video:__uvc_query_ctrl---38</text:p>
      <text:p text:style-name="P1">[10022.849090] uvc_video:uvc_query_ctrl---77</text:p>
      <text:p text:style-name="P1">[10022.849091] uvc_video:__uvc_query_ctrl---38</text:p>
      <text:p text:style-name="P1">[10022.849131] uvc_video:uvc_query_ctrl---77</text:p>
      <text:p text:style-name="P1">[10022.849131] uvc_video:__uvc_query_ctrl---38</text:p>
      <text:p text:style-name="P1">[10022.849171] uvc_video:uvc_query_ctrl---77</text:p>
      <text:p text:style-name="P1">[10022.849171] uvc_video:__uvc_query_ctrl---38</text:p>
      <text:p text:style-name="P1">[10022.849210] uvc_ctrl:uvc_get_le_value---772</text:p>
      <text:p text:style-name="P1">[10022.849211] uvc_ctrl:uvc_get_le_value---772</text:p>
      <text:p text:style-name="P1">[10022.849212] uvc_ctrl:uvc_get_le_value---772</text:p>
      <text:p text:style-name="P1">[10022.849212] uvc_ctrl:uvc_get_le_value---772</text:p>
      <text:p text:style-name="P1">[10022.849214] uvc_v4l2:uvc_ioctl_queryctrl---931</text:p>
      <text:p text:style-name="P1">[10022.849215] uvc_ctrl:uvc_query_v4l2_ctrl---1116</text:p>
      <text:p text:style-name="P1">[10022.849215] uvc_ctrl:__uvc_find_control---869</text:p>
      <text:p text:style-name="P1">[10022.849216] uvc_ctrl:__uvc_find_control---869</text:p>
      <text:p text:style-name="P1">[10022.849217] uvc_ctrl:__uvc_find_control---869</text:p>
      <text:p text:style-name="P1">[10022.849217] uvc_ctrl:__uvc_find_control---869</text:p>
      <text:p text:style-name="P1">[10022.849218] uvc_ctrl:__uvc_find_control---869</text:p>
      <text:p text:style-name="P1">[10022.849218] uvc_ctrl:__uvc_find_control---869</text:p>
      <text:p text:style-name="P1">[10022.849219] uvc_ctrl:__uvc_find_control---869</text:p>
      <text:p text:style-name="P1">[10022.849220] uvc_ctrl:__uvc_find_control---869</text:p>
      <text:p text:style-name="P1">[10022.849221] uvc_ctrl:__uvc_find_control---869</text:p>
      <text:p text:style-name="P1">[10022.849221] uvc_ctrl:__uvc_query_v4l2_ctrl---1025</text:p>
      <text:p text:style-name="P1">[10022.849222] uvc_ctrl:uvc_ctrl_populate_cache---927</text:p>
      <text:p text:style-name="P1">[10022.849223] uvc_video:uvc_query_ctrl---77</text:p>
      <text:p text:style-name="P1">[10022.849223] uvc_video:__uvc_query_ctrl---38</text:p>
      <text:p text:style-name="P1">[10022.849259] uvc_video:uvc_query_ctrl---77</text:p>
      <text:p text:style-name="P1">[10022.849259] uvc_video:__uvc_query_ctrl---38</text:p>
      <text:p text:style-name="P1">[10022.849299] uvc_ctrl:uvc_get_le_value---772</text:p>
      <text:p text:style-name="P1"><text:soft-page-break/>[10022.849301] uvc_v4l2:uvc_ioctl_querymenu---1124</text:p>
      <text:p text:style-name="P1">[10022.849301] uvc_ctrl:uvc_query_v4l2_menu---1149</text:p>
      <text:p text:style-name="P1">[10022.849302] uvc_ctrl:__uvc_find_control---869</text:p>
      <text:p text:style-name="P1">[10022.849303] uvc_ctrl:__uvc_find_control---869</text:p>
      <text:p text:style-name="P1">[10022.849303] uvc_ctrl:__uvc_find_control---869</text:p>
      <text:p text:style-name="P1">[10022.849304] uvc_ctrl:__uvc_find_control---869</text:p>
      <text:p text:style-name="P1">[10022.849305] uvc_ctrl:__uvc_find_control---869</text:p>
      <text:p text:style-name="P1">[10022.849306] uvc_ctrl:uvc_get_le_value---772</text:p>
      <text:p text:style-name="P1">[10022.849307] uvc_v4l2:uvc_ioctl_querymenu---1124</text:p>
      <text:p text:style-name="P1">[10022.849307] uvc_ctrl:uvc_query_v4l2_menu---1149</text:p>
      <text:p text:style-name="P1">[10022.849308] uvc_ctrl:__uvc_find_control---869</text:p>
      <text:p text:style-name="P1">[10022.849308] uvc_ctrl:__uvc_find_control---869</text:p>
      <text:p text:style-name="P1">[10022.849309] uvc_ctrl:__uvc_find_control---869</text:p>
      <text:p text:style-name="P1">[10022.849310] uvc_ctrl:__uvc_find_control---869</text:p>
      <text:p text:style-name="P1">[10022.849310] uvc_ctrl:__uvc_find_control---869</text:p>
      <text:p text:style-name="P1">[10022.849311] uvc_ctrl:uvc_get_le_value---772</text:p>
      <text:p text:style-name="P1">[10022.849312] uvc_v4l2:uvc_ioctl_querymenu---1124</text:p>
      <text:p text:style-name="P1">[10022.849312] uvc_ctrl:uvc_query_v4l2_menu---1149</text:p>
      <text:p text:style-name="P1">[10022.849313] uvc_ctrl:__uvc_find_control---869</text:p>
      <text:p text:style-name="P1">[10022.849313] uvc_ctrl:__uvc_find_control---869</text:p>
      <text:p text:style-name="P1">[10022.849314] uvc_ctrl:__uvc_find_control---869</text:p>
      <text:p text:style-name="P1">[10022.849315] uvc_ctrl:__uvc_find_control---869</text:p>
      <text:p text:style-name="P1">[10022.849315] uvc_ctrl:__uvc_find_control---869</text:p>
      <text:p text:style-name="P1">[10022.849316] uvc_ctrl:uvc_get_le_value---772</text:p>
      <text:p text:style-name="P1">[10022.849317] uvc_v4l2:uvc_ioctl_querymenu---1124</text:p>
      <text:p text:style-name="P1">[10022.849317] uvc_ctrl:uvc_query_v4l2_menu---1149</text:p>
      <text:p text:style-name="P1">[10022.849318] uvc_ctrl:__uvc_find_control---869</text:p>
      <text:p text:style-name="P1">[10022.849318] uvc_ctrl:__uvc_find_control---869</text:p>
      <text:p text:style-name="P1">[10022.849319] uvc_ctrl:__uvc_find_control---869</text:p>
      <text:p text:style-name="P1">[10022.849320] uvc_ctrl:__uvc_find_control---869</text:p>
      <text:p text:style-name="P1">[10022.849320] uvc_ctrl:__uvc_find_control---869</text:p>
      <text:p text:style-name="P1">[10022.849321] uvc_ctrl:uvc_get_le_value---772</text:p>
      <text:p text:style-name="P1">[10022.849322] uvc_v4l2:uvc_ioctl_queryctrl---931</text:p>
      <text:p text:style-name="P1">[10022.849322] uvc_ctrl:uvc_query_v4l2_ctrl---1116</text:p>
      <text:p text:style-name="P1">[10022.849323] uvc_ctrl:__uvc_find_control---869</text:p>
      <text:p text:style-name="P1">[10022.849323] uvc_ctrl:__uvc_find_control---869</text:p>
      <text:p text:style-name="P1">[10022.849324] uvc_ctrl:__uvc_find_control---869</text:p>
      <text:p text:style-name="P1">[10022.849325] uvc_ctrl:__uvc_find_control---869</text:p>
      <text:p text:style-name="P1">[10022.849325] uvc_ctrl:__uvc_find_control---869</text:p>
      <text:p text:style-name="P1">[10022.849326] uvc_ctrl:__uvc_find_control---869</text:p>
      <text:p text:style-name="P1">[10022.849326] uvc_ctrl:__uvc_find_control---869</text:p>
      <text:p text:style-name="P1">[10022.849327] uvc_ctrl:__uvc_find_control---869</text:p>
      <text:p text:style-name="P1">[10022.849328] uvc_ctrl:__uvc_find_control---869</text:p>
      <text:p text:style-name="P1">[10022.849328] uvc_ctrl:__uvc_query_v4l2_ctrl---1025</text:p>
      <text:p text:style-name="P1">[10022.849329] uvc_ctrl:__uvc_find_control---869</text:p>
      <text:p text:style-name="P1">[10022.849330] uvc_ctrl:__uvc_ctrl_get---985</text:p>
      <text:p text:style-name="P1">[10022.849330] uvc_video:uvc_query_ctrl---77</text:p>
      <text:p text:style-name="P1">[10022.849331] uvc_video:__uvc_query_ctrl---38</text:p>
      <text:p text:style-name="P1">[10022.849371] uvc_ctrl:uvc_get_le_value---772</text:p>
      <text:p text:style-name="P1">[10022.849372] uvc_ctrl:uvc_ctrl_populate_cache---927</text:p>
      <text:p text:style-name="P1">[10022.849372] uvc_video:uvc_query_ctrl---77</text:p>
      <text:p text:style-name="P1">[10022.849373] uvc_video:__uvc_query_ctrl---38</text:p>
      <text:p text:style-name="P1"><text:soft-page-break/>[10022.849410] uvc_video:uvc_query_ctrl---77</text:p>
      <text:p text:style-name="P1">[10022.849411] uvc_video:__uvc_query_ctrl---38</text:p>
      <text:p text:style-name="P1">[10022.849451] uvc_video:uvc_query_ctrl---77</text:p>
      <text:p text:style-name="P1">[10022.849451] uvc_video:__uvc_query_ctrl---38</text:p>
      <text:p text:style-name="P1">[10022.849490] uvc_video:uvc_query_ctrl---77</text:p>
      <text:p text:style-name="P1">[10022.849491] uvc_video:__uvc_query_ctrl---38</text:p>
      <text:p text:style-name="P1">[10022.849530] uvc_ctrl:uvc_get_le_value---772</text:p>
      <text:p text:style-name="P1">[10022.849531] uvc_ctrl:uvc_get_le_value---772</text:p>
      <text:p text:style-name="P1">[10022.849532] uvc_ctrl:uvc_get_le_value---772</text:p>
      <text:p text:style-name="P1">[10022.849532] uvc_ctrl:uvc_get_le_value---772</text:p>
      <text:p text:style-name="P1">[10022.849534] uvc_v4l2:uvc_ioctl_queryctrl---931</text:p>
      <text:p text:style-name="P1">[10022.849534] uvc_ctrl:uvc_query_v4l2_ctrl---1116</text:p>
      <text:p text:style-name="P1">[10022.849535] uvc_ctrl:__uvc_find_control---869</text:p>
      <text:p text:style-name="P1">[10022.849535] uvc_ctrl:__uvc_find_control---869</text:p>
      <text:p text:style-name="P1">[10022.849536] uvc_ctrl:__uvc_find_control---869</text:p>
      <text:p text:style-name="P1">[10022.849537] uvc_ctrl:__uvc_find_control---869</text:p>
      <text:p text:style-name="P1">[10022.849537] uvc_ctrl:__uvc_find_control---869</text:p>
      <text:p text:style-name="P1">[10022.849538] uvc_ctrl:__uvc_find_control---869</text:p>
      <text:p text:style-name="P1">[10022.849538] uvc_ctrl:__uvc_find_control---869</text:p>
      <text:p text:style-name="P1">[10022.849539] uvc_ctrl:__uvc_find_control---869</text:p>
      <text:p text:style-name="P1">[10022.849540] uvc_ctrl:__uvc_find_control---869</text:p>
      <text:p text:style-name="P1">[10022.849541] uvc_ctrl:__uvc_query_v4l2_ctrl---1025</text:p>
      <text:p text:style-name="P1">[10022.849541] uvc_ctrl:uvc_ctrl_populate_cache---927</text:p>
      <text:p text:style-name="P1">[10022.849543] uvc_v4l2:uvc_ioctl_queryctrl---931</text:p>
      <text:p text:style-name="P1">[10022.849543] uvc_ctrl:uvc_query_v4l2_ctrl---1116</text:p>
      <text:p text:style-name="P1">[10022.849544] uvc_ctrl:__uvc_find_control---869</text:p>
      <text:p text:style-name="P1">[10022.849544] uvc_ctrl:__uvc_find_control---869</text:p>
      <text:p text:style-name="P1">[10022.849545] uvc_ctrl:__uvc_find_control---869</text:p>
      <text:p text:style-name="P1">[10022.849545] uvc_ctrl:__uvc_find_control---869</text:p>
      <text:p text:style-name="P1">[10022.849546] uvc_ctrl:__uvc_find_control---869</text:p>
      <text:p text:style-name="P1">[10022.849546] uvc_ctrl:__uvc_find_control---869</text:p>
      <text:p text:style-name="P1">[10022.849547] uvc_ctrl:__uvc_find_control---869</text:p>
      <text:p text:style-name="P1">[10022.849547] uvc_ctrl:__uvc_find_control---869</text:p>
      <text:p text:style-name="P1">[10022.849548] uvc_ctrl:__uvc_find_control---869</text:p>
      <text:p text:style-name="P1">[10022.849548] uvc_ctrl:__uvc_query_v4l2_ctrl---1025</text:p>
      <text:p text:style-name="P1">[10022.849549] uvc_ctrl:__uvc_find_control---869</text:p>
      <text:p text:style-name="P1">[10022.849550] uvc_ctrl:__uvc_ctrl_get---985</text:p>
      <text:p text:style-name="P1">[10022.849550] uvc_video:uvc_query_ctrl---77</text:p>
      <text:p text:style-name="P1">[10022.849551] uvc_video:__uvc_query_ctrl---38</text:p>
      <text:p text:style-name="P1">[10022.849587] uvc_ctrl:uvc_get_le_value---772</text:p>
      <text:p text:style-name="P1">[10022.849587] uvc_ctrl:uvc_ctrl_populate_cache---927</text:p>
      <text:p text:style-name="P1">[10022.849588] uvc_video:uvc_query_ctrl---77</text:p>
      <text:p text:style-name="P1">[10022.849588] uvc_video:__uvc_query_ctrl---38</text:p>
      <text:p text:style-name="P1">[10022.849626] uvc_video:uvc_query_ctrl---77</text:p>
      <text:p text:style-name="P1">[10022.849627] uvc_video:__uvc_query_ctrl---38</text:p>
      <text:p text:style-name="P1">[10022.849666] uvc_video:uvc_query_ctrl---77</text:p>
      <text:p text:style-name="P1">[10022.849667] uvc_video:__uvc_query_ctrl---38</text:p>
      <text:p text:style-name="P1">[10022.849707] uvc_video:uvc_query_ctrl---77</text:p>
      <text:p text:style-name="P1">[10022.849707] uvc_video:__uvc_query_ctrl---38</text:p>
      <text:p text:style-name="P1">[10022.849751] uvc_ctrl:uvc_get_le_value---772</text:p>
      <text:p text:style-name="P1">[10022.849752] uvc_ctrl:uvc_get_le_value---772</text:p>
      <text:p text:style-name="P1">[10022.849752] uvc_ctrl:uvc_get_le_value---772</text:p>
      <text:p text:style-name="P1"><text:soft-page-break/>[10022.849753] uvc_ctrl:uvc_get_le_value---772</text:p>
      <text:p text:style-name="P1">[10022.849755] uvc_v4l2:uvc_ioctl_queryctrl---931</text:p>
      <text:p text:style-name="P1">[10022.849755] uvc_ctrl:uvc_query_v4l2_ctrl---1116</text:p>
      <text:p text:style-name="P1">[10022.849756] uvc_ctrl:__uvc_find_control---869</text:p>
      <text:p text:style-name="P1">[10022.849757] uvc_ctrl:__uvc_find_control---869</text:p>
      <text:p text:style-name="P1">[10022.849757] uvc_ctrl:__uvc_find_control---869</text:p>
      <text:p text:style-name="P1">[10022.849758] uvc_ctrl:__uvc_find_control---869</text:p>
      <text:p text:style-name="P1">[10022.849758] uvc_ctrl:__uvc_find_control---869</text:p>
      <text:p text:style-name="P1">[10022.849759] uvc_ctrl:__uvc_find_control---869</text:p>
      <text:p text:style-name="P1">[10022.849760] uvc_ctrl:__uvc_find_control---869</text:p>
      <text:p text:style-name="P1">[10022.849760] uvc_ctrl:__uvc_find_control---869</text:p>
      <text:p text:style-name="P1">[10022.849761] uvc_ctrl:__uvc_find_control---869</text:p>
      <text:p text:style-name="P1">[10022.849761] uvc_ctrl:__uvc_query_v4l2_ctrl---1025</text:p>
      <text:p text:style-name="P1">[10022.849762] uvc_ctrl:uvc_ctrl_populate_cache---927</text:p>
      <text:p text:style-name="P1">[10022.849763] uvc_video:uvc_query_ctrl---77</text:p>
      <text:p text:style-name="P1">[10022.849763] uvc_video:__uvc_query_ctrl---38</text:p>
      <text:p text:style-name="P1">[10022.849801] uvc_ctrl:uvc_get_le_value---772</text:p>
      <text:p text:style-name="P1">[10022.849802] uvc_v4l2:uvc_ioctl_queryctrl---931</text:p>
      <text:p text:style-name="P1">[10022.849803] uvc_ctrl:uvc_query_v4l2_ctrl---1116</text:p>
      <text:p text:style-name="P1">[10022.849804] uvc_ctrl:__uvc_find_control---869</text:p>
      <text:p text:style-name="P1">[10022.849804] uvc_ctrl:__uvc_find_control---869</text:p>
      <text:p text:style-name="P1">[10022.849805] uvc_ctrl:__uvc_find_control---869</text:p>
      <text:p text:style-name="P1">[10022.849805] uvc_ctrl:__uvc_find_control---869</text:p>
      <text:p text:style-name="P1">[10022.849806] uvc_ctrl:__uvc_find_control---869</text:p>
      <text:p text:style-name="P1">[10022.849807] uvc_ctrl:__uvc_find_control---869</text:p>
      <text:p text:style-name="P1">[10022.849807] uvc_ctrl:__uvc_find_control---869</text:p>
      <text:p text:style-name="P1">[10022.849808] uvc_ctrl:__uvc_find_control---869</text:p>
      <text:p text:style-name="P1">[10022.849809] uvc_ctrl:__uvc_find_control---869</text:p>
      <text:p text:style-name="P1">[10022.849809] uvc_ctrl:__uvc_query_v4l2_ctrl---1025</text:p>
      <text:p text:style-name="P1">[10022.849810] uvc_ctrl:uvc_ctrl_populate_cache---927</text:p>
      <text:p text:style-name="P1">[10022.849810] uvc_video:uvc_query_ctrl---77</text:p>
      <text:p text:style-name="P1">[10022.849811] uvc_video:__uvc_query_ctrl---38</text:p>
      <text:p text:style-name="P1">[10022.849847] uvc_video:uvc_query_ctrl---77</text:p>
      <text:p text:style-name="P1">[10022.849848] uvc_video:__uvc_query_ctrl---38</text:p>
      <text:p text:style-name="P1">[10022.849894] uvc_video:uvc_query_ctrl---77</text:p>
      <text:p text:style-name="P1">[10022.849895] uvc_video:__uvc_query_ctrl---38</text:p>
      <text:p text:style-name="P1">[10022.849938] uvc_video:uvc_query_ctrl---77</text:p>
      <text:p text:style-name="P1">[10022.849939] uvc_video:__uvc_query_ctrl---38</text:p>
      <text:p text:style-name="P1">[10022.849978] uvc_ctrl:uvc_get_le_value---772</text:p>
      <text:p text:style-name="P1">[10022.849978] uvc_ctrl:uvc_get_le_value---772</text:p>
      <text:p text:style-name="P1">[10022.849979] uvc_ctrl:uvc_get_le_value---772</text:p>
      <text:p text:style-name="P1">[10022.849980] uvc_ctrl:uvc_get_le_value---772</text:p>
      <text:p text:style-name="P1">[10022.849984] uvc_v4l2:uvc_ioctl_queryctrl---931</text:p>
      <text:p text:style-name="P1">[10022.849985] uvc_ctrl:uvc_query_v4l2_ctrl---1116</text:p>
      <text:p text:style-name="P1">[10022.849986] uvc_ctrl:__uvc_find_control---869</text:p>
      <text:p text:style-name="P1">[10022.849987] uvc_ctrl:__uvc_find_control---869</text:p>
      <text:p text:style-name="P1">[10022.849988] uvc_ctrl:__uvc_find_control---869</text:p>
      <text:p text:style-name="P1">[10022.849988] uvc_ctrl:__uvc_find_control---869</text:p>
      <text:p text:style-name="P1">[10022.849989] uvc_ctrl:__uvc_find_control---869</text:p>
      <text:p text:style-name="P1">[10022.849989] uvc_ctrl:__uvc_find_control---869</text:p>
      <text:p text:style-name="P1">[10022.849990] uvc_ctrl:__uvc_find_control---869</text:p>
      <text:p text:style-name="P1">[10022.849991] uvc_ctrl:__uvc_find_control---869</text:p>
      <text:p text:style-name="P1"><text:soft-page-break/>[10022.849991] uvc_ctrl:__uvc_find_control---869</text:p>
      <text:p text:style-name="P1">[10022.849992] uvc_ctrl:__uvc_query_v4l2_ctrl---1025</text:p>
      <text:p text:style-name="P1">[10022.849993] uvc_ctrl:uvc_ctrl_populate_cache---927</text:p>
      <text:p text:style-name="P1">[10022.849994] uvc_video:uvc_query_ctrl---77</text:p>
      <text:p text:style-name="P1">[10022.849994] uvc_video:__uvc_query_ctrl---38</text:p>
      <text:p text:style-name="P1">[10022.850031] uvc_video:uvc_query_ctrl---77</text:p>
      <text:p text:style-name="P1">[10022.850032] uvc_video:__uvc_query_ctrl---38</text:p>
      <text:p text:style-name="P1">[10022.850076] uvc_video:uvc_query_ctrl---77</text:p>
      <text:p text:style-name="P1">[10022.850077] uvc_video:__uvc_query_ctrl---38</text:p>
      <text:p text:style-name="P1">[10022.850122] uvc_video:uvc_query_ctrl---77</text:p>
      <text:p text:style-name="P1">[10022.850123] uvc_video:__uvc_query_ctrl---38</text:p>
      <text:p text:style-name="P1">[10022.850199] uvc_v4l2:uvc_ioctl_queryctrl---931</text:p>
      <text:p text:style-name="P1">[10022.850200] uvc_ctrl:uvc_query_v4l2_ctrl---1116</text:p>
      <text:p text:style-name="P1">[10022.850201] uvc_ctrl:__uvc_find_control---869</text:p>
      <text:p text:style-name="P1">[10022.850202] uvc_ctrl:__uvc_find_control---869</text:p>
      <text:p text:style-name="P1">[10022.850202] uvc_ctrl:__uvc_find_control---869</text:p>
      <text:p text:style-name="P1">[10022.850203] uvc_ctrl:__uvc_find_control---869</text:p>
      <text:p text:style-name="P1">[10022.850203] uvc_ctrl:__uvc_find_control---869</text:p>
      <text:p text:style-name="P1">[10022.850204] uvc_ctrl:__uvc_find_control---869</text:p>
      <text:p text:style-name="P1">[10022.850205] uvc_ctrl:__uvc_find_control---869</text:p>
      <text:p text:style-name="P1">[10022.850205] uvc_ctrl:__uvc_find_control---869</text:p>
      <text:p text:style-name="P1">[10022.850206] uvc_ctrl:__uvc_find_control---869</text:p>
      <text:p text:style-name="P1">[10022.850207] uvc_ctrl:__uvc_query_v4l2_ctrl---1025</text:p>
      <text:p text:style-name="P1">[10022.850214] uvc_v4l2:uvc_ioctl_queryctrl---931</text:p>
      <text:p text:style-name="P1">[10022.850215] uvc_ctrl:uvc_query_v4l2_ctrl---1116</text:p>
      <text:p text:style-name="P1">[10022.850215] uvc_ctrl:__uvc_find_control---869</text:p>
      <text:p text:style-name="P1">[10022.850216] uvc_ctrl:__uvc_find_control---869</text:p>
      <text:p text:style-name="P1">[10022.850216] uvc_ctrl:__uvc_find_control---869</text:p>
      <text:p text:style-name="P1">[10022.850217] uvc_ctrl:__uvc_find_control---869</text:p>
      <text:p text:style-name="P1">[10022.850217] uvc_ctrl:__uvc_find_control---869</text:p>
      <text:p text:style-name="P1">[10022.850218] uvc_ctrl:__uvc_find_control---869</text:p>
      <text:p text:style-name="P1">[10022.850219] uvc_ctrl:__uvc_find_control---869</text:p>
      <text:p text:style-name="P1">[10022.850220] uvc_ctrl:__uvc_find_control---869</text:p>
      <text:p text:style-name="P1">[10022.850220] uvc_ctrl:__uvc_find_control---869</text:p>
      <text:p text:style-name="P1">[10022.850223] uvc_v4l2:uvc_v4l2_release---544</text:p>
      <text:p text:style-name="P1">[10022.850224] uvc_v4l2:uvc_dismiss_privileges---481</text:p>
      <text:p text:style-name="P1">[10022.851921] uvc_v4l2:uvc_v4l2_open---499</text:p>
      <text:p text:style-name="P1">[10022.851932] uvc_v4l2:uvc_ioctl_default---1298</text:p>
      <text:p text:style-name="P1">[10022.851933] uvc_v4l2:uvc_ioctl_ctrl_map---40</text:p>
      <text:p text:style-name="P1">[10022.851933] uvc_ctrl:uvc_ctrl_add_mapping---1988</text:p>
      <text:p text:style-name="P1">[10022.851937] uvc_ctrl:uvc_entity_match_guid---841</text:p>
      <text:p text:style-name="P1">[10022.851938] uvc_ctrl:uvc_entity_match_guid---841</text:p>
      <text:p text:style-name="P1">[10022.851939] uvc_ctrl:uvc_entity_match_guid---841</text:p>
      <text:p text:style-name="P1">[10022.851940] uvc_ctrl:uvc_entity_match_guid---841</text:p>
      <text:p text:style-name="P1">[10022.851940] uvc_ctrl:uvc_entity_match_guid---841</text:p>
      <text:p text:style-name="P1">[10022.851941] uvc_ctrl:uvc_entity_match_guid---841</text:p>
      <text:p text:style-name="P1">[10022.852183] uvc_v4l2:uvc_ioctl_default---1298</text:p>
      <text:p text:style-name="P1">[10022.852184] uvc_v4l2:uvc_ioctl_ctrl_map---40</text:p>
      <text:p text:style-name="P1">[10022.852185] uvc_ctrl:uvc_ctrl_add_mapping---1988</text:p>
      <text:p text:style-name="P1">[10022.852185] uvc_ctrl:uvc_entity_match_guid---841</text:p>
      <text:p text:style-name="P1">[10022.852186] uvc_ctrl:uvc_entity_match_guid---841</text:p>
      <text:p text:style-name="P1">[10022.852187] uvc_ctrl:uvc_entity_match_guid---841</text:p>
      <text:p text:style-name="P1"><text:soft-page-break/>[10022.852187] uvc_ctrl:uvc_entity_match_guid---841</text:p>
      <text:p text:style-name="P1">[10022.852188] uvc_ctrl:uvc_entity_match_guid---841</text:p>
      <text:p text:style-name="P1">[10022.852188] uvc_ctrl:uvc_entity_match_guid---841</text:p>
      <text:p text:style-name="P1">[10022.852189] uvc_ctrl:uvc_ctrl_init_xu_ctrl---1725</text:p>
      <text:p text:style-name="P1">[10022.852190] uvc_ctrl:uvc_ctrl_fill_xu_info---1661</text:p>
      <text:p text:style-name="P1">[10022.852191] uvc_video:uvc_query_ctrl---77</text:p>
      <text:p text:style-name="P1">[10022.852191] uvc_video:__uvc_query_ctrl---38</text:p>
      <text:p text:style-name="P1">[10022.852246] uvc_video:uvc_query_ctrl---77</text:p>
      <text:p text:style-name="P1">[10022.852247] uvc_video:__uvc_query_ctrl---38</text:p>
      <text:p text:style-name="P1">[10022.852286] uvc_ctrl:uvc_ctrl_fixup_xu_info---1618</text:p>
      <text:p text:style-name="P1">[10022.852287] uvc_ctrl:uvc_ctrl_add_info---1919</text:p>
      <text:p text:style-name="P1">[10022.852288] uvc_ctrl:__uvc_ctrl_add_mapping---1951</text:p>
      <text:p text:style-name="P1">[10022.852295] uvc_v4l2:uvc_ioctl_default---1298</text:p>
      <text:p text:style-name="P1">[10022.852296] uvc_v4l2:uvc_ioctl_ctrl_map---40</text:p>
      <text:p text:style-name="P1">[10022.852296] uvc_ctrl:uvc_ctrl_add_mapping---1988</text:p>
      <text:p text:style-name="P1">[10022.852297] uvc_ctrl:uvc_entity_match_guid---841</text:p>
      <text:p text:style-name="P1">[10022.852298] uvc_ctrl:uvc_entity_match_guid---841</text:p>
      <text:p text:style-name="P1">[10022.852298] uvc_ctrl:uvc_entity_match_guid---841</text:p>
      <text:p text:style-name="P1">[10022.852298] uvc_ctrl:uvc_entity_match_guid---841</text:p>
      <text:p text:style-name="P1">[10022.852299] uvc_ctrl:uvc_entity_match_guid---841</text:p>
      <text:p text:style-name="P1">[10022.852299] uvc_ctrl:uvc_entity_match_guid---841</text:p>
      <text:p text:style-name="P1">[10022.852300] uvc_ctrl:uvc_ctrl_init_xu_ctrl---1725</text:p>
      <text:p text:style-name="P1">[10022.852301] uvc_ctrl:__uvc_ctrl_add_mapping---1951</text:p>
      <text:p text:style-name="P1">[10022.852305] uvc_v4l2:uvc_ioctl_default---1298</text:p>
      <text:p text:style-name="P1">[10022.852306] uvc_v4l2:uvc_ioctl_ctrl_map---40</text:p>
      <text:p text:style-name="P1">[10022.852306] uvc_ctrl:uvc_ctrl_add_mapping---1988</text:p>
      <text:p text:style-name="P1">[10022.852307] uvc_ctrl:uvc_entity_match_guid---841</text:p>
      <text:p text:style-name="P1">[10022.852307] uvc_ctrl:uvc_entity_match_guid---841</text:p>
      <text:p text:style-name="P1">[10022.852308] uvc_ctrl:uvc_entity_match_guid---841</text:p>
      <text:p text:style-name="P1">[10022.852309] uvc_ctrl:uvc_entity_match_guid---841</text:p>
      <text:p text:style-name="P1">[10022.852309] uvc_ctrl:uvc_entity_match_guid---841</text:p>
      <text:p text:style-name="P1">[10022.852310] uvc_ctrl:uvc_entity_match_guid---841</text:p>
      <text:p text:style-name="P1">[10022.852310] uvc_ctrl:uvc_ctrl_init_xu_ctrl---1725</text:p>
      <text:p text:style-name="P1">[10022.852311] uvc_ctrl:uvc_ctrl_fill_xu_info---1661</text:p>
      <text:p text:style-name="P1">[10022.852311] uvc_video:uvc_query_ctrl---77</text:p>
      <text:p text:style-name="P1">[10022.852312] uvc_video:__uvc_query_ctrl---38</text:p>
      <text:p text:style-name="P1">[10022.852349] uvc_video:uvc_query_ctrl---77</text:p>
      <text:p text:style-name="P1">[10022.852350] uvc_video:__uvc_query_ctrl---38</text:p>
      <text:p text:style-name="P1">[10022.852393] uvc_ctrl:uvc_ctrl_fixup_xu_info---1618</text:p>
      <text:p text:style-name="P1">[10022.852394] uvc_ctrl:uvc_ctrl_add_info---1919</text:p>
      <text:p text:style-name="P1">[10022.852395] uvc_ctrl:__uvc_ctrl_add_mapping---1951</text:p>
      <text:p text:style-name="P1">[10022.852400] uvc_v4l2:uvc_ioctl_default---1298</text:p>
      <text:p text:style-name="P1">[10022.852401] uvc_v4l2:uvc_ioctl_ctrl_map---40</text:p>
      <text:p text:style-name="P1">[10022.852401] uvc_ctrl:uvc_ctrl_add_mapping---1988</text:p>
      <text:p text:style-name="P1">[10022.852402] uvc_ctrl:uvc_entity_match_guid---841</text:p>
      <text:p text:style-name="P1">[10022.852402] uvc_ctrl:uvc_entity_match_guid---841</text:p>
      <text:p text:style-name="P1">[10022.852403] uvc_ctrl:uvc_entity_match_guid---841</text:p>
      <text:p text:style-name="P1">[10022.852403] uvc_ctrl:uvc_entity_match_guid---841</text:p>
      <text:p text:style-name="P1">[10022.852404] uvc_ctrl:uvc_entity_match_guid---841</text:p>
      <text:p text:style-name="P1">[10022.852404] uvc_ctrl:uvc_entity_match_guid---841</text:p>
      <text:p text:style-name="P1">[10022.852405] uvc_ctrl:uvc_ctrl_init_xu_ctrl---1725</text:p>
      <text:p text:style-name="P1">[10022.852405] uvc_ctrl:__uvc_ctrl_add_mapping---1951</text:p>
      <text:p text:style-name="P1"><text:soft-page-break/>[10022.852415] uvc_v4l2:uvc_ioctl_default---1298</text:p>
      <text:p text:style-name="P1">[10022.852416] uvc_v4l2:uvc_ioctl_ctrl_map---40</text:p>
      <text:p text:style-name="P1">[10022.852417] uvc_ctrl:uvc_ctrl_add_mapping---1988</text:p>
      <text:p text:style-name="P1">[10022.852417] uvc_ctrl:uvc_entity_match_guid---841</text:p>
      <text:p text:style-name="P1">[10022.852418] uvc_ctrl:uvc_entity_match_guid---841</text:p>
      <text:p text:style-name="P1">[10022.852418] uvc_ctrl:uvc_entity_match_guid---841</text:p>
      <text:p text:style-name="P1">[10022.852419] uvc_ctrl:uvc_entity_match_guid---841</text:p>
      <text:p text:style-name="P1">[10022.852419] uvc_ctrl:uvc_entity_match_guid---841</text:p>
      <text:p text:style-name="P1">[10022.852420] uvc_ctrl:uvc_entity_match_guid---841</text:p>
      <text:p text:style-name="P1">[10022.852430] uvc_v4l2:uvc_ioctl_default---1298</text:p>
      <text:p text:style-name="P1">[10022.852430] uvc_v4l2:uvc_ioctl_ctrl_map---40</text:p>
      <text:p text:style-name="P1">[10022.852431] uvc_ctrl:uvc_ctrl_add_mapping---1988</text:p>
      <text:p text:style-name="P1">[10022.852431] uvc_ctrl:uvc_entity_match_guid---841</text:p>
      <text:p text:style-name="P1">[10022.852432] uvc_ctrl:uvc_entity_match_guid---841</text:p>
      <text:p text:style-name="P1">[10022.852432] uvc_ctrl:uvc_entity_match_guid---841</text:p>
      <text:p text:style-name="P1">[10022.852432] uvc_ctrl:uvc_entity_match_guid---841</text:p>
      <text:p text:style-name="P1">[10022.852433] uvc_ctrl:uvc_entity_match_guid---841</text:p>
      <text:p text:style-name="P1">[10022.852433] uvc_ctrl:uvc_entity_match_guid---841</text:p>
      <text:p text:style-name="P1">[10022.852440] uvc_v4l2:uvc_ioctl_default---1298</text:p>
      <text:p text:style-name="P1">[10022.852440] uvc_v4l2:uvc_ioctl_ctrl_map---40</text:p>
      <text:p text:style-name="P1">[10022.852441] uvc_ctrl:uvc_ctrl_add_mapping---1988</text:p>
      <text:p text:style-name="P1">[10022.852441] uvc_ctrl:uvc_entity_match_guid---841</text:p>
      <text:p text:style-name="P1">[10022.852442] uvc_ctrl:uvc_entity_match_guid---841</text:p>
      <text:p text:style-name="P1">[10022.852442] uvc_ctrl:uvc_entity_match_guid---841</text:p>
      <text:p text:style-name="P1">[10022.852443] uvc_ctrl:uvc_entity_match_guid---841</text:p>
      <text:p text:style-name="P1">[10022.852443] uvc_ctrl:uvc_entity_match_guid---841</text:p>
      <text:p text:style-name="P1">[10022.852444] uvc_ctrl:uvc_entity_match_guid---841</text:p>
      <text:p text:style-name="P1">[10022.852449] uvc_v4l2:uvc_ioctl_default---1298</text:p>
      <text:p text:style-name="P1">[10022.852450] uvc_v4l2:uvc_ioctl_ctrl_map---40</text:p>
      <text:p text:style-name="P1">[10022.852450] uvc_ctrl:uvc_ctrl_add_mapping---1988</text:p>
      <text:p text:style-name="P1">[10022.852451] uvc_ctrl:uvc_entity_match_guid---841</text:p>
      <text:p text:style-name="P1">[10022.852451] uvc_ctrl:uvc_entity_match_guid---841</text:p>
      <text:p text:style-name="P1">[10022.852452] uvc_ctrl:uvc_entity_match_guid---841</text:p>
      <text:p text:style-name="P1">[10022.852452] uvc_ctrl:uvc_entity_match_guid---841</text:p>
      <text:p text:style-name="P1">[10022.852453] uvc_ctrl:uvc_entity_match_guid---841</text:p>
      <text:p text:style-name="P1">[10022.852453] uvc_ctrl:uvc_entity_match_guid---841</text:p>
      <text:p text:style-name="P1">[10022.852512] uvc_v4l2:uvc_ioctl_default---1298</text:p>
      <text:p text:style-name="P1">[10022.852512] uvc_v4l2:uvc_ioctl_ctrl_map---40</text:p>
      <text:p text:style-name="P1">[10022.852513] uvc_ctrl:uvc_ctrl_add_mapping---1988</text:p>
      <text:p text:style-name="P1">[10022.852513] uvc_ctrl:uvc_entity_match_guid---841</text:p>
      <text:p text:style-name="P1">[10022.852514] uvc_ctrl:uvc_entity_match_guid---841</text:p>
      <text:p text:style-name="P1">[10022.852515] uvc_ctrl:uvc_entity_match_guid---841</text:p>
      <text:p text:style-name="P1">[10022.852515] uvc_ctrl:uvc_entity_match_guid---841</text:p>
      <text:p text:style-name="P1">[10022.852516] uvc_ctrl:uvc_entity_match_guid---841</text:p>
      <text:p text:style-name="P1">[10022.852516] uvc_ctrl:uvc_entity_match_guid---841</text:p>
      <text:p text:style-name="P1">[10022.852528] uvc_v4l2:uvc_ioctl_default---1298</text:p>
      <text:p text:style-name="P1">[10022.852528] uvc_v4l2:uvc_ioctl_ctrl_map---40</text:p>
      <text:p text:style-name="P1">[10022.852529] uvc_ctrl:uvc_ctrl_add_mapping---1988</text:p>
      <text:p text:style-name="P1">[10022.852530] uvc_ctrl:uvc_entity_match_guid---841</text:p>
      <text:p text:style-name="P1">[10022.852530] uvc_ctrl:uvc_entity_match_guid---841</text:p>
      <text:p text:style-name="P1">[10022.852531] uvc_ctrl:uvc_entity_match_guid---841</text:p>
      <text:p text:style-name="P1">[10022.852531] uvc_ctrl:uvc_entity_match_guid---841</text:p>
      <text:p text:style-name="P1"><text:soft-page-break/>[10022.852532] uvc_ctrl:uvc_entity_match_guid---841</text:p>
      <text:p text:style-name="P1">[10022.852532] uvc_ctrl:uvc_entity_match_guid---841</text:p>
      <text:p text:style-name="P1">[10022.852533] uvc_ctrl:uvc_ctrl_init_xu_ctrl---1725</text:p>
      <text:p text:style-name="P1">[10022.852534] uvc_ctrl:uvc_ctrl_fill_xu_info---1661</text:p>
      <text:p text:style-name="P1">[10022.852534] uvc_video:uvc_query_ctrl---77</text:p>
      <text:p text:style-name="P1">[10022.852535] uvc_video:__uvc_query_ctrl---38</text:p>
      <text:p text:style-name="P1">[10022.852574] uvc_video:uvc_query_ctrl---77</text:p>
      <text:p text:style-name="P1">[10022.852575] uvc_video:__uvc_query_ctrl---38</text:p>
      <text:p text:style-name="P1">[10022.852612] uvc_ctrl:uvc_ctrl_fixup_xu_info---1618</text:p>
      <text:p text:style-name="P1">[10022.852613] uvc_ctrl:uvc_ctrl_add_info---1919</text:p>
      <text:p text:style-name="P1">[10022.852614] uvc_ctrl:__uvc_ctrl_add_mapping---1951</text:p>
      <text:p text:style-name="P1">[10022.852619] uvc_v4l2:uvc_ioctl_default---1298</text:p>
      <text:p text:style-name="P1">[10022.852620] uvc_v4l2:uvc_ioctl_ctrl_map---40</text:p>
      <text:p text:style-name="P1">[10022.852620] uvc_ctrl:uvc_ctrl_add_mapping---1988</text:p>
      <text:p text:style-name="P1">[10022.852621] uvc_ctrl:uvc_entity_match_guid---841</text:p>
      <text:p text:style-name="P1">[10022.852621] uvc_ctrl:uvc_entity_match_guid---841</text:p>
      <text:p text:style-name="P1">[10022.852622] uvc_ctrl:uvc_entity_match_guid---841</text:p>
      <text:p text:style-name="P1">[10022.852622] uvc_ctrl:uvc_entity_match_guid---841</text:p>
      <text:p text:style-name="P1">[10022.852623] uvc_ctrl:uvc_entity_match_guid---841</text:p>
      <text:p text:style-name="P1">[10022.852623] uvc_ctrl:uvc_entity_match_guid---841</text:p>
      <text:p text:style-name="P1">[10022.852624] uvc_ctrl:uvc_ctrl_init_xu_ctrl---1725</text:p>
      <text:p text:style-name="P1">[10022.852624] uvc_ctrl:__uvc_ctrl_add_mapping---1951</text:p>
      <text:p text:style-name="P1">[10022.852626] uvc_v4l2:uvc_v4l2_release---544</text:p>
      <text:p text:style-name="P1">[10022.852627] uvc_v4l2:uvc_dismiss_privileges---481</text:p>
      <text:p text:style-name="P1">[10022.877967] usb 3-6.3: 2:1: cannot get freq at ep 0x1</text:p>
      <text:p text:style-name="P1">[10022.892516] usb 3-6.3: 2:1: cannot get freq at ep 0x1</text:p>
      <text:p text:style-name="P1">[10056.624122] uvc_v4l2:uvc_v4l2_open---499</text:p>
      <text:p text:style-name="P1">[10056.626909] uvc_v4l2:uvc_ioctl_querycap---573</text:p>
      <text:p text:style-name="P1">[10056.626999] uvc_v4l2:uvc_ioctl_querycap---573</text:p>
      <text:p text:style-name="P1">[10056.627002] uvc_v4l2:uvc_ioctl_g_fmt_vid_cap---640</text:p>
      <text:p text:style-name="P1">[10056.627003] uvc_v4l2:uvc_v4l2_get_format---279</text:p>
      <text:p text:style-name="P1">[10056.627005] uvc_v4l2:uvc_ioctl_g_parm---1169</text:p>
      <text:p text:style-name="P1">[10056.627005] uvc_v4l2:uvc_v4l2_get_streamparm---345</text:p>
      <text:p text:style-name="P1">[10056.627006] uvc_driver:uvc_simplify_fraction---267</text:p>
      <text:p text:style-name="P1">[10056.627018] uvc_v4l2:uvc_ioctl_enum_fmt_vid_cap---620</text:p>
      <text:p text:style-name="P1">[10056.627019] uvc_v4l2:uvc_ioctl_enum_fmt---595</text:p>
      <text:p text:style-name="P1">[10056.627023] uvc_v4l2:uvc_ioctl_enum_framesizes---1194</text:p>
      <text:p text:style-name="P1">[10056.627025] uvc_v4l2:uvc_ioctl_enum_framesizes---1194</text:p>
      <text:p text:style-name="P1">[10056.627027] uvc_v4l2:uvc_ioctl_enum_framesizes---1194</text:p>
      <text:p text:style-name="P1">[10056.627028] uvc_v4l2:uvc_ioctl_enum_framesizes---1194</text:p>
      <text:p text:style-name="P1">[10056.627028] uvc_v4l2:uvc_ioctl_enum_framesizes---1194</text:p>
      <text:p text:style-name="P1">[10056.627030] uvc_v4l2:uvc_ioctl_enum_framesizes---1194</text:p>
      <text:p text:style-name="P1">[10056.627031] uvc_v4l2:uvc_ioctl_enum_framesizes---1194</text:p>
      <text:p text:style-name="P1">[10056.627032] uvc_v4l2:uvc_ioctl_enum_framesizes---1194</text:p>
      <text:p text:style-name="P1">[10056.627033] uvc_v4l2:uvc_ioctl_enum_framesizes---1194</text:p>
      <text:p text:style-name="P1">[10056.627034] uvc_v4l2:uvc_ioctl_enum_framesizes---1194</text:p>
      <text:p text:style-name="P1">[10056.627035] uvc_v4l2:uvc_ioctl_enum_framesizes---1194</text:p>
      <text:p text:style-name="P1">[10056.627036] uvc_v4l2:uvc_ioctl_enum_framesizes---1194</text:p>
      <text:p text:style-name="P1">[10056.627037] uvc_v4l2:uvc_ioctl_enum_framesizes---1194</text:p>
      <text:p text:style-name="P1">[10056.627038] uvc_v4l2:uvc_ioctl_enum_framesizes---1194</text:p>
      <text:p text:style-name="P1">[10056.627039] uvc_v4l2:uvc_ioctl_enum_framesizes---1194</text:p>
      <text:p text:style-name="P1">[10056.627040] uvc_v4l2:uvc_ioctl_enum_framesizes---1194</text:p>
      <text:p text:style-name="P1"><text:soft-page-break/>[10056.627041] uvc_v4l2:uvc_ioctl_enum_framesizes---1194</text:p>
      <text:p text:style-name="P1">[10056.627042] uvc_v4l2:uvc_ioctl_enum_framesizes---1194</text:p>
      <text:p text:style-name="P1">[10056.627043] uvc_v4l2:uvc_ioctl_enum_framesizes---1194</text:p>
      <text:p text:style-name="P1">[10056.627044] uvc_v4l2:uvc_ioctl_enum_framesizes---1194</text:p>
      <text:p text:style-name="P1">[10056.627045] uvc_v4l2:uvc_ioctl_enum_fmt_vid_cap---620</text:p>
      <text:p text:style-name="P1">[10056.627046] uvc_v4l2:uvc_ioctl_enum_fmt---595</text:p>
      <text:p text:style-name="P1">[10056.627047] uvc_v4l2:uvc_ioctl_enum_framesizes---1194</text:p>
      <text:p text:style-name="P1">[10056.627048] uvc_v4l2:uvc_ioctl_enum_framesizes---1194</text:p>
      <text:p text:style-name="P1">[10056.627049] uvc_v4l2:uvc_ioctl_enum_framesizes---1194</text:p>
      <text:p text:style-name="P1">[10056.627050] uvc_v4l2:uvc_ioctl_enum_framesizes---1194</text:p>
      <text:p text:style-name="P1">[10056.627051] uvc_v4l2:uvc_ioctl_enum_framesizes---1194</text:p>
      <text:p text:style-name="P1">[10056.627052] uvc_v4l2:uvc_ioctl_enum_framesizes---1194</text:p>
      <text:p text:style-name="P1">[10056.627053] uvc_v4l2:uvc_ioctl_enum_framesizes---1194</text:p>
      <text:p text:style-name="P1">[10056.627054] uvc_v4l2:uvc_ioctl_enum_framesizes---1194</text:p>
      <text:p text:style-name="P1">[10056.627055] uvc_v4l2:uvc_ioctl_enum_framesizes---1194</text:p>
      <text:p text:style-name="P1">[10056.627056] uvc_v4l2:uvc_ioctl_enum_framesizes---1194</text:p>
      <text:p text:style-name="P1">[10056.627058] uvc_v4l2:uvc_ioctl_enum_framesizes---1194</text:p>
      <text:p text:style-name="P1">[10056.627059] uvc_v4l2:uvc_ioctl_enum_framesizes---1194</text:p>
      <text:p text:style-name="P1">[10056.627060] uvc_v4l2:uvc_ioctl_enum_framesizes---1194</text:p>
      <text:p text:style-name="P1">[10056.627062] uvc_v4l2:uvc_ioctl_enum_framesizes---1194</text:p>
      <text:p text:style-name="P1">[10056.627063] uvc_v4l2:uvc_ioctl_enum_framesizes---1194</text:p>
      <text:p text:style-name="P1">[10056.627064] uvc_v4l2:uvc_ioctl_enum_framesizes---1194</text:p>
      <text:p text:style-name="P1">[10056.627065] uvc_v4l2:uvc_ioctl_enum_framesizes---1194</text:p>
      <text:p text:style-name="P1">[10056.627066] uvc_v4l2:uvc_ioctl_enum_framesizes---1194</text:p>
      <text:p text:style-name="P1">[10056.627067] uvc_v4l2:uvc_ioctl_enum_fmt_vid_cap---620</text:p>
      <text:p text:style-name="P1">[10056.627068] uvc_v4l2:uvc_ioctl_enum_fmt---595</text:p>
      <text:p text:style-name="P1">[10056.627068] uvc_v4l2:uvc_ioctl_querycap---573</text:p>
      <text:p text:style-name="P1">[10056.627071] uvc_v4l2:uvc_ioctl_g_input---878</text:p>
      <text:p text:style-name="P1">[10056.627072] uvc_v4l2:uvc_ioctl_enum_input---837</text:p>
      <text:p text:style-name="P1">[10056.627207] uvc_v4l2:uvc_ioctl_queryctrl---931</text:p>
      <text:p text:style-name="P1">[10056.627207] uvc_ctrl:uvc_query_v4l2_ctrl---1116</text:p>
      <text:p text:style-name="P1">[10056.627208] uvc_ctrl:__uvc_find_control---869</text:p>
      <text:p text:style-name="P1">[10056.627209] uvc_ctrl:__uvc_find_control---869</text:p>
      <text:p text:style-name="P1">[10056.627210] uvc_ctrl:__uvc_find_control---869</text:p>
      <text:p text:style-name="P1">[10056.627211] uvc_ctrl:__uvc_find_control---869</text:p>
      <text:p text:style-name="P1">[10056.627211] uvc_ctrl:__uvc_find_control---869</text:p>
      <text:p text:style-name="P1">[10056.627212] uvc_ctrl:__uvc_find_control---869</text:p>
      <text:p text:style-name="P1">[10056.627213] uvc_ctrl:__uvc_find_control---869</text:p>
      <text:p text:style-name="P1">[10056.627214] uvc_ctrl:__uvc_find_control---869</text:p>
      <text:p text:style-name="P1">[10056.627215] uvc_ctrl:__uvc_find_control---869</text:p>
      <text:p text:style-name="P1">[10056.627216] uvc_ctrl:__uvc_query_v4l2_ctrl---1025</text:p>
      <text:p text:style-name="P1">[10056.627216] uvc_ctrl:uvc_get_le_value---772</text:p>
      <text:p text:style-name="P1">[10056.627217] uvc_ctrl:uvc_get_le_value---772</text:p>
      <text:p text:style-name="P1">[10056.627217] uvc_ctrl:uvc_get_le_value---772</text:p>
      <text:p text:style-name="P1">[10056.627218] uvc_ctrl:uvc_get_le_value---772</text:p>
      <text:p text:style-name="P1">[10056.627231] uvc_v4l2:uvc_ioctl_querycap---573</text:p>
      <text:p text:style-name="P1">[10056.627556] uvc_v4l2:uvc_ioctl_enum_input---837</text:p>
      <text:p text:style-name="P1">[10056.627564] uvc_v4l2:uvc_ioctl_s_input---902</text:p>
      <text:p text:style-name="P1">[10056.627565] uvc_v4l2:uvc_acquire_privileges---464</text:p>
      <text:p text:style-name="P1">[10056.627567] uvc_v4l2:uvc_ioctl_g_fmt_vid_cap---640</text:p>
      <text:p text:style-name="P1">[10056.627567] uvc_v4l2:uvc_v4l2_get_format---279</text:p>
      <text:p text:style-name="P1">[10056.627575] uvc_v4l2:uvc_ioctl_enum_fmt_vid_cap---620</text:p>
      <text:p text:style-name="P1"><text:soft-page-break/>[10056.627575] uvc_v4l2:uvc_ioctl_enum_fmt---595</text:p>
      <text:p text:style-name="P1">[10056.627577] uvc_v4l2:uvc_ioctl_enum_fmt_vid_cap---620</text:p>
      <text:p text:style-name="P1">[10056.627578] uvc_v4l2:uvc_ioctl_enum_fmt---595</text:p>
      <text:p text:style-name="P1">[10056.627591] uvc_v4l2:uvc_ioctl_enum_framesizes---1194</text:p>
      <text:p text:style-name="P1">[10056.627594] uvc_v4l2:uvc_ioctl_enum_frameintervals---1224</text:p>
      <text:p text:style-name="P1">[10056.627595] uvc_driver:uvc_simplify_fraction---267</text:p>
      <text:p text:style-name="P1">[10056.627596] uvc_v4l2:uvc_ioctl_enum_frameintervals---1224</text:p>
      <text:p text:style-name="P1">[10056.627597] uvc_driver:uvc_simplify_fraction---267</text:p>
      <text:p text:style-name="P1">[10056.627598] uvc_v4l2:uvc_ioctl_enum_frameintervals---1224</text:p>
      <text:p text:style-name="P1">[10056.627598] uvc_driver:uvc_simplify_fraction---267</text:p>
      <text:p text:style-name="P1">[10056.627599] uvc_v4l2:uvc_ioctl_enum_frameintervals---1224</text:p>
      <text:p text:style-name="P1">[10056.627600] uvc_driver:uvc_simplify_fraction---267</text:p>
      <text:p text:style-name="P1">[10056.627601] uvc_v4l2:uvc_ioctl_enum_frameintervals---1224</text:p>
      <text:p text:style-name="P1">[10056.627601] uvc_driver:uvc_simplify_fraction---267</text:p>
      <text:p text:style-name="P1">[10056.627602] uvc_v4l2:uvc_ioctl_enum_frameintervals---1224</text:p>
      <text:p text:style-name="P1">[10056.627603] uvc_driver:uvc_simplify_fraction---267</text:p>
      <text:p text:style-name="P1">[10056.627604] uvc_v4l2:uvc_ioctl_enum_frameintervals---1224</text:p>
      <text:p text:style-name="P1">[10056.627604] uvc_driver:uvc_simplify_fraction---267</text:p>
      <text:p text:style-name="P1">[10056.627605] uvc_v4l2:uvc_ioctl_enum_frameintervals---1224</text:p>
      <text:p text:style-name="P1">[10056.627615] uvc_v4l2:uvc_ioctl_enum_framesizes---1194</text:p>
      <text:p text:style-name="P1">[10056.627616] uvc_v4l2:uvc_ioctl_enum_frameintervals---1224</text:p>
      <text:p text:style-name="P1">[10056.627616] uvc_driver:uvc_simplify_fraction---267</text:p>
      <text:p text:style-name="P1">[10056.627617] uvc_v4l2:uvc_ioctl_enum_frameintervals---1224</text:p>
      <text:p text:style-name="P1">[10056.627618] uvc_driver:uvc_simplify_fraction---267</text:p>
      <text:p text:style-name="P1">[10056.627618] uvc_v4l2:uvc_ioctl_enum_frameintervals---1224</text:p>
      <text:p text:style-name="P1">[10056.627619] uvc_driver:uvc_simplify_fraction---267</text:p>
      <text:p text:style-name="P1">[10056.627620] uvc_v4l2:uvc_ioctl_enum_frameintervals---1224</text:p>
      <text:p text:style-name="P1">[10056.627620] uvc_driver:uvc_simplify_fraction---267</text:p>
      <text:p text:style-name="P1">[10056.627621] uvc_v4l2:uvc_ioctl_enum_frameintervals---1224</text:p>
      <text:p text:style-name="P1">[10056.627622] uvc_driver:uvc_simplify_fraction---267</text:p>
      <text:p text:style-name="P1">[10056.627622] uvc_v4l2:uvc_ioctl_enum_frameintervals---1224</text:p>
      <text:p text:style-name="P1">[10056.627623] uvc_driver:uvc_simplify_fraction---267</text:p>
      <text:p text:style-name="P1">[10056.627624] uvc_v4l2:uvc_ioctl_enum_frameintervals---1224</text:p>
      <text:p text:style-name="P1">[10056.627624] uvc_driver:uvc_simplify_fraction---267</text:p>
      <text:p text:style-name="P1">[10056.627625] uvc_v4l2:uvc_ioctl_enum_frameintervals---1224</text:p>
      <text:p text:style-name="P1">[10056.627628] uvc_v4l2:uvc_ioctl_enum_framesizes---1194</text:p>
      <text:p text:style-name="P1">[10056.627629] uvc_v4l2:uvc_ioctl_enum_frameintervals---1224</text:p>
      <text:p text:style-name="P1">[10056.627629] uvc_driver:uvc_simplify_fraction---267</text:p>
      <text:p text:style-name="P1">[10056.627630] uvc_v4l2:uvc_ioctl_enum_frameintervals---1224</text:p>
      <text:p text:style-name="P1">[10056.627631] uvc_driver:uvc_simplify_fraction---267</text:p>
      <text:p text:style-name="P1">[10056.627632] uvc_v4l2:uvc_ioctl_enum_frameintervals---1224</text:p>
      <text:p text:style-name="P1">[10056.627632] uvc_driver:uvc_simplify_fraction---267</text:p>
      <text:p text:style-name="P1">[10056.627633] uvc_v4l2:uvc_ioctl_enum_frameintervals---1224</text:p>
      <text:p text:style-name="P1">[10056.627633] uvc_driver:uvc_simplify_fraction---267</text:p>
      <text:p text:style-name="P1">[10056.627635] uvc_v4l2:uvc_ioctl_enum_frameintervals---1224</text:p>
      <text:p text:style-name="P1">[10056.627635] uvc_driver:uvc_simplify_fraction---267</text:p>
      <text:p text:style-name="P1">[10056.627637] uvc_v4l2:uvc_ioctl_enum_frameintervals---1224</text:p>
      <text:p text:style-name="P1">[10056.627637] uvc_driver:uvc_simplify_fraction---267</text:p>
      <text:p text:style-name="P1">[10056.627638] uvc_v4l2:uvc_ioctl_enum_frameintervals---1224</text:p>
      <text:p text:style-name="P1">[10056.627639] uvc_driver:uvc_simplify_fraction---267</text:p>
      <text:p text:style-name="P1">[10056.627640] uvc_v4l2:uvc_ioctl_enum_frameintervals---1224</text:p>
      <text:p text:style-name="P1">[10056.627642] uvc_v4l2:uvc_ioctl_enum_framesizes---1194</text:p>
      <text:p text:style-name="P1"><text:soft-page-break/>[10056.627643] uvc_v4l2:uvc_ioctl_enum_frameintervals---1224</text:p>
      <text:p text:style-name="P1">[10056.627643] uvc_driver:uvc_simplify_fraction---267</text:p>
      <text:p text:style-name="P1">[10056.627644] uvc_v4l2:uvc_ioctl_enum_frameintervals---1224</text:p>
      <text:p text:style-name="P1">[10056.627645] uvc_driver:uvc_simplify_fraction---267</text:p>
      <text:p text:style-name="P1">[10056.627646] uvc_v4l2:uvc_ioctl_enum_frameintervals---1224</text:p>
      <text:p text:style-name="P1">[10056.627646] uvc_driver:uvc_simplify_fraction---267</text:p>
      <text:p text:style-name="P1">[10056.627647] uvc_v4l2:uvc_ioctl_enum_frameintervals---1224</text:p>
      <text:p text:style-name="P1">[10056.627648] uvc_driver:uvc_simplify_fraction---267</text:p>
      <text:p text:style-name="P1">[10056.627649] uvc_v4l2:uvc_ioctl_enum_frameintervals---1224</text:p>
      <text:p text:style-name="P1">[10056.627649] uvc_driver:uvc_simplify_fraction---267</text:p>
      <text:p text:style-name="P1">[10056.627650] uvc_v4l2:uvc_ioctl_enum_frameintervals---1224</text:p>
      <text:p text:style-name="P1">[10056.627650] uvc_driver:uvc_simplify_fraction---267</text:p>
      <text:p text:style-name="P1">[10056.627651] uvc_v4l2:uvc_ioctl_enum_frameintervals---1224</text:p>
      <text:p text:style-name="P1">[10056.627652] uvc_driver:uvc_simplify_fraction---267</text:p>
      <text:p text:style-name="P1">[10056.627653] uvc_v4l2:uvc_ioctl_enum_frameintervals---1224</text:p>
      <text:p text:style-name="P1">[10056.627655] uvc_v4l2:uvc_ioctl_enum_framesizes---1194</text:p>
      <text:p text:style-name="P1">[10056.627656] uvc_v4l2:uvc_ioctl_enum_frameintervals---1224</text:p>
      <text:p text:style-name="P1">[10056.627656] uvc_driver:uvc_simplify_fraction---267</text:p>
      <text:p text:style-name="P1">[10056.627657] uvc_v4l2:uvc_ioctl_enum_frameintervals---1224</text:p>
      <text:p text:style-name="P1">[10056.627658] uvc_driver:uvc_simplify_fraction---267</text:p>
      <text:p text:style-name="P1">[10056.627659] uvc_v4l2:uvc_ioctl_enum_frameintervals---1224</text:p>
      <text:p text:style-name="P1">[10056.627659] uvc_driver:uvc_simplify_fraction---267</text:p>
      <text:p text:style-name="P1">[10056.627660] uvc_v4l2:uvc_ioctl_enum_frameintervals---1224</text:p>
      <text:p text:style-name="P1">[10056.627661] uvc_driver:uvc_simplify_fraction---267</text:p>
      <text:p text:style-name="P1">[10056.627662] uvc_v4l2:uvc_ioctl_enum_frameintervals---1224</text:p>
      <text:p text:style-name="P1">[10056.627662] uvc_driver:uvc_simplify_fraction---267</text:p>
      <text:p text:style-name="P1">[10056.627663] uvc_v4l2:uvc_ioctl_enum_frameintervals---1224</text:p>
      <text:p text:style-name="P1">[10056.627664] uvc_driver:uvc_simplify_fraction---267</text:p>
      <text:p text:style-name="P1">[10056.627664] uvc_v4l2:uvc_ioctl_enum_frameintervals---1224</text:p>
      <text:p text:style-name="P1">[10056.627665] uvc_driver:uvc_simplify_fraction---267</text:p>
      <text:p text:style-name="P1">[10056.627666] uvc_v4l2:uvc_ioctl_enum_frameintervals---1224</text:p>
      <text:p text:style-name="P1">[10056.627668] uvc_v4l2:uvc_ioctl_enum_framesizes---1194</text:p>
      <text:p text:style-name="P1">[10056.627669] uvc_v4l2:uvc_ioctl_enum_frameintervals---1224</text:p>
      <text:p text:style-name="P1">[10056.627670] uvc_driver:uvc_simplify_fraction---267</text:p>
      <text:p text:style-name="P1">[10056.627671] uvc_v4l2:uvc_ioctl_enum_frameintervals---1224</text:p>
      <text:p text:style-name="P1">[10056.627672] uvc_driver:uvc_simplify_fraction---267</text:p>
      <text:p text:style-name="P1">[10056.627673] uvc_v4l2:uvc_ioctl_enum_frameintervals---1224</text:p>
      <text:p text:style-name="P1">[10056.627674] uvc_driver:uvc_simplify_fraction---267</text:p>
      <text:p text:style-name="P1">[10056.627675] uvc_v4l2:uvc_ioctl_enum_frameintervals---1224</text:p>
      <text:p text:style-name="P1">[10056.627676] uvc_driver:uvc_simplify_fraction---267</text:p>
      <text:p text:style-name="P1">[10056.627677] uvc_v4l2:uvc_ioctl_enum_frameintervals---1224</text:p>
      <text:p text:style-name="P1">[10056.627677] uvc_driver:uvc_simplify_fraction---267</text:p>
      <text:p text:style-name="P1">[10056.627679] uvc_v4l2:uvc_ioctl_enum_frameintervals---1224</text:p>
      <text:p text:style-name="P1">[10056.627679] uvc_driver:uvc_simplify_fraction---267</text:p>
      <text:p text:style-name="P1">[10056.627680] uvc_v4l2:uvc_ioctl_enum_frameintervals---1224</text:p>
      <text:p text:style-name="P1">[10056.627681] uvc_driver:uvc_simplify_fraction---267</text:p>
      <text:p text:style-name="P1">[10056.627682] uvc_v4l2:uvc_ioctl_enum_frameintervals---1224</text:p>
      <text:p text:style-name="P1">[10056.627684] uvc_v4l2:uvc_ioctl_enum_framesizes---1194</text:p>
      <text:p text:style-name="P1">[10056.627686] uvc_v4l2:uvc_ioctl_enum_frameintervals---1224</text:p>
      <text:p text:style-name="P1">[10056.627686] uvc_driver:uvc_simplify_fraction---267</text:p>
      <text:p text:style-name="P1">[10056.627687] uvc_v4l2:uvc_ioctl_enum_frameintervals---1224</text:p>
      <text:p text:style-name="P1">[10056.627688] uvc_driver:uvc_simplify_fraction---267</text:p>
      <text:p text:style-name="P1"><text:soft-page-break/>[10056.627689] uvc_v4l2:uvc_ioctl_enum_frameintervals---1224</text:p>
      <text:p text:style-name="P1">[10056.627689] uvc_driver:uvc_simplify_fraction---267</text:p>
      <text:p text:style-name="P1">[10056.627690] uvc_v4l2:uvc_ioctl_enum_frameintervals---1224</text:p>
      <text:p text:style-name="P1">[10056.627691] uvc_driver:uvc_simplify_fraction---267</text:p>
      <text:p text:style-name="P1">[10056.627692] uvc_v4l2:uvc_ioctl_enum_frameintervals---1224</text:p>
      <text:p text:style-name="P1">[10056.627693] uvc_driver:uvc_simplify_fraction---267</text:p>
      <text:p text:style-name="P1">[10056.627694] uvc_v4l2:uvc_ioctl_enum_frameintervals---1224</text:p>
      <text:p text:style-name="P1">[10056.627695] uvc_driver:uvc_simplify_fraction---267</text:p>
      <text:p text:style-name="P1">[10056.627696] uvc_v4l2:uvc_ioctl_enum_frameintervals---1224</text:p>
      <text:p text:style-name="P1">[10056.627697] uvc_driver:uvc_simplify_fraction---267</text:p>
      <text:p text:style-name="P1">[10056.627698] uvc_v4l2:uvc_ioctl_enum_frameintervals---1224</text:p>
      <text:p text:style-name="P1">[10056.627700] uvc_v4l2:uvc_ioctl_enum_framesizes---1194</text:p>
      <text:p text:style-name="P1">[10056.627701] uvc_v4l2:uvc_ioctl_enum_frameintervals---1224</text:p>
      <text:p text:style-name="P1">[10056.627702] uvc_driver:uvc_simplify_fraction---267</text:p>
      <text:p text:style-name="P1">[10056.627703] uvc_v4l2:uvc_ioctl_enum_frameintervals---1224</text:p>
      <text:p text:style-name="P1">[10056.627703] uvc_driver:uvc_simplify_fraction---267</text:p>
      <text:p text:style-name="P1">[10056.627704] uvc_v4l2:uvc_ioctl_enum_frameintervals---1224</text:p>
      <text:p text:style-name="P1">[10056.627705] uvc_driver:uvc_simplify_fraction---267</text:p>
      <text:p text:style-name="P1">[10056.627706] uvc_v4l2:uvc_ioctl_enum_frameintervals---1224</text:p>
      <text:p text:style-name="P1">[10056.627706] uvc_driver:uvc_simplify_fraction---267</text:p>
      <text:p text:style-name="P1">[10056.627708] uvc_v4l2:uvc_ioctl_enum_frameintervals---1224</text:p>
      <text:p text:style-name="P1">[10056.627708] uvc_driver:uvc_simplify_fraction---267</text:p>
      <text:p text:style-name="P1">[10056.627709] uvc_v4l2:uvc_ioctl_enum_frameintervals---1224</text:p>
      <text:p text:style-name="P1">[10056.627710] uvc_driver:uvc_simplify_fraction---267</text:p>
      <text:p text:style-name="P1">[10056.627711] uvc_v4l2:uvc_ioctl_enum_frameintervals---1224</text:p>
      <text:p text:style-name="P1">[10056.627711] uvc_driver:uvc_simplify_fraction---267</text:p>
      <text:p text:style-name="P1">[10056.627712] uvc_v4l2:uvc_ioctl_enum_frameintervals---1224</text:p>
      <text:p text:style-name="P1">[10056.627715] uvc_v4l2:uvc_ioctl_enum_framesizes---1194</text:p>
      <text:p text:style-name="P1">[10056.627716] uvc_v4l2:uvc_ioctl_enum_frameintervals---1224</text:p>
      <text:p text:style-name="P1">[10056.627716] uvc_driver:uvc_simplify_fraction---267</text:p>
      <text:p text:style-name="P1">[10056.627717] uvc_v4l2:uvc_ioctl_enum_frameintervals---1224</text:p>
      <text:p text:style-name="P1">[10056.627718] uvc_driver:uvc_simplify_fraction---267</text:p>
      <text:p text:style-name="P1">[10056.627719] uvc_v4l2:uvc_ioctl_enum_frameintervals---1224</text:p>
      <text:p text:style-name="P1">[10056.627720] uvc_driver:uvc_simplify_fraction---267</text:p>
      <text:p text:style-name="P1">[10056.627721] uvc_v4l2:uvc_ioctl_enum_frameintervals---1224</text:p>
      <text:p text:style-name="P1">[10056.627721] uvc_driver:uvc_simplify_fraction---267</text:p>
      <text:p text:style-name="P1">[10056.627722] uvc_v4l2:uvc_ioctl_enum_frameintervals---1224</text:p>
      <text:p text:style-name="P1">[10056.627723] uvc_driver:uvc_simplify_fraction---267</text:p>
      <text:p text:style-name="P1">[10056.627724] uvc_v4l2:uvc_ioctl_enum_frameintervals---1224</text:p>
      <text:p text:style-name="P1">[10056.627724] uvc_driver:uvc_simplify_fraction---267</text:p>
      <text:p text:style-name="P1">[10056.627725] uvc_v4l2:uvc_ioctl_enum_frameintervals---1224</text:p>
      <text:p text:style-name="P1">[10056.627726] uvc_driver:uvc_simplify_fraction---267</text:p>
      <text:p text:style-name="P1">[10056.627727] uvc_v4l2:uvc_ioctl_enum_frameintervals---1224</text:p>
      <text:p text:style-name="P1">[10056.627729] uvc_v4l2:uvc_ioctl_enum_framesizes---1194</text:p>
      <text:p text:style-name="P1">[10056.627730] uvc_v4l2:uvc_ioctl_enum_frameintervals---1224</text:p>
      <text:p text:style-name="P1">[10056.627731] uvc_driver:uvc_simplify_fraction---267</text:p>
      <text:p text:style-name="P1">[10056.627732] uvc_v4l2:uvc_ioctl_enum_frameintervals---1224</text:p>
      <text:p text:style-name="P1">[10056.627733] uvc_driver:uvc_simplify_fraction---267</text:p>
      <text:p text:style-name="P1">[10056.627734] uvc_v4l2:uvc_ioctl_enum_frameintervals---1224</text:p>
      <text:p text:style-name="P1">[10056.627735] uvc_driver:uvc_simplify_fraction---267</text:p>
      <text:p text:style-name="P1">[10056.627736] uvc_v4l2:uvc_ioctl_enum_frameintervals---1224</text:p>
      <text:p text:style-name="P1">[10056.627736] uvc_driver:uvc_simplify_fraction---267</text:p>
      <text:p text:style-name="P1"><text:soft-page-break/>[10056.627737] uvc_v4l2:uvc_ioctl_enum_frameintervals---1224</text:p>
      <text:p text:style-name="P1">[10056.627738] uvc_driver:uvc_simplify_fraction---267</text:p>
      <text:p text:style-name="P1">[10056.627739] uvc_v4l2:uvc_ioctl_enum_frameintervals---1224</text:p>
      <text:p text:style-name="P1">[10056.627739] uvc_driver:uvc_simplify_fraction---267</text:p>
      <text:p text:style-name="P1">[10056.627740] uvc_v4l2:uvc_ioctl_enum_frameintervals---1224</text:p>
      <text:p text:style-name="P1">[10056.627741] uvc_driver:uvc_simplify_fraction---267</text:p>
      <text:p text:style-name="P1">[10056.627742] uvc_v4l2:uvc_ioctl_enum_frameintervals---1224</text:p>
      <text:p text:style-name="P1">[10056.627745] uvc_v4l2:uvc_ioctl_enum_framesizes---1194</text:p>
      <text:p text:style-name="P1">[10056.627746] uvc_v4l2:uvc_ioctl_enum_frameintervals---1224</text:p>
      <text:p text:style-name="P1">[10056.627747] uvc_driver:uvc_simplify_fraction---267</text:p>
      <text:p text:style-name="P1">[10056.627748] uvc_v4l2:uvc_ioctl_enum_frameintervals---1224</text:p>
      <text:p text:style-name="P1">[10056.627748] uvc_driver:uvc_simplify_fraction---267</text:p>
      <text:p text:style-name="P1">[10056.627749] uvc_v4l2:uvc_ioctl_enum_frameintervals---1224</text:p>
      <text:p text:style-name="P1">[10056.627750] uvc_driver:uvc_simplify_fraction---267</text:p>
      <text:p text:style-name="P1">[10056.627751] uvc_v4l2:uvc_ioctl_enum_frameintervals---1224</text:p>
      <text:p text:style-name="P1">[10056.627751] uvc_driver:uvc_simplify_fraction---267</text:p>
      <text:p text:style-name="P1">[10056.627752] uvc_v4l2:uvc_ioctl_enum_frameintervals---1224</text:p>
      <text:p text:style-name="P1">[10056.627753] uvc_driver:uvc_simplify_fraction---267</text:p>
      <text:p text:style-name="P1">[10056.627754] uvc_v4l2:uvc_ioctl_enum_frameintervals---1224</text:p>
      <text:p text:style-name="P1">[10056.627755] uvc_driver:uvc_simplify_fraction---267</text:p>
      <text:p text:style-name="P1">[10056.627756] uvc_v4l2:uvc_ioctl_enum_frameintervals---1224</text:p>
      <text:p text:style-name="P1">[10056.627757] uvc_driver:uvc_simplify_fraction---267</text:p>
      <text:p text:style-name="P1">[10056.627758] uvc_v4l2:uvc_ioctl_enum_frameintervals---1224</text:p>
      <text:p text:style-name="P1">[10056.627760] uvc_v4l2:uvc_ioctl_enum_framesizes---1194</text:p>
      <text:p text:style-name="P1">[10056.627761] uvc_v4l2:uvc_ioctl_enum_frameintervals---1224</text:p>
      <text:p text:style-name="P1">[10056.627761] uvc_driver:uvc_simplify_fraction---267</text:p>
      <text:p text:style-name="P1">[10056.627762] uvc_v4l2:uvc_ioctl_enum_frameintervals---1224</text:p>
      <text:p text:style-name="P1">[10056.627763] uvc_driver:uvc_simplify_fraction---267</text:p>
      <text:p text:style-name="P1">[10056.627764] uvc_v4l2:uvc_ioctl_enum_frameintervals---1224</text:p>
      <text:p text:style-name="P1">[10056.627764] uvc_driver:uvc_simplify_fraction---267</text:p>
      <text:p text:style-name="P1">[10056.627765] uvc_v4l2:uvc_ioctl_enum_frameintervals---1224</text:p>
      <text:p text:style-name="P1">[10056.627766] uvc_driver:uvc_simplify_fraction---267</text:p>
      <text:p text:style-name="P1">[10056.627767] uvc_v4l2:uvc_ioctl_enum_frameintervals---1224</text:p>
      <text:p text:style-name="P1">[10056.627768] uvc_driver:uvc_simplify_fraction---267</text:p>
      <text:p text:style-name="P1">[10056.627769] uvc_v4l2:uvc_ioctl_enum_frameintervals---1224</text:p>
      <text:p text:style-name="P1">[10056.627769] uvc_driver:uvc_simplify_fraction---267</text:p>
      <text:p text:style-name="P1">[10056.627770] uvc_v4l2:uvc_ioctl_enum_frameintervals---1224</text:p>
      <text:p text:style-name="P1">[10056.627773] uvc_v4l2:uvc_ioctl_enum_framesizes---1194</text:p>
      <text:p text:style-name="P1">[10056.627775] uvc_v4l2:uvc_ioctl_enum_frameintervals---1224</text:p>
      <text:p text:style-name="P1">[10056.627775] uvc_driver:uvc_simplify_fraction---267</text:p>
      <text:p text:style-name="P1">[10056.627776] uvc_v4l2:uvc_ioctl_enum_frameintervals---1224</text:p>
      <text:p text:style-name="P1">[10056.627777] uvc_driver:uvc_simplify_fraction---267</text:p>
      <text:p text:style-name="P1">[10056.627778] uvc_v4l2:uvc_ioctl_enum_frameintervals---1224</text:p>
      <text:p text:style-name="P1">[10056.627779] uvc_driver:uvc_simplify_fraction---267</text:p>
      <text:p text:style-name="P1">[10056.627780] uvc_v4l2:uvc_ioctl_enum_frameintervals---1224</text:p>
      <text:p text:style-name="P1">[10056.627780] uvc_driver:uvc_simplify_fraction---267</text:p>
      <text:p text:style-name="P1">[10056.627781] uvc_v4l2:uvc_ioctl_enum_frameintervals---1224</text:p>
      <text:p text:style-name="P1">[10056.627782] uvc_driver:uvc_simplify_fraction---267</text:p>
      <text:p text:style-name="P1">[10056.627783] uvc_v4l2:uvc_ioctl_enum_frameintervals---1224</text:p>
      <text:p text:style-name="P1">[10056.627784] uvc_driver:uvc_simplify_fraction---267</text:p>
      <text:p text:style-name="P1">[10056.627785] uvc_v4l2:uvc_ioctl_enum_frameintervals---1224</text:p>
      <text:p text:style-name="P1">[10056.627787] uvc_v4l2:uvc_ioctl_enum_framesizes---1194</text:p>
      <text:p text:style-name="P1"><text:soft-page-break/>[10056.627788] uvc_v4l2:uvc_ioctl_enum_frameintervals---1224</text:p>
      <text:p text:style-name="P1">[10056.627789] uvc_driver:uvc_simplify_fraction---267</text:p>
      <text:p text:style-name="P1">[10056.627790] uvc_v4l2:uvc_ioctl_enum_frameintervals---1224</text:p>
      <text:p text:style-name="P1">[10056.627790] uvc_driver:uvc_simplify_fraction---267</text:p>
      <text:p text:style-name="P1">[10056.627791] uvc_v4l2:uvc_ioctl_enum_frameintervals---1224</text:p>
      <text:p text:style-name="P1">[10056.627792] uvc_driver:uvc_simplify_fraction---267</text:p>
      <text:p text:style-name="P1">[10056.627793] uvc_v4l2:uvc_ioctl_enum_frameintervals---1224</text:p>
      <text:p text:style-name="P1">[10056.627793] uvc_driver:uvc_simplify_fraction---267</text:p>
      <text:p text:style-name="P1">[10056.627794] uvc_v4l2:uvc_ioctl_enum_frameintervals---1224</text:p>
      <text:p text:style-name="P1">[10056.627795] uvc_driver:uvc_simplify_fraction---267</text:p>
      <text:p text:style-name="P1">[10056.627796] uvc_v4l2:uvc_ioctl_enum_frameintervals---1224</text:p>
      <text:p text:style-name="P1">[10056.627797] uvc_driver:uvc_simplify_fraction---267</text:p>
      <text:p text:style-name="P1">[10056.627798] uvc_v4l2:uvc_ioctl_enum_frameintervals---1224</text:p>
      <text:p text:style-name="P1">[10056.627800] uvc_v4l2:uvc_ioctl_enum_framesizes---1194</text:p>
      <text:p text:style-name="P1">[10056.627802] uvc_v4l2:uvc_ioctl_enum_frameintervals---1224</text:p>
      <text:p text:style-name="P1">[10056.627802] uvc_driver:uvc_simplify_fraction---267</text:p>
      <text:p text:style-name="P1">[10056.627803] uvc_v4l2:uvc_ioctl_enum_frameintervals---1224</text:p>
      <text:p text:style-name="P1">[10056.627804] uvc_driver:uvc_simplify_fraction---267</text:p>
      <text:p text:style-name="P1">[10056.627805] uvc_v4l2:uvc_ioctl_enum_frameintervals---1224</text:p>
      <text:p text:style-name="P1">[10056.627805] uvc_driver:uvc_simplify_fraction---267</text:p>
      <text:p text:style-name="P1">[10056.627806] uvc_v4l2:uvc_ioctl_enum_frameintervals---1224</text:p>
      <text:p text:style-name="P1">[10056.627807] uvc_driver:uvc_simplify_fraction---267</text:p>
      <text:p text:style-name="P1">[10056.627808] uvc_v4l2:uvc_ioctl_enum_frameintervals---1224</text:p>
      <text:p text:style-name="P1">[10056.627809] uvc_driver:uvc_simplify_fraction---267</text:p>
      <text:p text:style-name="P1">[10056.627810] uvc_v4l2:uvc_ioctl_enum_frameintervals---1224</text:p>
      <text:p text:style-name="P1">[10056.627810] uvc_driver:uvc_simplify_fraction---267</text:p>
      <text:p text:style-name="P1">[10056.627812] uvc_v4l2:uvc_ioctl_enum_frameintervals---1224</text:p>
      <text:p text:style-name="P1">[10056.627814] uvc_v4l2:uvc_ioctl_enum_framesizes---1194</text:p>
      <text:p text:style-name="P1">[10056.627815] uvc_v4l2:uvc_ioctl_enum_frameintervals---1224</text:p>
      <text:p text:style-name="P1">[10056.627816] uvc_driver:uvc_simplify_fraction---267</text:p>
      <text:p text:style-name="P1">[10056.627817] uvc_v4l2:uvc_ioctl_enum_frameintervals---1224</text:p>
      <text:p text:style-name="P1">[10056.627817] uvc_driver:uvc_simplify_fraction---267</text:p>
      <text:p text:style-name="P1">[10056.627818] uvc_v4l2:uvc_ioctl_enum_frameintervals---1224</text:p>
      <text:p text:style-name="P1">[10056.627819] uvc_driver:uvc_simplify_fraction---267</text:p>
      <text:p text:style-name="P1">[10056.627820] uvc_v4l2:uvc_ioctl_enum_frameintervals---1224</text:p>
      <text:p text:style-name="P1">[10056.627821] uvc_driver:uvc_simplify_fraction---267</text:p>
      <text:p text:style-name="P1">[10056.627822] uvc_v4l2:uvc_ioctl_enum_frameintervals---1224</text:p>
      <text:p text:style-name="P1">[10056.627822] uvc_driver:uvc_simplify_fraction---267</text:p>
      <text:p text:style-name="P1">[10056.627824] uvc_v4l2:uvc_ioctl_enum_frameintervals---1224</text:p>
      <text:p text:style-name="P1">[10056.627824] uvc_driver:uvc_simplify_fraction---267</text:p>
      <text:p text:style-name="P1">[10056.627825] uvc_v4l2:uvc_ioctl_enum_frameintervals---1224</text:p>
      <text:p text:style-name="P1">[10056.627828] uvc_v4l2:uvc_ioctl_enum_framesizes---1194</text:p>
      <text:p text:style-name="P1">[10056.627829] uvc_v4l2:uvc_ioctl_enum_frameintervals---1224</text:p>
      <text:p text:style-name="P1">[10056.627829] uvc_driver:uvc_simplify_fraction---267</text:p>
      <text:p text:style-name="P1">[10056.627831] uvc_v4l2:uvc_ioctl_enum_frameintervals---1224</text:p>
      <text:p text:style-name="P1">[10056.627831] uvc_driver:uvc_simplify_fraction---267</text:p>
      <text:p text:style-name="P1">[10056.627832] uvc_v4l2:uvc_ioctl_enum_frameintervals---1224</text:p>
      <text:p text:style-name="P1">[10056.627833] uvc_driver:uvc_simplify_fraction---267</text:p>
      <text:p text:style-name="P1">[10056.627834] uvc_v4l2:uvc_ioctl_enum_frameintervals---1224</text:p>
      <text:p text:style-name="P1">[10056.627835] uvc_driver:uvc_simplify_fraction---267</text:p>
      <text:p text:style-name="P1">[10056.627836] uvc_v4l2:uvc_ioctl_enum_frameintervals---1224</text:p>
      <text:p text:style-name="P1">[10056.627836] uvc_driver:uvc_simplify_fraction---267</text:p>
      <text:p text:style-name="P1"><text:soft-page-break/>[10056.627837] uvc_v4l2:uvc_ioctl_enum_frameintervals---1224</text:p>
      <text:p text:style-name="P1">[10056.627838] uvc_driver:uvc_simplify_fraction---267</text:p>
      <text:p text:style-name="P1">[10056.627839] uvc_v4l2:uvc_ioctl_enum_frameintervals---1224</text:p>
      <text:p text:style-name="P1">[10056.627841] uvc_v4l2:uvc_ioctl_enum_framesizes---1194</text:p>
      <text:p text:style-name="P1">[10056.627842] uvc_v4l2:uvc_ioctl_enum_frameintervals---1224</text:p>
      <text:p text:style-name="P1">[10056.627843] uvc_driver:uvc_simplify_fraction---267</text:p>
      <text:p text:style-name="P1">[10056.627844] uvc_v4l2:uvc_ioctl_enum_frameintervals---1224</text:p>
      <text:p text:style-name="P1">[10056.627844] uvc_driver:uvc_simplify_fraction---267</text:p>
      <text:p text:style-name="P1">[10056.627846] uvc_v4l2:uvc_ioctl_enum_frameintervals---1224</text:p>
      <text:p text:style-name="P1">[10056.627846] uvc_driver:uvc_simplify_fraction---267</text:p>
      <text:p text:style-name="P1">[10056.627847] uvc_v4l2:uvc_ioctl_enum_frameintervals---1224</text:p>
      <text:p text:style-name="P1">[10056.627848] uvc_driver:uvc_simplify_fraction---267</text:p>
      <text:p text:style-name="P1">[10056.627849] uvc_v4l2:uvc_ioctl_enum_frameintervals---1224</text:p>
      <text:p text:style-name="P1">[10056.627849] uvc_driver:uvc_simplify_fraction---267</text:p>
      <text:p text:style-name="P1">[10056.627850] uvc_v4l2:uvc_ioctl_enum_frameintervals---1224</text:p>
      <text:p text:style-name="P1">[10056.627851] uvc_driver:uvc_simplify_fraction---267</text:p>
      <text:p text:style-name="P1">[10056.627852] uvc_v4l2:uvc_ioctl_enum_frameintervals---1224</text:p>
      <text:p text:style-name="P1">[10056.627855] uvc_v4l2:uvc_ioctl_enum_framesizes---1194</text:p>
      <text:p text:style-name="P1">[10056.627856] uvc_v4l2:uvc_ioctl_enum_frameintervals---1224</text:p>
      <text:p text:style-name="P1">[10056.627856] uvc_driver:uvc_simplify_fraction---267</text:p>
      <text:p text:style-name="P1">[10056.627857] uvc_v4l2:uvc_ioctl_enum_frameintervals---1224</text:p>
      <text:p text:style-name="P1">[10056.627858] uvc_driver:uvc_simplify_fraction---267</text:p>
      <text:p text:style-name="P1">[10056.627859] uvc_v4l2:uvc_ioctl_enum_frameintervals---1224</text:p>
      <text:p text:style-name="P1">[10056.627859] uvc_driver:uvc_simplify_fraction---267</text:p>
      <text:p text:style-name="P1">[10056.627860] uvc_v4l2:uvc_ioctl_enum_frameintervals---1224</text:p>
      <text:p text:style-name="P1">[10056.627861] uvc_driver:uvc_simplify_fraction---267</text:p>
      <text:p text:style-name="P1">[10056.627862] uvc_v4l2:uvc_ioctl_enum_frameintervals---1224</text:p>
      <text:p text:style-name="P1">[10056.627862] uvc_driver:uvc_simplify_fraction---267</text:p>
      <text:p text:style-name="P1">[10056.627864] uvc_v4l2:uvc_ioctl_enum_frameintervals---1224</text:p>
      <text:p text:style-name="P1">[10056.627864] uvc_driver:uvc_simplify_fraction---267</text:p>
      <text:p text:style-name="P1">[10056.627865] uvc_v4l2:uvc_ioctl_enum_frameintervals---1224</text:p>
      <text:p text:style-name="P1">[10056.627868] uvc_v4l2:uvc_ioctl_enum_framesizes---1194</text:p>
      <text:p text:style-name="P1">[10056.627873] uvc_v4l2:uvc_ioctl_try_fmt_vid_cap---690</text:p>
      <text:p text:style-name="P1">[10056.627873] uvc_v4l2:uvc_v4l2_try_format---162</text:p>
      <text:p text:style-name="P1">[10056.627874] uvc_v4l2:uvc_try_frame_interval---112</text:p>
      <text:p text:style-name="P1">[10056.627875] uvc_video:uvc_probe_video---309</text:p>
      <text:p text:style-name="P1">[10056.627876] uvc_video:uvc_set_video_ctrl---262</text:p>
      <text:p text:style-name="P1">[10056.627877] uvc_video:__uvc_query_ctrl---38</text:p>
      <text:p text:style-name="P1">[10056.630570] uvc_video:uvc_get_video_ctrl---173</text:p>
      <text:p text:style-name="P1">[10056.630571] uvc_video:__uvc_query_ctrl---38</text:p>
      <text:p text:style-name="P1">[10056.630618] uvc_video:uvc_fixup_video_ctrl---95</text:p>
      <text:p text:style-name="P1">[10056.630619] uvc_video:uvc_get_video_ctrl---173</text:p>
      <text:p text:style-name="P1">[10056.630620] uvc_video:__uvc_query_ctrl---38</text:p>
      <text:p text:style-name="P1">[10056.630664] uvc_video:uvc_fixup_video_ctrl---95</text:p>
      <text:p text:style-name="P1">[10056.630666] uvc_video:uvc_set_video_ctrl---262</text:p>
      <text:p text:style-name="P1">[10056.630668] uvc_video:__uvc_query_ctrl---38</text:p>
      <text:p text:style-name="P1">[10056.630733] uvc_video:uvc_get_video_ctrl---173</text:p>
      <text:p text:style-name="P1">[10056.630736] uvc_video:__uvc_query_ctrl---38</text:p>
      <text:p text:style-name="P1">[10056.630775] uvc_video:uvc_fixup_video_ctrl---95</text:p>
      <text:p text:style-name="P1">[10056.630788] uvc_v4l2:uvc_ioctl_s_fmt_vid_cap---660</text:p>
      <text:p text:style-name="P1">[10056.630789] uvc_v4l2:uvc_acquire_privileges---464</text:p>
      <text:p text:style-name="P1">[10056.630789] uvc_v4l2:uvc_v4l2_set_format---313</text:p>
      <text:p text:style-name="P1"><text:soft-page-break/>[10056.630790] uvc_v4l2:uvc_v4l2_try_format---162</text:p>
      <text:p text:style-name="P1">[10056.630791] uvc_v4l2:uvc_try_frame_interval---112</text:p>
      <text:p text:style-name="P1">[10056.630791] uvc_video:uvc_probe_video---309</text:p>
      <text:p text:style-name="P1">[10056.630792] uvc_video:uvc_set_video_ctrl---262</text:p>
      <text:p text:style-name="P1">[10056.630793] uvc_video:__uvc_query_ctrl---38</text:p>
      <text:p text:style-name="P1">[10056.630854] uvc_video:uvc_get_video_ctrl---173</text:p>
      <text:p text:style-name="P1">[10056.630855] uvc_video:__uvc_query_ctrl---38</text:p>
      <text:p text:style-name="P1">[10056.630895] uvc_video:uvc_fixup_video_ctrl---95</text:p>
      <text:p text:style-name="P1">[10056.630897] uvc_video:uvc_get_video_ctrl---173</text:p>
      <text:p text:style-name="P1">[10056.630900] uvc_video:__uvc_query_ctrl---38</text:p>
      <text:p text:style-name="P1">[10056.630945] uvc_video:uvc_fixup_video_ctrl---95</text:p>
      <text:p text:style-name="P1">[10056.630947] uvc_video:uvc_set_video_ctrl---262</text:p>
      <text:p text:style-name="P1">[10056.630949] uvc_video:__uvc_query_ctrl---38</text:p>
      <text:p text:style-name="P1">[10056.631039] uvc_video:uvc_get_video_ctrl---173</text:p>
      <text:p text:style-name="P1">[10056.631040] uvc_video:__uvc_query_ctrl---38</text:p>
      <text:p text:style-name="P1">[10056.631081] uvc_video:uvc_fixup_video_ctrl---95</text:p>
      <text:p text:style-name="P1">[10056.631083] uvc_queue:uvc_queue_allocated---384</text:p>
      <text:p text:style-name="P1">[10056.631086] uvc_v4l2:uvc_ioctl_g_parm---1169</text:p>
      <text:p text:style-name="P1">[10056.631086] uvc_v4l2:uvc_v4l2_get_streamparm---345</text:p>
      <text:p text:style-name="P1">[10056.631087] uvc_driver:uvc_simplify_fraction---267</text:p>
      <text:p text:style-name="P1">[10056.631089] uvc_v4l2:uvc_ioctl_g_parm---1169</text:p>
      <text:p text:style-name="P1">[10056.631090] uvc_v4l2:uvc_v4l2_get_streamparm---345</text:p>
      <text:p text:style-name="P1">[10056.631090] uvc_driver:uvc_simplify_fraction---267</text:p>
      <text:p text:style-name="P1">[10056.631093] uvc_v4l2:uvc_ioctl_try_fmt_vid_cap---690</text:p>
      <text:p text:style-name="P1">[10056.631094] uvc_v4l2:uvc_v4l2_try_format---162</text:p>
      <text:p text:style-name="P1">[10056.631095] uvc_v4l2:uvc_try_frame_interval---112</text:p>
      <text:p text:style-name="P1">[10056.631096] uvc_video:uvc_probe_video---309</text:p>
      <text:p text:style-name="P1">[10056.631097] uvc_video:uvc_set_video_ctrl---262</text:p>
      <text:p text:style-name="P1">[10056.631097] uvc_video:__uvc_query_ctrl---38</text:p>
      <text:p text:style-name="P1">[10056.631163] uvc_video:uvc_get_video_ctrl---173</text:p>
      <text:p text:style-name="P1">[10056.631165] uvc_video:__uvc_query_ctrl---38</text:p>
      <text:p text:style-name="P1">[10056.631213] uvc_video:uvc_fixup_video_ctrl---95</text:p>
      <text:p text:style-name="P1">[10056.631214] uvc_video:uvc_get_video_ctrl---173</text:p>
      <text:p text:style-name="P1">[10056.631215] uvc_video:__uvc_query_ctrl---38</text:p>
      <text:p text:style-name="P1">[10056.631253] uvc_video:uvc_fixup_video_ctrl---95</text:p>
      <text:p text:style-name="P1">[10056.631254] uvc_video:uvc_set_video_ctrl---262</text:p>
      <text:p text:style-name="P1">[10056.631254] uvc_video:__uvc_query_ctrl---38</text:p>
      <text:p text:style-name="P1">[10056.631316] uvc_video:uvc_get_video_ctrl---173</text:p>
      <text:p text:style-name="P1">[10056.631317] uvc_video:__uvc_query_ctrl---38</text:p>
      <text:p text:style-name="P1">[10056.631355] uvc_video:uvc_fixup_video_ctrl---95</text:p>
      <text:p text:style-name="P1">[10056.631358] uvc_v4l2:uvc_ioctl_s_parm---1179</text:p>
      <text:p text:style-name="P1">[10056.631359] uvc_v4l2:uvc_acquire_privileges---464</text:p>
      <text:p text:style-name="P1">[10056.631360] uvc_v4l2:uvc_v4l2_set_streamparm---381</text:p>
      <text:p text:style-name="P1">[10056.631361] uvc_driver:uvc_fraction_to_interval---318</text:p>
      <text:p text:style-name="P1">[10056.631361] uvc_v4l2:uvc_try_frame_interval---112</text:p>
      <text:p text:style-name="P1">[10056.631362] uvc_video:uvc_probe_video---309</text:p>
      <text:p text:style-name="P1">[10056.631362] uvc_video:uvc_set_video_ctrl---262</text:p>
      <text:p text:style-name="P1">[10056.631363] uvc_video:__uvc_query_ctrl---38</text:p>
      <text:p text:style-name="P1">[10056.631424] uvc_video:uvc_get_video_ctrl---173</text:p>
      <text:p text:style-name="P1">[10056.631425] uvc_video:__uvc_query_ctrl---38</text:p>
      <text:p text:style-name="P1">[10056.631464] uvc_video:uvc_fixup_video_ctrl---95</text:p>
      <text:p text:style-name="P1">[10056.631464] uvc_video:uvc_get_video_ctrl---173</text:p>
      <text:p text:style-name="P1"><text:soft-page-break/>[10056.631465] uvc_video:__uvc_query_ctrl---38</text:p>
      <text:p text:style-name="P1">[10056.631504] uvc_video:uvc_fixup_video_ctrl---95</text:p>
      <text:p text:style-name="P1">[10056.631505] uvc_video:uvc_set_video_ctrl---262</text:p>
      <text:p text:style-name="P1">[10056.631505] uvc_video:__uvc_query_ctrl---38</text:p>
      <text:p text:style-name="P1">[10056.631565] uvc_video:uvc_get_video_ctrl---173</text:p>
      <text:p text:style-name="P1">[10056.631566] uvc_video:__uvc_query_ctrl---38</text:p>
      <text:p text:style-name="P1">[10056.631605] uvc_video:uvc_fixup_video_ctrl---95</text:p>
      <text:p text:style-name="P1">[10056.631606] uvc_driver:uvc_simplify_fraction---267</text:p>
      <text:p text:style-name="P1">[10056.631609] uvc_v4l2:uvc_ioctl_g_selection---1134</text:p>
      <text:p text:style-name="P1">[10056.631610] uvc_v4l2:uvc_ioctl_g_selection---1134</text:p>
      <text:p text:style-name="P1">[10056.631620] uvc_v4l2:uvc_ioctl_g_selection---1134</text:p>
      <text:p text:style-name="P1">[10056.631620] uvc_v4l2:uvc_ioctl_g_selection---1134</text:p>
      <text:p text:style-name="P1">[10056.631915] uvc_v4l2:uvc_ioctl_reqbufs---712</text:p>
      <text:p text:style-name="P1">[10056.631916] uvc_v4l2:uvc_acquire_privileges---464</text:p>
      <text:p text:style-name="P1">[10056.631916] uvc_queue:uvc_request_buffers---250</text:p>
      <text:p text:style-name="P1">[10056.631919] uvc_queue:uvc_queue_setup---82</text:p>
      <text:p text:style-name="P1">[10056.632381] uvc_v4l2:uvc_ioctl_querybuf---736</text:p>
      <text:p text:style-name="P1">[10056.632383] uvc_queue:uvc_query_buffer---262</text:p>
      <text:p text:style-name="P1">[10056.632411] uvc_v4l2:uvc_v4l2_mmap---1472</text:p>
      <text:p text:style-name="P1">[10056.632412] uvc_queue:uvc_queue_mmap---349</text:p>
      <text:p text:style-name="P1">[10056.632452] uvc_v4l2:uvc_ioctl_qbuf---748</text:p>
      <text:p text:style-name="P1">[10056.632453] uvc_queue:uvc_queue_buffer---287</text:p>
      <text:p text:style-name="P1">[10056.632454] uvc_queue:uvc_buffer_prepare---102</text:p>
      <text:p text:style-name="P1">[10056.632456] uvc_v4l2:uvc_ioctl_querybuf---736</text:p>
      <text:p text:style-name="P1">[10056.632457] uvc_queue:uvc_query_buffer---262</text:p>
      <text:p text:style-name="P1">[10056.632473] uvc_v4l2:uvc_v4l2_mmap---1472</text:p>
      <text:p text:style-name="P1">[10056.632473] uvc_queue:uvc_queue_mmap---349</text:p>
      <text:p text:style-name="P1">[10056.632499] uvc_v4l2:uvc_ioctl_qbuf---748</text:p>
      <text:p text:style-name="P1">[10056.632500] uvc_queue:uvc_queue_buffer---287</text:p>
      <text:p text:style-name="P1">[10056.632501] uvc_queue:uvc_buffer_prepare---102</text:p>
      <text:p text:style-name="P1">[10056.632502] uvc_v4l2:uvc_ioctl_querybuf---736</text:p>
      <text:p text:style-name="P1">[10056.632503] uvc_queue:uvc_query_buffer---262</text:p>
      <text:p text:style-name="P1">[10056.632534] uvc_v4l2:uvc_v4l2_mmap---1472</text:p>
      <text:p text:style-name="P1">[10056.632534] uvc_queue:uvc_queue_mmap---349</text:p>
      <text:p text:style-name="P1">[10056.632557] uvc_v4l2:uvc_ioctl_qbuf---748</text:p>
      <text:p text:style-name="P1">[10056.632557] uvc_queue:uvc_queue_buffer---287</text:p>
      <text:p text:style-name="P1">[10056.632558] uvc_queue:uvc_buffer_prepare---102</text:p>
      <text:p text:style-name="P1">[10056.632560] uvc_v4l2:uvc_ioctl_querybuf---736</text:p>
      <text:p text:style-name="P1">[10056.632560] uvc_queue:uvc_query_buffer---262</text:p>
      <text:p text:style-name="P1">[10056.632582] uvc_v4l2:uvc_v4l2_mmap---1472</text:p>
      <text:p text:style-name="P1">[10056.632583] uvc_queue:uvc_queue_mmap---349</text:p>
      <text:p text:style-name="P1">[10056.632609] uvc_v4l2:uvc_ioctl_qbuf---748</text:p>
      <text:p text:style-name="P1">[10056.632610] uvc_queue:uvc_queue_buffer---287</text:p>
      <text:p text:style-name="P1">[10056.632611] uvc_queue:uvc_buffer_prepare---102</text:p>
      <text:p text:style-name="P1">[10056.632614] uvc_v4l2:uvc_ioctl_streamon---802</text:p>
      <text:p text:style-name="P1">[10056.632615] uvc_queue:uvc_queue_streamon---325</text:p>
      <text:p text:style-name="P1">[10056.632616] uvc_queue:uvc_buffer_queue---130</text:p>
      <text:p text:style-name="P1">[10056.632617] uvc_queue:uvc_buffer_queue---130</text:p>
      <text:p text:style-name="P1">[10056.632617] uvc_queue:uvc_buffer_queue---130</text:p>
      <text:p text:style-name="P1">[10056.632618] uvc_queue:uvc_buffer_queue---130</text:p>
      <text:p text:style-name="P1">[10056.632618] uvc_queue:uvc_start_streaming---164</text:p>
      <text:p text:style-name="P1">[10056.632619] uvc_video:uvc_video_enable---1903</text:p>
      <text:p text:style-name="P1"><text:soft-page-break/>[10056.632620] uvc_video:uvc_video_clock_init---509</text:p>
      <text:p text:style-name="P1">[10056.632621] uvc_video:uvc_video_clock_reset---498</text:p>
      <text:p text:style-name="P1">[10056.632622] uvc_video:uvc_commit_video---372</text:p>
      <text:p text:style-name="P1">[10056.632622] uvc_video:uvc_set_video_ctrl---262</text:p>
      <text:p text:style-name="P1">[10056.632624] uvc_video:__uvc_query_ctrl---38</text:p>
      <text:p text:style-name="P1">[10056.632703] uvc_video:uvc_init_video---1633</text:p>
      <text:p text:style-name="P1">[10056.632703] uvc_video:uvc_video_stats_start---929</text:p>
      <text:p text:style-name="P1">[10056.632704] uvc_video:uvc_endpoint_max_bpi---1497</text:p>
      <text:p text:style-name="P1">[10056.632705] uvc_video:uvc_endpoint_max_bpi---1497</text:p>
      <text:p text:style-name="P1">[10056.632705] uvc_video:uvc_endpoint_max_bpi---1497</text:p>
      <text:p text:style-name="P1">[10056.632706] uvc_video:uvc_endpoint_max_bpi---1497</text:p>
      <text:p text:style-name="P1">[10056.632707] uvc_video:uvc_endpoint_max_bpi---1497</text:p>
      <text:p text:style-name="P1">[10056.632707] uvc_video:uvc_endpoint_max_bpi---1497</text:p>
      <text:p text:style-name="P1">[10056.632708] uvc_video:uvc_endpoint_max_bpi---1497</text:p>
      <text:p text:style-name="P1">[10056.632709] uvc_video:uvc_endpoint_max_bpi---1497</text:p>
      <text:p text:style-name="P1">[10056.632710] uvc_video:uvc_endpoint_max_bpi---1497</text:p>
      <text:p text:style-name="P1">[10056.632710] uvc_video:uvc_endpoint_max_bpi---1497</text:p>
      <text:p text:style-name="P1">[10056.632711] uvc_video:uvc_endpoint_max_bpi---1497</text:p>
      <text:p text:style-name="P1">[10056.691698] uvc_video:uvc_init_video_isoc---1525</text:p>
      <text:p text:style-name="P1">[10056.691700] uvc_video:uvc_endpoint_max_bpi---1497</text:p>
      <text:p text:style-name="P1">[10056.691700] uvc_video:uvc_alloc_urb_buffers---1420</text:p>
      <text:p text:style-name="P1">[10056.691778] uvc_v4l2:uvc_v4l2_poll---1483</text:p>
      <text:p text:style-name="P1">[10056.691780] uvc_queue:uvc_queue_poll---365</text:p>
      <text:p text:style-name="P1">[10056.691787] uvc_v4l2:uvc_ioctl_queryctrl---931</text:p>
      <text:p text:style-name="P1">[10056.691788] uvc_ctrl:uvc_query_v4l2_ctrl---1116</text:p>
      <text:p text:style-name="P1">[10056.691788] uvc_ctrl:__uvc_find_control---869</text:p>
      <text:p text:style-name="P1">[10056.691789] uvc_ctrl:__uvc_find_control---869</text:p>
      <text:p text:style-name="P1">[10056.691790] uvc_ctrl:__uvc_find_control---869</text:p>
      <text:p text:style-name="P1">[10056.691791] uvc_ctrl:__uvc_find_control---869</text:p>
      <text:p text:style-name="P1">[10056.691791] uvc_ctrl:__uvc_find_control---869</text:p>
      <text:p text:style-name="P1">[10056.691792] uvc_ctrl:__uvc_find_control---869</text:p>
      <text:p text:style-name="P1">[10056.691793] uvc_ctrl:__uvc_find_control---869</text:p>
      <text:p text:style-name="P1">[10056.691793] uvc_ctrl:__uvc_find_control---869</text:p>
      <text:p text:style-name="P1">[10056.691794] uvc_ctrl:__uvc_find_control---869</text:p>
      <text:p text:style-name="P1">[10056.691795] uvc_ctrl:__uvc_query_v4l2_ctrl---1025</text:p>
      <text:p text:style-name="P1">[10056.691795] uvc_ctrl:uvc_get_le_value---772</text:p>
      <text:p text:style-name="P1">[10056.691796] uvc_ctrl:uvc_get_le_value---772</text:p>
      <text:p text:style-name="P1">[10056.691796] uvc_ctrl:uvc_get_le_value---772</text:p>
      <text:p text:style-name="P1">[10056.691797] uvc_ctrl:uvc_get_le_value---772</text:p>
      <text:p text:style-name="P1">[10056.691801] uvc_v4l2:uvc_ioctl_g_ctrl---971</text:p>
      <text:p text:style-name="P1">[10056.691801] uvc_ctrl:uvc_ctrl_begin---1404</text:p>
      <text:p text:style-name="P1">[10056.691802] uvc_ctrl:uvc_ctrl_get---1485</text:p>
      <text:p text:style-name="P1">[10056.691802] uvc_ctrl:__uvc_find_control---869</text:p>
      <text:p text:style-name="P1">[10056.691802] uvc_ctrl:__uvc_find_control---869</text:p>
      <text:p text:style-name="P1">[10056.691803] uvc_ctrl:__uvc_ctrl_get---985</text:p>
      <text:p text:style-name="P1">[10056.691803] uvc_video:uvc_query_ctrl---77</text:p>
      <text:p text:style-name="P1">[10056.691804] uvc_video:__uvc_query_ctrl---38</text:p>
      <text:p text:style-name="P1">[10056.691894] uvc_ctrl:uvc_get_le_value---772</text:p>
      <text:p text:style-name="P1">[10056.691895] uvc_ctrl:__uvc_ctrl_commit---1463</text:p>
      <text:p text:style-name="P1">[10056.691895] uvc_ctrl:uvc_ctrl_commit_entity---1411</text:p>
      <text:p text:style-name="P1">[10056.691895] uvc_ctrl:uvc_ctrl_commit_entity---1411</text:p>
      <text:p text:style-name="P1">[10056.691896] uvc_ctrl:uvc_ctrl_commit_entity---1411</text:p>
      <text:p text:style-name="P1"><text:soft-page-break/>[10056.691896] uvc_ctrl:uvc_ctrl_commit_entity---1411</text:p>
      <text:p text:style-name="P1">[10056.691897] uvc_ctrl:uvc_ctrl_commit_entity---1411</text:p>
      <text:p text:style-name="P1">[10056.691897] uvc_ctrl:uvc_ctrl_commit_entity---1411</text:p>
      <text:p text:style-name="P1">[10056.691897] uvc_ctrl:uvc_ctrl_commit_entity---1411</text:p>
      <text:p text:style-name="P1">[10056.691898] uvc_ctrl:uvc_ctrl_commit_entity---1411</text:p>
      <text:p text:style-name="P1">[10056.691898] uvc_ctrl:uvc_ctrl_commit_entity---1411</text:p>
      <text:p text:style-name="P1">[10056.691907] uvc_v4l2:uvc_ioctl_queryctrl---931</text:p>
      <text:p text:style-name="P1">[10056.691908] uvc_ctrl:uvc_query_v4l2_ctrl---1116</text:p>
      <text:p text:style-name="P1">[10056.691908] uvc_ctrl:__uvc_find_control---869</text:p>
      <text:p text:style-name="P1">[10056.691909] uvc_ctrl:__uvc_find_control---869</text:p>
      <text:p text:style-name="P1">[10056.691909] uvc_ctrl:__uvc_find_control---869</text:p>
      <text:p text:style-name="P1">[10056.691910] uvc_ctrl:__uvc_find_control---869</text:p>
      <text:p text:style-name="P1">[10056.691910] uvc_ctrl:__uvc_find_control---869</text:p>
      <text:p text:style-name="P1">[10056.691911] uvc_ctrl:__uvc_find_control---869</text:p>
      <text:p text:style-name="P1">[10056.691911] uvc_ctrl:__uvc_find_control---869</text:p>
      <text:p text:style-name="P1">[10056.691911] uvc_ctrl:__uvc_find_control---869</text:p>
      <text:p text:style-name="P1">[10056.691912] uvc_ctrl:__uvc_find_control---869</text:p>
      <text:p text:style-name="P1">[10056.691912] uvc_ctrl:__uvc_query_v4l2_ctrl---1025</text:p>
      <text:p text:style-name="P1">[10056.691913] uvc_ctrl:uvc_get_le_value---772</text:p>
      <text:p text:style-name="P1">[10056.691914] uvc_ctrl:uvc_get_le_value---772</text:p>
      <text:p text:style-name="P1">[10056.691914] uvc_ctrl:uvc_get_le_value---772</text:p>
      <text:p text:style-name="P1">[10056.691914] uvc_ctrl:uvc_get_le_value---772</text:p>
      <text:p text:style-name="P1">[10056.691916] uvc_v4l2:uvc_ioctl_g_ctrl---971</text:p>
      <text:p text:style-name="P1">[10056.691916] uvc_ctrl:uvc_ctrl_begin---1404</text:p>
      <text:p text:style-name="P1">[10056.691917] uvc_ctrl:uvc_ctrl_get---1485</text:p>
      <text:p text:style-name="P1">[10056.691917] uvc_ctrl:__uvc_find_control---869</text:p>
      <text:p text:style-name="P1">[10056.691917] uvc_ctrl:__uvc_find_control---869</text:p>
      <text:p text:style-name="P1">[10056.691918] uvc_ctrl:__uvc_ctrl_get---985</text:p>
      <text:p text:style-name="P1">[10056.691918] uvc_video:uvc_query_ctrl---77</text:p>
      <text:p text:style-name="P1">[10056.691918] uvc_video:__uvc_query_ctrl---38</text:p>
      <text:p text:style-name="P1">[10056.691987] uvc_ctrl:uvc_get_le_value---772</text:p>
      <text:p text:style-name="P1">[10056.691987] uvc_ctrl:__uvc_ctrl_commit---1463</text:p>
      <text:p text:style-name="P1">[10056.691988] uvc_ctrl:uvc_ctrl_commit_entity---1411</text:p>
      <text:p text:style-name="P1">[10056.691988] uvc_ctrl:uvc_ctrl_commit_entity---1411</text:p>
      <text:p text:style-name="P1">[10056.691988] uvc_ctrl:uvc_ctrl_commit_entity---1411</text:p>
      <text:p text:style-name="P1">[10056.691989] uvc_ctrl:uvc_ctrl_commit_entity---1411</text:p>
      <text:p text:style-name="P1">[10056.691989] uvc_ctrl:uvc_ctrl_commit_entity---1411</text:p>
      <text:p text:style-name="P1">[10056.691990] uvc_ctrl:uvc_ctrl_commit_entity---1411</text:p>
      <text:p text:style-name="P1">[10056.691990] uvc_ctrl:uvc_ctrl_commit_entity---1411</text:p>
      <text:p text:style-name="P1">[10056.691990] uvc_ctrl:uvc_ctrl_commit_entity---1411</text:p>
      <text:p text:style-name="P1">[10056.691991] uvc_ctrl:uvc_ctrl_commit_entity---1411</text:p>
      <text:p text:style-name="P1">[10056.691996] uvc_v4l2:uvc_ioctl_queryctrl---931</text:p>
      <text:p text:style-name="P1">[10056.691997] uvc_ctrl:uvc_query_v4l2_ctrl---1116</text:p>
      <text:p text:style-name="P1">[10056.691997] uvc_ctrl:__uvc_find_control---869</text:p>
      <text:p text:style-name="P1">[10056.691998] uvc_ctrl:__uvc_find_control---869</text:p>
      <text:p text:style-name="P1">[10056.691998] uvc_ctrl:__uvc_find_control---869</text:p>
      <text:p text:style-name="P1">[10056.691998] uvc_ctrl:__uvc_find_control---869</text:p>
      <text:p text:style-name="P1">[10056.691999] uvc_ctrl:__uvc_find_control---869</text:p>
      <text:p text:style-name="P1">[10056.691999] uvc_ctrl:__uvc_find_control---869</text:p>
      <text:p text:style-name="P1">[10056.692000] uvc_ctrl:__uvc_find_control---869</text:p>
      <text:p text:style-name="P1">[10056.692000] uvc_ctrl:__uvc_find_control---869</text:p>
      <text:p text:style-name="P1">[10056.692000] uvc_ctrl:__uvc_find_control---869</text:p>
      <text:p text:style-name="P1"><text:soft-page-break/>[10056.692001] uvc_ctrl:__uvc_query_v4l2_ctrl---1025</text:p>
      <text:p text:style-name="P1">[10056.692001] uvc_ctrl:uvc_get_le_value---772</text:p>
      <text:p text:style-name="P1">[10056.692002] uvc_ctrl:uvc_get_le_value---772</text:p>
      <text:p text:style-name="P1">[10056.692002] uvc_ctrl:uvc_get_le_value---772</text:p>
      <text:p text:style-name="P1">[10056.692002] uvc_ctrl:uvc_get_le_value---772</text:p>
      <text:p text:style-name="P1">[10056.692004] uvc_v4l2:uvc_ioctl_g_ctrl---971</text:p>
      <text:p text:style-name="P1">[10056.692004] uvc_ctrl:uvc_ctrl_begin---1404</text:p>
      <text:p text:style-name="P1">[10056.692005] uvc_ctrl:uvc_ctrl_get---1485</text:p>
      <text:p text:style-name="P1">[10056.692005] uvc_ctrl:__uvc_find_control---869</text:p>
      <text:p text:style-name="P1">[10056.692005] uvc_ctrl:__uvc_find_control---869</text:p>
      <text:p text:style-name="P1">[10056.692006] uvc_ctrl:__uvc_ctrl_get---985</text:p>
      <text:p text:style-name="P1">[10056.692006] uvc_video:uvc_query_ctrl---77</text:p>
      <text:p text:style-name="P1">[10056.692007] uvc_video:__uvc_query_ctrl---38</text:p>
      <text:p text:style-name="P1">[10056.692061] uvc_ctrl:uvc_get_le_value---772</text:p>
      <text:p text:style-name="P1">[10056.692062] uvc_ctrl:__uvc_ctrl_commit---1463</text:p>
      <text:p text:style-name="P1">[10056.692062] uvc_ctrl:uvc_ctrl_commit_entity---1411</text:p>
      <text:p text:style-name="P1">[10056.692062] uvc_ctrl:uvc_ctrl_commit_entity---1411</text:p>
      <text:p text:style-name="P1">[10056.692063] uvc_ctrl:uvc_ctrl_commit_entity---1411</text:p>
      <text:p text:style-name="P1">[10056.692063] uvc_ctrl:uvc_ctrl_commit_entity---1411</text:p>
      <text:p text:style-name="P1">[10056.692063] uvc_ctrl:uvc_ctrl_commit_entity---1411</text:p>
      <text:p text:style-name="P1">[10056.692064] uvc_ctrl:uvc_ctrl_commit_entity---1411</text:p>
      <text:p text:style-name="P1">[10056.692064] uvc_ctrl:uvc_ctrl_commit_entity---1411</text:p>
      <text:p text:style-name="P1">[10056.692065] uvc_ctrl:uvc_ctrl_commit_entity---1411</text:p>
      <text:p text:style-name="P1">[10056.692065] uvc_ctrl:uvc_ctrl_commit_entity---1411</text:p>
      <text:p text:style-name="P1">[10056.692071] uvc_v4l2:uvc_ioctl_queryctrl---931</text:p>
      <text:p text:style-name="P1">[10056.692071] uvc_ctrl:uvc_query_v4l2_ctrl---1116</text:p>
      <text:p text:style-name="P1">[10056.692071] uvc_ctrl:__uvc_find_control---869</text:p>
      <text:p text:style-name="P1">[10056.692072] uvc_ctrl:__uvc_find_control---869</text:p>
      <text:p text:style-name="P1">[10056.692072] uvc_ctrl:__uvc_find_control---869</text:p>
      <text:p text:style-name="P1">[10056.692073] uvc_ctrl:__uvc_find_control---869</text:p>
      <text:p text:style-name="P1">[10056.692073] uvc_ctrl:__uvc_find_control---869</text:p>
      <text:p text:style-name="P1">[10056.692074] uvc_ctrl:__uvc_find_control---869</text:p>
      <text:p text:style-name="P1">[10056.692074] uvc_ctrl:__uvc_find_control---869</text:p>
      <text:p text:style-name="P1">[10056.692074] uvc_ctrl:__uvc_find_control---869</text:p>
      <text:p text:style-name="P1">[10056.692075] uvc_ctrl:__uvc_find_control---869</text:p>
      <text:p text:style-name="P1">[10056.692075] uvc_ctrl:__uvc_query_v4l2_ctrl---1025</text:p>
      <text:p text:style-name="P1">[10056.692076] uvc_ctrl:uvc_get_le_value---772</text:p>
      <text:p text:style-name="P1">[10056.692078] uvc_v4l2:uvc_ioctl_g_ctrl---971</text:p>
      <text:p text:style-name="P1">[10056.692079] uvc_ctrl:uvc_ctrl_begin---1404</text:p>
      <text:p text:style-name="P1">[10056.692079] uvc_ctrl:uvc_ctrl_get---1485</text:p>
      <text:p text:style-name="P1">[10056.692079] uvc_ctrl:__uvc_find_control---869</text:p>
      <text:p text:style-name="P1">[10056.692079] uvc_ctrl:__uvc_find_control---869</text:p>
      <text:p text:style-name="P1">[10056.692080] uvc_ctrl:__uvc_ctrl_get---985</text:p>
      <text:p text:style-name="P1">[10056.692080] uvc_ctrl:uvc_get_le_value---772</text:p>
      <text:p text:style-name="P1">[10056.692081] uvc_ctrl:__uvc_ctrl_commit---1463</text:p>
      <text:p text:style-name="P1">[10056.692081] uvc_ctrl:uvc_ctrl_commit_entity---1411</text:p>
      <text:p text:style-name="P1">[10056.692082] uvc_ctrl:uvc_ctrl_commit_entity---1411</text:p>
      <text:p text:style-name="P1">[10056.692082] uvc_ctrl:uvc_ctrl_commit_entity---1411</text:p>
      <text:p text:style-name="P1">[10056.692082] uvc_ctrl:uvc_ctrl_commit_entity---1411</text:p>
      <text:p text:style-name="P1">[10056.692083] uvc_ctrl:uvc_ctrl_commit_entity---1411</text:p>
      <text:p text:style-name="P1">[10056.692083] uvc_ctrl:uvc_ctrl_commit_entity---1411</text:p>
      <text:p text:style-name="P1">[10056.692083] uvc_ctrl:uvc_ctrl_commit_entity---1411</text:p>
      <text:p text:style-name="P1"><text:soft-page-break/>[10056.692084] uvc_ctrl:uvc_ctrl_commit_entity---1411</text:p>
      <text:p text:style-name="P1">[10056.692084] uvc_ctrl:uvc_ctrl_commit_entity---1411</text:p>
      <text:p text:style-name="P1">[10056.692086] uvc_v4l2:uvc_ioctl_queryctrl---931</text:p>
      <text:p text:style-name="P1">[10056.692086] uvc_ctrl:uvc_query_v4l2_ctrl---1116</text:p>
      <text:p text:style-name="P1">[10056.692086] uvc_ctrl:__uvc_find_control---869</text:p>
      <text:p text:style-name="P1">[10056.692087] uvc_ctrl:__uvc_find_control---869</text:p>
      <text:p text:style-name="P1">[10056.692087] uvc_ctrl:__uvc_find_control---869</text:p>
      <text:p text:style-name="P1">[10056.692087] uvc_ctrl:__uvc_find_control---869</text:p>
      <text:p text:style-name="P1">[10056.692088] uvc_ctrl:__uvc_find_control---869</text:p>
      <text:p text:style-name="P1">[10056.692088] uvc_ctrl:__uvc_find_control---869</text:p>
      <text:p text:style-name="P1">[10056.692088] uvc_ctrl:__uvc_find_control---869</text:p>
      <text:p text:style-name="P1">[10056.692089] uvc_ctrl:__uvc_find_control---869</text:p>
      <text:p text:style-name="P1">[10056.692089] uvc_ctrl:__uvc_find_control---869</text:p>
      <text:p text:style-name="P1">[10056.692089] uvc_ctrl:__uvc_query_v4l2_ctrl---1025</text:p>
      <text:p text:style-name="P1">[10056.692090] uvc_ctrl:uvc_get_le_value---772</text:p>
      <text:p text:style-name="P1">[10056.692090] uvc_ctrl:uvc_get_le_value---772</text:p>
      <text:p text:style-name="P1">[10056.692090] uvc_ctrl:uvc_get_le_value---772</text:p>
      <text:p text:style-name="P1">[10056.692091] uvc_ctrl:uvc_get_le_value---772</text:p>
      <text:p text:style-name="P1">[10056.692092] uvc_v4l2:uvc_ioctl_g_ctrl---971</text:p>
      <text:p text:style-name="P1">[10056.692092] uvc_ctrl:uvc_ctrl_begin---1404</text:p>
      <text:p text:style-name="P1">[10056.692093] uvc_ctrl:uvc_ctrl_get---1485</text:p>
      <text:p text:style-name="P1">[10056.692093] uvc_ctrl:__uvc_find_control---869</text:p>
      <text:p text:style-name="P1">[10056.692093] uvc_ctrl:__uvc_find_control---869</text:p>
      <text:p text:style-name="P1">[10056.692094] uvc_ctrl:__uvc_ctrl_get---985</text:p>
      <text:p text:style-name="P1">[10056.692094] uvc_video:uvc_query_ctrl---77</text:p>
      <text:p text:style-name="P1">[10056.692094] uvc_video:__uvc_query_ctrl---38</text:p>
      <text:p text:style-name="P1">[10056.692163] uvc_ctrl:uvc_get_le_value---772</text:p>
      <text:p text:style-name="P1">[10056.692164] uvc_ctrl:__uvc_ctrl_commit---1463</text:p>
      <text:p text:style-name="P1">[10056.692164] uvc_ctrl:uvc_ctrl_commit_entity---1411</text:p>
      <text:p text:style-name="P1">[10056.692165] uvc_ctrl:uvc_ctrl_commit_entity---1411</text:p>
      <text:p text:style-name="P1">[10056.692165] uvc_ctrl:uvc_ctrl_commit_entity---1411</text:p>
      <text:p text:style-name="P1">[10056.692165] uvc_ctrl:uvc_ctrl_commit_entity---1411</text:p>
      <text:p text:style-name="P1">[10056.692166] uvc_ctrl:uvc_ctrl_commit_entity---1411</text:p>
      <text:p text:style-name="P1">[10056.692166] uvc_ctrl:uvc_ctrl_commit_entity---1411</text:p>
      <text:p text:style-name="P1">[10056.692167] uvc_ctrl:uvc_ctrl_commit_entity---1411</text:p>
      <text:p text:style-name="P1">[10056.692167] uvc_ctrl:uvc_ctrl_commit_entity---1411</text:p>
      <text:p text:style-name="P1">[10056.692167] uvc_ctrl:uvc_ctrl_commit_entity---1411</text:p>
      <text:p text:style-name="P1">[10056.692173] uvc_v4l2:uvc_ioctl_queryctrl---931</text:p>
      <text:p text:style-name="P1">[10056.692173] uvc_ctrl:uvc_query_v4l2_ctrl---1116</text:p>
      <text:p text:style-name="P1">[10056.692174] uvc_ctrl:__uvc_find_control---869</text:p>
      <text:p text:style-name="P1">[10056.692174] uvc_ctrl:__uvc_find_control---869</text:p>
      <text:p text:style-name="P1">[10056.692174] uvc_ctrl:__uvc_find_control---869</text:p>
      <text:p text:style-name="P1">[10056.692175] uvc_ctrl:__uvc_find_control---869</text:p>
      <text:p text:style-name="P1">[10056.692175] uvc_ctrl:__uvc_find_control---869</text:p>
      <text:p text:style-name="P1">[10056.692175] uvc_ctrl:__uvc_find_control---869</text:p>
      <text:p text:style-name="P1">[10056.692176] uvc_ctrl:__uvc_find_control---869</text:p>
      <text:p text:style-name="P1">[10056.692176] uvc_ctrl:__uvc_find_control---869</text:p>
      <text:p text:style-name="P1">[10056.692176] uvc_ctrl:__uvc_find_control---869</text:p>
      <text:p text:style-name="P1">[10056.692177] uvc_ctrl:__uvc_query_v4l2_ctrl---1025</text:p>
      <text:p text:style-name="P1">[10056.692177] uvc_ctrl:uvc_get_le_value---772</text:p>
      <text:p text:style-name="P1">[10056.692179] uvc_v4l2:uvc_ioctl_g_ctrl---971</text:p>
      <text:p text:style-name="P1">[10056.692180] uvc_ctrl:uvc_ctrl_begin---1404</text:p>
      <text:p text:style-name="P1"><text:soft-page-break/>[10056.692180] uvc_ctrl:uvc_ctrl_get---1485</text:p>
      <text:p text:style-name="P1">[10056.692180] uvc_ctrl:__uvc_find_control---869</text:p>
      <text:p text:style-name="P1">[10056.692181] uvc_ctrl:__uvc_find_control---869</text:p>
      <text:p text:style-name="P1">[10056.692181] uvc_ctrl:__uvc_ctrl_get---985</text:p>
      <text:p text:style-name="P1">[10056.692181] uvc_video:uvc_query_ctrl---77</text:p>
      <text:p text:style-name="P1">[10056.692182] uvc_video:__uvc_query_ctrl---38</text:p>
      <text:p text:style-name="P1">[10056.692249] uvc_ctrl:uvc_get_le_value---772</text:p>
      <text:p text:style-name="P1">[10056.692250] uvc_ctrl:__uvc_ctrl_commit---1463</text:p>
      <text:p text:style-name="P1">[10056.692250] uvc_ctrl:uvc_ctrl_commit_entity---1411</text:p>
      <text:p text:style-name="P1">[10056.692250] uvc_ctrl:uvc_ctrl_commit_entity---1411</text:p>
      <text:p text:style-name="P1">[10056.692251] uvc_ctrl:uvc_ctrl_commit_entity---1411</text:p>
      <text:p text:style-name="P1">[10056.692251] uvc_ctrl:uvc_ctrl_commit_entity---1411</text:p>
      <text:p text:style-name="P1">[10056.692252] uvc_ctrl:uvc_ctrl_commit_entity---1411</text:p>
      <text:p text:style-name="P1">[10056.692252] uvc_ctrl:uvc_ctrl_commit_entity---1411</text:p>
      <text:p text:style-name="P1">[10056.692252] uvc_ctrl:uvc_ctrl_commit_entity---1411</text:p>
      <text:p text:style-name="P1">[10056.692253] uvc_ctrl:uvc_ctrl_commit_entity---1411</text:p>
      <text:p text:style-name="P1">[10056.692253] uvc_ctrl:uvc_ctrl_commit_entity---1411</text:p>
      <text:p text:style-name="P1">[10056.692258] uvc_v4l2:uvc_ioctl_querymenu---1124</text:p>
      <text:p text:style-name="P1">[10056.692258] uvc_ctrl:uvc_query_v4l2_menu---1149</text:p>
      <text:p text:style-name="P1">[10056.692259] uvc_ctrl:__uvc_find_control---869</text:p>
      <text:p text:style-name="P1">[10056.692259] uvc_ctrl:__uvc_find_control---869</text:p>
      <text:p text:style-name="P1">[10056.692261] uvc_v4l2:uvc_ioctl_querymenu---1124</text:p>
      <text:p text:style-name="P1">[10056.692261] uvc_ctrl:uvc_query_v4l2_menu---1149</text:p>
      <text:p text:style-name="P1">[10056.692261] uvc_ctrl:__uvc_find_control---869</text:p>
      <text:p text:style-name="P1">[10056.692262] uvc_ctrl:__uvc_find_control---869</text:p>
      <text:p text:style-name="P1">[10056.692263] uvc_v4l2:uvc_ioctl_querymenu---1124</text:p>
      <text:p text:style-name="P1">[10056.692263] uvc_ctrl:uvc_query_v4l2_menu---1149</text:p>
      <text:p text:style-name="P1">[10056.692264] uvc_ctrl:__uvc_find_control---869</text:p>
      <text:p text:style-name="P1">[10056.692264] uvc_ctrl:__uvc_find_control---869</text:p>
      <text:p text:style-name="P1">[10056.692266] uvc_v4l2:uvc_ioctl_queryctrl---931</text:p>
      <text:p text:style-name="P1">[10056.692266] uvc_ctrl:uvc_query_v4l2_ctrl---1116</text:p>
      <text:p text:style-name="P1">[10056.692267] uvc_ctrl:__uvc_find_control---869</text:p>
      <text:p text:style-name="P1">[10056.692267] uvc_ctrl:__uvc_find_control---869</text:p>
      <text:p text:style-name="P1">[10056.692267] uvc_ctrl:__uvc_find_control---869</text:p>
      <text:p text:style-name="P1">[10056.692268] uvc_ctrl:__uvc_find_control---869</text:p>
      <text:p text:style-name="P1">[10056.692268] uvc_ctrl:__uvc_find_control---869</text:p>
      <text:p text:style-name="P1">[10056.692269] uvc_ctrl:__uvc_find_control---869</text:p>
      <text:p text:style-name="P1">[10056.692269] uvc_ctrl:__uvc_find_control---869</text:p>
      <text:p text:style-name="P1">[10056.692269] uvc_ctrl:__uvc_find_control---869</text:p>
      <text:p text:style-name="P1">[10056.692269] uvc_ctrl:__uvc_find_control---869</text:p>
      <text:p text:style-name="P1">[10056.692270] uvc_ctrl:__uvc_query_v4l2_ctrl---1025</text:p>
      <text:p text:style-name="P1">[10056.692270] uvc_ctrl:__uvc_find_control---869</text:p>
      <text:p text:style-name="P1">[10056.692271] uvc_ctrl:__uvc_ctrl_get---985</text:p>
      <text:p text:style-name="P1">[10056.692271] uvc_ctrl:uvc_get_le_value---772</text:p>
      <text:p text:style-name="P1">[10056.692271] uvc_ctrl:uvc_get_le_value---772</text:p>
      <text:p text:style-name="P1">[10056.692272] uvc_ctrl:uvc_get_le_value---772</text:p>
      <text:p text:style-name="P1">[10056.692272] uvc_ctrl:uvc_get_le_value---772</text:p>
      <text:p text:style-name="P1">[10056.692273] uvc_ctrl:uvc_get_le_value---772</text:p>
      <text:p text:style-name="P1">[10056.692274] uvc_v4l2:uvc_ioctl_g_ctrl---971</text:p>
      <text:p text:style-name="P1">[10056.692275] uvc_ctrl:uvc_ctrl_begin---1404</text:p>
      <text:p text:style-name="P1">[10056.692275] uvc_ctrl:uvc_ctrl_get---1485</text:p>
      <text:p text:style-name="P1">[10056.692275] uvc_ctrl:__uvc_find_control---869</text:p>
      <text:p text:style-name="P1"><text:soft-page-break/>[10056.692276] uvc_ctrl:__uvc_find_control---869</text:p>
      <text:p text:style-name="P1">[10056.692276] uvc_ctrl:__uvc_ctrl_get---985</text:p>
      <text:p text:style-name="P1">[10056.692277] uvc_video:uvc_query_ctrl---77</text:p>
      <text:p text:style-name="P1">[10056.692277] uvc_video:__uvc_query_ctrl---38</text:p>
      <text:p text:style-name="P1">[10056.692354] uvc_ctrl:uvc_get_le_value---772</text:p>
      <text:p text:style-name="P1">[10056.692354] uvc_ctrl:__uvc_ctrl_commit---1463</text:p>
      <text:p text:style-name="P1">[10056.692355] uvc_ctrl:uvc_ctrl_commit_entity---1411</text:p>
      <text:p text:style-name="P1">[10056.692355] uvc_ctrl:uvc_ctrl_commit_entity---1411</text:p>
      <text:p text:style-name="P1">[10056.692355] uvc_ctrl:uvc_ctrl_commit_entity---1411</text:p>
      <text:p text:style-name="P1">[10056.692356] uvc_ctrl:uvc_ctrl_commit_entity---1411</text:p>
      <text:p text:style-name="P1">[10056.692356] uvc_ctrl:uvc_ctrl_commit_entity---1411</text:p>
      <text:p text:style-name="P1">[10056.692357] uvc_ctrl:uvc_ctrl_commit_entity---1411</text:p>
      <text:p text:style-name="P1">[10056.692357] uvc_ctrl:uvc_ctrl_commit_entity---1411</text:p>
      <text:p text:style-name="P1">[10056.692358] uvc_ctrl:uvc_ctrl_commit_entity---1411</text:p>
      <text:p text:style-name="P1">[10056.692358] uvc_ctrl:uvc_ctrl_commit_entity---1411</text:p>
      <text:p text:style-name="P1">[10056.692364] uvc_v4l2:uvc_ioctl_queryctrl---931</text:p>
      <text:p text:style-name="P1">[10056.692364] uvc_ctrl:uvc_query_v4l2_ctrl---1116</text:p>
      <text:p text:style-name="P1">[10056.692364] uvc_ctrl:__uvc_find_control---869</text:p>
      <text:p text:style-name="P1">[10056.692365] uvc_ctrl:__uvc_find_control---869</text:p>
      <text:p text:style-name="P1">[10056.692365] uvc_ctrl:__uvc_find_control---869</text:p>
      <text:p text:style-name="P1">[10056.692366] uvc_ctrl:__uvc_find_control---869</text:p>
      <text:p text:style-name="P1">[10056.692366] uvc_ctrl:__uvc_find_control---869</text:p>
      <text:p text:style-name="P1">[10056.692367] uvc_ctrl:__uvc_find_control---869</text:p>
      <text:p text:style-name="P1">[10056.692367] uvc_ctrl:__uvc_find_control---869</text:p>
      <text:p text:style-name="P1">[10056.692367] uvc_ctrl:__uvc_find_control---869</text:p>
      <text:p text:style-name="P1">[10056.692368] uvc_ctrl:__uvc_find_control---869</text:p>
      <text:p text:style-name="P1">[10056.692368] uvc_ctrl:__uvc_query_v4l2_ctrl---1025</text:p>
      <text:p text:style-name="P1">[10056.692369] uvc_ctrl:uvc_get_le_value---772</text:p>
      <text:p text:style-name="P1">[10056.692369] uvc_ctrl:uvc_get_le_value---772</text:p>
      <text:p text:style-name="P1">[10056.692369] uvc_ctrl:uvc_get_le_value---772</text:p>
      <text:p text:style-name="P1">[10056.692370] uvc_ctrl:uvc_get_le_value---772</text:p>
      <text:p text:style-name="P1">[10056.692372] uvc_v4l2:uvc_ioctl_g_ctrl---971</text:p>
      <text:p text:style-name="P1">[10056.692372] uvc_ctrl:uvc_ctrl_begin---1404</text:p>
      <text:p text:style-name="P1">[10056.692372] uvc_ctrl:uvc_ctrl_get---1485</text:p>
      <text:p text:style-name="P1">[10056.692372] uvc_ctrl:__uvc_find_control---869</text:p>
      <text:p text:style-name="P1">[10056.692373] uvc_ctrl:__uvc_find_control---869</text:p>
      <text:p text:style-name="P1">[10056.692373] uvc_ctrl:__uvc_ctrl_get---985</text:p>
      <text:p text:style-name="P1">[10056.692374] uvc_video:uvc_query_ctrl---77</text:p>
      <text:p text:style-name="P1">[10056.692374] uvc_video:__uvc_query_ctrl---38</text:p>
      <text:p text:style-name="P1">[10056.692446] uvc_ctrl:uvc_get_le_value---772</text:p>
      <text:p text:style-name="P1">[10056.692447] uvc_ctrl:__uvc_ctrl_commit---1463</text:p>
      <text:p text:style-name="P1">[10056.692447] uvc_ctrl:uvc_ctrl_commit_entity---1411</text:p>
      <text:p text:style-name="P1">[10056.692447] uvc_ctrl:uvc_ctrl_commit_entity---1411</text:p>
      <text:p text:style-name="P1">[10056.692448] uvc_ctrl:uvc_ctrl_commit_entity---1411</text:p>
      <text:p text:style-name="P1">[10056.692448] uvc_ctrl:uvc_ctrl_commit_entity---1411</text:p>
      <text:p text:style-name="P1">[10056.692449] uvc_ctrl:uvc_ctrl_commit_entity---1411</text:p>
      <text:p text:style-name="P1">[10056.692449] uvc_ctrl:uvc_ctrl_commit_entity---1411</text:p>
      <text:p text:style-name="P1">[10056.692450] uvc_ctrl:uvc_ctrl_commit_entity---1411</text:p>
      <text:p text:style-name="P1">[10056.692450] uvc_ctrl:uvc_ctrl_commit_entity---1411</text:p>
      <text:p text:style-name="P1">[10056.692450] uvc_ctrl:uvc_ctrl_commit_entity---1411</text:p>
      <text:p text:style-name="P1">[10056.692453] uvc_v4l2:uvc_ioctl_queryctrl---931</text:p>
      <text:p text:style-name="P1">[10056.692453] uvc_ctrl:uvc_query_v4l2_ctrl---1116</text:p>
      <text:p text:style-name="P1"><text:soft-page-break/>[10056.692453] uvc_ctrl:__uvc_find_control---869</text:p>
      <text:p text:style-name="P1">[10056.692454] uvc_ctrl:__uvc_find_control---869</text:p>
      <text:p text:style-name="P1">[10056.692454] uvc_ctrl:__uvc_find_control---869</text:p>
      <text:p text:style-name="P1">[10056.692455] uvc_ctrl:__uvc_find_control---869</text:p>
      <text:p text:style-name="P1">[10056.692455] uvc_ctrl:__uvc_find_control---869</text:p>
      <text:p text:style-name="P1">[10056.692455] uvc_ctrl:__uvc_find_control---869</text:p>
      <text:p text:style-name="P1">[10056.692455] uvc_ctrl:__uvc_find_control---869</text:p>
      <text:p text:style-name="P1">[10056.692456] uvc_ctrl:__uvc_find_control---869</text:p>
      <text:p text:style-name="P1">[10056.692456] uvc_ctrl:__uvc_find_control---869</text:p>
      <text:p text:style-name="P1">[10056.692456] uvc_ctrl:__uvc_query_v4l2_ctrl---1025</text:p>
      <text:p text:style-name="P1">[10056.692457] uvc_ctrl:uvc_get_le_value---772</text:p>
      <text:p text:style-name="P1">[10056.692457] uvc_ctrl:uvc_get_le_value---772</text:p>
      <text:p text:style-name="P1">[10056.692458] uvc_ctrl:uvc_get_le_value---772</text:p>
      <text:p text:style-name="P1">[10056.692458] uvc_ctrl:uvc_get_le_value---772</text:p>
      <text:p text:style-name="P1">[10056.692459] uvc_v4l2:uvc_ioctl_g_ctrl---971</text:p>
      <text:p text:style-name="P1">[10056.692459] uvc_ctrl:uvc_ctrl_begin---1404</text:p>
      <text:p text:style-name="P1">[10056.692460] uvc_ctrl:uvc_ctrl_get---1485</text:p>
      <text:p text:style-name="P1">[10056.692460] uvc_ctrl:__uvc_find_control---869</text:p>
      <text:p text:style-name="P1">[10056.692460] uvc_ctrl:__uvc_find_control---869</text:p>
      <text:p text:style-name="P1">[10056.692461] uvc_ctrl:__uvc_ctrl_get---985</text:p>
      <text:p text:style-name="P1">[10056.692461] uvc_video:uvc_query_ctrl---77</text:p>
      <text:p text:style-name="P1">[10056.692461] uvc_video:__uvc_query_ctrl---38</text:p>
      <text:p text:style-name="P1">[10056.692495] uvc_ctrl:uvc_get_le_value---772</text:p>
      <text:p text:style-name="P1">[10056.692496] uvc_ctrl:__uvc_ctrl_commit---1463</text:p>
      <text:p text:style-name="P1">[10056.692496] uvc_ctrl:uvc_ctrl_commit_entity---1411</text:p>
      <text:p text:style-name="P1">[10056.692496] uvc_ctrl:uvc_ctrl_commit_entity---1411</text:p>
      <text:p text:style-name="P1">[10056.692497] uvc_ctrl:uvc_ctrl_commit_entity---1411</text:p>
      <text:p text:style-name="P1">[10056.692497] uvc_ctrl:uvc_ctrl_commit_entity---1411</text:p>
      <text:p text:style-name="P1">[10056.692497] uvc_ctrl:uvc_ctrl_commit_entity---1411</text:p>
      <text:p text:style-name="P1">[10056.692498] uvc_ctrl:uvc_ctrl_commit_entity---1411</text:p>
      <text:p text:style-name="P1">[10056.692498] uvc_ctrl:uvc_ctrl_commit_entity---1411</text:p>
      <text:p text:style-name="P1">[10056.692498] uvc_ctrl:uvc_ctrl_commit_entity---1411</text:p>
      <text:p text:style-name="P1">[10056.692499] uvc_ctrl:uvc_ctrl_commit_entity---1411</text:p>
      <text:p text:style-name="P1">[10056.692501] uvc_v4l2:uvc_ioctl_queryctrl---931</text:p>
      <text:p text:style-name="P1">[10056.692501] uvc_ctrl:uvc_query_v4l2_ctrl---1116</text:p>
      <text:p text:style-name="P1">[10056.692501] uvc_ctrl:__uvc_find_control---869</text:p>
      <text:p text:style-name="P1">[10056.692502] uvc_ctrl:__uvc_find_control---869</text:p>
      <text:p text:style-name="P1">[10056.692502] uvc_ctrl:__uvc_find_control---869</text:p>
      <text:p text:style-name="P1">[10056.692503] uvc_ctrl:__uvc_find_control---869</text:p>
      <text:p text:style-name="P1">[10056.692503] uvc_ctrl:__uvc_find_control---869</text:p>
      <text:p text:style-name="P1">[10056.692503] uvc_ctrl:__uvc_find_control---869</text:p>
      <text:p text:style-name="P1">[10056.692503] uvc_ctrl:__uvc_find_control---869</text:p>
      <text:p text:style-name="P1">[10056.692504] uvc_ctrl:__uvc_find_control---869</text:p>
      <text:p text:style-name="P1">[10056.692504] uvc_ctrl:__uvc_find_control---869</text:p>
      <text:p text:style-name="P1">[10056.692504] uvc_ctrl:__uvc_query_v4l2_ctrl---1025</text:p>
      <text:p text:style-name="P1">[10056.692505] uvc_ctrl:uvc_get_le_value---772</text:p>
      <text:p text:style-name="P1">[10056.692506] uvc_v4l2:uvc_ioctl_g_ctrl---971</text:p>
      <text:p text:style-name="P1">[10056.692507] uvc_ctrl:uvc_ctrl_begin---1404</text:p>
      <text:p text:style-name="P1">[10056.692507] uvc_ctrl:uvc_ctrl_get---1485</text:p>
      <text:p text:style-name="P1">[10056.692507] uvc_ctrl:__uvc_find_control---869</text:p>
      <text:p text:style-name="P1">[10056.692508] uvc_ctrl:__uvc_find_control---869</text:p>
      <text:p text:style-name="P1">[10056.692508] uvc_ctrl:__uvc_find_control---869</text:p>
      <text:p text:style-name="P1"><text:soft-page-break/>[10056.692508] uvc_ctrl:__uvc_find_control---869</text:p>
      <text:p text:style-name="P1">[10056.692509] uvc_ctrl:__uvc_find_control---869</text:p>
      <text:p text:style-name="P1">[10056.692509] uvc_ctrl:__uvc_ctrl_get---985</text:p>
      <text:p text:style-name="P1">[10056.692509] uvc_ctrl:uvc_get_le_value---772</text:p>
      <text:p text:style-name="P1">[10056.692510] uvc_ctrl:__uvc_ctrl_commit---1463</text:p>
      <text:p text:style-name="P1">[10056.692510] uvc_ctrl:uvc_ctrl_commit_entity---1411</text:p>
      <text:p text:style-name="P1">[10056.692510] uvc_ctrl:uvc_ctrl_commit_entity---1411</text:p>
      <text:p text:style-name="P1">[10056.692510] uvc_ctrl:uvc_ctrl_commit_entity---1411</text:p>
      <text:p text:style-name="P1">[10056.692511] uvc_ctrl:uvc_ctrl_commit_entity---1411</text:p>
      <text:p text:style-name="P1">[10056.692511] uvc_ctrl:uvc_ctrl_commit_entity---1411</text:p>
      <text:p text:style-name="P1">[10056.692511] uvc_ctrl:uvc_ctrl_commit_entity---1411</text:p>
      <text:p text:style-name="P1">[10056.692512] uvc_ctrl:uvc_ctrl_commit_entity---1411</text:p>
      <text:p text:style-name="P1">[10056.692512] uvc_ctrl:uvc_ctrl_commit_entity---1411</text:p>
      <text:p text:style-name="P1">[10056.692513] uvc_ctrl:uvc_ctrl_commit_entity---1411</text:p>
      <text:p text:style-name="P1">[10056.692514] uvc_v4l2:uvc_ioctl_querymenu---1124</text:p>
      <text:p text:style-name="P1">[10056.692514] uvc_ctrl:uvc_query_v4l2_menu---1149</text:p>
      <text:p text:style-name="P1">[10056.692515] uvc_ctrl:__uvc_find_control---869</text:p>
      <text:p text:style-name="P1">[10056.692515] uvc_ctrl:__uvc_find_control---869</text:p>
      <text:p text:style-name="P1">[10056.692515] uvc_ctrl:__uvc_find_control---869</text:p>
      <text:p text:style-name="P1">[10056.692516] uvc_ctrl:__uvc_find_control---869</text:p>
      <text:p text:style-name="P1">[10056.692516] uvc_ctrl:__uvc_find_control---869</text:p>
      <text:p text:style-name="P1">[10056.692517] uvc_ctrl:uvc_get_le_value---772</text:p>
      <text:p text:style-name="P1">[10056.692518] uvc_v4l2:uvc_ioctl_querymenu---1124</text:p>
      <text:p text:style-name="P1">[10056.692518] uvc_ctrl:uvc_query_v4l2_menu---1149</text:p>
      <text:p text:style-name="P1">[10056.692519] uvc_ctrl:__uvc_find_control---869</text:p>
      <text:p text:style-name="P1">[10056.692519] uvc_ctrl:__uvc_find_control---869</text:p>
      <text:p text:style-name="P1">[10056.692519] uvc_ctrl:__uvc_find_control---869</text:p>
      <text:p text:style-name="P1">[10056.692520] uvc_ctrl:__uvc_find_control---869</text:p>
      <text:p text:style-name="P1">[10056.692520] uvc_ctrl:__uvc_find_control---869</text:p>
      <text:p text:style-name="P1">[10056.692520] uvc_ctrl:uvc_get_le_value---772</text:p>
      <text:p text:style-name="P1">[10056.692521] uvc_v4l2:uvc_ioctl_querymenu---1124</text:p>
      <text:p text:style-name="P1">[10056.692521] uvc_ctrl:uvc_query_v4l2_menu---1149</text:p>
      <text:p text:style-name="P1">[10056.692522] uvc_ctrl:__uvc_find_control---869</text:p>
      <text:p text:style-name="P1">[10056.692522] uvc_ctrl:__uvc_find_control---869</text:p>
      <text:p text:style-name="P1">[10056.692522] uvc_ctrl:__uvc_find_control---869</text:p>
      <text:p text:style-name="P1">[10056.692523] uvc_ctrl:__uvc_find_control---869</text:p>
      <text:p text:style-name="P1">[10056.692523] uvc_ctrl:__uvc_find_control---869</text:p>
      <text:p text:style-name="P1">[10056.692523] uvc_ctrl:uvc_get_le_value---772</text:p>
      <text:p text:style-name="P1">[10056.692524] uvc_v4l2:uvc_ioctl_querymenu---1124</text:p>
      <text:p text:style-name="P1">[10056.692524] uvc_ctrl:uvc_query_v4l2_menu---1149</text:p>
      <text:p text:style-name="P1">[10056.692525] uvc_ctrl:__uvc_find_control---869</text:p>
      <text:p text:style-name="P1">[10056.692525] uvc_ctrl:__uvc_find_control---869</text:p>
      <text:p text:style-name="P1">[10056.692525] uvc_ctrl:__uvc_find_control---869</text:p>
      <text:p text:style-name="P1">[10056.692526] uvc_ctrl:__uvc_find_control---869</text:p>
      <text:p text:style-name="P1">[10056.692526] uvc_ctrl:__uvc_find_control---869</text:p>
      <text:p text:style-name="P1">[10056.692526] uvc_ctrl:uvc_get_le_value---772</text:p>
      <text:p text:style-name="P1">[10056.692528] uvc_v4l2:uvc_ioctl_queryctrl---931</text:p>
      <text:p text:style-name="P1">[10056.692528] uvc_ctrl:uvc_query_v4l2_ctrl---1116</text:p>
      <text:p text:style-name="P1">[10056.692528] uvc_ctrl:__uvc_find_control---869</text:p>
      <text:p text:style-name="P1">[10056.692529] uvc_ctrl:__uvc_find_control---869</text:p>
      <text:p text:style-name="P1">[10056.692529] uvc_ctrl:__uvc_find_control---869</text:p>
      <text:p text:style-name="P1">[10056.692529] uvc_ctrl:__uvc_find_control---869</text:p>
      <text:p text:style-name="P1"><text:soft-page-break/>[10056.692529] uvc_ctrl:__uvc_find_control---869</text:p>
      <text:p text:style-name="P1">[10056.692530] uvc_ctrl:__uvc_find_control---869</text:p>
      <text:p text:style-name="P1">[10056.692530] uvc_ctrl:__uvc_find_control---869</text:p>
      <text:p text:style-name="P1">[10056.692530] uvc_ctrl:__uvc_find_control---869</text:p>
      <text:p text:style-name="P1">[10056.692531] uvc_ctrl:__uvc_find_control---869</text:p>
      <text:p text:style-name="P1">[10056.692531] uvc_ctrl:__uvc_query_v4l2_ctrl---1025</text:p>
      <text:p text:style-name="P1">[10056.692531] uvc_ctrl:__uvc_find_control---869</text:p>
      <text:p text:style-name="P1">[10056.692532] uvc_ctrl:__uvc_ctrl_get---985</text:p>
      <text:p text:style-name="P1">[10056.692535] uvc_ctrl:uvc_get_le_value---772</text:p>
      <text:p text:style-name="P1">[10056.692535] uvc_ctrl:uvc_get_le_value---772</text:p>
      <text:p text:style-name="P1">[10056.692535] uvc_ctrl:uvc_get_le_value---772</text:p>
      <text:p text:style-name="P1">[10056.692536] uvc_ctrl:uvc_get_le_value---772</text:p>
      <text:p text:style-name="P1">[10056.692536] uvc_ctrl:uvc_get_le_value---772</text:p>
      <text:p text:style-name="P1">[10056.692537] uvc_v4l2:uvc_ioctl_g_ctrl---971</text:p>
      <text:p text:style-name="P1">[10056.692538] uvc_ctrl:uvc_ctrl_begin---1404</text:p>
      <text:p text:style-name="P1">[10056.692538] uvc_ctrl:uvc_ctrl_get---1485</text:p>
      <text:p text:style-name="P1">[10056.692538] uvc_ctrl:__uvc_find_control---869</text:p>
      <text:p text:style-name="P1">[10056.692539] uvc_ctrl:__uvc_find_control---869</text:p>
      <text:p text:style-name="P1">[10056.692539] uvc_ctrl:__uvc_find_control---869</text:p>
      <text:p text:style-name="P1">[10056.692539] uvc_ctrl:__uvc_find_control---869</text:p>
      <text:p text:style-name="P1">[10056.692540] uvc_ctrl:__uvc_find_control---869</text:p>
      <text:p text:style-name="P1">[10056.692540] uvc_ctrl:__uvc_ctrl_get---985</text:p>
      <text:p text:style-name="P1">[10056.692540] uvc_video:uvc_query_ctrl---77</text:p>
      <text:p text:style-name="P1">[10056.692541] uvc_video:__uvc_query_ctrl---38</text:p>
      <text:p text:style-name="P1">[10056.692575] uvc_ctrl:uvc_get_le_value---772</text:p>
      <text:p text:style-name="P1">[10056.692576] uvc_ctrl:__uvc_ctrl_commit---1463</text:p>
      <text:p text:style-name="P1">[10056.692576] uvc_ctrl:uvc_ctrl_commit_entity---1411</text:p>
      <text:p text:style-name="P1">[10056.692576] uvc_ctrl:uvc_ctrl_commit_entity---1411</text:p>
      <text:p text:style-name="P1">[10056.692577] uvc_ctrl:uvc_ctrl_commit_entity---1411</text:p>
      <text:p text:style-name="P1">[10056.692577] uvc_ctrl:uvc_ctrl_commit_entity---1411</text:p>
      <text:p text:style-name="P1">[10056.692577] uvc_ctrl:uvc_ctrl_commit_entity---1411</text:p>
      <text:p text:style-name="P1">[10056.692578] uvc_ctrl:uvc_ctrl_commit_entity---1411</text:p>
      <text:p text:style-name="P1">[10056.692578] uvc_ctrl:uvc_ctrl_commit_entity---1411</text:p>
      <text:p text:style-name="P1">[10056.692578] uvc_ctrl:uvc_ctrl_commit_entity---1411</text:p>
      <text:p text:style-name="P1">[10056.692579] uvc_ctrl:uvc_ctrl_commit_entity---1411</text:p>
      <text:p text:style-name="P1">[10056.692581] uvc_v4l2:uvc_ioctl_queryctrl---931</text:p>
      <text:p text:style-name="P1">[10056.692581] uvc_ctrl:uvc_query_v4l2_ctrl---1116</text:p>
      <text:p text:style-name="P1">[10056.692581] uvc_ctrl:__uvc_find_control---869</text:p>
      <text:p text:style-name="P1">[10056.692582] uvc_ctrl:__uvc_find_control---869</text:p>
      <text:p text:style-name="P1">[10056.692582] uvc_ctrl:__uvc_find_control---869</text:p>
      <text:p text:style-name="P1">[10056.692583] uvc_ctrl:__uvc_find_control---869</text:p>
      <text:p text:style-name="P1">[10056.692583] uvc_ctrl:__uvc_find_control---869</text:p>
      <text:p text:style-name="P1">[10056.692583] uvc_ctrl:__uvc_find_control---869</text:p>
      <text:p text:style-name="P1">[10056.692584] uvc_ctrl:__uvc_find_control---869</text:p>
      <text:p text:style-name="P1">[10056.692584] uvc_ctrl:__uvc_find_control---869</text:p>
      <text:p text:style-name="P1">[10056.692584] uvc_ctrl:__uvc_find_control---869</text:p>
      <text:p text:style-name="P1">[10056.692585] uvc_ctrl:__uvc_query_v4l2_ctrl---1025</text:p>
      <text:p text:style-name="P1">[10056.692586] uvc_v4l2:uvc_ioctl_g_ctrl---971</text:p>
      <text:p text:style-name="P1">[10056.692587] uvc_ctrl:uvc_ctrl_begin---1404</text:p>
      <text:p text:style-name="P1">[10056.692587] uvc_ctrl:uvc_ctrl_get---1485</text:p>
      <text:p text:style-name="P1">[10056.692587] uvc_ctrl:__uvc_find_control---869</text:p>
      <text:p text:style-name="P1">[10056.692588] uvc_ctrl:__uvc_find_control---869</text:p>
      <text:p text:style-name="P1"><text:soft-page-break/>[10056.692588] uvc_ctrl:__uvc_find_control---869</text:p>
      <text:p text:style-name="P1">[10056.692588] uvc_ctrl:__uvc_find_control---869</text:p>
      <text:p text:style-name="P1">[10056.692589] uvc_ctrl:__uvc_find_control---869</text:p>
      <text:p text:style-name="P1">[10056.692589] uvc_ctrl:__uvc_ctrl_get---985</text:p>
      <text:p text:style-name="P1">[10056.692589] uvc_video:uvc_query_ctrl---77</text:p>
      <text:p text:style-name="P1">[10056.692589] uvc_video:__uvc_query_ctrl---38</text:p>
      <text:p text:style-name="P1">[10056.692624] uvc_ctrl:uvc_get_le_value---772</text:p>
      <text:p text:style-name="P1">[10056.692625] uvc_ctrl:__uvc_ctrl_commit---1463</text:p>
      <text:p text:style-name="P1">[10056.692625] uvc_ctrl:uvc_ctrl_commit_entity---1411</text:p>
      <text:p text:style-name="P1">[10056.692625] uvc_ctrl:uvc_ctrl_commit_entity---1411</text:p>
      <text:p text:style-name="P1">[10056.692626] uvc_ctrl:uvc_ctrl_commit_entity---1411</text:p>
      <text:p text:style-name="P1">[10056.692626] uvc_ctrl:uvc_ctrl_commit_entity---1411</text:p>
      <text:p text:style-name="P1">[10056.692626] uvc_ctrl:uvc_ctrl_commit_entity---1411</text:p>
      <text:p text:style-name="P1">[10056.692627] uvc_ctrl:uvc_ctrl_commit_entity---1411</text:p>
      <text:p text:style-name="P1">[10056.692627] uvc_ctrl:uvc_ctrl_commit_entity---1411</text:p>
      <text:p text:style-name="P1">[10056.692627] uvc_ctrl:uvc_ctrl_commit_entity---1411</text:p>
      <text:p text:style-name="P1">[10056.692628] uvc_ctrl:uvc_ctrl_commit_entity---1411</text:p>
      <text:p text:style-name="P1">[10056.692630] uvc_v4l2:uvc_ioctl_queryctrl---931</text:p>
      <text:p text:style-name="P1">[10056.692630] uvc_ctrl:uvc_query_v4l2_ctrl---1116</text:p>
      <text:p text:style-name="P1">[10056.692630] uvc_ctrl:__uvc_find_control---869</text:p>
      <text:p text:style-name="P1">[10056.692630] uvc_ctrl:__uvc_find_control---869</text:p>
      <text:p text:style-name="P1">[10056.692631] uvc_ctrl:__uvc_find_control---869</text:p>
      <text:p text:style-name="P1">[10056.692631] uvc_ctrl:__uvc_find_control---869</text:p>
      <text:p text:style-name="P1">[10056.692631] uvc_ctrl:__uvc_find_control---869</text:p>
      <text:p text:style-name="P1">[10056.692632] uvc_ctrl:__uvc_find_control---869</text:p>
      <text:p text:style-name="P1">[10056.692632] uvc_ctrl:__uvc_find_control---869</text:p>
      <text:p text:style-name="P1">[10056.692632] uvc_ctrl:__uvc_find_control---869</text:p>
      <text:p text:style-name="P1">[10056.692633] uvc_ctrl:__uvc_find_control---869</text:p>
      <text:p text:style-name="P1">[10056.692633] uvc_ctrl:__uvc_query_v4l2_ctrl---1025</text:p>
      <text:p text:style-name="P1">[10056.692634] uvc_ctrl:uvc_ctrl_populate_cache---927</text:p>
      <text:p text:style-name="P1">[10056.692634] uvc_video:uvc_query_ctrl---77</text:p>
      <text:p text:style-name="P1">[10056.692634] uvc_video:__uvc_query_ctrl---38</text:p>
      <text:p text:style-name="P1">[10056.692704] uvc_video:uvc_query_ctrl---77</text:p>
      <text:p text:style-name="P1">[10056.692705] uvc_video:__uvc_query_ctrl---38</text:p>
      <text:p text:style-name="P1">[10056.692744] uvc_video:uvc_query_ctrl---77</text:p>
      <text:p text:style-name="P1">[10056.692745] uvc_video:__uvc_query_ctrl---38</text:p>
      <text:p text:style-name="P1">[10056.692824] uvc_video:uvc_query_ctrl---77</text:p>
      <text:p text:style-name="P1">[10056.692825] uvc_video:__uvc_query_ctrl---38</text:p>
      <text:p text:style-name="P1">[10056.692865] uvc_ctrl:uvc_get_le_value---772</text:p>
      <text:p text:style-name="P1">[10056.692865] uvc_ctrl:uvc_get_le_value---772</text:p>
      <text:p text:style-name="P1">[10056.692865] uvc_ctrl:uvc_get_le_value---772</text:p>
      <text:p text:style-name="P1">[10056.692866] uvc_ctrl:uvc_get_le_value---772</text:p>
      <text:p text:style-name="P1">[10056.692867] uvc_v4l2:uvc_ioctl_g_ctrl---971</text:p>
      <text:p text:style-name="P1">[10056.692867] uvc_ctrl:uvc_ctrl_begin---1404</text:p>
      <text:p text:style-name="P1">[10056.692868] uvc_ctrl:uvc_ctrl_get---1485</text:p>
      <text:p text:style-name="P1">[10056.692868] uvc_ctrl:__uvc_find_control---869</text:p>
      <text:p text:style-name="P1">[10056.692868] uvc_ctrl:__uvc_find_control---869</text:p>
      <text:p text:style-name="P1">[10056.692869] uvc_ctrl:__uvc_find_control---869</text:p>
      <text:p text:style-name="P1">[10056.692869] uvc_ctrl:__uvc_find_control---869</text:p>
      <text:p text:style-name="P1">[10056.692869] uvc_ctrl:__uvc_find_control---869</text:p>
      <text:p text:style-name="P1">[10056.692870] uvc_ctrl:__uvc_find_control---869</text:p>
      <text:p text:style-name="P1">[10056.692870] uvc_ctrl:__uvc_find_control---869</text:p>
      <text:p text:style-name="P1"><text:soft-page-break/>[10056.692870] uvc_ctrl:__uvc_find_control---869</text:p>
      <text:p text:style-name="P1">[10056.692870] uvc_ctrl:__uvc_find_control---869</text:p>
      <text:p text:style-name="P1">[10056.692871] uvc_ctrl:__uvc_ctrl_get---985</text:p>
      <text:p text:style-name="P1">[10056.692871] uvc_video:uvc_query_ctrl---77</text:p>
      <text:p text:style-name="P1">[10056.692871] uvc_video:__uvc_query_ctrl---38</text:p>
      <text:p text:style-name="P1">[10056.692946] uvc_ctrl:uvc_get_le_value---772</text:p>
      <text:p text:style-name="P1">[10056.692946] uvc_ctrl:__uvc_ctrl_commit---1463</text:p>
      <text:p text:style-name="P1">[10056.692947] uvc_ctrl:uvc_ctrl_commit_entity---1411</text:p>
      <text:p text:style-name="P1">[10056.692947] uvc_ctrl:uvc_ctrl_commit_entity---1411</text:p>
      <text:p text:style-name="P1">[10056.692947] uvc_ctrl:uvc_ctrl_commit_entity---1411</text:p>
      <text:p text:style-name="P1">[10056.692947] uvc_ctrl:uvc_ctrl_commit_entity---1411</text:p>
      <text:p text:style-name="P1">[10056.692948] uvc_ctrl:uvc_ctrl_commit_entity---1411</text:p>
      <text:p text:style-name="P1">[10056.692948] uvc_ctrl:uvc_ctrl_commit_entity---1411</text:p>
      <text:p text:style-name="P1">[10056.692948] uvc_ctrl:uvc_ctrl_commit_entity---1411</text:p>
      <text:p text:style-name="P1">[10056.692949] uvc_ctrl:uvc_ctrl_commit_entity---1411</text:p>
      <text:p text:style-name="P1">[10056.692950] uvc_ctrl:uvc_ctrl_commit_entity---1411</text:p>
      <text:p text:style-name="P1">[10056.692952] uvc_v4l2:uvc_ioctl_queryctrl---931</text:p>
      <text:p text:style-name="P1">[10056.692952] uvc_ctrl:uvc_query_v4l2_ctrl---1116</text:p>
      <text:p text:style-name="P1">[10056.692953] uvc_ctrl:__uvc_find_control---869</text:p>
      <text:p text:style-name="P1">[10056.692953] uvc_ctrl:__uvc_find_control---869</text:p>
      <text:p text:style-name="P1">[10056.692954] uvc_ctrl:__uvc_find_control---869</text:p>
      <text:p text:style-name="P1">[10056.692954] uvc_ctrl:__uvc_find_control---869</text:p>
      <text:p text:style-name="P1">[10056.692954] uvc_ctrl:__uvc_find_control---869</text:p>
      <text:p text:style-name="P1">[10056.692955] uvc_ctrl:__uvc_find_control---869</text:p>
      <text:p text:style-name="P1">[10056.692955] uvc_ctrl:__uvc_find_control---869</text:p>
      <text:p text:style-name="P1">[10056.692955] uvc_ctrl:__uvc_find_control---869</text:p>
      <text:p text:style-name="P1">[10056.692956] uvc_ctrl:__uvc_find_control---869</text:p>
      <text:p text:style-name="P1">[10056.692956] uvc_ctrl:__uvc_query_v4l2_ctrl---1025</text:p>
      <text:p text:style-name="P1">[10056.692957] uvc_ctrl:uvc_get_le_value---772</text:p>
      <text:p text:style-name="P1">[10056.692957] uvc_ctrl:uvc_get_le_value---772</text:p>
      <text:p text:style-name="P1">[10056.692957] uvc_ctrl:uvc_get_le_value---772</text:p>
      <text:p text:style-name="P1">[10056.692958] uvc_ctrl:uvc_get_le_value---772</text:p>
      <text:p text:style-name="P1">[10056.692959] uvc_v4l2:uvc_ioctl_g_ctrl---971</text:p>
      <text:p text:style-name="P1">[10056.692959] uvc_ctrl:uvc_ctrl_begin---1404</text:p>
      <text:p text:style-name="P1">[10056.692959] uvc_ctrl:uvc_ctrl_get---1485</text:p>
      <text:p text:style-name="P1">[10056.692960] uvc_ctrl:__uvc_find_control---869</text:p>
      <text:p text:style-name="P1">[10056.692960] uvc_ctrl:__uvc_find_control---869</text:p>
      <text:p text:style-name="P1">[10056.692960] uvc_ctrl:__uvc_find_control---869</text:p>
      <text:p text:style-name="P1">[10056.692961] uvc_ctrl:__uvc_find_control---869</text:p>
      <text:p text:style-name="P1">[10056.692961] uvc_ctrl:__uvc_find_control---869</text:p>
      <text:p text:style-name="P1">[10056.692961] uvc_ctrl:__uvc_find_control---869</text:p>
      <text:p text:style-name="P1">[10056.692961] uvc_ctrl:__uvc_find_control---869</text:p>
      <text:p text:style-name="P1">[10056.692962] uvc_ctrl:__uvc_find_control---869</text:p>
      <text:p text:style-name="P1">[10056.692962] uvc_ctrl:__uvc_find_control---869</text:p>
      <text:p text:style-name="P1">[10056.692962] uvc_ctrl:__uvc_ctrl_get---985</text:p>
      <text:p text:style-name="P1">[10056.692963] uvc_ctrl:uvc_get_le_value---772</text:p>
      <text:p text:style-name="P1">[10056.692963] uvc_ctrl:__uvc_ctrl_commit---1463</text:p>
      <text:p text:style-name="P1">[10056.692963] uvc_ctrl:uvc_ctrl_commit_entity---1411</text:p>
      <text:p text:style-name="P1">[10056.692964] uvc_ctrl:uvc_ctrl_commit_entity---1411</text:p>
      <text:p text:style-name="P1">[10056.692964] uvc_ctrl:uvc_ctrl_commit_entity---1411</text:p>
      <text:p text:style-name="P1">[10056.692964] uvc_ctrl:uvc_ctrl_commit_entity---1411</text:p>
      <text:p text:style-name="P1">[10056.692965] uvc_ctrl:uvc_ctrl_commit_entity---1411</text:p>
      <text:p text:style-name="P1"><text:soft-page-break/>[10056.692965] uvc_ctrl:uvc_ctrl_commit_entity---1411</text:p>
      <text:p text:style-name="P1">[10056.692965] uvc_ctrl:uvc_ctrl_commit_entity---1411</text:p>
      <text:p text:style-name="P1">[10056.692965] uvc_ctrl:uvc_ctrl_commit_entity---1411</text:p>
      <text:p text:style-name="P1">[10056.692966] uvc_ctrl:uvc_ctrl_commit_entity---1411</text:p>
      <text:p text:style-name="P1">[10056.692967] uvc_v4l2:uvc_ioctl_queryctrl---931</text:p>
      <text:p text:style-name="P1">[10056.692968] uvc_ctrl:uvc_query_v4l2_ctrl---1116</text:p>
      <text:p text:style-name="P1">[10056.692968] uvc_ctrl:__uvc_find_control---869</text:p>
      <text:p text:style-name="P1">[10056.692968] uvc_ctrl:__uvc_find_control---869</text:p>
      <text:p text:style-name="P1">[10056.692969] uvc_ctrl:__uvc_find_control---869</text:p>
      <text:p text:style-name="P1">[10056.692969] uvc_ctrl:__uvc_find_control---869</text:p>
      <text:p text:style-name="P1">[10056.692969] uvc_ctrl:__uvc_find_control---869</text:p>
      <text:p text:style-name="P1">[10056.692970] uvc_ctrl:__uvc_find_control---869</text:p>
      <text:p text:style-name="P1">[10056.692970] uvc_ctrl:__uvc_find_control---869</text:p>
      <text:p text:style-name="P1">[10056.692970] uvc_ctrl:__uvc_find_control---869</text:p>
      <text:p text:style-name="P1">[10056.692971] uvc_ctrl:__uvc_find_control---869</text:p>
      <text:p text:style-name="P1">[10056.692971] uvc_ctrl:__uvc_query_v4l2_ctrl---1025</text:p>
      <text:p text:style-name="P1">[10056.692971] uvc_ctrl:uvc_ctrl_populate_cache---927</text:p>
      <text:p text:style-name="P1">[10056.692972] uvc_video:uvc_query_ctrl---77</text:p>
      <text:p text:style-name="P1">[10056.692972] uvc_video:__uvc_query_ctrl---38</text:p>
      <text:p text:style-name="P1">[10056.693006] uvc_video:uvc_query_ctrl---77</text:p>
      <text:p text:style-name="P1">[10056.693007] uvc_video:__uvc_query_ctrl---38</text:p>
      <text:p text:style-name="P1">[10056.693046] uvc_video:uvc_query_ctrl---77</text:p>
      <text:p text:style-name="P1">[10056.693047] uvc_video:__uvc_query_ctrl---38</text:p>
      <text:p text:style-name="P1">[10056.693086] uvc_video:uvc_query_ctrl---77</text:p>
      <text:p text:style-name="P1">[10056.693087] uvc_video:__uvc_query_ctrl---38</text:p>
      <text:p text:style-name="P1">[10056.693126] uvc_ctrl:uvc_get_le_value---772</text:p>
      <text:p text:style-name="P1">[10056.693128] uvc_v4l2:uvc_ioctl_queryctrl---931</text:p>
      <text:p text:style-name="P1">[10056.693129] uvc_ctrl:uvc_query_v4l2_ctrl---1116</text:p>
      <text:p text:style-name="P1">[10056.693129] uvc_ctrl:__uvc_find_control---869</text:p>
      <text:p text:style-name="P1">[10056.693129] uvc_ctrl:__uvc_find_control---869</text:p>
      <text:p text:style-name="P1">[10056.693130] uvc_ctrl:__uvc_find_control---869</text:p>
      <text:p text:style-name="P1">[10056.693130] uvc_ctrl:__uvc_find_control---869</text:p>
      <text:p text:style-name="P1">[10056.693130] uvc_ctrl:__uvc_find_control---869</text:p>
      <text:p text:style-name="P1">[10056.693131] uvc_ctrl:__uvc_find_control---869</text:p>
      <text:p text:style-name="P1">[10056.693131] uvc_ctrl:__uvc_find_control---869</text:p>
      <text:p text:style-name="P1">[10056.693131] uvc_ctrl:__uvc_find_control---869</text:p>
      <text:p text:style-name="P1">[10056.693132] uvc_ctrl:__uvc_find_control---869</text:p>
      <text:p text:style-name="P1">[10056.693132] uvc_ctrl:__uvc_query_v4l2_ctrl---1025</text:p>
      <text:p text:style-name="P1">[10056.693132] uvc_ctrl:uvc_get_le_value---772</text:p>
      <text:p text:style-name="P1">[10056.693134] uvc_v4l2:uvc_ioctl_queryctrl---931</text:p>
      <text:p text:style-name="P1">[10056.693134] uvc_ctrl:uvc_query_v4l2_ctrl---1116</text:p>
      <text:p text:style-name="P1">[10056.693135] uvc_ctrl:__uvc_find_control---869</text:p>
      <text:p text:style-name="P1">[10056.693135] uvc_ctrl:__uvc_find_control---869</text:p>
      <text:p text:style-name="P1">[10056.693135] uvc_ctrl:__uvc_find_control---869</text:p>
      <text:p text:style-name="P1">[10056.693136] uvc_ctrl:__uvc_find_control---869</text:p>
      <text:p text:style-name="P1">[10056.693136] uvc_ctrl:__uvc_find_control---869</text:p>
      <text:p text:style-name="P1">[10056.693136] uvc_ctrl:__uvc_find_control---869</text:p>
      <text:p text:style-name="P1">[10056.693137] uvc_ctrl:__uvc_find_control---869</text:p>
      <text:p text:style-name="P1">[10056.693137] uvc_ctrl:__uvc_find_control---869</text:p>
      <text:p text:style-name="P1">[10056.693137] uvc_ctrl:__uvc_find_control---869</text:p>
      <text:p text:style-name="P1">[10056.693138] uvc_ctrl:__uvc_query_v4l2_ctrl---1025</text:p>
      <text:p text:style-name="P1">[10056.693138] uvc_ctrl:__uvc_find_control---869</text:p>
      <text:p text:style-name="P1"><text:soft-page-break/>[10056.693138] uvc_ctrl:__uvc_ctrl_get---985</text:p>
      <text:p text:style-name="P1">[10056.693139] uvc_ctrl:uvc_get_le_value---772</text:p>
      <text:p text:style-name="P1">[10056.693139] uvc_ctrl:uvc_get_le_value---772</text:p>
      <text:p text:style-name="P1">[10056.693139] uvc_ctrl:uvc_get_le_value---772</text:p>
      <text:p text:style-name="P1">[10056.693140] uvc_ctrl:uvc_get_le_value---772</text:p>
      <text:p text:style-name="P1">[10056.693140] uvc_ctrl:uvc_get_le_value---772</text:p>
      <text:p text:style-name="P1">[10056.693141] uvc_v4l2:uvc_ioctl_g_ctrl---971</text:p>
      <text:p text:style-name="P1">[10056.693141] uvc_ctrl:uvc_ctrl_begin---1404</text:p>
      <text:p text:style-name="P1">[10056.693142] uvc_ctrl:uvc_ctrl_get---1485</text:p>
      <text:p text:style-name="P1">[10056.693142] uvc_ctrl:__uvc_find_control---869</text:p>
      <text:p text:style-name="P1">[10056.693142] uvc_ctrl:__uvc_find_control---869</text:p>
      <text:p text:style-name="P1">[10056.693143] uvc_ctrl:__uvc_find_control---869</text:p>
      <text:p text:style-name="P1">[10056.693143] uvc_ctrl:__uvc_find_control---869</text:p>
      <text:p text:style-name="P1">[10056.693143] uvc_ctrl:__uvc_find_control---869</text:p>
      <text:p text:style-name="P1">[10056.693143] uvc_ctrl:__uvc_ctrl_get---985</text:p>
      <text:p text:style-name="P1">[10056.693144] uvc_video:uvc_query_ctrl---77</text:p>
      <text:p text:style-name="P1">[10056.693144] uvc_video:__uvc_query_ctrl---38</text:p>
      <text:p text:style-name="P1">[10056.693207] uvc_ctrl:uvc_get_le_value---772</text:p>
      <text:p text:style-name="P1">[10056.693207] uvc_ctrl:__uvc_ctrl_commit---1463</text:p>
      <text:p text:style-name="P1">[10056.693207] uvc_ctrl:uvc_ctrl_commit_entity---1411</text:p>
      <text:p text:style-name="P1">[10056.693208] uvc_ctrl:uvc_ctrl_commit_entity---1411</text:p>
      <text:p text:style-name="P1">[10056.693208] uvc_ctrl:uvc_ctrl_commit_entity---1411</text:p>
      <text:p text:style-name="P1">[10056.693208] uvc_ctrl:uvc_ctrl_commit_entity---1411</text:p>
      <text:p text:style-name="P1">[10056.693209] uvc_ctrl:uvc_ctrl_commit_entity---1411</text:p>
      <text:p text:style-name="P1">[10056.693209] uvc_ctrl:uvc_ctrl_commit_entity---1411</text:p>
      <text:p text:style-name="P1">[10056.693209] uvc_ctrl:uvc_ctrl_commit_entity---1411</text:p>
      <text:p text:style-name="P1">[10056.693210] uvc_ctrl:uvc_ctrl_commit_entity---1411</text:p>
      <text:p text:style-name="P1">[10056.693210] uvc_ctrl:uvc_ctrl_commit_entity---1411</text:p>
      <text:p text:style-name="P1">[10056.693212] uvc_v4l2:uvc_ioctl_queryctrl---931</text:p>
      <text:p text:style-name="P1">[10056.693212] uvc_ctrl:uvc_query_v4l2_ctrl---1116</text:p>
      <text:p text:style-name="P1">[10056.693213] uvc_ctrl:__uvc_find_control---869</text:p>
      <text:p text:style-name="P1">[10056.693213] uvc_ctrl:__uvc_find_control---869</text:p>
      <text:p text:style-name="P1">[10056.693213] uvc_ctrl:__uvc_find_control---869</text:p>
      <text:p text:style-name="P1">[10056.693214] uvc_ctrl:__uvc_find_control---869</text:p>
      <text:p text:style-name="P1">[10056.693214] uvc_ctrl:__uvc_find_control---869</text:p>
      <text:p text:style-name="P1">[10056.693214] uvc_ctrl:__uvc_find_control---869</text:p>
      <text:p text:style-name="P1">[10056.693215] uvc_ctrl:__uvc_find_control---869</text:p>
      <text:p text:style-name="P1">[10056.693215] uvc_ctrl:__uvc_find_control---869</text:p>
      <text:p text:style-name="P1">[10056.693215] uvc_ctrl:__uvc_find_control---869</text:p>
      <text:p text:style-name="P1">[10056.693215] uvc_ctrl:__uvc_query_v4l2_ctrl---1025</text:p>
      <text:p text:style-name="P1">[10056.693216] uvc_ctrl:uvc_get_le_value---772</text:p>
      <text:p text:style-name="P1">[10056.693217] uvc_v4l2:uvc_ioctl_g_ctrl---971</text:p>
      <text:p text:style-name="P1">[10056.693217] uvc_ctrl:uvc_ctrl_begin---1404</text:p>
      <text:p text:style-name="P1">[10056.693218] uvc_ctrl:uvc_ctrl_get---1485</text:p>
      <text:p text:style-name="P1">[10056.693218] uvc_ctrl:__uvc_find_control---869</text:p>
      <text:p text:style-name="P1">[10056.693218] uvc_ctrl:__uvc_find_control---869</text:p>
      <text:p text:style-name="P1">[10056.693219] uvc_ctrl:__uvc_find_control---869</text:p>
      <text:p text:style-name="P1">[10056.693219] uvc_ctrl:__uvc_find_control---869</text:p>
      <text:p text:style-name="P1">[10056.693219] uvc_ctrl:__uvc_find_control---869</text:p>
      <text:p text:style-name="P1">[10056.693219] uvc_ctrl:__uvc_ctrl_get---985</text:p>
      <text:p text:style-name="P1">[10056.693220] uvc_ctrl:uvc_get_le_value---772</text:p>
      <text:p text:style-name="P1">[10056.693220] uvc_ctrl:__uvc_ctrl_commit---1463</text:p>
      <text:p text:style-name="P1"><text:soft-page-break/>[10056.693220] uvc_ctrl:uvc_ctrl_commit_entity---1411</text:p>
      <text:p text:style-name="P1">[10056.693221] uvc_ctrl:uvc_ctrl_commit_entity---1411</text:p>
      <text:p text:style-name="P1">[10056.693221] uvc_ctrl:uvc_ctrl_commit_entity---1411</text:p>
      <text:p text:style-name="P1">[10056.693221] uvc_ctrl:uvc_ctrl_commit_entity---1411</text:p>
      <text:p text:style-name="P1">[10056.693222] uvc_ctrl:uvc_ctrl_commit_entity---1411</text:p>
      <text:p text:style-name="P1">[10056.693222] uvc_ctrl:uvc_ctrl_commit_entity---1411</text:p>
      <text:p text:style-name="P1">[10056.693222] uvc_ctrl:uvc_ctrl_commit_entity---1411</text:p>
      <text:p text:style-name="P1">[10056.693222] uvc_ctrl:uvc_ctrl_commit_entity---1411</text:p>
      <text:p text:style-name="P1">[10056.693223] uvc_ctrl:uvc_ctrl_commit_entity---1411</text:p>
      <text:p text:style-name="P1">[10056.693225] uvc_v4l2:uvc_ioctl_queryctrl---931</text:p>
      <text:p text:style-name="P1">[10056.693225] uvc_ctrl:uvc_query_v4l2_ctrl---1116</text:p>
      <text:p text:style-name="P1">[10056.693225] uvc_ctrl:__uvc_find_control---869</text:p>
      <text:p text:style-name="P1">[10056.693226] uvc_ctrl:__uvc_find_control---869</text:p>
      <text:p text:style-name="P1">[10056.693226] uvc_ctrl:__uvc_find_control---869</text:p>
      <text:p text:style-name="P1">[10056.693226] uvc_ctrl:__uvc_find_control---869</text:p>
      <text:p text:style-name="P1">[10056.693226] uvc_ctrl:__uvc_find_control---869</text:p>
      <text:p text:style-name="P1">[10056.693227] uvc_ctrl:__uvc_find_control---869</text:p>
      <text:p text:style-name="P1">[10056.693227] uvc_ctrl:__uvc_find_control---869</text:p>
      <text:p text:style-name="P1">[10056.693228] uvc_ctrl:__uvc_find_control---869</text:p>
      <text:p text:style-name="P1">[10056.693228] uvc_ctrl:__uvc_find_control---869</text:p>
      <text:p text:style-name="P1">[10056.693228] uvc_ctrl:__uvc_query_v4l2_ctrl---1025</text:p>
      <text:p text:style-name="P1">[10056.693229] uvc_ctrl:uvc_get_le_value---772</text:p>
      <text:p text:style-name="P1">[10056.693229] uvc_ctrl:uvc_get_le_value---772</text:p>
      <text:p text:style-name="P1">[10056.693229] uvc_ctrl:uvc_get_le_value---772</text:p>
      <text:p text:style-name="P1">[10056.693229] uvc_ctrl:uvc_get_le_value---772</text:p>
      <text:p text:style-name="P1">[10056.693231] uvc_v4l2:uvc_ioctl_g_ctrl---971</text:p>
      <text:p text:style-name="P1">[10056.693231] uvc_ctrl:uvc_ctrl_begin---1404</text:p>
      <text:p text:style-name="P1">[10056.693231] uvc_ctrl:uvc_ctrl_get---1485</text:p>
      <text:p text:style-name="P1">[10056.693231] uvc_ctrl:__uvc_find_control---869</text:p>
      <text:p text:style-name="P1">[10056.693232] uvc_ctrl:__uvc_find_control---869</text:p>
      <text:p text:style-name="P1">[10056.693232] uvc_ctrl:__uvc_find_control---869</text:p>
      <text:p text:style-name="P1">[10056.693232] uvc_ctrl:__uvc_find_control---869</text:p>
      <text:p text:style-name="P1">[10056.693233] uvc_ctrl:__uvc_find_control---869</text:p>
      <text:p text:style-name="P1">[10056.693233] uvc_ctrl:__uvc_ctrl_get---985</text:p>
      <text:p text:style-name="P1">[10056.693233] uvc_video:uvc_query_ctrl---77</text:p>
      <text:p text:style-name="P1">[10056.693234] uvc_video:__uvc_query_ctrl---38</text:p>
      <text:p text:style-name="P1">[10056.693268] uvc_ctrl:uvc_get_le_value---772</text:p>
      <text:p text:style-name="P1">[10056.693269] uvc_ctrl:__uvc_ctrl_commit---1463</text:p>
      <text:p text:style-name="P1">[10056.693269] uvc_ctrl:uvc_ctrl_commit_entity---1411</text:p>
      <text:p text:style-name="P1">[10056.693269] uvc_ctrl:uvc_ctrl_commit_entity---1411</text:p>
      <text:p text:style-name="P1">[10056.693270] uvc_ctrl:uvc_ctrl_commit_entity---1411</text:p>
      <text:p text:style-name="P1">[10056.693270] uvc_ctrl:uvc_ctrl_commit_entity---1411</text:p>
      <text:p text:style-name="P1">[10056.693270] uvc_ctrl:uvc_ctrl_commit_entity---1411</text:p>
      <text:p text:style-name="P1">[10056.693271] uvc_ctrl:uvc_ctrl_commit_entity---1411</text:p>
      <text:p text:style-name="P1">[10056.693271] uvc_ctrl:uvc_ctrl_commit_entity---1411</text:p>
      <text:p text:style-name="P1">[10056.693271] uvc_ctrl:uvc_ctrl_commit_entity---1411</text:p>
      <text:p text:style-name="P1">[10056.693271] uvc_ctrl:uvc_ctrl_commit_entity---1411</text:p>
      <text:p text:style-name="P1">[10056.693273] uvc_v4l2:uvc_ioctl_queryctrl---931</text:p>
      <text:p text:style-name="P1">[10056.693274] uvc_ctrl:uvc_query_v4l2_ctrl---1116</text:p>
      <text:p text:style-name="P1">[10056.693274] uvc_ctrl:__uvc_find_control---869</text:p>
      <text:p text:style-name="P1">[10056.693274] uvc_ctrl:__uvc_find_control---869</text:p>
      <text:p text:style-name="P1">[10056.693275] uvc_ctrl:__uvc_find_control---869</text:p>
      <text:p text:style-name="P1"><text:soft-page-break/>[10056.693275] uvc_ctrl:__uvc_find_control---869</text:p>
      <text:p text:style-name="P1">[10056.693275] uvc_ctrl:__uvc_find_control---869</text:p>
      <text:p text:style-name="P1">[10056.693276] uvc_ctrl:__uvc_find_control---869</text:p>
      <text:p text:style-name="P1">[10056.693276] uvc_ctrl:__uvc_find_control---869</text:p>
      <text:p text:style-name="P1">[10056.693276] uvc_ctrl:__uvc_find_control---869</text:p>
      <text:p text:style-name="P1">[10056.693277] uvc_ctrl:__uvc_find_control---869</text:p>
      <text:p text:style-name="P1">[10056.693277] uvc_ctrl:__uvc_query_v4l2_ctrl---1025</text:p>
      <text:p text:style-name="P1">[10056.693278] uvc_v4l2:uvc_ioctl_g_ctrl---971</text:p>
      <text:p text:style-name="P1">[10056.693278] uvc_ctrl:uvc_ctrl_begin---1404</text:p>
      <text:p text:style-name="P1">[10056.693279] uvc_ctrl:uvc_ctrl_get---1485</text:p>
      <text:p text:style-name="P1">[10056.693279] uvc_ctrl:__uvc_find_control---869</text:p>
      <text:p text:style-name="P1">[10056.693279] uvc_ctrl:__uvc_find_control---869</text:p>
      <text:p text:style-name="P1">[10056.693280] uvc_ctrl:__uvc_find_control---869</text:p>
      <text:p text:style-name="P1">[10056.693280] uvc_ctrl:__uvc_find_control---869</text:p>
      <text:p text:style-name="P1">[10056.693280] uvc_ctrl:__uvc_find_control---869</text:p>
      <text:p text:style-name="P1">[10056.693281] uvc_ctrl:__uvc_ctrl_get---985</text:p>
      <text:p text:style-name="P1">[10056.693281] uvc_video:uvc_query_ctrl---77</text:p>
      <text:p text:style-name="P1">[10056.693281] uvc_video:__uvc_query_ctrl---38</text:p>
      <text:p text:style-name="P1">[10056.693348] uvc_ctrl:__uvc_ctrl_commit---1463</text:p>
      <text:p text:style-name="P1">[10056.693349] uvc_ctrl:uvc_ctrl_commit_entity---1411</text:p>
      <text:p text:style-name="P1">[10056.693349] uvc_ctrl:uvc_ctrl_commit_entity---1411</text:p>
      <text:p text:style-name="P1">[10056.693349] uvc_ctrl:uvc_ctrl_commit_entity---1411</text:p>
      <text:p text:style-name="P1">[10056.693349] uvc_ctrl:uvc_ctrl_commit_entity---1411</text:p>
      <text:p text:style-name="P1">[10056.693350] uvc_ctrl:uvc_ctrl_commit_entity---1411</text:p>
      <text:p text:style-name="P1">[10056.693350] uvc_ctrl:uvc_ctrl_commit_entity---1411</text:p>
      <text:p text:style-name="P1">[10056.693350] uvc_ctrl:uvc_ctrl_commit_entity---1411</text:p>
      <text:p text:style-name="P1">[10056.693351] uvc_ctrl:uvc_ctrl_commit_entity---1411</text:p>
      <text:p text:style-name="P1">[10056.693351] uvc_ctrl:uvc_ctrl_commit_entity---1411</text:p>
      <text:p text:style-name="P1">[10056.693353] uvc_v4l2:uvc_ioctl_queryctrl---931</text:p>
      <text:p text:style-name="P1">[10056.693354] uvc_ctrl:uvc_query_v4l2_ctrl---1116</text:p>
      <text:p text:style-name="P1">[10056.693354] uvc_ctrl:__uvc_find_control---869</text:p>
      <text:p text:style-name="P1">[10056.693354] uvc_ctrl:__uvc_find_control---869</text:p>
      <text:p text:style-name="P1">[10056.693355] uvc_ctrl:__uvc_find_control---869</text:p>
      <text:p text:style-name="P1">[10056.693355] uvc_ctrl:__uvc_find_control---869</text:p>
      <text:p text:style-name="P1">[10056.693355] uvc_ctrl:__uvc_find_control---869</text:p>
      <text:p text:style-name="P1">[10056.693355] uvc_ctrl:__uvc_find_control---869</text:p>
      <text:p text:style-name="P1">[10056.693356] uvc_ctrl:__uvc_find_control---869</text:p>
      <text:p text:style-name="P1">[10056.693356] uvc_ctrl:__uvc_find_control---869</text:p>
      <text:p text:style-name="P1">[10056.693356] uvc_ctrl:__uvc_find_control---869</text:p>
      <text:p text:style-name="P1">[10056.693357] uvc_ctrl:__uvc_query_v4l2_ctrl---1025</text:p>
      <text:p text:style-name="P1">[10056.693358] uvc_v4l2:uvc_ioctl_g_ctrl---971</text:p>
      <text:p text:style-name="P1">[10056.693358] uvc_ctrl:uvc_ctrl_begin---1404</text:p>
      <text:p text:style-name="P1">[10056.693358] uvc_ctrl:uvc_ctrl_get---1485</text:p>
      <text:p text:style-name="P1">[10056.693359] uvc_ctrl:__uvc_find_control---869</text:p>
      <text:p text:style-name="P1">[10056.693359] uvc_ctrl:__uvc_find_control---869</text:p>
      <text:p text:style-name="P1">[10056.693360] uvc_ctrl:__uvc_find_control---869</text:p>
      <text:p text:style-name="P1">[10056.693360] uvc_ctrl:__uvc_find_control---869</text:p>
      <text:p text:style-name="P1">[10056.693360] uvc_ctrl:__uvc_find_control---869</text:p>
      <text:p text:style-name="P1">[10056.693361] uvc_ctrl:__uvc_ctrl_get---985</text:p>
      <text:p text:style-name="P1">[10056.693361] uvc_video:uvc_query_ctrl---77</text:p>
      <text:p text:style-name="P1">[10056.693361] uvc_video:__uvc_query_ctrl---38</text:p>
      <text:p text:style-name="P1">[10056.693396] uvc_ctrl:__uvc_ctrl_commit---1463</text:p>
      <text:p text:style-name="P1"><text:soft-page-break/>[10056.693397] uvc_ctrl:uvc_ctrl_commit_entity---1411</text:p>
      <text:p text:style-name="P1">[10056.693397] uvc_ctrl:uvc_ctrl_commit_entity---1411</text:p>
      <text:p text:style-name="P1">[10056.693398] uvc_ctrl:uvc_ctrl_commit_entity---1411</text:p>
      <text:p text:style-name="P1">[10056.693398] uvc_ctrl:uvc_ctrl_commit_entity---1411</text:p>
      <text:p text:style-name="P1">[10056.693398] uvc_ctrl:uvc_ctrl_commit_entity---1411</text:p>
      <text:p text:style-name="P1">[10056.693399] uvc_ctrl:uvc_ctrl_commit_entity---1411</text:p>
      <text:p text:style-name="P1">[10056.693399] uvc_ctrl:uvc_ctrl_commit_entity---1411</text:p>
      <text:p text:style-name="P1">[10056.693399] uvc_ctrl:uvc_ctrl_commit_entity---1411</text:p>
      <text:p text:style-name="P1">[10056.693400] uvc_ctrl:uvc_ctrl_commit_entity---1411</text:p>
      <text:p text:style-name="P1">[10056.693402] uvc_v4l2:uvc_ioctl_queryctrl---931</text:p>
      <text:p text:style-name="P1">[10056.693402] uvc_ctrl:uvc_query_v4l2_ctrl---1116</text:p>
      <text:p text:style-name="P1">[10056.693402] uvc_ctrl:__uvc_find_control---869</text:p>
      <text:p text:style-name="P1">[10056.693402] uvc_ctrl:__uvc_find_control---869</text:p>
      <text:p text:style-name="P1">[10056.693403] uvc_ctrl:__uvc_find_control---869</text:p>
      <text:p text:style-name="P1">[10056.693403] uvc_ctrl:__uvc_find_control---869</text:p>
      <text:p text:style-name="P1">[10056.693403] uvc_ctrl:__uvc_find_control---869</text:p>
      <text:p text:style-name="P1">[10056.693404] uvc_ctrl:__uvc_find_control---869</text:p>
      <text:p text:style-name="P1">[10056.693404] uvc_ctrl:__uvc_find_control---869</text:p>
      <text:p text:style-name="P1">[10056.693404] uvc_ctrl:__uvc_find_control---869</text:p>
      <text:p text:style-name="P1">[10056.693405] uvc_ctrl:__uvc_find_control---869</text:p>
      <text:p text:style-name="P1">[10056.693405] uvc_ctrl:__uvc_query_v4l2_ctrl---1025</text:p>
      <text:p text:style-name="P1">[10056.693405] uvc_ctrl:uvc_ctrl_populate_cache---927</text:p>
      <text:p text:style-name="P1">[10056.693406] uvc_video:uvc_query_ctrl---77</text:p>
      <text:p text:style-name="P1">[10056.693406] uvc_video:__uvc_query_ctrl---38</text:p>
      <text:p text:style-name="P1">[10056.693476] uvc_video:uvc_query_ctrl---77</text:p>
      <text:p text:style-name="P1">[10056.693477] uvc_video:__uvc_query_ctrl---38</text:p>
      <text:p text:style-name="P1">[10056.693516] uvc_video:uvc_query_ctrl---77</text:p>
      <text:p text:style-name="P1">[10056.693517] uvc_video:__uvc_query_ctrl---38</text:p>
      <text:p text:style-name="P1">[10056.693596] uvc_video:uvc_query_ctrl---77</text:p>
      <text:p text:style-name="P1">[10056.693597] uvc_video:__uvc_query_ctrl---38</text:p>
      <text:p text:style-name="P1">[10056.693636] uvc_ctrl:uvc_get_le_value---772</text:p>
      <text:p text:style-name="P1">[10056.693638] uvc_v4l2:uvc_ioctl_g_ctrl---971</text:p>
      <text:p text:style-name="P1">[10056.693638] uvc_ctrl:uvc_ctrl_begin---1404</text:p>
      <text:p text:style-name="P1">[10056.693639] uvc_ctrl:uvc_ctrl_get---1485</text:p>
      <text:p text:style-name="P1">[10056.693639] uvc_ctrl:__uvc_find_control---869</text:p>
      <text:p text:style-name="P1">[10056.693639] uvc_ctrl:__uvc_find_control---869</text:p>
      <text:p text:style-name="P1">[10056.693640] uvc_ctrl:__uvc_find_control---869</text:p>
      <text:p text:style-name="P1">[10056.693640] uvc_ctrl:__uvc_find_control---869</text:p>
      <text:p text:style-name="P1">[10056.693640] uvc_ctrl:__uvc_find_control---869</text:p>
      <text:p text:style-name="P1">[10056.693640] uvc_ctrl:__uvc_find_control---869</text:p>
      <text:p text:style-name="P1">[10056.693641] uvc_ctrl:__uvc_find_control---869</text:p>
      <text:p text:style-name="P1">[10056.693641] uvc_ctrl:__uvc_find_control---869</text:p>
      <text:p text:style-name="P1">[10056.693641] uvc_ctrl:__uvc_find_control---869</text:p>
      <text:p text:style-name="P1">[10056.693642] uvc_ctrl:__uvc_ctrl_get---985</text:p>
      <text:p text:style-name="P1">[10056.693642] uvc_video:uvc_query_ctrl---77</text:p>
      <text:p text:style-name="P1">[10056.693642] uvc_video:__uvc_query_ctrl---38</text:p>
      <text:p text:style-name="P1">[10056.693716] uvc_ctrl:uvc_get_le_value---772</text:p>
      <text:p text:style-name="P1">[10056.693717] uvc_ctrl:__uvc_ctrl_commit---1463</text:p>
      <text:p text:style-name="P1">[10056.693717] uvc_ctrl:uvc_ctrl_commit_entity---1411</text:p>
      <text:p text:style-name="P1">[10056.693717] uvc_ctrl:uvc_ctrl_commit_entity---1411</text:p>
      <text:p text:style-name="P1">[10056.693718] uvc_ctrl:uvc_ctrl_commit_entity---1411</text:p>
      <text:p text:style-name="P1">[10056.693718] uvc_ctrl:uvc_ctrl_commit_entity---1411</text:p>
      <text:p text:style-name="P1"><text:soft-page-break/>[10056.693718] uvc_ctrl:uvc_ctrl_commit_entity---1411</text:p>
      <text:p text:style-name="P1">[10056.693719] uvc_ctrl:uvc_ctrl_commit_entity---1411</text:p>
      <text:p text:style-name="P1">[10056.693719] uvc_ctrl:uvc_ctrl_commit_entity---1411</text:p>
      <text:p text:style-name="P1">[10056.693719] uvc_ctrl:uvc_ctrl_commit_entity---1411</text:p>
      <text:p text:style-name="P1">[10056.693720] uvc_ctrl:uvc_ctrl_commit_entity---1411</text:p>
      <text:p text:style-name="P1">[10056.693721] uvc_v4l2:uvc_ioctl_querymenu---1124</text:p>
      <text:p text:style-name="P1">[10056.693721] uvc_ctrl:uvc_query_v4l2_menu---1149</text:p>
      <text:p text:style-name="P1">[10056.693722] uvc_ctrl:__uvc_find_control---869</text:p>
      <text:p text:style-name="P1">[10056.693722] uvc_ctrl:__uvc_find_control---869</text:p>
      <text:p text:style-name="P1">[10056.693722] uvc_ctrl:__uvc_find_control---869</text:p>
      <text:p text:style-name="P1">[10056.693723] uvc_ctrl:__uvc_find_control---869</text:p>
      <text:p text:style-name="P1">[10056.693723] uvc_ctrl:__uvc_find_control---869</text:p>
      <text:p text:style-name="P1">[10056.693723] uvc_ctrl:__uvc_find_control---869</text:p>
      <text:p text:style-name="P1">[10056.693723] uvc_ctrl:__uvc_find_control---869</text:p>
      <text:p text:style-name="P1">[10056.693724] uvc_ctrl:__uvc_find_control---869</text:p>
      <text:p text:style-name="P1">[10056.693724] uvc_ctrl:__uvc_find_control---869</text:p>
      <text:p text:style-name="P1">[10056.693725] uvc_v4l2:uvc_ioctl_querymenu---1124</text:p>
      <text:p text:style-name="P1">[10056.693725] uvc_ctrl:uvc_query_v4l2_menu---1149</text:p>
      <text:p text:style-name="P1">[10056.693726] uvc_ctrl:__uvc_find_control---869</text:p>
      <text:p text:style-name="P1">[10056.693726] uvc_ctrl:__uvc_find_control---869</text:p>
      <text:p text:style-name="P1">[10056.693726] uvc_ctrl:__uvc_find_control---869</text:p>
      <text:p text:style-name="P1">[10056.693727] uvc_ctrl:__uvc_find_control---869</text:p>
      <text:p text:style-name="P1">[10056.693727] uvc_ctrl:__uvc_find_control---869</text:p>
      <text:p text:style-name="P1">[10056.693727] uvc_ctrl:__uvc_find_control---869</text:p>
      <text:p text:style-name="P1">[10056.693728] uvc_ctrl:__uvc_find_control---869</text:p>
      <text:p text:style-name="P1">[10056.693728] uvc_ctrl:__uvc_find_control---869</text:p>
      <text:p text:style-name="P1">[10056.693728] uvc_ctrl:__uvc_find_control---869</text:p>
      <text:p text:style-name="P1">[10056.693729] uvc_v4l2:uvc_ioctl_querymenu---1124</text:p>
      <text:p text:style-name="P1">[10056.693730] uvc_ctrl:uvc_query_v4l2_menu---1149</text:p>
      <text:p text:style-name="P1">[10056.693730] uvc_ctrl:__uvc_find_control---869</text:p>
      <text:p text:style-name="P1">[10056.693730] uvc_ctrl:__uvc_find_control---869</text:p>
      <text:p text:style-name="P1">[10056.693730] uvc_ctrl:__uvc_find_control---869</text:p>
      <text:p text:style-name="P1">[10056.693731] uvc_ctrl:__uvc_find_control---869</text:p>
      <text:p text:style-name="P1">[10056.693731] uvc_ctrl:__uvc_find_control---869</text:p>
      <text:p text:style-name="P1">[10056.693731] uvc_ctrl:__uvc_find_control---869</text:p>
      <text:p text:style-name="P1">[10056.693732] uvc_ctrl:__uvc_find_control---869</text:p>
      <text:p text:style-name="P1">[10056.693732] uvc_ctrl:__uvc_find_control---869</text:p>
      <text:p text:style-name="P1">[10056.693732] uvc_ctrl:__uvc_find_control---869</text:p>
      <text:p text:style-name="P1">[10056.693733] uvc_v4l2:uvc_ioctl_querymenu---1124</text:p>
      <text:p text:style-name="P1">[10056.693734] uvc_ctrl:uvc_query_v4l2_menu---1149</text:p>
      <text:p text:style-name="P1">[10056.693734] uvc_ctrl:__uvc_find_control---869</text:p>
      <text:p text:style-name="P1">[10056.693734] uvc_ctrl:__uvc_find_control---869</text:p>
      <text:p text:style-name="P1">[10056.693734] uvc_ctrl:__uvc_find_control---869</text:p>
      <text:p text:style-name="P1">[10056.693735] uvc_ctrl:__uvc_find_control---869</text:p>
      <text:p text:style-name="P1">[10056.693735] uvc_ctrl:__uvc_find_control---869</text:p>
      <text:p text:style-name="P1">[10056.693735] uvc_ctrl:__uvc_find_control---869</text:p>
      <text:p text:style-name="P1">[10056.693736] uvc_ctrl:__uvc_find_control---869</text:p>
      <text:p text:style-name="P1">[10056.693736] uvc_ctrl:__uvc_find_control---869</text:p>
      <text:p text:style-name="P1">[10056.693736] uvc_ctrl:__uvc_find_control---869</text:p>
      <text:p text:style-name="P1">[10056.693738] uvc_v4l2:uvc_ioctl_queryctrl---931</text:p>
      <text:p text:style-name="P1">[10056.693739] uvc_ctrl:uvc_query_v4l2_ctrl---1116</text:p>
      <text:p text:style-name="P1">[10056.693739] uvc_ctrl:__uvc_find_control---869</text:p>
      <text:p text:style-name="P1"><text:soft-page-break/>[10056.693739] uvc_ctrl:__uvc_find_control---869</text:p>
      <text:p text:style-name="P1">[10056.693739] uvc_ctrl:__uvc_find_control---869</text:p>
      <text:p text:style-name="P1">[10056.693740] uvc_ctrl:__uvc_find_control---869</text:p>
      <text:p text:style-name="P1">[10056.693740] uvc_ctrl:__uvc_find_control---869</text:p>
      <text:p text:style-name="P1">[10056.693740] uvc_ctrl:__uvc_find_control---869</text:p>
      <text:p text:style-name="P1">[10056.693741] uvc_ctrl:__uvc_find_control---869</text:p>
      <text:p text:style-name="P1">[10056.693741] uvc_ctrl:__uvc_find_control---869</text:p>
      <text:p text:style-name="P1">[10056.693741] uvc_ctrl:__uvc_find_control---869</text:p>
      <text:p text:style-name="P1">[10056.693742] uvc_ctrl:__uvc_query_v4l2_ctrl---1025</text:p>
      <text:p text:style-name="P1">[10056.693742] uvc_ctrl:uvc_get_le_value---772</text:p>
      <text:p text:style-name="P1">[10056.693742] uvc_ctrl:uvc_get_le_value---772</text:p>
      <text:p text:style-name="P1">[10056.693743] uvc_ctrl:uvc_get_le_value---772</text:p>
      <text:p text:style-name="P1">[10056.693743] uvc_ctrl:uvc_get_le_value---772</text:p>
      <text:p text:style-name="P1">[10056.693744] uvc_v4l2:uvc_ioctl_g_ctrl---971</text:p>
      <text:p text:style-name="P1">[10056.693745] uvc_ctrl:uvc_ctrl_begin---1404</text:p>
      <text:p text:style-name="P1">[10056.693745] uvc_ctrl:uvc_ctrl_get---1485</text:p>
      <text:p text:style-name="P1">[10056.693745] uvc_ctrl:__uvc_find_control---869</text:p>
      <text:p text:style-name="P1">[10056.693745] uvc_ctrl:__uvc_find_control---869</text:p>
      <text:p text:style-name="P1">[10056.693746] uvc_ctrl:__uvc_find_control---869</text:p>
      <text:p text:style-name="P1">[10056.693746] uvc_ctrl:__uvc_find_control---869</text:p>
      <text:p text:style-name="P1">[10056.693746] uvc_ctrl:__uvc_find_control---869</text:p>
      <text:p text:style-name="P1">[10056.693747] uvc_ctrl:__uvc_find_control---869</text:p>
      <text:p text:style-name="P1">[10056.693747] uvc_ctrl:__uvc_find_control---869</text:p>
      <text:p text:style-name="P1">[10056.693747] uvc_ctrl:__uvc_find_control---869</text:p>
      <text:p text:style-name="P1">[10056.693748] uvc_ctrl:__uvc_find_control---869</text:p>
      <text:p text:style-name="P1">[10056.693748] uvc_ctrl:__uvc_ctrl_get---985</text:p>
      <text:p text:style-name="P1">[10056.693748] uvc_ctrl:uvc_get_le_value---772</text:p>
      <text:p text:style-name="P1">[10056.693749] uvc_ctrl:__uvc_ctrl_commit---1463</text:p>
      <text:p text:style-name="P1">[10056.693749] uvc_ctrl:uvc_ctrl_commit_entity---1411</text:p>
      <text:p text:style-name="P1">[10056.693749] uvc_ctrl:uvc_ctrl_commit_entity---1411</text:p>
      <text:p text:style-name="P1">[10056.693750] uvc_ctrl:uvc_ctrl_commit_entity---1411</text:p>
      <text:p text:style-name="P1">[10056.693750] uvc_ctrl:uvc_ctrl_commit_entity---1411</text:p>
      <text:p text:style-name="P1">[10056.693750] uvc_ctrl:uvc_ctrl_commit_entity---1411</text:p>
      <text:p text:style-name="P1">[10056.693750] uvc_ctrl:uvc_ctrl_commit_entity---1411</text:p>
      <text:p text:style-name="P1">[10056.693751] uvc_ctrl:uvc_ctrl_commit_entity---1411</text:p>
      <text:p text:style-name="P1">[10056.693751] uvc_ctrl:uvc_ctrl_commit_entity---1411</text:p>
      <text:p text:style-name="P1">[10056.693751] uvc_ctrl:uvc_ctrl_commit_entity---1411</text:p>
      <text:p text:style-name="P1">[10056.693753] uvc_v4l2:uvc_ioctl_queryctrl---931</text:p>
      <text:p text:style-name="P1">[10056.693754] uvc_ctrl:uvc_query_v4l2_ctrl---1116</text:p>
      <text:p text:style-name="P1">[10056.693754] uvc_ctrl:__uvc_find_control---869</text:p>
      <text:p text:style-name="P1">[10056.693754] uvc_ctrl:__uvc_find_control---869</text:p>
      <text:p text:style-name="P1">[10056.693754] uvc_ctrl:__uvc_find_control---869</text:p>
      <text:p text:style-name="P1">[10056.693755] uvc_ctrl:__uvc_find_control---869</text:p>
      <text:p text:style-name="P1">[10056.693755] uvc_ctrl:__uvc_find_control---869</text:p>
      <text:p text:style-name="P1">[10056.693756] uvc_ctrl:__uvc_find_control---869</text:p>
      <text:p text:style-name="P1">[10056.693756] uvc_ctrl:__uvc_find_control---869</text:p>
      <text:p text:style-name="P1">[10056.693756] uvc_ctrl:__uvc_find_control---869</text:p>
      <text:p text:style-name="P1">[10056.693756] uvc_ctrl:__uvc_find_control---869</text:p>
      <text:p text:style-name="P1">[10056.695782] uvc_video:uvc_video_complete---1341</text:p>
      <text:p text:style-name="P1">[10056.695783] uvc_video:uvc_video_decode_isoc---1183</text:p>
      <text:p text:style-name="P1">[10056.699783] uvc_video:uvc_video_complete---1341</text:p>
      <text:p text:style-name="P1">[10056.699784] uvc_video:uvc_video_decode_isoc---1183</text:p>
      <text:p text:style-name="P1"><text:soft-page-break/>[10056.703781] uvc_video:uvc_video_complete---1341</text:p>
      <text:p text:style-name="P1">[10056.703782] uvc_video:uvc_video_decode_isoc---1183</text:p>
      <text:p text:style-name="P1">[10056.707784] uvc_video:uvc_video_complete---1341</text:p>
      <text:p text:style-name="P1">[10056.707788] uvc_video:uvc_video_decode_isoc---1183</text:p>
      <text:p text:style-name="P1">[10056.711783] uvc_video:uvc_video_complete---1341</text:p>
      <text:p text:style-name="P1">[10056.711784] uvc_video:uvc_video_decode_isoc---1183</text:p>
      <text:p text:style-name="P1">[10056.715781] uvc_video:uvc_video_complete---1341</text:p>
      <text:p text:style-name="P1">[10056.715782] uvc_video:uvc_video_decode_isoc---1183</text:p>
      <text:p text:style-name="P1">[10056.719781] uvc_video:uvc_video_complete---1341</text:p>
      <text:p text:style-name="P1">[10056.719781] uvc_video:uvc_video_decode_isoc---1183</text:p>
      <text:p text:style-name="P1">[10056.723789] uvc_video:uvc_video_complete---1341</text:p>
      <text:p text:style-name="P1">[10056.723790] uvc_video:uvc_video_decode_isoc---1183</text:p>
      <text:p text:style-name="P1">[10056.727782] uvc_video:uvc_video_complete---1341</text:p>
      <text:p text:style-name="P1">[10056.727783] uvc_video:uvc_video_decode_isoc---1183</text:p>
      <text:p text:style-name="P1">[10056.731784] uvc_video:uvc_video_complete---1341</text:p>
      <text:p text:style-name="P1">[10056.731785] uvc_video:uvc_video_decode_isoc---1183</text:p>
      <text:p text:style-name="P1">[10056.735784] uvc_video:uvc_video_complete---1341</text:p>
      <text:p text:style-name="P1">[10056.735785] uvc_video:uvc_video_decode_isoc---1183</text:p>
      <text:p text:style-name="P1">[10056.739787] uvc_video:uvc_video_complete---1341</text:p>
      <text:p text:style-name="P1">[10056.739792] uvc_video:uvc_video_decode_isoc---1183</text:p>
      <text:p text:style-name="P1">[10056.743788] uvc_video:uvc_video_complete---1341</text:p>
      <text:p text:style-name="P1">[10056.743792] uvc_video:uvc_video_decode_isoc---1183</text:p>
      <text:p text:style-name="P1">[10056.747790] uvc_video:uvc_video_complete---1341</text:p>
      <text:p text:style-name="P1">[10056.747791] uvc_video:uvc_video_decode_isoc---1183</text:p>
      <text:p text:style-name="P1">[10056.751780] uvc_video:uvc_video_complete---1341</text:p>
      <text:p text:style-name="P1">[10056.751781] uvc_video:uvc_video_decode_isoc---1183</text:p>
      <text:p text:style-name="P1">[10056.755781] uvc_video:uvc_video_complete---1341</text:p>
      <text:p text:style-name="P1">[10056.755782] uvc_video:uvc_video_decode_isoc---1183</text:p>
      <text:p text:style-name="P1">[10056.759791] uvc_video:uvc_video_complete---1341</text:p>
      <text:p text:style-name="P1">[10056.759797] uvc_video:uvc_video_decode_isoc---1183</text:p>
      <text:p text:style-name="P1">[10056.763782] uvc_video:uvc_video_complete---1341</text:p>
      <text:p text:style-name="P1">[10056.763783] uvc_video:uvc_video_decode_isoc---1183</text:p>
      <text:p text:style-name="P1">[10056.767807] uvc_video:uvc_video_complete---1341</text:p>
      <text:p text:style-name="P1">[10056.767808] uvc_video:uvc_video_decode_isoc---1183</text:p>
      <text:p text:style-name="P1">[10056.771796] uvc_video:uvc_video_complete---1341</text:p>
      <text:p text:style-name="P1">[10056.771798] uvc_video:uvc_video_decode_isoc---1183</text:p>
      <text:p text:style-name="P1">[10056.775780] uvc_video:uvc_video_complete---1341</text:p>
      <text:p text:style-name="P1">[10056.775781] uvc_video:uvc_video_decode_isoc---1183</text:p>
      <text:p text:style-name="P1">[10056.779780] uvc_video:uvc_video_complete---1341</text:p>
      <text:p text:style-name="P1">[10056.779781] uvc_video:uvc_video_decode_isoc---1183</text:p>
      <text:p text:style-name="P1">[10056.783780] uvc_video:uvc_video_complete---1341</text:p>
      <text:p text:style-name="P1">[10056.783781] uvc_video:uvc_video_decode_isoc---1183</text:p>
      <text:p text:style-name="P1">[10056.787780] uvc_video:uvc_video_complete---1341</text:p>
      <text:p text:style-name="P1">[10056.787781] uvc_video:uvc_video_decode_isoc---1183</text:p>
      <text:p text:style-name="P1">[10056.791780] uvc_video:uvc_video_complete---1341</text:p>
      <text:p text:style-name="P1">[10056.791781] uvc_video:uvc_video_decode_isoc---1183</text:p>
      <text:p text:style-name="P1">[10056.795780] uvc_video:uvc_video_complete---1341</text:p>
      <text:p text:style-name="P1">[10056.795781] uvc_video:uvc_video_decode_isoc---1183</text:p>
      <text:p text:style-name="P1">[10056.799780] uvc_video:uvc_video_complete---1341</text:p>
      <text:p text:style-name="P1">[10056.799781] uvc_video:uvc_video_decode_isoc---1183</text:p>
      <text:p text:style-name="P1">[10056.803782] uvc_video:uvc_video_complete---1341</text:p>
      <text:p text:style-name="P1">[10056.803784] uvc_video:uvc_video_decode_isoc---1183</text:p>
      <text:p text:style-name="P1"><text:soft-page-break/>[10056.807798] uvc_video:uvc_video_complete---1341</text:p>
      <text:p text:style-name="P1">[10056.807809] uvc_video:uvc_video_decode_isoc---1183</text:p>
      <text:p text:style-name="P1">[10056.811782] uvc_video:uvc_video_complete---1341</text:p>
      <text:p text:style-name="P1">[10056.811783] uvc_video:uvc_video_decode_isoc---1183</text:p>
      <text:p text:style-name="P1">[10056.815781] uvc_video:uvc_video_complete---1341</text:p>
      <text:p text:style-name="P1">[10056.815782] uvc_video:uvc_video_decode_isoc---1183</text:p>
      <text:p text:style-name="P1">[10056.819781] uvc_video:uvc_video_complete---1341</text:p>
      <text:p text:style-name="P1">[10056.819782] uvc_video:uvc_video_decode_isoc---1183</text:p>
      <text:p text:style-name="P1">[10056.823782] uvc_video:uvc_video_complete---1341</text:p>
      <text:p text:style-name="P1">[10056.823783] uvc_video:uvc_video_decode_isoc---1183</text:p>
      <text:p text:style-name="P1">[10056.827781] uvc_video:uvc_video_complete---1341</text:p>
      <text:p text:style-name="P1">[10056.827782] uvc_video:uvc_video_decode_isoc---1183</text:p>
      <text:p text:style-name="P1">[10056.831797] uvc_video:uvc_video_complete---1341</text:p>
      <text:p text:style-name="P1">[10056.831809] uvc_video:uvc_video_decode_isoc---1183</text:p>
      <text:p text:style-name="P1">[10056.835781] uvc_video:uvc_video_complete---1341</text:p>
      <text:p text:style-name="P1">[10056.835782] uvc_video:uvc_video_decode_isoc---1183</text:p>
      <text:p text:style-name="P1">[10056.839782] uvc_video:uvc_video_complete---1341</text:p>
      <text:p text:style-name="P1">[10056.839783] uvc_video:uvc_video_decode_isoc---1183</text:p>
      <text:p text:style-name="P1">[10056.843781] uvc_video:uvc_video_complete---1341</text:p>
      <text:p text:style-name="P1">[10056.843782] uvc_video:uvc_video_decode_isoc---1183</text:p>
      <text:p text:style-name="P1">[10056.847782] uvc_video:uvc_video_complete---1341</text:p>
      <text:p text:style-name="P1">[10056.847783] uvc_video:uvc_video_decode_isoc---1183</text:p>
      <text:p text:style-name="P1">[10056.851781] uvc_video:uvc_video_complete---1341</text:p>
      <text:p text:style-name="P1">[10056.851783] uvc_video:uvc_video_decode_isoc---1183</text:p>
      <text:p text:style-name="P1">[10056.855781] uvc_video:uvc_video_complete---1341</text:p>
      <text:p text:style-name="P1">[10056.855782] uvc_video:uvc_video_decode_isoc---1183</text:p>
      <text:p text:style-name="P1">[10056.859781] uvc_video:uvc_video_complete---1341</text:p>
      <text:p text:style-name="P1">[10056.859782] uvc_video:uvc_video_decode_isoc---1183</text:p>
      <text:p text:style-name="P1">[10056.863781] uvc_video:uvc_video_complete---1341</text:p>
      <text:p text:style-name="P1">[10056.863782] uvc_video:uvc_video_decode_isoc---1183</text:p>
      <text:p text:style-name="P1">[10056.867782] uvc_video:uvc_video_complete---1341</text:p>
      <text:p text:style-name="P1">[10056.867783] uvc_video:uvc_video_decode_isoc---1183</text:p>
      <text:p text:style-name="P1">[10056.871797] uvc_video:uvc_video_complete---1341</text:p>
      <text:p text:style-name="P1">[10056.871809] uvc_video:uvc_video_decode_isoc---1183</text:p>
      <text:p text:style-name="P1">[10056.875797] uvc_video:uvc_video_complete---1341</text:p>
      <text:p text:style-name="P1">[10056.875809] uvc_video:uvc_video_decode_isoc---1183</text:p>
      <text:p text:style-name="P1">[10056.879782] uvc_video:uvc_video_complete---1341</text:p>
      <text:p text:style-name="P1">[10056.879783] uvc_video:uvc_video_decode_isoc---1183</text:p>
      <text:p text:style-name="P1">[10056.883798] uvc_video:uvc_video_complete---1341</text:p>
      <text:p text:style-name="P1">[10056.883809] uvc_video:uvc_video_decode_isoc---1183</text:p>
      <text:p text:style-name="P1">[10056.887798] uvc_video:uvc_video_complete---1341</text:p>
      <text:p text:style-name="P1">[10056.887810] uvc_video:uvc_video_decode_isoc---1183</text:p>
      <text:p text:style-name="P1">[10056.891781] uvc_video:uvc_video_complete---1341</text:p>
      <text:p text:style-name="P1">[10056.891782] uvc_video:uvc_video_decode_isoc---1183</text:p>
      <text:p text:style-name="P1">[10056.895782] uvc_video:uvc_video_complete---1341</text:p>
      <text:p text:style-name="P1">[10056.895783] uvc_video:uvc_video_decode_isoc---1183</text:p>
      <text:p text:style-name="P1">[10056.899797] uvc_video:uvc_video_complete---1341</text:p>
      <text:p text:style-name="P1">[10056.899809] uvc_video:uvc_video_decode_isoc---1183</text:p>
      <text:p text:style-name="P1">[10056.903837] uvc_video:uvc_video_complete---1341</text:p>
      <text:p text:style-name="P1">[10056.903838] uvc_video:uvc_video_decode_isoc---1183</text:p>
      <text:p text:style-name="P1">[10056.907836] uvc_video:uvc_video_complete---1341</text:p>
      <text:p text:style-name="P1">[10056.907837] uvc_video:uvc_video_decode_isoc---1183</text:p>
      <text:p text:style-name="P1"><text:soft-page-break/>[10056.911837] uvc_video:uvc_video_complete---1341</text:p>
      <text:p text:style-name="P1">[10056.911839] uvc_video:uvc_video_decode_isoc---1183</text:p>
      <text:p text:style-name="P1">[10056.915836] uvc_video:uvc_video_complete---1341</text:p>
      <text:p text:style-name="P1">[10056.915837] uvc_video:uvc_video_decode_isoc---1183</text:p>
      <text:p text:style-name="P1">[10056.919835] uvc_video:uvc_video_complete---1341</text:p>
      <text:p text:style-name="P1">[10056.919836] uvc_video:uvc_video_decode_isoc---1183</text:p>
      <text:p text:style-name="P1">[10056.923836] uvc_video:uvc_video_complete---1341</text:p>
      <text:p text:style-name="P1">[10056.923837] uvc_video:uvc_video_decode_isoc---1183</text:p>
      <text:p text:style-name="P1">[10056.927836] uvc_video:uvc_video_complete---1341</text:p>
      <text:p text:style-name="P1">[10056.927837] uvc_video:uvc_video_decode_isoc---1183</text:p>
      <text:p text:style-name="P1">[10056.931837] uvc_video:uvc_video_complete---1341</text:p>
      <text:p text:style-name="P1">[10056.931838] uvc_video:uvc_video_decode_isoc---1183</text:p>
      <text:p text:style-name="P1">[10056.935837] uvc_video:uvc_video_complete---1341</text:p>
      <text:p text:style-name="P1">[10056.935839] uvc_video:uvc_video_decode_isoc---1183</text:p>
      <text:p text:style-name="P1">[10056.939838] uvc_video:uvc_video_complete---1341</text:p>
      <text:p text:style-name="P1">[10056.939840] uvc_video:uvc_video_decode_isoc---1183</text:p>
      <text:p text:style-name="P1">[10056.943782] uvc_video:uvc_video_complete---1341</text:p>
      <text:p text:style-name="P1">[10056.943784] uvc_video:uvc_video_decode_isoc---1183</text:p>
      <text:p text:style-name="P1">[10056.943806] uvc_video:uvc_video_validate_buffer---1171</text:p>
      <text:p text:style-name="P1">[10056.943808] uvc_queue:uvc_queue_next_buffer---427</text:p>
      <text:p text:style-name="P1">[10056.943836] uvc_v4l2:uvc_v4l2_poll---1483</text:p>
      <text:p text:style-name="P1">[10056.943837] uvc_queue:uvc_queue_poll---365</text:p>
      <text:p text:style-name="P1">[10056.943851] uvc_v4l2:uvc_ioctl_dqbuf---773</text:p>
      <text:p text:style-name="P1">[10056.943858] uvc_queue:uvc_dequeue_buffer---313</text:p>
      <text:p text:style-name="P1">[10056.943863] uvc_queue:uvc_buffer_finish---152</text:p>
      <text:p text:style-name="P1">[10056.943867] uvc_video:uvc_video_clock_update---625</text:p>
      <text:p text:style-name="P1">[10056.944711] uvc_v4l2:uvc_ioctl_qbuf---748</text:p>
      <text:p text:style-name="P1">[10056.944713] uvc_queue:uvc_queue_buffer---287</text:p>
      <text:p text:style-name="P1">[10056.944715] uvc_queue:uvc_buffer_prepare---102</text:p>
      <text:p text:style-name="P1">[10056.944717] uvc_queue:uvc_buffer_queue---130</text:p>
      <text:p text:style-name="P1">[10056.944761] uvc_v4l2:uvc_v4l2_poll---1483</text:p>
      <text:p text:style-name="P1">[10056.944762] uvc_queue:uvc_queue_poll---365</text:p>
      <text:p text:style-name="P1">[10056.947843] uvc_video:uvc_video_complete---1341</text:p>
      <text:p text:style-name="P1">[10056.947846] uvc_video:uvc_video_decode_isoc---1183</text:p>
      <text:p text:style-name="P1">[10056.947849] uvc_video:uvc_video_stats_update---845</text:p>
      <text:p text:style-name="P1">[10056.951844] uvc_video:uvc_video_complete---1341</text:p>
      <text:p text:style-name="P1">[10056.951847] uvc_video:uvc_video_decode_isoc---1183</text:p>
      <text:p text:style-name="P1">[10056.955842] uvc_video:uvc_video_complete---1341</text:p>
      <text:p text:style-name="P1">[10056.955846] uvc_video:uvc_video_decode_isoc---1183</text:p>
      <text:p text:style-name="P1">[10056.959837] uvc_video:uvc_video_complete---1341</text:p>
      <text:p text:style-name="P1">[10056.959838] uvc_video:uvc_video_decode_isoc---1183</text:p>
      <text:p text:style-name="P1">[10056.963849] uvc_video:uvc_video_complete---1341</text:p>
      <text:p text:style-name="P1">[10056.963854] uvc_video:uvc_video_decode_isoc---1183</text:p>
      <text:p text:style-name="P1">[10056.967856] uvc_video:uvc_video_complete---1341</text:p>
      <text:p text:style-name="P1">[10056.967862] uvc_video:uvc_video_decode_isoc---1183</text:p>
      <text:p text:style-name="P1">[10056.971838] uvc_video:uvc_video_complete---1341</text:p>
      <text:p text:style-name="P1">[10056.971839] uvc_video:uvc_video_decode_isoc---1183</text:p>
      <text:p text:style-name="P1">[10056.975838] uvc_video:uvc_video_complete---1341</text:p>
      <text:p text:style-name="P1">[10056.975839] uvc_video:uvc_video_decode_isoc---1183</text:p>
      <text:p text:style-name="P1">[10056.979843] uvc_video:uvc_video_complete---1341</text:p>
      <text:p text:style-name="P1">[10056.979846] uvc_video:uvc_video_decode_isoc---1183</text:p>
      <text:p text:style-name="P1">[10056.983841] uvc_video:uvc_video_complete---1341</text:p>
      <text:p text:style-name="P1"><text:soft-page-break/>[10056.983843] uvc_video:uvc_video_decode_isoc---1183</text:p>
      <text:p text:style-name="P1">[10056.987845] uvc_video:uvc_video_complete---1341</text:p>
      <text:p text:style-name="P1">[10056.987846] uvc_video:uvc_video_decode_isoc---1183</text:p>
      <text:p text:style-name="P1">[10056.987851] uvc_video:uvc_video_validate_buffer---1171</text:p>
      <text:p text:style-name="P1">[10056.987852] uvc_queue:uvc_queue_next_buffer---427</text:p>
      <text:p text:style-name="P1">[10056.987855] uvc_video:uvc_video_stats_update---845</text:p>
      <text:p text:style-name="P1">[10056.987872] uvc_v4l2:uvc_v4l2_poll---1483</text:p>
      <text:p text:style-name="P1">[10056.987873] uvc_queue:uvc_queue_poll---365</text:p>
      <text:p text:style-name="P1">[10056.987881] uvc_v4l2:uvc_ioctl_dqbuf---773</text:p>
      <text:p text:style-name="P1">[10056.987881] uvc_queue:uvc_dequeue_buffer---313</text:p>
      <text:p text:style-name="P1">[10056.987883] uvc_queue:uvc_buffer_finish---152</text:p>
      <text:p text:style-name="P1">[10056.987883] uvc_video:uvc_video_clock_update---625</text:p>
      <text:p text:style-name="P1">[10056.988074] uvc_v4l2:uvc_ioctl_qbuf---748</text:p>
      <text:p text:style-name="P1">[10056.988075] uvc_queue:uvc_queue_buffer---287</text:p>
      <text:p text:style-name="P1">[10056.988076] uvc_queue:uvc_buffer_prepare---102</text:p>
      <text:p text:style-name="P1">[10056.988077] uvc_queue:uvc_buffer_queue---130</text:p>
      <text:p text:style-name="P1">[10056.988173] uvc_v4l2:uvc_v4l2_poll---1483</text:p>
      <text:p text:style-name="P1">[10056.988174] uvc_queue:uvc_queue_poll---365</text:p>
      <text:p text:style-name="P1">[10056.991863] uvc_video:uvc_video_complete---1341</text:p>
      <text:p text:style-name="P1">[10056.991864] uvc_video:uvc_video_decode_isoc---1183</text:p>
      <text:p text:style-name="P1">[10056.995836] uvc_video:uvc_video_complete---1341</text:p>
      <text:p text:style-name="P1">[10056.995837] uvc_video:uvc_video_decode_isoc---1183</text:p>
      <text:p text:style-name="P1">[10056.999854] uvc_video:uvc_video_complete---1341</text:p>
      <text:p text:style-name="P1">[10056.999858] uvc_video:uvc_video_decode_isoc---1183</text:p>
      <text:p text:style-name="P1">[10057.003837] uvc_video:uvc_video_complete---1341</text:p>
      <text:p text:style-name="P1">[10057.003838] uvc_video:uvc_video_decode_isoc---1183</text:p>
      <text:p text:style-name="P1">[10057.007836] uvc_video:uvc_video_complete---1341</text:p>
      <text:p text:style-name="P1">[10057.007837] uvc_video:uvc_video_decode_isoc---1183</text:p>
      <text:p text:style-name="P1">[10057.011836] uvc_video:uvc_video_complete---1341</text:p>
      <text:p text:style-name="P1">[10057.011837] uvc_video:uvc_video_decode_isoc---1183</text:p>
      <text:p text:style-name="P1">[10057.015839] uvc_video:uvc_video_complete---1341</text:p>
      <text:p text:style-name="P1">[10057.015841] uvc_video:uvc_video_decode_isoc---1183</text:p>
      <text:p text:style-name="P1">[10057.019837] uvc_video:uvc_video_complete---1341</text:p>
      <text:p text:style-name="P1">[10057.019839] uvc_video:uvc_video_decode_isoc---1183</text:p>
      <text:p text:style-name="P1">[10057.023837] uvc_video:uvc_video_complete---1341</text:p>
      <text:p text:style-name="P1">[10057.023838] uvc_video:uvc_video_decode_isoc---1183</text:p>
      <text:p text:style-name="P1">[10057.027781] uvc_video:uvc_video_complete---1341</text:p>
      <text:p text:style-name="P1">[10057.027783] uvc_video:uvc_video_decode_isoc---1183</text:p>
      <text:p text:style-name="P1">[10057.027798] uvc_video:uvc_video_validate_buffer---1171</text:p>
      <text:p text:style-name="P1">[10057.027800] uvc_queue:uvc_queue_next_buffer---427</text:p>
      <text:p text:style-name="P1">[10057.027826] uvc_v4l2:uvc_v4l2_poll---1483</text:p>
      <text:p text:style-name="P1">[10057.027828] uvc_queue:uvc_queue_poll---365</text:p>
      <text:p text:style-name="P1">[10057.027843] uvc_v4l2:uvc_ioctl_dqbuf---773</text:p>
      <text:p text:style-name="P1">[10057.027847] uvc_queue:uvc_dequeue_buffer---313</text:p>
      <text:p text:style-name="P1">[10057.027851] uvc_queue:uvc_buffer_finish---152</text:p>
      <text:p text:style-name="P1">[10057.027854] uvc_video:uvc_video_clock_update---625</text:p>
      <text:p text:style-name="P1">[10057.028095] uvc_v4l2:uvc_ioctl_qbuf---748</text:p>
      <text:p text:style-name="P1">[10057.028098] uvc_queue:uvc_queue_buffer---287</text:p>
      <text:p text:style-name="P1">[10057.028100] uvc_queue:uvc_buffer_prepare---102</text:p>
      <text:p text:style-name="P1">[10057.028102] uvc_queue:uvc_buffer_queue---130</text:p>
      <text:p text:style-name="P1">[10057.028150] uvc_v4l2:uvc_v4l2_poll---1483</text:p>
      <text:p text:style-name="P1">[10057.028151] uvc_queue:uvc_queue_poll---365</text:p>
      <text:p text:style-name="P1"><text:soft-page-break/>[10057.031840] uvc_video:uvc_video_complete---1341</text:p>
      <text:p text:style-name="P1">[10057.031842] uvc_video:uvc_video_decode_isoc---1183</text:p>
      <text:p text:style-name="P1">[10057.031844] uvc_video:uvc_video_stats_update---845</text:p>
      <text:p text:style-name="P1">[10057.035842] uvc_video:uvc_video_complete---1341</text:p>
      <text:p text:style-name="P1">[10057.035845] uvc_video:uvc_video_decode_isoc---1183</text:p>
      <text:p text:style-name="P1">[10057.039839] uvc_video:uvc_video_complete---1341</text:p>
      <text:p text:style-name="P1">[10057.039842] uvc_video:uvc_video_decode_isoc---1183</text:p>
      <text:p text:style-name="P1">[10057.043836] uvc_video:uvc_video_complete---1341</text:p>
      <text:p text:style-name="P1">[10057.043838] uvc_video:uvc_video_decode_isoc---1183</text:p>
      <text:p text:style-name="P1">[10057.047838] uvc_video:uvc_video_complete---1341</text:p>
      <text:p text:style-name="P1">[10057.047840] uvc_video:uvc_video_decode_isoc---1183</text:p>
      <text:p text:style-name="P1">[10057.051840] uvc_video:uvc_video_complete---1341</text:p>
      <text:p text:style-name="P1">[10057.051843] uvc_video:uvc_video_decode_isoc---1183</text:p>
      <text:p text:style-name="P1">[10057.055838] uvc_video:uvc_video_complete---1341</text:p>
      <text:p text:style-name="P1">[10057.055840] uvc_video:uvc_video_decode_isoc---1183</text:p>
      <text:p text:style-name="P1">[10057.059838] uvc_video:uvc_video_complete---1341</text:p>
      <text:p text:style-name="P1">[10057.059840] uvc_video:uvc_video_decode_isoc---1183</text:p>
      <text:p text:style-name="P1">[10057.063838] uvc_video:uvc_video_complete---1341</text:p>
      <text:p text:style-name="P1">[10057.063840] uvc_video:uvc_video_decode_isoc---1183</text:p>
      <text:p text:style-name="P1">[10057.067784] uvc_video:uvc_video_complete---1341</text:p>
      <text:p text:style-name="P1">[10057.067786] uvc_video:uvc_video_decode_isoc---1183</text:p>
      <text:p text:style-name="P1">[10057.067819] uvc_video:uvc_video_validate_buffer---1171</text:p>
      <text:p text:style-name="P1">[10057.067821] uvc_queue:uvc_queue_next_buffer---427</text:p>
      <text:p text:style-name="P1">[10057.067858] uvc_v4l2:uvc_v4l2_poll---1483</text:p>
      <text:p text:style-name="P1">[10057.067860] uvc_queue:uvc_queue_poll---365</text:p>
      <text:p text:style-name="P1">[10057.067878] uvc_v4l2:uvc_ioctl_dqbuf---773</text:p>
      <text:p text:style-name="P1">[10057.067884] uvc_queue:uvc_dequeue_buffer---313</text:p>
      <text:p text:style-name="P1">[10057.067890] uvc_queue:uvc_buffer_finish---152</text:p>
      <text:p text:style-name="P1">[10057.067892] uvc_video:uvc_video_clock_update---625</text:p>
      <text:p text:style-name="P1">[10057.069015] uvc_v4l2:uvc_ioctl_qbuf---748</text:p>
      <text:p text:style-name="P1">[10057.069016] uvc_queue:uvc_queue_buffer---287</text:p>
      <text:p text:style-name="P1">[10057.069019] uvc_queue:uvc_buffer_prepare---102</text:p>
      <text:p text:style-name="P1">[10057.069021] uvc_queue:uvc_buffer_queue---130</text:p>
      <text:p text:style-name="P1">[10057.069073] uvc_v4l2:uvc_v4l2_poll---1483</text:p>
      <text:p text:style-name="P1">[10057.069074] uvc_queue:uvc_queue_poll---365</text:p>
      <text:p text:style-name="P1">[10057.071841] uvc_video:uvc_video_complete---1341</text:p>
      <text:p text:style-name="P1">[10057.071844] uvc_video:uvc_video_decode_isoc---1183</text:p>
      <text:p text:style-name="P1">[10057.071847] uvc_video:uvc_video_stats_update---845</text:p>
      <text:p text:style-name="P1">[10057.075841] uvc_video:uvc_video_complete---1341</text:p>
      <text:p text:style-name="P1">[10057.075843] uvc_video:uvc_video_decode_isoc---1183</text:p>
      <text:p text:style-name="P1">[10057.079839] uvc_video:uvc_video_complete---1341</text:p>
      <text:p text:style-name="P1">[10057.079841] uvc_video:uvc_video_decode_isoc---1183</text:p>
      <text:p text:style-name="P1">[10057.083839] uvc_video:uvc_video_complete---1341</text:p>
      <text:p text:style-name="P1">[10057.083842] uvc_video:uvc_video_decode_isoc---1183</text:p>
      <text:p text:style-name="P1">[10057.087838] uvc_video:uvc_video_complete---1341</text:p>
      <text:p text:style-name="P1">[10057.087841] uvc_video:uvc_video_decode_isoc---1183</text:p>
      <text:p text:style-name="P1">[10057.091839] uvc_video:uvc_video_complete---1341</text:p>
      <text:p text:style-name="P1">[10057.091841] uvc_video:uvc_video_decode_isoc---1183</text:p>
      <text:p text:style-name="P1">[10057.095838] uvc_video:uvc_video_complete---1341</text:p>
      <text:p text:style-name="P1">[10057.095840] uvc_video:uvc_video_decode_isoc---1183</text:p>
      <text:p text:style-name="P1">[10057.099839] uvc_video:uvc_video_complete---1341</text:p>
      <text:p text:style-name="P1">[10057.099840] uvc_video:uvc_video_decode_isoc---1183</text:p>
      <text:p text:style-name="P1"><text:soft-page-break/>[10057.103839] uvc_video:uvc_video_complete---1341</text:p>
      <text:p text:style-name="P1">[10057.103841] uvc_video:uvc_video_decode_isoc---1183</text:p>
      <text:p text:style-name="P1">[10057.107839] uvc_video:uvc_video_complete---1341</text:p>
      <text:p text:style-name="P1">[10057.107842] uvc_video:uvc_video_decode_isoc---1183</text:p>
      <text:p text:style-name="P1">[10057.111784] uvc_video:uvc_video_complete---1341</text:p>
      <text:p text:style-name="P1">[10057.111787] uvc_video:uvc_video_decode_isoc---1183</text:p>
      <text:p text:style-name="P1">[10057.111803] uvc_video:uvc_video_validate_buffer---1171</text:p>
      <text:p text:style-name="P1">[10057.111805] uvc_queue:uvc_queue_next_buffer---427</text:p>
      <text:p text:style-name="P1">[10057.111814] uvc_video:uvc_video_stats_update---845</text:p>
      <text:p text:style-name="P1">[10057.111850] uvc_v4l2:uvc_v4l2_poll---1483</text:p>
      <text:p text:style-name="P1">[10057.111854] uvc_queue:uvc_queue_poll---365</text:p>
      <text:p text:style-name="P1">[10057.111877] uvc_v4l2:uvc_ioctl_dqbuf---773</text:p>
      <text:p text:style-name="P1">[10057.111885] uvc_queue:uvc_dequeue_buffer---313</text:p>
      <text:p text:style-name="P1">[10057.111893] uvc_queue:uvc_buffer_finish---152</text:p>
      <text:p text:style-name="P1">[10057.111899] uvc_video:uvc_video_clock_update---625</text:p>
      <text:p text:style-name="P1">[10057.113269] uvc_v4l2:uvc_ioctl_qbuf---748</text:p>
      <text:p text:style-name="P1">[10057.113272] uvc_queue:uvc_queue_buffer---287</text:p>
      <text:p text:style-name="P1">[10057.113275] uvc_queue:uvc_buffer_prepare---102</text:p>
      <text:p text:style-name="P1">[10057.113278] uvc_queue:uvc_buffer_queue---130</text:p>
      <text:p text:style-name="P1">[10057.113331] uvc_v4l2:uvc_v4l2_poll---1483</text:p>
      <text:p text:style-name="P1">[10057.113332] uvc_queue:uvc_queue_poll---365</text:p>
      <text:p text:style-name="P1">[10057.115842] uvc_video:uvc_video_complete---1341</text:p>
      <text:p text:style-name="P1">[10057.115844] uvc_video:uvc_video_decode_isoc---1183</text:p>
      <text:p text:style-name="P1">[10057.119838] uvc_video:uvc_video_complete---1341</text:p>
      <text:p text:style-name="P1">[10057.119840] uvc_video:uvc_video_decode_isoc---1183</text:p>
      <text:p text:style-name="P1">[10057.123837] uvc_video:uvc_video_complete---1341</text:p>
      <text:p text:style-name="P1">[10057.123838] uvc_video:uvc_video_decode_isoc---1183</text:p>
      <text:p text:style-name="P1">[10057.127837] uvc_video:uvc_video_complete---1341</text:p>
      <text:p text:style-name="P1">[10057.127838] uvc_video:uvc_video_decode_isoc---1183</text:p>
      <text:p text:style-name="P1">[10057.131836] uvc_video:uvc_video_complete---1341</text:p>
      <text:p text:style-name="P1">[10057.131838] uvc_video:uvc_video_decode_isoc---1183</text:p>
      <text:p text:style-name="P1">[10057.135839] uvc_video:uvc_video_complete---1341</text:p>
      <text:p text:style-name="P1">[10057.135841] uvc_video:uvc_video_decode_isoc---1183</text:p>
      <text:p text:style-name="P1">[10057.139844] uvc_video:uvc_video_complete---1341</text:p>
      <text:p text:style-name="P1">[10057.139848] uvc_video:uvc_video_decode_isoc---1183</text:p>
      <text:p text:style-name="P1">[10057.143842] uvc_video:uvc_video_complete---1341</text:p>
      <text:p text:style-name="P1">[10057.143845] uvc_video:uvc_video_decode_isoc---1183</text:p>
      <text:p text:style-name="P1">[10057.147838] uvc_video:uvc_video_complete---1341</text:p>
      <text:p text:style-name="P1">[10057.147840] uvc_video:uvc_video_decode_isoc---1183</text:p>
      <text:p text:style-name="P1">[10057.151784] uvc_video:uvc_video_complete---1341</text:p>
      <text:p text:style-name="P1">[10057.151787] uvc_video:uvc_video_decode_isoc---1183</text:p>
      <text:p text:style-name="P1">[10057.151817] uvc_video:uvc_video_validate_buffer---1171</text:p>
      <text:p text:style-name="P1">[10057.151818] uvc_queue:uvc_queue_next_buffer---427</text:p>
      <text:p text:style-name="P1">[10057.151853] uvc_v4l2:uvc_v4l2_poll---1483</text:p>
      <text:p text:style-name="P1">[10057.151854] uvc_queue:uvc_queue_poll---365</text:p>
      <text:p text:style-name="P1">[10057.151869] uvc_v4l2:uvc_ioctl_dqbuf---773</text:p>
      <text:p text:style-name="P1">[10057.151881] uvc_queue:uvc_dequeue_buffer---313</text:p>
      <text:p text:style-name="P1">[10057.151886] uvc_queue:uvc_buffer_finish---152</text:p>
      <text:p text:style-name="P1">[10057.151898] uvc_video:uvc_video_clock_update---625</text:p>
      <text:p text:style-name="P1">[10057.152993] uvc_v4l2:uvc_ioctl_qbuf---748</text:p>
      <text:p text:style-name="P1">[10057.152994] uvc_queue:uvc_queue_buffer---287</text:p>
      <text:p text:style-name="P1">[10057.152997] uvc_queue:uvc_buffer_prepare---102</text:p>
      <text:p text:style-name="P1"><text:soft-page-break/>[10057.152999] uvc_queue:uvc_buffer_queue---130</text:p>
      <text:p text:style-name="P1">[10057.153052] uvc_v4l2:uvc_v4l2_poll---1483</text:p>
      <text:p text:style-name="P1">[10057.153054] uvc_queue:uvc_queue_poll---365</text:p>
      <text:p text:style-name="P1">[10057.155868] uvc_video:uvc_video_complete---1341</text:p>
      <text:p text:style-name="P1">[10057.155871] uvc_video:uvc_video_decode_isoc---1183</text:p>
      <text:p text:style-name="P1">[10057.155873] uvc_video:uvc_video_stats_update---845</text:p>
      <text:p text:style-name="P1">[10057.159842] uvc_video:uvc_video_complete---1341</text:p>
      <text:p text:style-name="P1">[10057.159845] uvc_video:uvc_video_decode_isoc---1183</text:p>
      <text:p text:style-name="P1">[10057.163840] uvc_video:uvc_video_complete---1341</text:p>
      <text:p text:style-name="P1">[10057.163843] uvc_video:uvc_video_decode_isoc---1183</text:p>
      <text:p text:style-name="P1">[10057.167841] uvc_video:uvc_video_complete---1341</text:p>
      <text:p text:style-name="P1">[10057.167843] uvc_video:uvc_video_decode_isoc---1183</text:p>
      <text:p text:style-name="P1">[10057.171840] uvc_video:uvc_video_complete---1341</text:p>
      <text:p text:style-name="P1">[10057.171842] uvc_video:uvc_video_decode_isoc---1183</text:p>
      <text:p text:style-name="P1">[10057.175839] uvc_video:uvc_video_complete---1341</text:p>
      <text:p text:style-name="P1">[10057.175842] uvc_video:uvc_video_decode_isoc---1183</text:p>
      <text:p text:style-name="P1">[10057.179839] uvc_video:uvc_video_complete---1341</text:p>
      <text:p text:style-name="P1">[10057.179841] uvc_video:uvc_video_decode_isoc---1183</text:p>
      <text:p text:style-name="P1">[10057.183839] uvc_video:uvc_video_complete---1341</text:p>
      <text:p text:style-name="P1">[10057.183842] uvc_video:uvc_video_decode_isoc---1183</text:p>
      <text:p text:style-name="P1">[10057.187839] uvc_video:uvc_video_complete---1341</text:p>
      <text:p text:style-name="P1">[10057.187841] uvc_video:uvc_video_decode_isoc---1183</text:p>
      <text:p text:style-name="P1">[10057.191840] uvc_video:uvc_video_complete---1341</text:p>
      <text:p text:style-name="P1">[10057.191842] uvc_video:uvc_video_decode_isoc---1183</text:p>
      <text:p text:style-name="P1">[10057.195840] uvc_video:uvc_video_complete---1341</text:p>
      <text:p text:style-name="P1">[10057.195842] uvc_video:uvc_video_decode_isoc---1183</text:p>
      <text:p text:style-name="P1">[10057.195851] uvc_video:uvc_video_validate_buffer---1171</text:p>
      <text:p text:style-name="P1">[10057.195853] uvc_queue:uvc_queue_next_buffer---427</text:p>
      <text:p text:style-name="P1">[10057.195863] uvc_video:uvc_video_stats_update---845</text:p>
      <text:p text:style-name="P1">[10057.195904] uvc_v4l2:uvc_v4l2_poll---1483</text:p>
      <text:p text:style-name="P1">[10057.195906] uvc_queue:uvc_queue_poll---365</text:p>
      <text:p text:style-name="P1">[10057.195922] uvc_v4l2:uvc_ioctl_dqbuf---773</text:p>
      <text:p text:style-name="P1">[10057.195924] uvc_queue:uvc_dequeue_buffer---313</text:p>
      <text:p text:style-name="P1">[10057.195927] uvc_queue:uvc_buffer_finish---152</text:p>
      <text:p text:style-name="P1">[10057.195929] uvc_video:uvc_video_clock_update---625</text:p>
      <text:p text:style-name="P1">[10057.197249] uvc_v4l2:uvc_ioctl_qbuf---748</text:p>
      <text:p text:style-name="P1">[10057.197250] uvc_queue:uvc_queue_buffer---287</text:p>
      <text:p text:style-name="P1">[10057.197254] uvc_queue:uvc_buffer_prepare---102</text:p>
      <text:p text:style-name="P1">[10057.197256] uvc_queue:uvc_buffer_queue---130</text:p>
      <text:p text:style-name="P1">[10057.197313] uvc_v4l2:uvc_v4l2_poll---1483</text:p>
      <text:p text:style-name="P1">[10057.197314] uvc_queue:uvc_queue_poll---365</text:p>
      <text:p text:style-name="P1">[10057.199843] uvc_video:uvc_video_complete---1341</text:p>
      <text:p text:style-name="P1">[10057.199846] uvc_video:uvc_video_decode_isoc---1183</text:p>
      <text:p text:style-name="P1">[10057.203858] uvc_video:uvc_video_complete---1341</text:p>
      <text:p text:style-name="P1">[10057.203861] uvc_video:uvc_video_decode_isoc---1183</text:p>
      <text:p text:style-name="P1">[10057.207840] uvc_video:uvc_video_complete---1341</text:p>
      <text:p text:style-name="P1">[10057.207843] uvc_video:uvc_video_decode_isoc---1183</text:p>
      <text:p text:style-name="P1">[10057.211838] uvc_video:uvc_video_complete---1341</text:p>
      <text:p text:style-name="P1">[10057.211840] uvc_video:uvc_video_decode_isoc---1183</text:p>
      <text:p text:style-name="P1">[10057.215838] uvc_video:uvc_video_complete---1341</text:p>
      <text:p text:style-name="P1">[10057.215839] uvc_video:uvc_video_decode_isoc---1183</text:p>
      <text:p text:style-name="P1">[10057.219837] uvc_video:uvc_video_complete---1341</text:p>
      <text:p text:style-name="P1"><text:soft-page-break/>[10057.219839] uvc_video:uvc_video_decode_isoc---1183</text:p>
      <text:p text:style-name="P1">[10057.223840] uvc_video:uvc_video_complete---1341</text:p>
      <text:p text:style-name="P1">[10057.223843] uvc_video:uvc_video_decode_isoc---1183</text:p>
      <text:p text:style-name="P1">[10057.227839] uvc_video:uvc_video_complete---1341</text:p>
      <text:p text:style-name="P1">[10057.227841] uvc_video:uvc_video_decode_isoc---1183</text:p>
      <text:p text:style-name="P1">[10057.231838] uvc_video:uvc_video_complete---1341</text:p>
      <text:p text:style-name="P1">[10057.231840] uvc_video:uvc_video_decode_isoc---1183</text:p>
      <text:p text:style-name="P1">[10057.235785] uvc_video:uvc_video_complete---1341</text:p>
      <text:p text:style-name="P1">[10057.235787] uvc_video:uvc_video_decode_isoc---1183</text:p>
      <text:p text:style-name="P1">[10057.235812] uvc_video:uvc_video_validate_buffer---1171</text:p>
      <text:p text:style-name="P1">[10057.235814] uvc_queue:uvc_queue_next_buffer---427</text:p>
      <text:p text:style-name="P1">[10057.235851] uvc_v4l2:uvc_v4l2_poll---1483</text:p>
      <text:p text:style-name="P1">[10057.235853] uvc_queue:uvc_queue_poll---365</text:p>
      <text:p text:style-name="P1">[10057.235869] uvc_v4l2:uvc_ioctl_dqbuf---773</text:p>
      <text:p text:style-name="P1">[10057.235877] uvc_queue:uvc_dequeue_buffer---313</text:p>
      <text:p text:style-name="P1">[10057.235889] uvc_queue:uvc_buffer_finish---152</text:p>
      <text:p text:style-name="P1">[10057.235891] uvc_video:uvc_video_clock_update---625</text:p>
      <text:p text:style-name="P1">[10057.237095] uvc_v4l2:uvc_ioctl_qbuf---748</text:p>
      <text:p text:style-name="P1">[10057.237097] uvc_queue:uvc_queue_buffer---287</text:p>
      <text:p text:style-name="P1">[10057.237099] uvc_queue:uvc_buffer_prepare---102</text:p>
      <text:p text:style-name="P1">[10057.237102] uvc_queue:uvc_buffer_queue---130</text:p>
      <text:p text:style-name="P1">[10057.237152] uvc_v4l2:uvc_v4l2_poll---1483</text:p>
      <text:p text:style-name="P1">[10057.237154] uvc_queue:uvc_queue_poll---365</text:p>
      <text:p text:style-name="P1">[10057.239845] uvc_video:uvc_video_complete---1341</text:p>
      <text:p text:style-name="P1">[10057.239849] uvc_video:uvc_video_decode_isoc---1183</text:p>
      <text:p text:style-name="P1">[10057.239853] uvc_video:uvc_video_stats_update---845</text:p>
      <text:p text:style-name="P1">[10057.243838] uvc_video:uvc_video_complete---1341</text:p>
      <text:p text:style-name="P1">[10057.243840] uvc_video:uvc_video_decode_isoc---1183</text:p>
      <text:p text:style-name="P1">[10057.247837] uvc_video:uvc_video_complete---1341</text:p>
      <text:p text:style-name="P1">[10057.247839] uvc_video:uvc_video_decode_isoc---1183</text:p>
      <text:p text:style-name="P1">[10057.251838] uvc_video:uvc_video_complete---1341</text:p>
      <text:p text:style-name="P1">[10057.251839] uvc_video:uvc_video_decode_isoc---1183</text:p>
      <text:p text:style-name="P1">[10057.255836] uvc_video:uvc_video_complete---1341</text:p>
      <text:p text:style-name="P1">[10057.255838] uvc_video:uvc_video_decode_isoc---1183</text:p>
      <text:p text:style-name="P1">[10057.259845] uvc_video:uvc_video_complete---1341</text:p>
      <text:p text:style-name="P1">[10057.259849] uvc_video:uvc_video_decode_isoc---1183</text:p>
      <text:p text:style-name="P1">[10057.263839] uvc_video:uvc_video_complete---1341</text:p>
      <text:p text:style-name="P1">[10057.263841] uvc_video:uvc_video_decode_isoc---1183</text:p>
      <text:p text:style-name="P1">[10057.267838] uvc_video:uvc_video_complete---1341</text:p>
      <text:p text:style-name="P1">[10057.267840] uvc_video:uvc_video_decode_isoc---1183</text:p>
      <text:p text:style-name="P1">[10057.271838] uvc_video:uvc_video_complete---1341</text:p>
      <text:p text:style-name="P1">[10057.271840] uvc_video:uvc_video_decode_isoc---1183</text:p>
      <text:p text:style-name="P1">[10057.275836] uvc_video:uvc_video_complete---1341</text:p>
      <text:p text:style-name="P1">[10057.275838] uvc_video:uvc_video_decode_isoc---1183</text:p>
      <text:p text:style-name="P1">[10057.279838] uvc_video:uvc_video_complete---1341</text:p>
      <text:p text:style-name="P1">[10057.279839] uvc_video:uvc_video_decode_isoc---1183</text:p>
      <text:p text:style-name="P1">[10057.279842] uvc_video:uvc_video_validate_buffer---1171</text:p>
      <text:p text:style-name="P1">[10057.279844] uvc_queue:uvc_queue_next_buffer---427</text:p>
      <text:p text:style-name="P1">[10057.279854] uvc_video:uvc_video_stats_update---845</text:p>
      <text:p text:style-name="P1">[10057.279895] uvc_v4l2:uvc_v4l2_poll---1483</text:p>
      <text:p text:style-name="P1">[10057.279896] uvc_queue:uvc_queue_poll---365</text:p>
      <text:p text:style-name="P1">[10057.279912] uvc_v4l2:uvc_ioctl_dqbuf---773</text:p>
      <text:p text:style-name="P1"><text:soft-page-break/>[10057.279913] uvc_queue:uvc_dequeue_buffer---313</text:p>
      <text:p text:style-name="P1">[10057.279921] uvc_queue:uvc_buffer_finish---152</text:p>
      <text:p text:style-name="P1">[10057.279929] uvc_video:uvc_video_clock_update---625</text:p>
      <text:p text:style-name="P1">[10057.281013] uvc_v4l2:uvc_ioctl_qbuf---748</text:p>
      <text:p text:style-name="P1">[10057.281014] uvc_queue:uvc_queue_buffer---287</text:p>
      <text:p text:style-name="P1">[10057.281017] uvc_queue:uvc_buffer_prepare---102</text:p>
      <text:p text:style-name="P1">[10057.281019] uvc_queue:uvc_buffer_queue---130</text:p>
      <text:p text:style-name="P1">[10057.281075] uvc_v4l2:uvc_v4l2_poll---1483</text:p>
      <text:p text:style-name="P1">[10057.281077] uvc_queue:uvc_queue_poll---365</text:p>
      <text:p text:style-name="P1">[10057.283839] uvc_video:uvc_video_complete---1341</text:p>
      <text:p text:style-name="P1">[10057.283843] uvc_video:uvc_video_decode_isoc---1183</text:p>
      <text:p text:style-name="P1">[10057.287839] uvc_video:uvc_video_complete---1341</text:p>
      <text:p text:style-name="P1">[10057.287840] uvc_video:uvc_video_decode_isoc---1183</text:p>
      <text:p text:style-name="P1">[10057.291852] uvc_video:uvc_video_complete---1341</text:p>
      <text:p text:style-name="P1">[10057.291853] uvc_video:uvc_video_decode_isoc---1183</text:p>
      <text:p text:style-name="P1">[10057.295836] uvc_video:uvc_video_complete---1341</text:p>
      <text:p text:style-name="P1">[10057.295837] uvc_video:uvc_video_decode_isoc---1183</text:p>
      <text:p text:style-name="P1">[10057.299835] uvc_video:uvc_video_complete---1341</text:p>
      <text:p text:style-name="P1">[10057.299836] uvc_video:uvc_video_decode_isoc---1183</text:p>
      <text:p text:style-name="P1">[10057.303837] uvc_video:uvc_video_complete---1341</text:p>
      <text:p text:style-name="P1">[10057.303839] uvc_video:uvc_video_decode_isoc---1183</text:p>
      <text:p text:style-name="P1">[10057.307836] uvc_video:uvc_video_complete---1341</text:p>
      <text:p text:style-name="P1">[10057.307837] uvc_video:uvc_video_decode_isoc---1183</text:p>
      <text:p text:style-name="P1">[10057.311851] uvc_video:uvc_video_complete---1341</text:p>
      <text:p text:style-name="P1">[10057.311852] uvc_video:uvc_video_decode_isoc---1183</text:p>
      <text:p text:style-name="P1">[10057.315837] uvc_video:uvc_video_complete---1341</text:p>
      <text:p text:style-name="P1">[10057.315838] uvc_video:uvc_video_decode_isoc---1183</text:p>
      <text:p text:style-name="P1">[10057.319781] uvc_video:uvc_video_complete---1341</text:p>
      <text:p text:style-name="P1">[10057.319782] uvc_video:uvc_video_decode_isoc---1183</text:p>
      <text:p text:style-name="P1">[10057.319794] uvc_video:uvc_video_validate_buffer---1171</text:p>
      <text:p text:style-name="P1">[10057.319795] uvc_queue:uvc_queue_next_buffer---427</text:p>
      <text:p text:style-name="P1">[10057.319814] uvc_v4l2:uvc_v4l2_poll---1483</text:p>
      <text:p text:style-name="P1">[10057.319815] uvc_queue:uvc_queue_poll---365</text:p>
      <text:p text:style-name="P1">[10057.319823] uvc_v4l2:uvc_ioctl_dqbuf---773</text:p>
      <text:p text:style-name="P1">[10057.319823] uvc_queue:uvc_dequeue_buffer---313</text:p>
      <text:p text:style-name="P1">[10057.319825] uvc_queue:uvc_buffer_finish---152</text:p>
      <text:p text:style-name="P1">[10057.319826] uvc_video:uvc_video_clock_update---625</text:p>
      <text:p text:style-name="P1">[10057.320055] uvc_v4l2:uvc_ioctl_qbuf---748</text:p>
      <text:p text:style-name="P1">[10057.320056] uvc_queue:uvc_queue_buffer---287</text:p>
      <text:p text:style-name="P1">[10057.320058] uvc_queue:uvc_buffer_prepare---102</text:p>
      <text:p text:style-name="P1">[10057.320059] uvc_queue:uvc_buffer_queue---130</text:p>
      <text:p text:style-name="P1">[10057.320073] uvc_v4l2:uvc_v4l2_poll---1483</text:p>
      <text:p text:style-name="P1">[10057.320073] uvc_queue:uvc_queue_poll---365</text:p>
      <text:p text:style-name="P1">[10057.323836] uvc_video:uvc_video_complete---1341</text:p>
      <text:p text:style-name="P1">[10057.323837] uvc_video:uvc_video_decode_isoc---1183</text:p>
      <text:p text:style-name="P1">[10057.323838] uvc_video:uvc_video_stats_update---845</text:p>
      <text:p text:style-name="P1">[10057.327836] uvc_video:uvc_video_complete---1341</text:p>
      <text:p text:style-name="P1">[10057.327837] uvc_video:uvc_video_decode_isoc---1183</text:p>
      <text:p text:style-name="P1">[10057.331837] uvc_video:uvc_video_complete---1341</text:p>
      <text:p text:style-name="P1">[10057.331837] uvc_video:uvc_video_decode_isoc---1183</text:p>
      <text:p text:style-name="P1">[10057.335855] uvc_video:uvc_video_complete---1341</text:p>
      <text:p text:style-name="P1">[10057.335859] uvc_video:uvc_video_decode_isoc---1183</text:p>
      <text:p text:style-name="P1"><text:soft-page-break/>[10057.339839] uvc_video:uvc_video_complete---1341</text:p>
      <text:p text:style-name="P1">[10057.339842] uvc_video:uvc_video_decode_isoc---1183</text:p>
      <text:p text:style-name="P1">[10057.343865] uvc_video:uvc_video_complete---1341</text:p>
      <text:p text:style-name="P1">[10057.343867] uvc_video:uvc_video_decode_isoc---1183</text:p>
      <text:p text:style-name="P1">[10057.347864] uvc_video:uvc_video_complete---1341</text:p>
      <text:p text:style-name="P1">[10057.347865] uvc_video:uvc_video_decode_isoc---1183</text:p>
      <text:p text:style-name="P1">[10057.351838] uvc_video:uvc_video_complete---1341</text:p>
      <text:p text:style-name="P1">[10057.351839] uvc_video:uvc_video_decode_isoc---1183</text:p>
      <text:p text:style-name="P1">[10057.355863] uvc_video:uvc_video_complete---1341</text:p>
      <text:p text:style-name="P1">[10057.355865] uvc_video:uvc_video_decode_isoc---1183</text:p>
      <text:p text:style-name="P1">[10057.359798] uvc_video:uvc_video_complete---1341</text:p>
      <text:p text:style-name="P1">[10057.359810] uvc_video:uvc_video_decode_isoc---1183</text:p>
      <text:p text:style-name="P1">[10057.359832] uvc_video:uvc_video_validate_buffer---1171</text:p>
      <text:p text:style-name="P1">[10057.359833] uvc_queue:uvc_queue_next_buffer---427</text:p>
      <text:p text:style-name="P1">[10057.359849] uvc_v4l2:uvc_v4l2_poll---1483</text:p>
      <text:p text:style-name="P1">[10057.359850] uvc_queue:uvc_queue_poll---365</text:p>
      <text:p text:style-name="P1">[10057.359860] uvc_v4l2:uvc_ioctl_dqbuf---773</text:p>
      <text:p text:style-name="P1">[10057.359860] uvc_queue:uvc_dequeue_buffer---313</text:p>
      <text:p text:style-name="P1">[10057.359862] uvc_queue:uvc_buffer_finish---152</text:p>
      <text:p text:style-name="P1">[10057.359863] uvc_video:uvc_video_clock_update---625</text:p>
      <text:p text:style-name="P1">[10057.360086] uvc_v4l2:uvc_ioctl_qbuf---748</text:p>
      <text:p text:style-name="P1">[10057.360087] uvc_queue:uvc_queue_buffer---287</text:p>
      <text:p text:style-name="P1">[10057.360089] uvc_queue:uvc_buffer_prepare---102</text:p>
      <text:p text:style-name="P1">[10057.360091] uvc_queue:uvc_buffer_queue---130</text:p>
      <text:p text:style-name="P1">[10057.360107] uvc_v4l2:uvc_v4l2_poll---1483</text:p>
      <text:p text:style-name="P1">[10057.360107] uvc_queue:uvc_queue_poll---365</text:p>
      <text:p text:style-name="P1">[10057.363853] uvc_video:uvc_video_complete---1341</text:p>
      <text:p text:style-name="P1">[10057.363865] uvc_video:uvc_video_decode_isoc---1183</text:p>
      <text:p text:style-name="P1">[10057.363866] uvc_video:uvc_video_stats_update---845</text:p>
      <text:p text:style-name="P1">[10057.367837] uvc_video:uvc_video_complete---1341</text:p>
      <text:p text:style-name="P1">[10057.367838] uvc_video:uvc_video_decode_isoc---1183</text:p>
      <text:p text:style-name="P1">[10057.371853] uvc_video:uvc_video_complete---1341</text:p>
      <text:p text:style-name="P1">[10057.371866] uvc_video:uvc_video_decode_isoc---1183</text:p>
      <text:p text:style-name="P1">[10057.375853] uvc_video:uvc_video_complete---1341</text:p>
      <text:p text:style-name="P1">[10057.375858] uvc_video:uvc_video_decode_isoc---1183</text:p>
      <text:p text:style-name="P1">[10057.379850] uvc_video:uvc_video_complete---1341</text:p>
      <text:p text:style-name="P1">[10057.379857] uvc_video:uvc_video_decode_isoc---1183</text:p>
      <text:p text:style-name="P1">[10057.383839] uvc_video:uvc_video_complete---1341</text:p>
      <text:p text:style-name="P1">[10057.383841] uvc_video:uvc_video_decode_isoc---1183</text:p>
      <text:p text:style-name="P1">[10057.387839] uvc_video:uvc_video_complete---1341</text:p>
      <text:p text:style-name="P1">[10057.387841] uvc_video:uvc_video_decode_isoc---1183</text:p>
      <text:p text:style-name="P1">[10057.391838] uvc_video:uvc_video_complete---1341</text:p>
      <text:p text:style-name="P1">[10057.391840] uvc_video:uvc_video_decode_isoc---1183</text:p>
      <text:p text:style-name="P1">[10057.395838] uvc_video:uvc_video_complete---1341</text:p>
      <text:p text:style-name="P1">[10057.395840] uvc_video:uvc_video_decode_isoc---1183</text:p>
      <text:p text:style-name="P1">[10057.399838] uvc_video:uvc_video_complete---1341</text:p>
      <text:p text:style-name="P1">[10057.399840] uvc_video:uvc_video_decode_isoc---1183</text:p>
      <text:p text:style-name="P1">[10057.403838] uvc_video:uvc_video_complete---1341</text:p>
      <text:p text:style-name="P1">[10057.403840] uvc_video:uvc_video_decode_isoc---1183</text:p>
      <text:p text:style-name="P1">[10057.403852] uvc_video:uvc_video_validate_buffer---1171</text:p>
      <text:p text:style-name="P1">[10057.403853] uvc_queue:uvc_queue_next_buffer---427</text:p>
      <text:p text:style-name="P1">[10057.403859] uvc_video:uvc_video_stats_update---845</text:p>
      <text:p text:style-name="P1"><text:soft-page-break/>[10057.403892] uvc_v4l2:uvc_v4l2_poll---1483</text:p>
      <text:p text:style-name="P1">[10057.403894] uvc_queue:uvc_queue_poll---365</text:p>
      <text:p text:style-name="P1">[10057.403910] uvc_v4l2:uvc_ioctl_dqbuf---773</text:p>
      <text:p text:style-name="P1">[10057.403915] uvc_queue:uvc_dequeue_buffer---313</text:p>
      <text:p text:style-name="P1">[10057.403921] uvc_queue:uvc_buffer_finish---152</text:p>
      <text:p text:style-name="P1">[10057.403925] uvc_video:uvc_video_clock_update---625</text:p>
      <text:p text:style-name="P1">[10057.404201] uvc_v4l2:uvc_ioctl_qbuf---748</text:p>
      <text:p text:style-name="P1">[10057.404203] uvc_queue:uvc_queue_buffer---287</text:p>
      <text:p text:style-name="P1">[10057.404208] uvc_queue:uvc_buffer_prepare---102</text:p>
      <text:p text:style-name="P1">[10057.404215] uvc_queue:uvc_buffer_queue---130</text:p>
      <text:p text:style-name="P1">[10057.404241] uvc_v4l2:uvc_v4l2_poll---1483</text:p>
      <text:p text:style-name="P1">[10057.404243] uvc_queue:uvc_queue_poll---365</text:p>
      <text:p text:style-name="P1">[10057.407866] uvc_video:uvc_video_complete---1341</text:p>
      <text:p text:style-name="P1">[10057.407868] uvc_video:uvc_video_decode_isoc---1183</text:p>
      <text:p text:style-name="P1">[10057.411838] uvc_video:uvc_video_complete---1341</text:p>
      <text:p text:style-name="P1">[10057.411840] uvc_video:uvc_video_decode_isoc---1183</text:p>
      <text:p text:style-name="P1">[10057.415838] uvc_video:uvc_video_complete---1341</text:p>
      <text:p text:style-name="P1">[10057.415840] uvc_video:uvc_video_decode_isoc---1183</text:p>
      <text:p text:style-name="P1">[10057.419844] uvc_video:uvc_video_complete---1341</text:p>
      <text:p text:style-name="P1">[10057.419846] uvc_video:uvc_video_decode_isoc---1183</text:p>
      <text:p text:style-name="P1">[10057.423847] uvc_video:uvc_video_complete---1341</text:p>
      <text:p text:style-name="P1">[10057.423852] uvc_video:uvc_video_decode_isoc---1183</text:p>
      <text:p text:style-name="P1">[10057.427840] uvc_video:uvc_video_complete---1341</text:p>
      <text:p text:style-name="P1">[10057.427842] uvc_video:uvc_video_decode_isoc---1183</text:p>
      <text:p text:style-name="P1">[10057.431839] uvc_video:uvc_video_complete---1341</text:p>
      <text:p text:style-name="P1">[10057.431842] uvc_video:uvc_video_decode_isoc---1183</text:p>
      <text:p text:style-name="P1">[10057.435840] uvc_video:uvc_video_complete---1341</text:p>
      <text:p text:style-name="P1">[10057.435842] uvc_video:uvc_video_decode_isoc---1183</text:p>
      <text:p text:style-name="P1">[10057.439839] uvc_video:uvc_video_complete---1341</text:p>
      <text:p text:style-name="P1">[10057.439841] uvc_video:uvc_video_decode_isoc---1183</text:p>
      <text:p text:style-name="P1">[10057.443784] uvc_video:uvc_video_complete---1341</text:p>
      <text:p text:style-name="P1">[10057.443786] uvc_video:uvc_video_decode_isoc---1183</text:p>
      <text:p text:style-name="P1">[10057.443811] uvc_video:uvc_video_validate_buffer---1171</text:p>
      <text:p text:style-name="P1">[10057.443812] uvc_queue:uvc_queue_next_buffer---427</text:p>
      <text:p text:style-name="P1">[10057.443846] uvc_v4l2:uvc_v4l2_poll---1483</text:p>
      <text:p text:style-name="P1">[10057.443849] uvc_queue:uvc_queue_poll---365</text:p>
      <text:p text:style-name="P1">[10057.443868] uvc_v4l2:uvc_ioctl_dqbuf---773</text:p>
      <text:p text:style-name="P1">[10057.443875] uvc_queue:uvc_dequeue_buffer---313</text:p>
      <text:p text:style-name="P1">[10057.443881] uvc_queue:uvc_buffer_finish---152</text:p>
      <text:p text:style-name="P1">[10057.443885] uvc_video:uvc_video_clock_update---625</text:p>
      <text:p text:style-name="P1">[10057.444215] uvc_v4l2:uvc_ioctl_qbuf---748</text:p>
      <text:p text:style-name="P1">[10057.444217] uvc_queue:uvc_queue_buffer---287</text:p>
      <text:p text:style-name="P1">[10057.444222] uvc_queue:uvc_buffer_prepare---102</text:p>
      <text:p text:style-name="P1">[10057.444225] uvc_queue:uvc_buffer_queue---130</text:p>
      <text:p text:style-name="P1">[10057.444255] uvc_v4l2:uvc_v4l2_poll---1483</text:p>
      <text:p text:style-name="P1">[10057.444257] uvc_queue:uvc_queue_poll---365</text:p>
      <text:p text:style-name="P1">[10057.447866] uvc_video:uvc_video_complete---1341</text:p>
      <text:p text:style-name="P1">[10057.447868] uvc_video:uvc_video_decode_isoc---1183</text:p>
      <text:p text:style-name="P1">[10057.447870] uvc_video:uvc_video_stats_update---845</text:p>
      <text:p text:style-name="P1">[10057.451839] uvc_video:uvc_video_complete---1341</text:p>
      <text:p text:style-name="P1">[10057.451841] uvc_video:uvc_video_decode_isoc---1183</text:p>
      <text:p text:style-name="P1">[10057.455839] uvc_video:uvc_video_complete---1341</text:p>
      <text:p text:style-name="P1"><text:soft-page-break/>[10057.455841] uvc_video:uvc_video_decode_isoc---1183</text:p>
      <text:p text:style-name="P1">[10057.459851] uvc_video:uvc_video_complete---1341</text:p>
      <text:p text:style-name="P1">[10057.459855] uvc_video:uvc_video_decode_isoc---1183</text:p>
      <text:p text:style-name="P1">[10057.463847] uvc_video:uvc_video_complete---1341</text:p>
      <text:p text:style-name="P1">[10057.463852] uvc_video:uvc_video_decode_isoc---1183</text:p>
      <text:p text:style-name="P1">[10057.467857] uvc_video:uvc_video_complete---1341</text:p>
      <text:p text:style-name="P1">[10057.467860] uvc_video:uvc_video_decode_isoc---1183</text:p>
      <text:p text:style-name="P1">[10057.471857] uvc_video:uvc_video_complete---1341</text:p>
      <text:p text:style-name="P1">[10057.471860] uvc_video:uvc_video_decode_isoc---1183</text:p>
      <text:p text:style-name="P1">[10057.475865] uvc_video:uvc_video_complete---1341</text:p>
      <text:p text:style-name="P1">[10057.475866] uvc_video:uvc_video_decode_isoc---1183</text:p>
      <text:p text:style-name="P1">[10057.479838] uvc_video:uvc_video_complete---1341</text:p>
      <text:p text:style-name="P1">[10057.479840] uvc_video:uvc_video_decode_isoc---1183</text:p>
      <text:p text:style-name="P1">[10057.483838] uvc_video:uvc_video_complete---1341</text:p>
      <text:p text:style-name="P1">[10057.483840] uvc_video:uvc_video_decode_isoc---1183</text:p>
      <text:p text:style-name="P1">[10057.487866] uvc_video:uvc_video_complete---1341</text:p>
      <text:p text:style-name="P1">[10057.487868] uvc_video:uvc_video_decode_isoc---1183</text:p>
      <text:p text:style-name="P1">[10057.487875] uvc_video:uvc_video_validate_buffer---1171</text:p>
      <text:p text:style-name="P1">[10057.487876] uvc_queue:uvc_queue_next_buffer---427</text:p>
      <text:p text:style-name="P1">[10057.487884] uvc_video:uvc_video_stats_update---845</text:p>
      <text:p text:style-name="P1">[10057.487927] uvc_v4l2:uvc_v4l2_poll---1483</text:p>
      <text:p text:style-name="P1">[10057.487929] uvc_queue:uvc_queue_poll---365</text:p>
      <text:p text:style-name="P1">[10057.487947] uvc_v4l2:uvc_ioctl_dqbuf---773</text:p>
      <text:p text:style-name="P1">[10057.487952] uvc_queue:uvc_dequeue_buffer---313</text:p>
      <text:p text:style-name="P1">[10057.487958] uvc_queue:uvc_buffer_finish---152</text:p>
      <text:p text:style-name="P1">[10057.487966] uvc_video:uvc_video_clock_update---625</text:p>
      <text:p text:style-name="P1">[10057.488272] uvc_v4l2:uvc_ioctl_qbuf---748</text:p>
      <text:p text:style-name="P1">[10057.488275] uvc_queue:uvc_queue_buffer---287</text:p>
      <text:p text:style-name="P1">[10057.488279] uvc_queue:uvc_buffer_prepare---102</text:p>
      <text:p text:style-name="P1">[10057.488282] uvc_queue:uvc_buffer_queue---130</text:p>
      <text:p text:style-name="P1">[10057.488311] uvc_v4l2:uvc_v4l2_poll---1483</text:p>
      <text:p text:style-name="P1">[10057.488312] uvc_queue:uvc_queue_poll---365</text:p>
      <text:p text:style-name="P1">[10057.491866] uvc_video:uvc_video_complete---1341</text:p>
      <text:p text:style-name="P1">[10057.491868] uvc_video:uvc_video_decode_isoc---1183</text:p>
      <text:p text:style-name="P1">[10057.495839] uvc_video:uvc_video_complete---1341</text:p>
      <text:p text:style-name="P1">[10057.495841] uvc_video:uvc_video_decode_isoc---1183</text:p>
      <text:p text:style-name="P1">[10057.499847] uvc_video:uvc_video_complete---1341</text:p>
      <text:p text:style-name="P1">[10057.499850] uvc_video:uvc_video_decode_isoc---1183</text:p>
      <text:p text:style-name="P1">[10057.503845] uvc_video:uvc_video_complete---1341</text:p>
      <text:p text:style-name="P1">[10057.503849] uvc_video:uvc_video_decode_isoc---1183</text:p>
      <text:p text:style-name="P1">[10057.507866] uvc_video:uvc_video_complete---1341</text:p>
      <text:p text:style-name="P1">[10057.507867] uvc_video:uvc_video_decode_isoc---1183</text:p>
      <text:p text:style-name="P1">[10057.511837] uvc_video:uvc_video_complete---1341</text:p>
      <text:p text:style-name="P1">[10057.511838] uvc_video:uvc_video_decode_isoc---1183</text:p>
      <text:p text:style-name="P1">[10057.515838] uvc_video:uvc_video_complete---1341</text:p>
      <text:p text:style-name="P1">[10057.515839] uvc_video:uvc_video_decode_isoc---1183</text:p>
      <text:p text:style-name="P1">[10057.519853] uvc_video:uvc_video_complete---1341</text:p>
      <text:p text:style-name="P1">[10057.519865] uvc_video:uvc_video_decode_isoc---1183</text:p>
      <text:p text:style-name="P1">[10057.523839] uvc_video:uvc_video_complete---1341</text:p>
      <text:p text:style-name="P1">[10057.523841] uvc_video:uvc_video_decode_isoc---1183</text:p>
      <text:p text:style-name="P1">[10057.527784] uvc_video:uvc_video_complete---1341</text:p>
      <text:p text:style-name="P1">[10057.527785] uvc_video:uvc_video_decode_isoc---1183</text:p>
      <text:p text:style-name="P1"><text:soft-page-break/>[10057.527802] uvc_video:uvc_video_validate_buffer---1171</text:p>
      <text:p text:style-name="P1">[10057.527803] uvc_queue:uvc_queue_next_buffer---427</text:p>
      <text:p text:style-name="P1">[10057.527834] uvc_v4l2:uvc_v4l2_poll---1483</text:p>
      <text:p text:style-name="P1">[10057.527835] uvc_queue:uvc_queue_poll---365</text:p>
      <text:p text:style-name="P1">[10057.527854] uvc_v4l2:uvc_ioctl_dqbuf---773</text:p>
      <text:p text:style-name="P1">[10057.527859] uvc_queue:uvc_dequeue_buffer---313</text:p>
      <text:p text:style-name="P1">[10057.527865] uvc_queue:uvc_buffer_finish---152</text:p>
      <text:p text:style-name="P1">[10057.527869] uvc_video:uvc_video_clock_update---625</text:p>
      <text:p text:style-name="P1">[10057.528122] uvc_v4l2:uvc_ioctl_qbuf---748</text:p>
      <text:p text:style-name="P1">[10057.528123] uvc_queue:uvc_queue_buffer---287</text:p>
      <text:p text:style-name="P1">[10057.528127] uvc_queue:uvc_buffer_prepare---102</text:p>
      <text:p text:style-name="P1">[10057.528129] uvc_queue:uvc_buffer_queue---130</text:p>
      <text:p text:style-name="P1">[10057.528153] uvc_v4l2:uvc_v4l2_poll---1483</text:p>
      <text:p text:style-name="P1">[10057.528155] uvc_queue:uvc_queue_poll---365</text:p>
      <text:p text:style-name="P1">[10057.531866] uvc_video:uvc_video_complete---1341</text:p>
      <text:p text:style-name="P1">[10057.531867] uvc_video:uvc_video_decode_isoc---1183</text:p>
      <text:p text:style-name="P1">[10057.531869] uvc_video:uvc_video_stats_update---845</text:p>
      <text:p text:style-name="P1">[10057.535839] uvc_video:uvc_video_complete---1341</text:p>
      <text:p text:style-name="P1">[10057.535841] uvc_video:uvc_video_decode_isoc---1183</text:p>
      <text:p text:style-name="P1">[10057.539839] uvc_video:uvc_video_complete---1341</text:p>
      <text:p text:style-name="P1">[10057.539841] uvc_video:uvc_video_decode_isoc---1183</text:p>
      <text:p text:style-name="P1">[10057.543846] uvc_video:uvc_video_complete---1341</text:p>
      <text:p text:style-name="P1">[10057.543849] uvc_video:uvc_video_decode_isoc---1183</text:p>
      <text:p text:style-name="P1">[10057.547848] uvc_video:uvc_video_complete---1341</text:p>
      <text:p text:style-name="P1">[10057.547852] uvc_video:uvc_video_decode_isoc---1183</text:p>
      <text:p text:style-name="P1">[10057.551847] uvc_video:uvc_video_complete---1341</text:p>
      <text:p text:style-name="P1">[10057.551850] uvc_video:uvc_video_decode_isoc---1183</text:p>
      <text:p text:style-name="P1">[10057.555867] uvc_video:uvc_video_complete---1341</text:p>
      <text:p text:style-name="P1">[10057.555870] uvc_video:uvc_video_decode_isoc---1183</text:p>
      <text:p text:style-name="P1">[10057.559865] uvc_video:uvc_video_complete---1341</text:p>
      <text:p text:style-name="P1">[10057.559866] uvc_video:uvc_video_decode_isoc---1183</text:p>
      <text:p text:style-name="P1">[10057.563840] uvc_video:uvc_video_complete---1341</text:p>
      <text:p text:style-name="P1">[10057.563842] uvc_video:uvc_video_decode_isoc---1183</text:p>
      <text:p text:style-name="P1">[10057.567812] uvc_video:uvc_video_complete---1341</text:p>
      <text:p text:style-name="P1">[10057.567813] uvc_video:uvc_video_decode_isoc---1183</text:p>
      <text:p text:style-name="P1">[10057.567844] uvc_video:uvc_video_validate_buffer---1171</text:p>
      <text:p text:style-name="P1">[10057.567845] uvc_queue:uvc_queue_next_buffer---427</text:p>
      <text:p text:style-name="P1">[10057.567893] uvc_v4l2:uvc_v4l2_poll---1483</text:p>
      <text:p text:style-name="P1">[10057.567895] uvc_queue:uvc_queue_poll---365</text:p>
      <text:p text:style-name="P1">[10057.567915] uvc_v4l2:uvc_ioctl_dqbuf---773</text:p>
      <text:p text:style-name="P1">[10057.567916] uvc_queue:uvc_dequeue_buffer---313</text:p>
      <text:p text:style-name="P1">[10057.567929] uvc_queue:uvc_buffer_finish---152</text:p>
      <text:p text:style-name="P1">[10057.567936] uvc_video:uvc_video_clock_update---625</text:p>
      <text:p text:style-name="P1">[10057.568295] uvc_v4l2:uvc_ioctl_qbuf---748</text:p>
      <text:p text:style-name="P1">[10057.568298] uvc_queue:uvc_queue_buffer---287</text:p>
      <text:p text:style-name="P1">[10057.568302] uvc_queue:uvc_buffer_prepare---102</text:p>
      <text:p text:style-name="P1">[10057.568305] uvc_queue:uvc_buffer_queue---130</text:p>
      <text:p text:style-name="P1">[10057.568330] uvc_v4l2:uvc_v4l2_poll---1483</text:p>
      <text:p text:style-name="P1">[10057.568332] uvc_queue:uvc_queue_poll---365</text:p>
      <text:p text:style-name="P1">[10057.571840] uvc_video:uvc_video_complete---1341</text:p>
      <text:p text:style-name="P1">[10057.571842] uvc_video:uvc_video_decode_isoc---1183</text:p>
      <text:p text:style-name="P1">[10057.571845] uvc_video:uvc_video_stats_update---845</text:p>
      <text:p text:style-name="P1"><text:soft-page-break/>[10057.575840] uvc_video:uvc_video_complete---1341</text:p>
      <text:p text:style-name="P1">[10057.575842] uvc_video:uvc_video_decode_isoc---1183</text:p>
      <text:p text:style-name="P1">[10057.579840] uvc_video:uvc_video_complete---1341</text:p>
      <text:p text:style-name="P1">[10057.579842] uvc_video:uvc_video_decode_isoc---1183</text:p>
      <text:p text:style-name="P1">[10057.583845] uvc_video:uvc_video_complete---1341</text:p>
      <text:p text:style-name="P1">[10057.583848] uvc_video:uvc_video_decode_isoc---1183</text:p>
      <text:p text:style-name="P1">[10057.587858] uvc_video:uvc_video_complete---1341</text:p>
      <text:p text:style-name="P1">[10057.587863] uvc_video:uvc_video_decode_isoc---1183</text:p>
      <text:p text:style-name="P1">[10057.591841] uvc_video:uvc_video_complete---1341</text:p>
      <text:p text:style-name="P1">[10057.591844] uvc_video:uvc_video_decode_isoc---1183</text:p>
      <text:p text:style-name="P1">[10057.595840] uvc_video:uvc_video_complete---1341</text:p>
      <text:p text:style-name="P1">[10057.595843] uvc_video:uvc_video_decode_isoc---1183</text:p>
      <text:p text:style-name="P1">[10057.599841] uvc_video:uvc_video_complete---1341</text:p>
      <text:p text:style-name="P1">[10057.599844] uvc_video:uvc_video_decode_isoc---1183</text:p>
      <text:p text:style-name="P1">[10057.603841] uvc_video:uvc_video_complete---1341</text:p>
      <text:p text:style-name="P1">[10057.603843] uvc_video:uvc_video_decode_isoc---1183</text:p>
      <text:p text:style-name="P1">[10057.607856] uvc_video:uvc_video_complete---1341</text:p>
      <text:p text:style-name="P1">[10057.607859] uvc_video:uvc_video_decode_isoc---1183</text:p>
      <text:p text:style-name="P1">[10057.611786] uvc_video:uvc_video_complete---1341</text:p>
      <text:p text:style-name="P1">[10057.611788] uvc_video:uvc_video_decode_isoc---1183</text:p>
      <text:p text:style-name="P1">[10057.611806] uvc_video:uvc_video_validate_buffer---1171</text:p>
      <text:p text:style-name="P1">[10057.611808] uvc_queue:uvc_queue_next_buffer---427</text:p>
      <text:p text:style-name="P1">[10057.611816] uvc_video:uvc_video_stats_update---845</text:p>
      <text:p text:style-name="P1">[10057.611851] uvc_v4l2:uvc_v4l2_poll---1483</text:p>
      <text:p text:style-name="P1">[10057.611853] uvc_queue:uvc_queue_poll---365</text:p>
      <text:p text:style-name="P1">[10057.611868] uvc_v4l2:uvc_ioctl_dqbuf---773</text:p>
      <text:p text:style-name="P1">[10057.611870] uvc_queue:uvc_dequeue_buffer---313</text:p>
      <text:p text:style-name="P1">[10057.611873] uvc_queue:uvc_buffer_finish---152</text:p>
      <text:p text:style-name="P1">[10057.611875] uvc_video:uvc_video_clock_update---625</text:p>
      <text:p text:style-name="P1">[10057.612321] uvc_v4l2:uvc_ioctl_qbuf---748</text:p>
      <text:p text:style-name="P1">[10057.612325] uvc_queue:uvc_queue_buffer---287</text:p>
      <text:p text:style-name="P1">[10057.612329] uvc_queue:uvc_buffer_prepare---102</text:p>
      <text:p text:style-name="P1">[10057.612332] uvc_queue:uvc_buffer_queue---130</text:p>
      <text:p text:style-name="P1">[10057.612380] uvc_v4l2:uvc_v4l2_poll---1483</text:p>
      <text:p text:style-name="P1">[10057.612382] uvc_queue:uvc_queue_poll---365</text:p>
      <text:p text:style-name="P1">[10057.615842] uvc_video:uvc_video_complete---1341</text:p>
      <text:p text:style-name="P1">[10057.615845] uvc_video:uvc_video_decode_isoc---1183</text:p>
      <text:p text:style-name="P1">[10057.619855] uvc_video:uvc_video_complete---1341</text:p>
      <text:p text:style-name="P1">[10057.619858] uvc_video:uvc_video_decode_isoc---1183</text:p>
      <text:p text:style-name="P1">[10057.623842] uvc_video:uvc_video_complete---1341</text:p>
      <text:p text:style-name="P1">[10057.623845] uvc_video:uvc_video_decode_isoc---1183</text:p>
      <text:p text:style-name="P1">[10057.627858] uvc_video:uvc_video_complete---1341</text:p>
      <text:p text:style-name="P1">[10057.627861] uvc_video:uvc_video_decode_isoc---1183</text:p>
      <text:p text:style-name="P1">[10057.631839] uvc_video:uvc_video_complete---1341</text:p>
      <text:p text:style-name="P1">[10057.631842] uvc_video:uvc_video_decode_isoc---1183</text:p>
      <text:p text:style-name="P1">[10057.635836] uvc_video:uvc_video_complete---1341</text:p>
      <text:p text:style-name="P1">[10057.635837] uvc_video:uvc_video_decode_isoc---1183</text:p>
      <text:p text:style-name="P1">[10057.639838] uvc_video:uvc_video_complete---1341</text:p>
      <text:p text:style-name="P1">[10057.639839] uvc_video:uvc_video_decode_isoc---1183</text:p>
      <text:p text:style-name="P1">[10057.643838] uvc_video:uvc_video_complete---1341</text:p>
      <text:p text:style-name="P1">[10057.643839] uvc_video:uvc_video_decode_isoc---1183</text:p>
      <text:p text:style-name="P1">[10057.647837] uvc_video:uvc_video_complete---1341</text:p>
      <text:p text:style-name="P1"><text:soft-page-break/>[10057.647838] uvc_video:uvc_video_decode_isoc---1183</text:p>
      <text:p text:style-name="P1">[10057.651781] uvc_video:uvc_video_complete---1341</text:p>
      <text:p text:style-name="P1">[10057.651782] uvc_video:uvc_video_decode_isoc---1183</text:p>
      <text:p text:style-name="P1">[10057.651802] uvc_video:uvc_video_validate_buffer---1171</text:p>
      <text:p text:style-name="P1">[10057.651803] uvc_queue:uvc_queue_next_buffer---427</text:p>
      <text:p text:style-name="P1">[10057.651822] uvc_v4l2:uvc_v4l2_poll---1483</text:p>
      <text:p text:style-name="P1">[10057.651823] uvc_queue:uvc_queue_poll---365</text:p>
      <text:p text:style-name="P1">[10057.651834] uvc_v4l2:uvc_ioctl_dqbuf---773</text:p>
      <text:p text:style-name="P1">[10057.651837] uvc_queue:uvc_dequeue_buffer---313</text:p>
      <text:p text:style-name="P1">[10057.651840] uvc_queue:uvc_buffer_finish---152</text:p>
      <text:p text:style-name="P1">[10057.651841] uvc_video:uvc_video_clock_update---625</text:p>
      <text:p text:style-name="P1">[10057.652049] uvc_v4l2:uvc_ioctl_qbuf---748</text:p>
      <text:p text:style-name="P1">[10057.652051] uvc_queue:uvc_queue_buffer---287</text:p>
      <text:p text:style-name="P1">[10057.652053] uvc_queue:uvc_buffer_prepare---102</text:p>
      <text:p text:style-name="P1">[10057.652054] uvc_queue:uvc_buffer_queue---130</text:p>
      <text:p text:style-name="P1">[10057.652071] uvc_v4l2:uvc_v4l2_poll---1483</text:p>
      <text:p text:style-name="P1">[10057.652073] uvc_queue:uvc_queue_poll---365</text:p>
      <text:p text:style-name="P1">[10057.655852] uvc_video:uvc_video_complete---1341</text:p>
      <text:p text:style-name="P1">[10057.655855] uvc_video:uvc_video_decode_isoc---1183</text:p>
      <text:p text:style-name="P1">[10057.655856] uvc_video:uvc_video_stats_update---845</text:p>
      <text:p text:style-name="P1">[10057.659838] uvc_video:uvc_video_complete---1341</text:p>
      <text:p text:style-name="P1">[10057.659839] uvc_video:uvc_video_decode_isoc---1183</text:p>
      <text:p text:style-name="P1">[10057.663836] uvc_video:uvc_video_complete---1341</text:p>
      <text:p text:style-name="P1">[10057.663837] uvc_video:uvc_video_decode_isoc---1183</text:p>
      <text:p text:style-name="P1">[10057.667840] uvc_video:uvc_video_complete---1341</text:p>
      <text:p text:style-name="P1">[10057.667842] uvc_video:uvc_video_decode_isoc---1183</text:p>
      <text:p text:style-name="P1">[10057.671846] uvc_video:uvc_video_complete---1341</text:p>
      <text:p text:style-name="P1">[10057.671850] uvc_video:uvc_video_decode_isoc---1183</text:p>
      <text:p text:style-name="P1">[10057.675837] uvc_video:uvc_video_complete---1341</text:p>
      <text:p text:style-name="P1">[10057.675839] uvc_video:uvc_video_decode_isoc---1183</text:p>
      <text:p text:style-name="P1">[10057.679838] uvc_video:uvc_video_complete---1341</text:p>
      <text:p text:style-name="P1">[10057.679839] uvc_video:uvc_video_decode_isoc---1183</text:p>
      <text:p text:style-name="P1">[10057.683839] uvc_video:uvc_video_complete---1341</text:p>
      <text:p text:style-name="P1">[10057.683841] uvc_video:uvc_video_decode_isoc---1183</text:p>
      <text:p text:style-name="P1">[10057.687841] uvc_video:uvc_video_complete---1341</text:p>
      <text:p text:style-name="P1">[10057.687843] uvc_video:uvc_video_decode_isoc---1183</text:p>
      <text:p text:style-name="P1">[10057.691841] uvc_video:uvc_video_complete---1341</text:p>
      <text:p text:style-name="P1">[10057.691843] uvc_video:uvc_video_decode_isoc---1183</text:p>
      <text:p text:style-name="P1">[10057.695838] uvc_video:uvc_video_complete---1341</text:p>
      <text:p text:style-name="P1">[10057.695840] uvc_video:uvc_video_decode_isoc---1183</text:p>
      <text:p text:style-name="P1">[10057.695848] uvc_video:uvc_video_validate_buffer---1171</text:p>
      <text:p text:style-name="P1">[10057.695849] uvc_queue:uvc_queue_next_buffer---427</text:p>
      <text:p text:style-name="P1">[10057.695856] uvc_video:uvc_video_stats_update---845</text:p>
      <text:p text:style-name="P1">[10057.695890] uvc_v4l2:uvc_v4l2_poll---1483</text:p>
      <text:p text:style-name="P1">[10057.695894] uvc_queue:uvc_queue_poll---365</text:p>
      <text:p text:style-name="P1">[10057.695910] uvc_v4l2:uvc_ioctl_dqbuf---773</text:p>
      <text:p text:style-name="P1">[10057.695916] uvc_queue:uvc_dequeue_buffer---313</text:p>
      <text:p text:style-name="P1">[10057.695922] uvc_queue:uvc_buffer_finish---152</text:p>
      <text:p text:style-name="P1">[10057.695926] uvc_video:uvc_video_clock_update---625</text:p>
      <text:p text:style-name="P1">[10057.696208] uvc_v4l2:uvc_ioctl_qbuf---748</text:p>
      <text:p text:style-name="P1">[10057.696215] uvc_queue:uvc_queue_buffer---287</text:p>
      <text:p text:style-name="P1">[10057.696218] uvc_queue:uvc_buffer_prepare---102</text:p>
      <text:p text:style-name="P1"><text:soft-page-break/>[10057.696221] uvc_queue:uvc_buffer_queue---130</text:p>
      <text:p text:style-name="P1">[10057.696247] uvc_v4l2:uvc_v4l2_poll---1483</text:p>
      <text:p text:style-name="P1">[10057.696249] uvc_queue:uvc_queue_poll---365</text:p>
      <text:p text:style-name="P1">[10057.699839] uvc_video:uvc_video_complete---1341</text:p>
      <text:p text:style-name="P1">[10057.699840] uvc_video:uvc_video_decode_isoc---1183</text:p>
      <text:p text:style-name="P1">[10057.703838] uvc_video:uvc_video_complete---1341</text:p>
      <text:p text:style-name="P1">[10057.703840] uvc_video:uvc_video_decode_isoc---1183</text:p>
      <text:p text:style-name="P1">[10057.707839] uvc_video:uvc_video_complete---1341</text:p>
      <text:p text:style-name="P1">[10057.707841] uvc_video:uvc_video_decode_isoc---1183</text:p>
      <text:p text:style-name="P1">[10057.711838] uvc_video:uvc_video_complete---1341</text:p>
      <text:p text:style-name="P1">[10057.711839] uvc_video:uvc_video_decode_isoc---1183</text:p>
      <text:p text:style-name="P1">[10057.715837] uvc_video:uvc_video_complete---1341</text:p>
      <text:p text:style-name="P1">[10057.715838] uvc_video:uvc_video_decode_isoc---1183</text:p>
      <text:p text:style-name="P1">[10057.719839] uvc_video:uvc_video_complete---1341</text:p>
      <text:p text:style-name="P1">[10057.719842] uvc_video:uvc_video_decode_isoc---1183</text:p>
      <text:p text:style-name="P1">[10057.723842] uvc_video:uvc_video_complete---1341</text:p>
      <text:p text:style-name="P1">[10057.723844] uvc_video:uvc_video_decode_isoc---1183</text:p>
      <text:p text:style-name="P1">[10057.727840] uvc_video:uvc_video_complete---1341</text:p>
      <text:p text:style-name="P1">[10057.727842] uvc_video:uvc_video_decode_isoc---1183</text:p>
      <text:p text:style-name="P1">[10057.731838] uvc_video:uvc_video_complete---1341</text:p>
      <text:p text:style-name="P1">[10057.731840] uvc_video:uvc_video_decode_isoc---1183</text:p>
      <text:p text:style-name="P1">[10057.735786] uvc_video:uvc_video_complete---1341</text:p>
      <text:p text:style-name="P1">[10057.735788] uvc_video:uvc_video_decode_isoc---1183</text:p>
      <text:p text:style-name="P1">[10057.735806] uvc_video:uvc_video_validate_buffer---1171</text:p>
      <text:p text:style-name="P1">[10057.735807] uvc_queue:uvc_queue_next_buffer---427</text:p>
      <text:p text:style-name="P1">[10057.735841] uvc_v4l2:uvc_v4l2_poll---1483</text:p>
      <text:p text:style-name="P1">[10057.735843] uvc_queue:uvc_queue_poll---365</text:p>
      <text:p text:style-name="P1">[10057.735855] uvc_v4l2:uvc_ioctl_dqbuf---773</text:p>
      <text:p text:style-name="P1">[10057.735859] uvc_queue:uvc_dequeue_buffer---313</text:p>
      <text:p text:style-name="P1">[10057.735867] uvc_queue:uvc_buffer_finish---152</text:p>
      <text:p text:style-name="P1">[10057.735870] uvc_video:uvc_video_clock_update---625</text:p>
      <text:p text:style-name="P1">[10057.736080] uvc_v4l2:uvc_ioctl_qbuf---748</text:p>
      <text:p text:style-name="P1">[10057.736081] uvc_queue:uvc_queue_buffer---287</text:p>
      <text:p text:style-name="P1">[10057.736083] uvc_queue:uvc_buffer_prepare---102</text:p>
      <text:p text:style-name="P1">[10057.736084] uvc_queue:uvc_buffer_queue---130</text:p>
      <text:p text:style-name="P1">[10057.736102] uvc_v4l2:uvc_v4l2_poll---1483</text:p>
      <text:p text:style-name="P1">[10057.736103] uvc_queue:uvc_queue_poll---365</text:p>
      <text:p text:style-name="P1">[10057.739840] uvc_video:uvc_video_complete---1341</text:p>
      <text:p text:style-name="P1">[10057.739842] uvc_video:uvc_video_decode_isoc---1183</text:p>
      <text:p text:style-name="P1">[10057.739843] uvc_video:uvc_video_stats_update---845</text:p>
      <text:p text:style-name="P1">[10057.743837] uvc_video:uvc_video_complete---1341</text:p>
      <text:p text:style-name="P1">[10057.743838] uvc_video:uvc_video_decode_isoc---1183</text:p>
      <text:p text:style-name="P1">[10057.747869] uvc_video:uvc_video_complete---1341</text:p>
      <text:p text:style-name="P1">[10057.747872] uvc_video:uvc_video_decode_isoc---1183</text:p>
      <text:p text:style-name="P1">[10057.751866] uvc_video:uvc_video_complete---1341</text:p>
      <text:p text:style-name="P1">[10057.751867] uvc_video:uvc_video_decode_isoc---1183</text:p>
      <text:p text:style-name="P1">[10057.755846] uvc_video:uvc_video_complete---1341</text:p>
      <text:p text:style-name="P1">[10057.755849] uvc_video:uvc_video_decode_isoc---1183</text:p>
      <text:p text:style-name="P1">[10057.759840] uvc_video:uvc_video_complete---1341</text:p>
      <text:p text:style-name="P1">[10057.759842] uvc_video:uvc_video_decode_isoc---1183</text:p>
      <text:p text:style-name="P1">[10057.763866] uvc_video:uvc_video_complete---1341</text:p>
      <text:p text:style-name="P1">[10057.763868] uvc_video:uvc_video_decode_isoc---1183</text:p>
      <text:p text:style-name="P1"><text:soft-page-break/>[10057.767865] uvc_video:uvc_video_complete---1341</text:p>
      <text:p text:style-name="P1">[10057.767867] uvc_video:uvc_video_decode_isoc---1183</text:p>
      <text:p text:style-name="P1">[10057.771840] uvc_video:uvc_video_complete---1341</text:p>
      <text:p text:style-name="P1">[10057.771842] uvc_video:uvc_video_decode_isoc---1183</text:p>
      <text:p text:style-name="P1">[10057.775864] uvc_video:uvc_video_complete---1341</text:p>
      <text:p text:style-name="P1">[10057.775866] uvc_video:uvc_video_decode_isoc---1183</text:p>
      <text:p text:style-name="P1">[10057.779837] uvc_video:uvc_video_complete---1341</text:p>
      <text:p text:style-name="P1">[10057.779839] uvc_video:uvc_video_decode_isoc---1183</text:p>
      <text:p text:style-name="P1">[10057.779840] uvc_video:uvc_video_validate_buffer---1171</text:p>
      <text:p text:style-name="P1">[10057.779841] uvc_queue:uvc_queue_next_buffer---427</text:p>
      <text:p text:style-name="P1">[10057.779848] uvc_video:uvc_video_stats_update---845</text:p>
      <text:p text:style-name="P1">[10057.779885] uvc_v4l2:uvc_v4l2_poll---1483</text:p>
      <text:p text:style-name="P1">[10057.779886] uvc_queue:uvc_queue_poll---365</text:p>
      <text:p text:style-name="P1">[10057.779896] uvc_v4l2:uvc_ioctl_dqbuf---773</text:p>
      <text:p text:style-name="P1">[10057.779897] uvc_queue:uvc_dequeue_buffer---313</text:p>
      <text:p text:style-name="P1">[10057.779900] uvc_queue:uvc_buffer_finish---152</text:p>
      <text:p text:style-name="P1">[10057.779905] uvc_video:uvc_video_clock_update---625</text:p>
      <text:p text:style-name="P1">[10057.780117] uvc_v4l2:uvc_ioctl_qbuf---748</text:p>
      <text:p text:style-name="P1">[10057.780119] uvc_queue:uvc_queue_buffer---287</text:p>
      <text:p text:style-name="P1">[10057.780121] uvc_queue:uvc_buffer_prepare---102</text:p>
      <text:p text:style-name="P1">[10057.780122] uvc_queue:uvc_buffer_queue---130</text:p>
      <text:p text:style-name="P1">[10057.780139] uvc_v4l2:uvc_v4l2_poll---1483</text:p>
      <text:p text:style-name="P1">[10057.780140] uvc_queue:uvc_queue_poll---365</text:p>
      <text:p text:style-name="P1">[10057.783837] uvc_video:uvc_video_complete---1341</text:p>
      <text:p text:style-name="P1">[10057.783839] uvc_video:uvc_video_decode_isoc---1183</text:p>
      <text:p text:style-name="P1">[10057.787848] uvc_video:uvc_video_complete---1341</text:p>
      <text:p text:style-name="P1">[10057.787851] uvc_video:uvc_video_decode_isoc---1183</text:p>
      <text:p text:style-name="P1">[10057.791840] uvc_video:uvc_video_complete---1341</text:p>
      <text:p text:style-name="P1">[10057.791842] uvc_video:uvc_video_decode_isoc---1183</text:p>
      <text:p text:style-name="P1">[10057.795838] uvc_video:uvc_video_complete---1341</text:p>
      <text:p text:style-name="P1">[10057.795840] uvc_video:uvc_video_decode_isoc---1183</text:p>
      <text:p text:style-name="P1">[10057.799837] uvc_video:uvc_video_complete---1341</text:p>
      <text:p text:style-name="P1">[10057.799839] uvc_video:uvc_video_decode_isoc---1183</text:p>
      <text:p text:style-name="P1">[10057.803849] uvc_video:uvc_video_complete---1341</text:p>
      <text:p text:style-name="P1">[10057.803853] uvc_video:uvc_video_decode_isoc---1183</text:p>
      <text:p text:style-name="P1">[10057.807842] uvc_video:uvc_video_complete---1341</text:p>
      <text:p text:style-name="P1">[10057.807844] uvc_video:uvc_video_decode_isoc---1183</text:p>
      <text:p text:style-name="P1">[10057.811868] uvc_video:uvc_video_complete---1341</text:p>
      <text:p text:style-name="P1">[10057.811870] uvc_video:uvc_video_decode_isoc---1183</text:p>
      <text:p text:style-name="P1">[10057.815838] uvc_video:uvc_video_complete---1341</text:p>
      <text:p text:style-name="P1">[10057.815840] uvc_video:uvc_video_decode_isoc---1183</text:p>
      <text:p text:style-name="P1">[10057.819783] uvc_video:uvc_video_complete---1341</text:p>
      <text:p text:style-name="P1">[10057.819784] uvc_video:uvc_video_decode_isoc---1183</text:p>
      <text:p text:style-name="P1">[10057.819795] uvc_video:uvc_video_validate_buffer---1171</text:p>
      <text:p text:style-name="P1">[10057.819796] uvc_queue:uvc_queue_next_buffer---427</text:p>
      <text:p text:style-name="P1">[10057.819810] uvc_v4l2:uvc_v4l2_poll---1483</text:p>
      <text:p text:style-name="P1">[10057.819811] uvc_queue:uvc_queue_poll---365</text:p>
      <text:p text:style-name="P1">[10057.819820] uvc_v4l2:uvc_ioctl_dqbuf---773</text:p>
      <text:p text:style-name="P1">[10057.819821] uvc_queue:uvc_dequeue_buffer---313</text:p>
      <text:p text:style-name="P1">[10057.819822] uvc_queue:uvc_buffer_finish---152</text:p>
      <text:p text:style-name="P1">[10057.819823] uvc_video:uvc_video_clock_update---625</text:p>
      <text:p text:style-name="P1">[10057.819977] uvc_v4l2:uvc_ioctl_qbuf---748</text:p>
      <text:p text:style-name="P1"><text:soft-page-break/>[10057.819978] uvc_queue:uvc_queue_buffer---287</text:p>
      <text:p text:style-name="P1">[10057.819979] uvc_queue:uvc_buffer_prepare---102</text:p>
      <text:p text:style-name="P1">[10057.819980] uvc_queue:uvc_buffer_queue---130</text:p>
      <text:p text:style-name="P1">[10057.819994] uvc_v4l2:uvc_v4l2_poll---1483</text:p>
      <text:p text:style-name="P1">[10057.819995] uvc_queue:uvc_queue_poll---365</text:p>
      <text:p text:style-name="P1">[10057.823853] uvc_video:uvc_video_complete---1341</text:p>
      <text:p text:style-name="P1">[10057.823864] uvc_video:uvc_video_decode_isoc---1183</text:p>
      <text:p text:style-name="P1">[10057.823865] uvc_video:uvc_video_stats_update---845</text:p>
      <text:p text:style-name="P1">[10057.827838] uvc_video:uvc_video_complete---1341</text:p>
      <text:p text:style-name="P1">[10057.827840] uvc_video:uvc_video_decode_isoc---1183</text:p>
      <text:p text:style-name="P1">[10057.831841] uvc_video:uvc_video_complete---1341</text:p>
      <text:p text:style-name="P1">[10057.831844] uvc_video:uvc_video_decode_isoc---1183</text:p>
      <text:p text:style-name="P1">[10057.835841] uvc_video:uvc_video_complete---1341</text:p>
      <text:p text:style-name="P1">[10057.835843] uvc_video:uvc_video_decode_isoc---1183</text:p>
      <text:p text:style-name="P1">[10057.839838] uvc_video:uvc_video_complete---1341</text:p>
      <text:p text:style-name="P1">[10057.839839] uvc_video:uvc_video_decode_isoc---1183</text:p>
      <text:p text:style-name="P1">[10057.843840] uvc_video:uvc_video_complete---1341</text:p>
      <text:p text:style-name="P1">[10057.843842] uvc_video:uvc_video_decode_isoc---1183</text:p>
      <text:p text:style-name="P1">[10057.847837] uvc_video:uvc_video_complete---1341</text:p>
      <text:p text:style-name="P1">[10057.847838] uvc_video:uvc_video_decode_isoc---1183</text:p>
      <text:p text:style-name="P1">[10057.851841] uvc_video:uvc_video_complete---1341</text:p>
      <text:p text:style-name="P1">[10057.851843] uvc_video:uvc_video_decode_isoc---1183</text:p>
      <text:p text:style-name="P1">[10057.855839] uvc_video:uvc_video_complete---1341</text:p>
      <text:p text:style-name="P1">[10057.855841] uvc_video:uvc_video_decode_isoc---1183</text:p>
      <text:p text:style-name="P1">[10057.859785] uvc_video:uvc_video_complete---1341</text:p>
      <text:p text:style-name="P1">[10057.859787] uvc_video:uvc_video_decode_isoc---1183</text:p>
      <text:p text:style-name="P1">[10057.859815] uvc_video:uvc_video_validate_buffer---1171</text:p>
      <text:p text:style-name="P1">[10057.859817] uvc_queue:uvc_queue_next_buffer---427</text:p>
      <text:p text:style-name="P1">[10057.859848] uvc_v4l2:uvc_v4l2_poll---1483</text:p>
      <text:p text:style-name="P1">[10057.859850] uvc_queue:uvc_queue_poll---365</text:p>
      <text:p text:style-name="P1">[10057.859870] uvc_v4l2:uvc_ioctl_dqbuf---773</text:p>
      <text:p text:style-name="P1">[10057.859872] uvc_queue:uvc_dequeue_buffer---313</text:p>
      <text:p text:style-name="P1">[10057.859875] uvc_queue:uvc_buffer_finish---152</text:p>
      <text:p text:style-name="P1">[10057.859876] uvc_video:uvc_video_clock_update---625</text:p>
      <text:p text:style-name="P1">[10057.860094] uvc_v4l2:uvc_ioctl_qbuf---748</text:p>
      <text:p text:style-name="P1">[10057.860096] uvc_queue:uvc_queue_buffer---287</text:p>
      <text:p text:style-name="P1">[10057.860098] uvc_queue:uvc_buffer_prepare---102</text:p>
      <text:p text:style-name="P1">[10057.860100] uvc_queue:uvc_buffer_queue---130</text:p>
      <text:p text:style-name="P1">[10057.860122] uvc_v4l2:uvc_v4l2_poll---1483</text:p>
      <text:p text:style-name="P1">[10057.860123] uvc_queue:uvc_queue_poll---365</text:p>
      <text:p text:style-name="P1">[10057.863840] uvc_video:uvc_video_complete---1341</text:p>
      <text:p text:style-name="P1">[10057.863843] uvc_video:uvc_video_decode_isoc---1183</text:p>
      <text:p text:style-name="P1">[10057.863845] uvc_video:uvc_video_stats_update---845</text:p>
      <text:p text:style-name="P1">[10057.867842] uvc_video:uvc_video_complete---1341</text:p>
      <text:p text:style-name="P1">[10057.867845] uvc_video:uvc_video_decode_isoc---1183</text:p>
      <text:p text:style-name="P1">[10057.871843] uvc_video:uvc_video_complete---1341</text:p>
      <text:p text:style-name="P1">[10057.871846] uvc_video:uvc_video_decode_isoc---1183</text:p>
      <text:p text:style-name="P1">[10057.875840] uvc_video:uvc_video_complete---1341</text:p>
      <text:p text:style-name="P1">[10057.875842] uvc_video:uvc_video_decode_isoc---1183</text:p>
      <text:p text:style-name="P1">[10057.879853] uvc_video:uvc_video_complete---1341</text:p>
      <text:p text:style-name="P1">[10057.879865] uvc_video:uvc_video_decode_isoc---1183</text:p>
      <text:p text:style-name="P1">[10057.883851] uvc_video:uvc_video_complete---1341</text:p>
      <text:p text:style-name="P1"><text:soft-page-break/>[10057.883854] uvc_video:uvc_video_decode_isoc---1183</text:p>
      <text:p text:style-name="P1">[10057.887843] uvc_video:uvc_video_complete---1341</text:p>
      <text:p text:style-name="P1">[10057.887846] uvc_video:uvc_video_decode_isoc---1183</text:p>
      <text:p text:style-name="P1">[10057.891845] uvc_video:uvc_video_complete---1341</text:p>
      <text:p text:style-name="P1">[10057.891848] uvc_video:uvc_video_decode_isoc---1183</text:p>
      <text:p text:style-name="P1">[10057.895839] uvc_video:uvc_video_complete---1341</text:p>
      <text:p text:style-name="P1">[10057.895841] uvc_video:uvc_video_decode_isoc---1183</text:p>
      <text:p text:style-name="P1">[10057.899838] uvc_video:uvc_video_complete---1341</text:p>
      <text:p text:style-name="P1">[10057.899840] uvc_video:uvc_video_decode_isoc---1183</text:p>
      <text:p text:style-name="P1">[10057.903845] uvc_video:uvc_video_complete---1341</text:p>
      <text:p text:style-name="P1">[10057.903848] uvc_video:uvc_video_decode_isoc---1183</text:p>
      <text:p text:style-name="P1">[10057.903864] uvc_video:uvc_video_validate_buffer---1171</text:p>
      <text:p text:style-name="P1">[10057.903867] uvc_queue:uvc_queue_next_buffer---427</text:p>
      <text:p text:style-name="P1">[10057.903879] uvc_video:uvc_video_stats_update---845</text:p>
      <text:p text:style-name="P1">[10057.903910] uvc_v4l2:uvc_v4l2_poll---1483</text:p>
      <text:p text:style-name="P1">[10057.903913] uvc_queue:uvc_queue_poll---365</text:p>
      <text:p text:style-name="P1">[10057.903929] uvc_v4l2:uvc_ioctl_dqbuf---773</text:p>
      <text:p text:style-name="P1">[10057.903940] uvc_queue:uvc_dequeue_buffer---313</text:p>
      <text:p text:style-name="P1">[10057.903946] uvc_queue:uvc_buffer_finish---152</text:p>
      <text:p text:style-name="P1">[10057.903959] uvc_video:uvc_video_clock_update---625</text:p>
      <text:p text:style-name="P1">[10057.904247] uvc_v4l2:uvc_ioctl_qbuf---748</text:p>
      <text:p text:style-name="P1">[10057.904249] uvc_queue:uvc_queue_buffer---287</text:p>
      <text:p text:style-name="P1">[10057.904253] uvc_queue:uvc_buffer_prepare---102</text:p>
      <text:p text:style-name="P1">[10057.904256] uvc_queue:uvc_buffer_queue---130</text:p>
      <text:p text:style-name="P1">[10057.904289] uvc_v4l2:uvc_v4l2_poll---1483</text:p>
      <text:p text:style-name="P1">[10057.904291] uvc_queue:uvc_queue_poll---365</text:p>
      <text:p text:style-name="P1">[10057.907869] uvc_video:uvc_video_complete---1341</text:p>
      <text:p text:style-name="P1">[10057.907872] uvc_video:uvc_video_decode_isoc---1183</text:p>
      <text:p text:style-name="P1">[10057.911839] uvc_video:uvc_video_complete---1341</text:p>
      <text:p text:style-name="P1">[10057.911841] uvc_video:uvc_video_decode_isoc---1183</text:p>
      <text:p text:style-name="P1">[10057.915868] uvc_video:uvc_video_complete---1341</text:p>
      <text:p text:style-name="P1">[10057.915870] uvc_video:uvc_video_decode_isoc---1183</text:p>
      <text:p text:style-name="P1">[10057.919842] uvc_video:uvc_video_complete---1341</text:p>
      <text:p text:style-name="P1">[10057.919844] uvc_video:uvc_video_decode_isoc---1183</text:p>
      <text:p text:style-name="P1">[10057.923866] uvc_video:uvc_video_complete---1341</text:p>
      <text:p text:style-name="P1">[10057.923868] uvc_video:uvc_video_decode_isoc---1183</text:p>
      <text:p text:style-name="P1">[10057.927838] uvc_video:uvc_video_complete---1341</text:p>
      <text:p text:style-name="P1">[10057.927839] uvc_video:uvc_video_decode_isoc---1183</text:p>
      <text:p text:style-name="P1">[10057.931843] uvc_video:uvc_video_complete---1341</text:p>
      <text:p text:style-name="P1">[10057.931846] uvc_video:uvc_video_decode_isoc---1183</text:p>
      <text:p text:style-name="P1">[10057.935867] uvc_video:uvc_video_complete---1341</text:p>
      <text:p text:style-name="P1">[10057.935869] uvc_video:uvc_video_decode_isoc---1183</text:p>
      <text:p text:style-name="P1">[10057.939840] uvc_video:uvc_video_complete---1341</text:p>
      <text:p text:style-name="P1">[10057.939842] uvc_video:uvc_video_decode_isoc---1183</text:p>
      <text:p text:style-name="P1">[10057.943784] uvc_video:uvc_video_complete---1341</text:p>
      <text:p text:style-name="P1">[10057.943786] uvc_video:uvc_video_decode_isoc---1183</text:p>
      <text:p text:style-name="P1">[10057.943809] uvc_video:uvc_video_validate_buffer---1171</text:p>
      <text:p text:style-name="P1">[10057.943811] uvc_queue:uvc_queue_next_buffer---427</text:p>
      <text:p text:style-name="P1">[10057.943832] uvc_v4l2:uvc_v4l2_poll---1483</text:p>
      <text:p text:style-name="P1">[10057.943835] uvc_queue:uvc_queue_poll---365</text:p>
      <text:p text:style-name="P1">[10057.943852] uvc_v4l2:uvc_ioctl_dqbuf---773</text:p>
      <text:p text:style-name="P1">[10057.943860] uvc_queue:uvc_dequeue_buffer---313</text:p>
      <text:p text:style-name="P1"><text:soft-page-break/>[10057.943868] uvc_queue:uvc_buffer_finish---152</text:p>
      <text:p text:style-name="P1">[10057.943870] uvc_video:uvc_video_clock_update---625</text:p>
      <text:p text:style-name="P1">[10057.944148] uvc_v4l2:uvc_ioctl_qbuf---748</text:p>
      <text:p text:style-name="P1">[10057.944150] uvc_queue:uvc_queue_buffer---287</text:p>
      <text:p text:style-name="P1">[10057.944154] uvc_queue:uvc_buffer_prepare---102</text:p>
      <text:p text:style-name="P1">[10057.944157] uvc_queue:uvc_buffer_queue---130</text:p>
      <text:p text:style-name="P1">[10057.944186] uvc_v4l2:uvc_v4l2_poll---1483</text:p>
      <text:p text:style-name="P1">[10057.944187] uvc_queue:uvc_queue_poll---365</text:p>
      <text:p text:style-name="P1">[10057.947841] uvc_video:uvc_video_complete---1341</text:p>
      <text:p text:style-name="P1">[10057.947844] uvc_video:uvc_video_decode_isoc---1183</text:p>
      <text:p text:style-name="P1">[10057.947846] uvc_video:uvc_video_stats_update---845</text:p>
      <text:p text:style-name="P1">[10057.951850] uvc_video:uvc_video_complete---1341</text:p>
      <text:p text:style-name="P1">[10057.951854] uvc_video:uvc_video_decode_isoc---1183</text:p>
      <text:p text:style-name="P1">[10057.955847] uvc_video:uvc_video_complete---1341</text:p>
      <text:p text:style-name="P1">[10057.955849] uvc_video:uvc_video_decode_isoc---1183</text:p>
      <text:p text:style-name="P1">[10057.959837] uvc_video:uvc_video_complete---1341</text:p>
      <text:p text:style-name="P1">[10057.959838] uvc_video:uvc_video_decode_isoc---1183</text:p>
      <text:p text:style-name="P1">[10057.963837] uvc_video:uvc_video_complete---1341</text:p>
      <text:p text:style-name="P1">[10057.963838] uvc_video:uvc_video_decode_isoc---1183</text:p>
      <text:p text:style-name="P1">[10057.967839] uvc_video:uvc_video_complete---1341</text:p>
      <text:p text:style-name="P1">[10057.967841] uvc_video:uvc_video_decode_isoc---1183</text:p>
      <text:p text:style-name="P1">[10057.971858] uvc_video:uvc_video_complete---1341</text:p>
      <text:p text:style-name="P1">[10057.971862] uvc_video:uvc_video_decode_isoc---1183</text:p>
      <text:p text:style-name="P1">[10057.975872] uvc_video:uvc_video_complete---1341</text:p>
      <text:p text:style-name="P1">[10057.975874] uvc_video:uvc_video_decode_isoc---1183</text:p>
      <text:p text:style-name="P1">[10057.979838] uvc_video:uvc_video_complete---1341</text:p>
      <text:p text:style-name="P1">[10057.979839] uvc_video:uvc_video_decode_isoc---1183</text:p>
      <text:p text:style-name="P1">[10057.983838] uvc_video:uvc_video_complete---1341</text:p>
      <text:p text:style-name="P1">[10057.983839] uvc_video:uvc_video_decode_isoc---1183</text:p>
      <text:p text:style-name="P1">[10057.987843] uvc_video:uvc_video_complete---1341</text:p>
      <text:p text:style-name="P1">[10057.987846] uvc_video:uvc_video_decode_isoc---1183</text:p>
      <text:p text:style-name="P1">[10057.987855] uvc_video:uvc_video_validate_buffer---1171</text:p>
      <text:p text:style-name="P1">[10057.987857] uvc_queue:uvc_queue_next_buffer---427</text:p>
      <text:p text:style-name="P1">[10057.987868] uvc_video:uvc_video_stats_update---845</text:p>
      <text:p text:style-name="P1">[10057.987898] uvc_v4l2:uvc_v4l2_poll---1483</text:p>
      <text:p text:style-name="P1">[10057.987901] uvc_queue:uvc_queue_poll---365</text:p>
      <text:p text:style-name="P1">[10057.987917] uvc_v4l2:uvc_ioctl_dqbuf---773</text:p>
      <text:p text:style-name="P1">[10057.987918] uvc_queue:uvc_dequeue_buffer---313</text:p>
      <text:p text:style-name="P1">[10057.987923] uvc_queue:uvc_buffer_finish---152</text:p>
      <text:p text:style-name="P1">[10057.987925] uvc_video:uvc_video_clock_update---625</text:p>
      <text:p text:style-name="P1">[10057.988173] uvc_v4l2:uvc_ioctl_qbuf---748</text:p>
      <text:p text:style-name="P1">[10057.988175] uvc_queue:uvc_queue_buffer---287</text:p>
      <text:p text:style-name="P1">[10057.988179] uvc_queue:uvc_buffer_prepare---102</text:p>
      <text:p text:style-name="P1">[10057.988181] uvc_queue:uvc_buffer_queue---130</text:p>
      <text:p text:style-name="P1">[10057.988211] uvc_v4l2:uvc_v4l2_poll---1483</text:p>
      <text:p text:style-name="P1">[10057.988213] uvc_queue:uvc_queue_poll---365</text:p>
      <text:p text:style-name="P1">[10057.991839] uvc_video:uvc_video_complete---1341</text:p>
      <text:p text:style-name="P1">[10057.991842] uvc_video:uvc_video_decode_isoc---1183</text:p>
      <text:p text:style-name="P1">[10057.995839] uvc_video:uvc_video_complete---1341</text:p>
      <text:p text:style-name="P1">[10057.995840] uvc_video:uvc_video_decode_isoc---1183</text:p>
      <text:p text:style-name="P1">[10057.999842] uvc_video:uvc_video_complete---1341</text:p>
      <text:p text:style-name="P1">[10057.999845] uvc_video:uvc_video_decode_isoc---1183</text:p>
      <text:p text:style-name="P1"><text:soft-page-break/>[10058.003850] uvc_video:uvc_video_complete---1341</text:p>
      <text:p text:style-name="P1">[10058.003854] uvc_video:uvc_video_decode_isoc---1183</text:p>
      <text:p text:style-name="P1">[10058.007869] uvc_video:uvc_video_complete---1341</text:p>
      <text:p text:style-name="P1">[10058.007872] uvc_video:uvc_video_decode_isoc---1183</text:p>
      <text:p text:style-name="P1">[10058.011840] uvc_video:uvc_video_complete---1341</text:p>
      <text:p text:style-name="P1">[10058.011842] uvc_video:uvc_video_decode_isoc---1183</text:p>
      <text:p text:style-name="P1">[10058.015837] uvc_video:uvc_video_complete---1341</text:p>
      <text:p text:style-name="P1">[10058.015838] uvc_video:uvc_video_decode_isoc---1183</text:p>
      <text:p text:style-name="P1">[10058.019838] uvc_video:uvc_video_complete---1341</text:p>
      <text:p text:style-name="P1">[10058.019840] uvc_video:uvc_video_decode_isoc---1183</text:p>
      <text:p text:style-name="P1">[10058.023837] uvc_video:uvc_video_complete---1341</text:p>
      <text:p text:style-name="P1">[10058.023838] uvc_video:uvc_video_decode_isoc---1183</text:p>
      <text:p text:style-name="P1">[10058.027811] uvc_video:uvc_video_complete---1341</text:p>
      <text:p text:style-name="P1">[10058.027813] uvc_video:uvc_video_decode_isoc---1183</text:p>
      <text:p text:style-name="P1">[10058.027828] uvc_video:uvc_video_validate_buffer---1171</text:p>
      <text:p text:style-name="P1">[10058.027829] uvc_queue:uvc_queue_next_buffer---427</text:p>
      <text:p text:style-name="P1">[10058.027861] uvc_v4l2:uvc_v4l2_poll---1483</text:p>
      <text:p text:style-name="P1">[10058.027863] uvc_queue:uvc_queue_poll---365</text:p>
      <text:p text:style-name="P1">[10058.027876] uvc_v4l2:uvc_ioctl_dqbuf---773</text:p>
      <text:p text:style-name="P1">[10058.027877] uvc_queue:uvc_dequeue_buffer---313</text:p>
      <text:p text:style-name="P1">[10058.027880] uvc_queue:uvc_buffer_finish---152</text:p>
      <text:p text:style-name="P1">[10058.027881] uvc_video:uvc_video_clock_update---625</text:p>
      <text:p text:style-name="P1">[10058.028097] uvc_v4l2:uvc_ioctl_qbuf---748</text:p>
      <text:p text:style-name="P1">[10058.028098] uvc_queue:uvc_queue_buffer---287</text:p>
      <text:p text:style-name="P1">[10058.028101] uvc_queue:uvc_buffer_prepare---102</text:p>
      <text:p text:style-name="P1">[10058.028102] uvc_queue:uvc_buffer_queue---130</text:p>
      <text:p text:style-name="P1">[10058.028121] uvc_v4l2:uvc_v4l2_poll---1483</text:p>
      <text:p text:style-name="P1">[10058.028122] uvc_queue:uvc_queue_poll---365</text:p>
      <text:p text:style-name="P1">[10058.031839] uvc_video:uvc_video_complete---1341</text:p>
      <text:p text:style-name="P1">[10058.031841] uvc_video:uvc_video_decode_isoc---1183</text:p>
      <text:p text:style-name="P1">[10058.031842] uvc_video:uvc_video_stats_update---845</text:p>
      <text:p text:style-name="P1">[10058.035843] uvc_video:uvc_video_complete---1341</text:p>
      <text:p text:style-name="P1">[10058.035845] uvc_video:uvc_video_decode_isoc---1183</text:p>
      <text:p text:style-name="P1">[10058.039869] uvc_video:uvc_video_complete---1341</text:p>
      <text:p text:style-name="P1">[10058.039872] uvc_video:uvc_video_decode_isoc---1183</text:p>
      <text:p text:style-name="P1">[10058.043839] uvc_video:uvc_video_complete---1341</text:p>
      <text:p text:style-name="P1">[10058.043842] uvc_video:uvc_video_decode_isoc---1183</text:p>
      <text:p text:style-name="P1">[10058.047866] uvc_video:uvc_video_complete---1341</text:p>
      <text:p text:style-name="P1">[10058.047868] uvc_video:uvc_video_decode_isoc---1183</text:p>
      <text:p text:style-name="P1">[10058.051851] uvc_video:uvc_video_complete---1341</text:p>
      <text:p text:style-name="P1">[10058.051853] uvc_video:uvc_video_decode_isoc---1183</text:p>
      <text:p text:style-name="P1">[10058.055840] uvc_video:uvc_video_complete---1341</text:p>
      <text:p text:style-name="P1">[10058.055842] uvc_video:uvc_video_decode_isoc---1183</text:p>
      <text:p text:style-name="P1">[10058.059865] uvc_video:uvc_video_complete---1341</text:p>
      <text:p text:style-name="P1">[10058.059866] uvc_video:uvc_video_decode_isoc---1183</text:p>
      <text:p text:style-name="P1">[10058.063837] uvc_video:uvc_video_complete---1341</text:p>
      <text:p text:style-name="P1">[10058.063838] uvc_video:uvc_video_decode_isoc---1183</text:p>
      <text:p text:style-name="P1">[10058.067798] uvc_video:uvc_video_complete---1341</text:p>
      <text:p text:style-name="P1">[10058.067799] uvc_video:uvc_video_decode_isoc---1183</text:p>
      <text:p text:style-name="P1">[10058.067830] uvc_video:uvc_video_validate_buffer---1171</text:p>
      <text:p text:style-name="P1">[10058.067831] uvc_queue:uvc_queue_next_buffer---427</text:p>
      <text:p text:style-name="P1">[10058.067854] uvc_v4l2:uvc_v4l2_poll---1483</text:p>
      <text:p text:style-name="P1"><text:soft-page-break/>[10058.067855] uvc_queue:uvc_queue_poll---365</text:p>
      <text:p text:style-name="P1">[10058.067865] uvc_v4l2:uvc_ioctl_dqbuf---773</text:p>
      <text:p text:style-name="P1">[10058.067865] uvc_queue:uvc_dequeue_buffer---313</text:p>
      <text:p text:style-name="P1">[10058.067867] uvc_queue:uvc_buffer_finish---152</text:p>
      <text:p text:style-name="P1">[10058.067868] uvc_video:uvc_video_clock_update---625</text:p>
      <text:p text:style-name="P1">[10058.068057] uvc_v4l2:uvc_ioctl_qbuf---748</text:p>
      <text:p text:style-name="P1">[10058.068058] uvc_queue:uvc_queue_buffer---287</text:p>
      <text:p text:style-name="P1">[10058.068059] uvc_queue:uvc_buffer_prepare---102</text:p>
      <text:p text:style-name="P1">[10058.068060] uvc_queue:uvc_buffer_queue---130</text:p>
      <text:p text:style-name="P1">[10058.068073] uvc_v4l2:uvc_v4l2_poll---1483</text:p>
      <text:p text:style-name="P1">[10058.068074] uvc_queue:uvc_queue_poll---365</text:p>
      <text:p text:style-name="P1">[10058.071866] uvc_video:uvc_video_complete---1341</text:p>
      <text:p text:style-name="P1">[10058.071868] uvc_video:uvc_video_decode_isoc---1183</text:p>
      <text:p text:style-name="P1">[10058.071870] uvc_video:uvc_video_stats_update---845</text:p>
      <text:p text:style-name="P1">[10058.075838] uvc_video:uvc_video_complete---1341</text:p>
      <text:p text:style-name="P1">[10058.075839] uvc_video:uvc_video_decode_isoc---1183</text:p>
      <text:p text:style-name="P1">[10058.079856] uvc_video:uvc_video_complete---1341</text:p>
      <text:p text:style-name="P1">[10058.079868] uvc_video:uvc_video_decode_isoc---1183</text:p>
      <text:p text:style-name="P1">[10058.083867] uvc_video:uvc_video_complete---1341</text:p>
      <text:p text:style-name="P1">[10058.083868] uvc_video:uvc_video_decode_isoc---1183</text:p>
      <text:p text:style-name="P1">[10058.087841] uvc_video:uvc_video_complete---1341</text:p>
      <text:p text:style-name="P1">[10058.087843] uvc_video:uvc_video_decode_isoc---1183</text:p>
      <text:p text:style-name="P1">[10058.091865] uvc_video:uvc_video_complete---1341</text:p>
      <text:p text:style-name="P1">[10058.091867] uvc_video:uvc_video_decode_isoc---1183</text:p>
      <text:p text:style-name="P1">[10058.095838] uvc_video:uvc_video_complete---1341</text:p>
      <text:p text:style-name="P1">[10058.095839] uvc_video:uvc_video_decode_isoc---1183</text:p>
      <text:p text:style-name="P1">[10058.099854] uvc_video:uvc_video_complete---1341</text:p>
      <text:p text:style-name="P1">[10058.099865] uvc_video:uvc_video_decode_isoc---1183</text:p>
      <text:p text:style-name="P1">[10058.103841] uvc_video:uvc_video_complete---1341</text:p>
      <text:p text:style-name="P1">[10058.103843] uvc_video:uvc_video_decode_isoc---1183</text:p>
      <text:p text:style-name="P1">[10058.107866] uvc_video:uvc_video_complete---1341</text:p>
      <text:p text:style-name="P1">[10058.107868] uvc_video:uvc_video_decode_isoc---1183</text:p>
      <text:p text:style-name="P1">[10058.111783] uvc_video:uvc_video_complete---1341</text:p>
      <text:p text:style-name="P1">[10058.111784] uvc_video:uvc_video_decode_isoc---1183</text:p>
      <text:p text:style-name="P1">[10058.111795] uvc_video:uvc_video_validate_buffer---1171</text:p>
      <text:p text:style-name="P1">[10058.111797] uvc_queue:uvc_queue_next_buffer---427</text:p>
      <text:p text:style-name="P1">[10058.111801] uvc_video:uvc_video_stats_update---845</text:p>
      <text:p text:style-name="P1">[10058.111828] uvc_v4l2:uvc_v4l2_poll---1483</text:p>
      <text:p text:style-name="P1">[10058.111829] uvc_queue:uvc_queue_poll---365</text:p>
      <text:p text:style-name="P1">[10058.111841] uvc_v4l2:uvc_ioctl_dqbuf---773</text:p>
      <text:p text:style-name="P1">[10058.111842] uvc_queue:uvc_dequeue_buffer---313</text:p>
      <text:p text:style-name="P1">[10058.111845] uvc_queue:uvc_buffer_finish---152</text:p>
      <text:p text:style-name="P1">[10058.111846] uvc_video:uvc_video_clock_update---625</text:p>
      <text:p text:style-name="P1">[10058.112064] uvc_v4l2:uvc_ioctl_qbuf---748</text:p>
      <text:p text:style-name="P1">[10058.112065] uvc_queue:uvc_queue_buffer---287</text:p>
      <text:p text:style-name="P1">[10058.112066] uvc_queue:uvc_buffer_prepare---102</text:p>
      <text:p text:style-name="P1">[10058.112068] uvc_queue:uvc_buffer_queue---130</text:p>
      <text:p text:style-name="P1">[10058.112085] uvc_v4l2:uvc_v4l2_poll---1483</text:p>
      <text:p text:style-name="P1">[10058.112086] uvc_queue:uvc_queue_poll---365</text:p>
      <text:p text:style-name="P1">[10058.115839] uvc_video:uvc_video_complete---1341</text:p>
      <text:p text:style-name="P1">[10058.115841] uvc_video:uvc_video_decode_isoc---1183</text:p>
      <text:p text:style-name="P1">[10058.119842] uvc_video:uvc_video_complete---1341</text:p>
      <text:p text:style-name="P1"><text:soft-page-break/>[10058.119844] uvc_video:uvc_video_decode_isoc---1183</text:p>
      <text:p text:style-name="P1">[10058.123868] uvc_video:uvc_video_complete---1341</text:p>
      <text:p text:style-name="P1">[10058.123871] uvc_video:uvc_video_decode_isoc---1183</text:p>
      <text:p text:style-name="P1">[10058.127840] uvc_video:uvc_video_complete---1341</text:p>
      <text:p text:style-name="P1">[10058.127842] uvc_video:uvc_video_decode_isoc---1183</text:p>
      <text:p text:style-name="P1">[10058.131838] uvc_video:uvc_video_complete---1341</text:p>
      <text:p text:style-name="P1">[10058.131839] uvc_video:uvc_video_decode_isoc---1183</text:p>
      <text:p text:style-name="P1">[10058.135839] uvc_video:uvc_video_complete---1341</text:p>
      <text:p text:style-name="P1">[10058.135840] uvc_video:uvc_video_decode_isoc---1183</text:p>
      <text:p text:style-name="P1">[10058.139868] uvc_video:uvc_video_complete---1341</text:p>
      <text:p text:style-name="P1">[10058.139871] uvc_video:uvc_video_decode_isoc---1183</text:p>
      <text:p text:style-name="P1">[10058.143868] uvc_video:uvc_video_complete---1341</text:p>
      <text:p text:style-name="P1">[10058.143870] uvc_video:uvc_video_decode_isoc---1183</text:p>
      <text:p text:style-name="P1">[10058.147840] uvc_video:uvc_video_complete---1341</text:p>
      <text:p text:style-name="P1">[10058.147842] uvc_video:uvc_video_decode_isoc---1183</text:p>
      <text:p text:style-name="P1">[10058.151785] uvc_video:uvc_video_complete---1341</text:p>
      <text:p text:style-name="P1">[10058.151787] uvc_video:uvc_video_decode_isoc---1183</text:p>
      <text:p text:style-name="P1">[10058.151818] uvc_video:uvc_video_validate_buffer---1171</text:p>
      <text:p text:style-name="P1">[10058.151820] uvc_queue:uvc_queue_next_buffer---427</text:p>
      <text:p text:style-name="P1">[10058.151862] uvc_v4l2:uvc_v4l2_poll---1483</text:p>
      <text:p text:style-name="P1">[10058.151866] uvc_queue:uvc_queue_poll---365</text:p>
      <text:p text:style-name="P1">[10058.151884] uvc_v4l2:uvc_ioctl_dqbuf---773</text:p>
      <text:p text:style-name="P1">[10058.151886] uvc_queue:uvc_dequeue_buffer---313</text:p>
      <text:p text:style-name="P1">[10058.151890] uvc_queue:uvc_buffer_finish---152</text:p>
      <text:p text:style-name="P1">[10058.151892] uvc_video:uvc_video_clock_update---625</text:p>
      <text:p text:style-name="P1">[10058.152195] uvc_v4l2:uvc_ioctl_qbuf---748</text:p>
      <text:p text:style-name="P1">[10058.152196] uvc_queue:uvc_queue_buffer---287</text:p>
      <text:p text:style-name="P1">[10058.152199] uvc_queue:uvc_buffer_prepare---102</text:p>
      <text:p text:style-name="P1">[10058.152202] uvc_queue:uvc_buffer_queue---130</text:p>
      <text:p text:style-name="P1">[10058.152228] uvc_v4l2:uvc_v4l2_poll---1483</text:p>
      <text:p text:style-name="P1">[10058.152229] uvc_queue:uvc_queue_poll---365</text:p>
      <text:p text:style-name="P1">[10058.155841] uvc_video:uvc_video_complete---1341</text:p>
      <text:p text:style-name="P1">[10058.155843] uvc_video:uvc_video_decode_isoc---1183</text:p>
      <text:p text:style-name="P1">[10058.155845] uvc_video:uvc_video_stats_update---845</text:p>
      <text:p text:style-name="P1">[10058.159839] uvc_video:uvc_video_complete---1341</text:p>
      <text:p text:style-name="P1">[10058.159842] uvc_video:uvc_video_decode_isoc---1183</text:p>
      <text:p text:style-name="P1">[10058.163887] uvc_video:uvc_video_complete---1341</text:p>
      <text:p text:style-name="P1">[10058.163891] uvc_video:uvc_video_decode_isoc---1183</text:p>
      <text:p text:style-name="P1">[10058.167846] uvc_video:uvc_video_complete---1341</text:p>
      <text:p text:style-name="P1">[10058.167850] uvc_video:uvc_video_decode_isoc---1183</text:p>
      <text:p text:style-name="P1">[10058.171844] uvc_video:uvc_video_complete---1341</text:p>
      <text:p text:style-name="P1">[10058.171847] uvc_video:uvc_video_decode_isoc---1183</text:p>
      <text:p text:style-name="P1">[10058.175865] uvc_video:uvc_video_complete---1341</text:p>
      <text:p text:style-name="P1">[10058.175867] uvc_video:uvc_video_decode_isoc---1183</text:p>
      <text:p text:style-name="P1">[10058.179838] uvc_video:uvc_video_complete---1341</text:p>
      <text:p text:style-name="P1">[10058.179840] uvc_video:uvc_video_decode_isoc---1183</text:p>
      <text:p text:style-name="P1">[10058.183839] uvc_video:uvc_video_complete---1341</text:p>
      <text:p text:style-name="P1">[10058.183840] uvc_video:uvc_video_decode_isoc---1183</text:p>
      <text:p text:style-name="P1">[10058.187840] uvc_video:uvc_video_complete---1341</text:p>
      <text:p text:style-name="P1">[10058.187842] uvc_video:uvc_video_decode_isoc---1183</text:p>
      <text:p text:style-name="P1">[10058.191840] uvc_video:uvc_video_complete---1341</text:p>
      <text:p text:style-name="P1">[10058.191842] uvc_video:uvc_video_decode_isoc---1183</text:p>
      <text:p text:style-name="P1"><text:soft-page-break/>[10058.195866] uvc_video:uvc_video_complete---1341</text:p>
      <text:p text:style-name="P1">[10058.195868] uvc_video:uvc_video_decode_isoc---1183</text:p>
      <text:p text:style-name="P1">[10058.195875] uvc_video:uvc_video_validate_buffer---1171</text:p>
      <text:p text:style-name="P1">[10058.195876] uvc_queue:uvc_queue_next_buffer---427</text:p>
      <text:p text:style-name="P1">[10058.195884] uvc_video:uvc_video_stats_update---845</text:p>
      <text:p text:style-name="P1">[10058.195909] uvc_v4l2:uvc_v4l2_poll---1483</text:p>
      <text:p text:style-name="P1">[10058.195924] uvc_queue:uvc_queue_poll---365</text:p>
      <text:p text:style-name="P1">[10058.195942] uvc_v4l2:uvc_ioctl_dqbuf---773</text:p>
      <text:p text:style-name="P1">[10058.195953] uvc_queue:uvc_dequeue_buffer---313</text:p>
      <text:p text:style-name="P1">[10058.195959] uvc_queue:uvc_buffer_finish---152</text:p>
      <text:p text:style-name="P1">[10058.195960] uvc_video:uvc_video_clock_update---625</text:p>
      <text:p text:style-name="P1">[10058.196283] uvc_v4l2:uvc_ioctl_qbuf---748</text:p>
      <text:p text:style-name="P1">[10058.196286] uvc_queue:uvc_queue_buffer---287</text:p>
      <text:p text:style-name="P1">[10058.196290] uvc_queue:uvc_buffer_prepare---102</text:p>
      <text:p text:style-name="P1">[10058.196293] uvc_queue:uvc_buffer_queue---130</text:p>
      <text:p text:style-name="P1">[10058.196325] uvc_v4l2:uvc_v4l2_poll---1483</text:p>
      <text:p text:style-name="P1">[10058.196327] uvc_queue:uvc_queue_poll---365</text:p>
      <text:p text:style-name="P1">[10058.199840] uvc_video:uvc_video_complete---1341</text:p>
      <text:p text:style-name="P1">[10058.199842] uvc_video:uvc_video_decode_isoc---1183</text:p>
      <text:p text:style-name="P1">[10058.203867] uvc_video:uvc_video_complete---1341</text:p>
      <text:p text:style-name="P1">[10058.203870] uvc_video:uvc_video_decode_isoc---1183</text:p>
      <text:p text:style-name="P1">[10058.207848] uvc_video:uvc_video_complete---1341</text:p>
      <text:p text:style-name="P1">[10058.207854] uvc_video:uvc_video_decode_isoc---1183</text:p>
      <text:p text:style-name="P1">[10058.211847] uvc_video:uvc_video_complete---1341</text:p>
      <text:p text:style-name="P1">[10058.211851] uvc_video:uvc_video_decode_isoc---1183</text:p>
      <text:p text:style-name="P1">[10058.215842] uvc_video:uvc_video_complete---1341</text:p>
      <text:p text:style-name="P1">[10058.215846] uvc_video:uvc_video_decode_isoc---1183</text:p>
      <text:p text:style-name="P1">[10058.219839] uvc_video:uvc_video_complete---1341</text:p>
      <text:p text:style-name="P1">[10058.219842] uvc_video:uvc_video_decode_isoc---1183</text:p>
      <text:p text:style-name="P1">[10058.223856] uvc_video:uvc_video_complete---1341</text:p>
      <text:p text:style-name="P1">[10058.223859] uvc_video:uvc_video_decode_isoc---1183</text:p>
      <text:p text:style-name="P1">[10058.227839] uvc_video:uvc_video_complete---1341</text:p>
      <text:p text:style-name="P1">[10058.227841] uvc_video:uvc_video_decode_isoc---1183</text:p>
      <text:p text:style-name="P1">[10058.231839] uvc_video:uvc_video_complete---1341</text:p>
      <text:p text:style-name="P1">[10058.231841] uvc_video:uvc_video_decode_isoc---1183</text:p>
      <text:p text:style-name="P1">[10058.235812] uvc_video:uvc_video_complete---1341</text:p>
      <text:p text:style-name="P1">[10058.235814] uvc_video:uvc_video_decode_isoc---1183</text:p>
      <text:p text:style-name="P1">[10058.235834] uvc_video:uvc_video_validate_buffer---1171</text:p>
      <text:p text:style-name="P1">[10058.235835] uvc_queue:uvc_queue_next_buffer---427</text:p>
      <text:p text:style-name="P1">[10058.235875] uvc_v4l2:uvc_v4l2_poll---1483</text:p>
      <text:p text:style-name="P1">[10058.235878] uvc_queue:uvc_queue_poll---365</text:p>
      <text:p text:style-name="P1">[10058.235891] uvc_v4l2:uvc_ioctl_dqbuf---773</text:p>
      <text:p text:style-name="P1">[10058.235892] uvc_queue:uvc_dequeue_buffer---313</text:p>
      <text:p text:style-name="P1">[10058.235895] uvc_queue:uvc_buffer_finish---152</text:p>
      <text:p text:style-name="P1">[10058.235897] uvc_video:uvc_video_clock_update---625</text:p>
      <text:p text:style-name="P1">[10058.236147] uvc_v4l2:uvc_ioctl_qbuf---748</text:p>
      <text:p text:style-name="P1">[10058.236148] uvc_queue:uvc_queue_buffer---287</text:p>
      <text:p text:style-name="P1">[10058.236150] uvc_queue:uvc_buffer_prepare---102</text:p>
      <text:p text:style-name="P1">[10058.236152] uvc_queue:uvc_buffer_queue---130</text:p>
      <text:p text:style-name="P1">[10058.236177] uvc_v4l2:uvc_v4l2_poll---1483</text:p>
      <text:p text:style-name="P1">[10058.236178] uvc_queue:uvc_queue_poll---365</text:p>
      <text:p text:style-name="P1">[10058.239841] uvc_video:uvc_video_complete---1341</text:p>
      <text:p text:style-name="P1"><text:soft-page-break/>[10058.239844] uvc_video:uvc_video_decode_isoc---1183</text:p>
      <text:p text:style-name="P1">[10058.239846] uvc_video:uvc_video_stats_update---845</text:p>
      <text:p text:style-name="P1">[10058.243839] uvc_video:uvc_video_complete---1341</text:p>
      <text:p text:style-name="P1">[10058.243841] uvc_video:uvc_video_decode_isoc---1183</text:p>
      <text:p text:style-name="P1">[10058.247847] uvc_video:uvc_video_complete---1341</text:p>
      <text:p text:style-name="P1">[10058.247851] uvc_video:uvc_video_decode_isoc---1183</text:p>
      <text:p text:style-name="P1">[10058.251868] uvc_video:uvc_video_complete---1341</text:p>
      <text:p text:style-name="P1">[10058.251871] uvc_video:uvc_video_decode_isoc---1183</text:p>
      <text:p text:style-name="P1">[10058.255841] uvc_video:uvc_video_complete---1341</text:p>
      <text:p text:style-name="P1">[10058.255844] uvc_video:uvc_video_decode_isoc---1183</text:p>
      <text:p text:style-name="P1">[10058.259839] uvc_video:uvc_video_complete---1341</text:p>
      <text:p text:style-name="P1">[10058.259842] uvc_video:uvc_video_decode_isoc---1183</text:p>
      <text:p text:style-name="P1">[10058.263841] uvc_video:uvc_video_complete---1341</text:p>
      <text:p text:style-name="P1">[10058.263843] uvc_video:uvc_video_decode_isoc---1183</text:p>
      <text:p text:style-name="P1">[10058.267840] uvc_video:uvc_video_complete---1341</text:p>
      <text:p text:style-name="P1">[10058.267842] uvc_video:uvc_video_decode_isoc---1183</text:p>
      <text:p text:style-name="P1">[10058.271866] uvc_video:uvc_video_complete---1341</text:p>
      <text:p text:style-name="P1">[10058.271868] uvc_video:uvc_video_decode_isoc---1183</text:p>
      <text:p text:style-name="P1">[10058.275836] uvc_video:uvc_video_complete---1341</text:p>
      <text:p text:style-name="P1">[10058.275837] uvc_video:uvc_video_decode_isoc---1183</text:p>
      <text:p text:style-name="P1">[10058.279839] uvc_video:uvc_video_complete---1341</text:p>
      <text:p text:style-name="P1">[10058.279841] uvc_video:uvc_video_decode_isoc---1183</text:p>
      <text:p text:style-name="P1">[10058.279843] uvc_video:uvc_video_validate_buffer---1171</text:p>
      <text:p text:style-name="P1">[10058.279844] uvc_queue:uvc_queue_next_buffer---427</text:p>
      <text:p text:style-name="P1">[10058.279851] uvc_video:uvc_video_stats_update---845</text:p>
      <text:p text:style-name="P1">[10058.279880] uvc_v4l2:uvc_v4l2_poll---1483</text:p>
      <text:p text:style-name="P1">[10058.279882] uvc_queue:uvc_queue_poll---365</text:p>
      <text:p text:style-name="P1">[10058.279895] uvc_v4l2:uvc_ioctl_dqbuf---773</text:p>
      <text:p text:style-name="P1">[10058.279896] uvc_queue:uvc_dequeue_buffer---313</text:p>
      <text:p text:style-name="P1">[10058.279899] uvc_queue:uvc_buffer_finish---152</text:p>
      <text:p text:style-name="P1">[10058.279900] uvc_video:uvc_video_clock_update---625</text:p>
      <text:p text:style-name="P1">[10058.280190] uvc_v4l2:uvc_ioctl_qbuf---748</text:p>
      <text:p text:style-name="P1">[10058.280191] uvc_queue:uvc_queue_buffer---287</text:p>
      <text:p text:style-name="P1">[10058.280194] uvc_queue:uvc_buffer_prepare---102</text:p>
      <text:p text:style-name="P1">[10058.280195] uvc_queue:uvc_buffer_queue---130</text:p>
      <text:p text:style-name="P1">[10058.280222] uvc_v4l2:uvc_v4l2_poll---1483</text:p>
      <text:p text:style-name="P1">[10058.280223] uvc_queue:uvc_queue_poll---365</text:p>
      <text:p text:style-name="P1">[10058.283848] uvc_video:uvc_video_complete---1341</text:p>
      <text:p text:style-name="P1">[10058.283854] uvc_video:uvc_video_decode_isoc---1183</text:p>
      <text:p text:style-name="P1">[10058.287840] uvc_video:uvc_video_complete---1341</text:p>
      <text:p text:style-name="P1">[10058.287842] uvc_video:uvc_video_decode_isoc---1183</text:p>
      <text:p text:style-name="P1">[10058.291841] uvc_video:uvc_video_complete---1341</text:p>
      <text:p text:style-name="P1">[10058.291844] uvc_video:uvc_video_decode_isoc---1183</text:p>
      <text:p text:style-name="P1">[10058.295839] uvc_video:uvc_video_complete---1341</text:p>
      <text:p text:style-name="P1">[10058.295840] uvc_video:uvc_video_decode_isoc---1183</text:p>
      <text:p text:style-name="P1">[10058.299841] uvc_video:uvc_video_complete---1341</text:p>
      <text:p text:style-name="P1">[10058.299843] uvc_video:uvc_video_decode_isoc---1183</text:p>
      <text:p text:style-name="P1">[10058.303845] uvc_video:uvc_video_complete---1341</text:p>
      <text:p text:style-name="P1">[10058.303849] uvc_video:uvc_video_decode_isoc---1183</text:p>
      <text:p text:style-name="P1">[10058.307839] uvc_video:uvc_video_complete---1341</text:p>
      <text:p text:style-name="P1">[10058.307841] uvc_video:uvc_video_decode_isoc---1183</text:p>
      <text:p text:style-name="P1">[10058.311837] uvc_video:uvc_video_complete---1341</text:p>
      <text:p text:style-name="P1"><text:soft-page-break/>[10058.311838] uvc_video:uvc_video_decode_isoc---1183</text:p>
      <text:p text:style-name="P1">[10058.315840] uvc_video:uvc_video_complete---1341</text:p>
      <text:p text:style-name="P1">[10058.315842] uvc_video:uvc_video_decode_isoc---1183</text:p>
      <text:p text:style-name="P1">[10058.319811] uvc_video:uvc_video_complete---1341</text:p>
      <text:p text:style-name="P1">[10058.319813] uvc_video:uvc_video_decode_isoc---1183</text:p>
      <text:p text:style-name="P1">[10058.319825] uvc_video:uvc_video_validate_buffer---1171</text:p>
      <text:p text:style-name="P1">[10058.319826] uvc_queue:uvc_queue_next_buffer---427</text:p>
      <text:p text:style-name="P1">[10058.319854] uvc_v4l2:uvc_v4l2_poll---1483</text:p>
      <text:p text:style-name="P1">[10058.319858] uvc_queue:uvc_queue_poll---365</text:p>
      <text:p text:style-name="P1">[10058.319872] uvc_v4l2:uvc_ioctl_dqbuf---773</text:p>
      <text:p text:style-name="P1">[10058.319873] uvc_queue:uvc_dequeue_buffer---313</text:p>
      <text:p text:style-name="P1">[10058.319875] uvc_queue:uvc_buffer_finish---152</text:p>
      <text:p text:style-name="P1">[10058.319875] uvc_video:uvc_video_clock_update---625</text:p>
      <text:p text:style-name="P1">[10058.320073] uvc_v4l2:uvc_ioctl_qbuf---748</text:p>
      <text:p text:style-name="P1">[10058.320074] uvc_queue:uvc_queue_buffer---287</text:p>
      <text:p text:style-name="P1">[10058.320075] uvc_queue:uvc_buffer_prepare---102</text:p>
      <text:p text:style-name="P1">[10058.320076] uvc_queue:uvc_buffer_queue---130</text:p>
      <text:p text:style-name="P1">[10058.320093] uvc_v4l2:uvc_v4l2_poll---1483</text:p>
      <text:p text:style-name="P1">[10058.320094] uvc_queue:uvc_queue_poll---365</text:p>
      <text:p text:style-name="P1">[10058.323840] uvc_video:uvc_video_complete---1341</text:p>
      <text:p text:style-name="P1">[10058.323841] uvc_video:uvc_video_decode_isoc---1183</text:p>
      <text:p text:style-name="P1">[10058.323842] uvc_video:uvc_video_stats_update---845</text:p>
      <text:p text:style-name="P1">[10058.327839] uvc_video:uvc_video_complete---1341</text:p>
      <text:p text:style-name="P1">[10058.327841] uvc_video:uvc_video_decode_isoc---1183</text:p>
      <text:p text:style-name="P1">[10058.331843] uvc_video:uvc_video_complete---1341</text:p>
      <text:p text:style-name="P1">[10058.331845] uvc_video:uvc_video_decode_isoc---1183</text:p>
      <text:p text:style-name="P1">[10058.335840] uvc_video:uvc_video_complete---1341</text:p>
      <text:p text:style-name="P1">[10058.335842] uvc_video:uvc_video_decode_isoc---1183</text:p>
      <text:p text:style-name="P1">[10058.339839] uvc_video:uvc_video_complete---1341</text:p>
      <text:p text:style-name="P1">[10058.339841] uvc_video:uvc_video_decode_isoc---1183</text:p>
      <text:p text:style-name="P1">[10058.343854] uvc_video:uvc_video_complete---1341</text:p>
      <text:p text:style-name="P1">[10058.343866] uvc_video:uvc_video_decode_isoc---1183</text:p>
      <text:p text:style-name="P1">[10058.347840] uvc_video:uvc_video_complete---1341</text:p>
      <text:p text:style-name="P1">[10058.347841] uvc_video:uvc_video_decode_isoc---1183</text:p>
      <text:p text:style-name="P1">[10058.351841] uvc_video:uvc_video_complete---1341</text:p>
      <text:p text:style-name="P1">[10058.351844] uvc_video:uvc_video_decode_isoc---1183</text:p>
      <text:p text:style-name="P1">[10058.355842] uvc_video:uvc_video_complete---1341</text:p>
      <text:p text:style-name="P1">[10058.355844] uvc_video:uvc_video_decode_isoc---1183</text:p>
      <text:p text:style-name="P1">[10058.359784] uvc_video:uvc_video_complete---1341</text:p>
      <text:p text:style-name="P1">[10058.359786] uvc_video:uvc_video_decode_isoc---1183</text:p>
      <text:p text:style-name="P1">[10058.359813] uvc_video:uvc_video_validate_buffer---1171</text:p>
      <text:p text:style-name="P1">[10058.359815] uvc_queue:uvc_queue_next_buffer---427</text:p>
      <text:p text:style-name="P1">[10058.359853] uvc_v4l2:uvc_v4l2_poll---1483</text:p>
      <text:p text:style-name="P1">[10058.359855] uvc_queue:uvc_queue_poll---365</text:p>
      <text:p text:style-name="P1">[10058.359871] uvc_v4l2:uvc_ioctl_dqbuf---773</text:p>
      <text:p text:style-name="P1">[10058.359872] uvc_queue:uvc_dequeue_buffer---313</text:p>
      <text:p text:style-name="P1">[10058.359875] uvc_queue:uvc_buffer_finish---152</text:p>
      <text:p text:style-name="P1">[10058.359882] uvc_video:uvc_video_clock_update---625</text:p>
      <text:p text:style-name="P1">[10058.360140] uvc_v4l2:uvc_ioctl_qbuf---748</text:p>
      <text:p text:style-name="P1">[10058.360141] uvc_queue:uvc_queue_buffer---287</text:p>
      <text:p text:style-name="P1">[10058.360143] uvc_queue:uvc_buffer_prepare---102</text:p>
      <text:p text:style-name="P1">[10058.360145] uvc_queue:uvc_buffer_queue---130</text:p>
      <text:p text:style-name="P1"><text:soft-page-break/>[10058.360169] uvc_v4l2:uvc_v4l2_poll---1483</text:p>
      <text:p text:style-name="P1">[10058.360170] uvc_queue:uvc_queue_poll---365</text:p>
      <text:p text:style-name="P1">[10058.363840] uvc_video:uvc_video_complete---1341</text:p>
      <text:p text:style-name="P1">[10058.363842] uvc_video:uvc_video_decode_isoc---1183</text:p>
      <text:p text:style-name="P1">[10058.363844] uvc_video:uvc_video_stats_update---845</text:p>
      <text:p text:style-name="P1">[10058.367865] uvc_video:uvc_video_complete---1341</text:p>
      <text:p text:style-name="P1">[10058.367873] uvc_video:uvc_video_decode_isoc---1183</text:p>
      <text:p text:style-name="P1">[10058.371841] uvc_video:uvc_video_complete---1341</text:p>
      <text:p text:style-name="P1">[10058.371843] uvc_video:uvc_video_decode_isoc---1183</text:p>
      <text:p text:style-name="P1">[10058.375870] uvc_video:uvc_video_complete---1341</text:p>
      <text:p text:style-name="P1">[10058.375874] uvc_video:uvc_video_decode_isoc---1183</text:p>
      <text:p text:style-name="P1">[10058.379840] uvc_video:uvc_video_complete---1341</text:p>
      <text:p text:style-name="P1">[10058.379842] uvc_video:uvc_video_decode_isoc---1183</text:p>
      <text:p text:style-name="P1">[10058.383865] uvc_video:uvc_video_complete---1341</text:p>
      <text:p text:style-name="P1">[10058.383871] uvc_video:uvc_video_decode_isoc---1183</text:p>
      <text:p text:style-name="P1">[10058.387844] uvc_video:uvc_video_complete---1341</text:p>
      <text:p text:style-name="P1">[10058.387847] uvc_video:uvc_video_decode_isoc---1183</text:p>
      <text:p text:style-name="P1">[10058.391842] uvc_video:uvc_video_complete---1341</text:p>
      <text:p text:style-name="P1">[10058.391844] uvc_video:uvc_video_decode_isoc---1183</text:p>
      <text:p text:style-name="P1">[10058.395844] uvc_video:uvc_video_complete---1341</text:p>
      <text:p text:style-name="P1">[10058.395847] uvc_video:uvc_video_decode_isoc---1183</text:p>
      <text:p text:style-name="P1">[10058.399841] uvc_video:uvc_video_complete---1341</text:p>
      <text:p text:style-name="P1">[10058.399843] uvc_video:uvc_video_decode_isoc---1183</text:p>
      <text:p text:style-name="P1">[10058.403866] uvc_video:uvc_video_complete---1341</text:p>
      <text:p text:style-name="P1">[10058.403868] uvc_video:uvc_video_decode_isoc---1183</text:p>
      <text:p text:style-name="P1">[10058.403879] uvc_video:uvc_video_validate_buffer---1171</text:p>
      <text:p text:style-name="P1">[10058.403881] uvc_queue:uvc_queue_next_buffer---427</text:p>
      <text:p text:style-name="P1">[10058.403887] uvc_video:uvc_video_stats_update---845</text:p>
      <text:p text:style-name="P1">[10058.403922] uvc_v4l2:uvc_v4l2_poll---1483</text:p>
      <text:p text:style-name="P1">[10058.403927] uvc_queue:uvc_queue_poll---365</text:p>
      <text:p text:style-name="P1">[10058.403946] uvc_v4l2:uvc_ioctl_dqbuf---773</text:p>
      <text:p text:style-name="P1">[10058.403947] uvc_queue:uvc_dequeue_buffer---313</text:p>
      <text:p text:style-name="P1">[10058.403950] uvc_queue:uvc_buffer_finish---152</text:p>
      <text:p text:style-name="P1">[10058.403951] uvc_video:uvc_video_clock_update---625</text:p>
      <text:p text:style-name="P1">[10058.404210] uvc_v4l2:uvc_ioctl_qbuf---748</text:p>
      <text:p text:style-name="P1">[10058.404211] uvc_queue:uvc_queue_buffer---287</text:p>
      <text:p text:style-name="P1">[10058.404214] uvc_queue:uvc_buffer_prepare---102</text:p>
      <text:p text:style-name="P1">[10058.404216] uvc_queue:uvc_buffer_queue---130</text:p>
      <text:p text:style-name="P1">[10058.404238] uvc_v4l2:uvc_v4l2_poll---1483</text:p>
      <text:p text:style-name="P1">[10058.404240] uvc_queue:uvc_queue_poll---365</text:p>
      <text:p text:style-name="P1">[10058.407840] uvc_video:uvc_video_complete---1341</text:p>
      <text:p text:style-name="P1">[10058.407841] uvc_video:uvc_video_decode_isoc---1183</text:p>
      <text:p text:style-name="P1">[10058.411839] uvc_video:uvc_video_complete---1341</text:p>
      <text:p text:style-name="P1">[10058.411841] uvc_video:uvc_video_decode_isoc---1183</text:p>
      <text:p text:style-name="P1">[10058.415856] uvc_video:uvc_video_complete---1341</text:p>
      <text:p text:style-name="P1">[10058.415859] uvc_video:uvc_video_decode_isoc---1183</text:p>
      <text:p text:style-name="P1">[10058.419840] uvc_video:uvc_video_complete---1341</text:p>
      <text:p text:style-name="P1">[10058.419842] uvc_video:uvc_video_decode_isoc---1183</text:p>
      <text:p text:style-name="P1">[10058.423851] uvc_video:uvc_video_complete---1341</text:p>
      <text:p text:style-name="P1">[10058.423853] uvc_video:uvc_video_decode_isoc---1183</text:p>
      <text:p text:style-name="P1">[10058.427838] uvc_video:uvc_video_complete---1341</text:p>
      <text:p text:style-name="P1">[10058.427840] uvc_video:uvc_video_decode_isoc---1183</text:p>
      <text:p text:style-name="P1"><text:soft-page-break/>[10058.431864] uvc_video:uvc_video_complete---1341</text:p>
      <text:p text:style-name="P1">[10058.431867] uvc_video:uvc_video_decode_isoc---1183</text:p>
      <text:p text:style-name="P1">[10058.435843] uvc_video:uvc_video_complete---1341</text:p>
      <text:p text:style-name="P1">[10058.435846] uvc_video:uvc_video_decode_isoc---1183</text:p>
      <text:p text:style-name="P1">[10058.439841] uvc_video:uvc_video_complete---1341</text:p>
      <text:p text:style-name="P1">[10058.439843] uvc_video:uvc_video_decode_isoc---1183</text:p>
      <text:p text:style-name="P1">[10058.443815] uvc_video:uvc_video_complete---1341</text:p>
      <text:p text:style-name="P1">[10058.443818] uvc_video:uvc_video_decode_isoc---1183</text:p>
      <text:p text:style-name="P1">[10058.443843] uvc_video:uvc_video_validate_buffer---1171</text:p>
      <text:p text:style-name="P1">[10058.443845] uvc_queue:uvc_queue_next_buffer---427</text:p>
      <text:p text:style-name="P1">[10058.443895] uvc_v4l2:uvc_v4l2_poll---1483</text:p>
      <text:p text:style-name="P1">[10058.443904] uvc_queue:uvc_queue_poll---365</text:p>
      <text:p text:style-name="P1">[10058.443922] uvc_v4l2:uvc_ioctl_dqbuf---773</text:p>
      <text:p text:style-name="P1">[10058.443924] uvc_queue:uvc_dequeue_buffer---313</text:p>
      <text:p text:style-name="P1">[10058.443927] uvc_queue:uvc_buffer_finish---152</text:p>
      <text:p text:style-name="P1">[10058.443928] uvc_video:uvc_video_clock_update---625</text:p>
      <text:p text:style-name="P1">[10058.444217] uvc_v4l2:uvc_ioctl_qbuf---748</text:p>
      <text:p text:style-name="P1">[10058.444219] uvc_queue:uvc_queue_buffer---287</text:p>
      <text:p text:style-name="P1">[10058.444223] uvc_queue:uvc_buffer_prepare---102</text:p>
      <text:p text:style-name="P1">[10058.444226] uvc_queue:uvc_buffer_queue---130</text:p>
      <text:p text:style-name="P1">[10058.444254] uvc_v4l2:uvc_v4l2_poll---1483</text:p>
      <text:p text:style-name="P1">[10058.444255] uvc_queue:uvc_queue_poll---365</text:p>
      <text:p text:style-name="P1">[10058.447842] uvc_video:uvc_video_complete---1341</text:p>
      <text:p text:style-name="P1">[10058.447845] uvc_video:uvc_video_decode_isoc---1183</text:p>
      <text:p text:style-name="P1">[10058.447848] uvc_video:uvc_video_stats_update---845</text:p>
      <text:p text:style-name="P1">[10058.451843] uvc_video:uvc_video_complete---1341</text:p>
      <text:p text:style-name="P1">[10058.451846] uvc_video:uvc_video_decode_isoc---1183</text:p>
      <text:p text:style-name="P1">[10058.455845] uvc_video:uvc_video_complete---1341</text:p>
      <text:p text:style-name="P1">[10058.455849] uvc_video:uvc_video_decode_isoc---1183</text:p>
      <text:p text:style-name="P1">[10058.459841] uvc_video:uvc_video_complete---1341</text:p>
      <text:p text:style-name="P1">[10058.459843] uvc_video:uvc_video_decode_isoc---1183</text:p>
      <text:p text:style-name="P1">[10058.463843] uvc_video:uvc_video_complete---1341</text:p>
      <text:p text:style-name="P1">[10058.463847] uvc_video:uvc_video_decode_isoc---1183</text:p>
      <text:p text:style-name="P1">[10058.467842] uvc_video:uvc_video_complete---1341</text:p>
      <text:p text:style-name="P1">[10058.467845] uvc_video:uvc_video_decode_isoc---1183</text:p>
      <text:p text:style-name="P1">[10058.471847] uvc_video:uvc_video_complete---1341</text:p>
      <text:p text:style-name="P1">[10058.471852] uvc_video:uvc_video_decode_isoc---1183</text:p>
      <text:p text:style-name="P1">[10058.475840] uvc_video:uvc_video_complete---1341</text:p>
      <text:p text:style-name="P1">[10058.475842] uvc_video:uvc_video_decode_isoc---1183</text:p>
      <text:p text:style-name="P1">[10058.479841] uvc_video:uvc_video_complete---1341</text:p>
      <text:p text:style-name="P1">[10058.479843] uvc_video:uvc_video_decode_isoc---1183</text:p>
      <text:p text:style-name="P1">[10058.483843] uvc_video:uvc_video_complete---1341</text:p>
      <text:p text:style-name="P1">[10058.483846] uvc_video:uvc_video_decode_isoc---1183</text:p>
      <text:p text:style-name="P1">[10058.487869] uvc_video:uvc_video_complete---1341</text:p>
      <text:p text:style-name="P1">[10058.487871] uvc_video:uvc_video_decode_isoc---1183</text:p>
      <text:p text:style-name="P1">[10058.487880] uvc_video:uvc_video_validate_buffer---1171</text:p>
      <text:p text:style-name="P1">[10058.487881] uvc_queue:uvc_queue_next_buffer---427</text:p>
      <text:p text:style-name="P1">[10058.487889] uvc_video:uvc_video_stats_update---845</text:p>
      <text:p text:style-name="P1">[10058.487929] uvc_v4l2:uvc_v4l2_poll---1483</text:p>
      <text:p text:style-name="P1">[10058.487940] uvc_queue:uvc_queue_poll---365</text:p>
      <text:p text:style-name="P1">[10058.487965] uvc_v4l2:uvc_ioctl_dqbuf---773</text:p>
      <text:p text:style-name="P1">[10058.487967] uvc_queue:uvc_dequeue_buffer---313</text:p>
      <text:p text:style-name="P1"><text:soft-page-break/>[10058.487970] uvc_queue:uvc_buffer_finish---152</text:p>
      <text:p text:style-name="P1">[10058.487971] uvc_video:uvc_video_clock_update---625</text:p>
      <text:p text:style-name="P1">[10058.488295] uvc_v4l2:uvc_ioctl_qbuf---748</text:p>
      <text:p text:style-name="P1">[10058.488297] uvc_queue:uvc_queue_buffer---287</text:p>
      <text:p text:style-name="P1">[10058.488301] uvc_queue:uvc_buffer_prepare---102</text:p>
      <text:p text:style-name="P1">[10058.488304] uvc_queue:uvc_buffer_queue---130</text:p>
      <text:p text:style-name="P1">[10058.488336] uvc_v4l2:uvc_v4l2_poll---1483</text:p>
      <text:p text:style-name="P1">[10058.488338] uvc_queue:uvc_queue_poll---365</text:p>
      <text:p text:style-name="P1">[10058.491839] uvc_video:uvc_video_complete---1341</text:p>
      <text:p text:style-name="P1">[10058.491840] uvc_video:uvc_video_decode_isoc---1183</text:p>
      <text:p text:style-name="P1">[10058.495850] uvc_video:uvc_video_complete---1341</text:p>
      <text:p text:style-name="P1">[10058.495851] uvc_video:uvc_video_decode_isoc---1183</text:p>
      <text:p text:style-name="P1">[10058.499851] uvc_video:uvc_video_complete---1341</text:p>
      <text:p text:style-name="P1">[10058.499856] uvc_video:uvc_video_decode_isoc---1183</text:p>
      <text:p text:style-name="P1">[10058.503867] uvc_video:uvc_video_complete---1341</text:p>
      <text:p text:style-name="P1">[10058.503868] uvc_video:uvc_video_decode_isoc---1183</text:p>
      <text:p text:style-name="P1">[10058.507840] uvc_video:uvc_video_complete---1341</text:p>
      <text:p text:style-name="P1">[10058.507842] uvc_video:uvc_video_decode_isoc---1183</text:p>
      <text:p text:style-name="P1">[10058.511838] uvc_video:uvc_video_complete---1341</text:p>
      <text:p text:style-name="P1">[10058.511840] uvc_video:uvc_video_decode_isoc---1183</text:p>
      <text:p text:style-name="P1">[10058.515854] uvc_video:uvc_video_complete---1341</text:p>
      <text:p text:style-name="P1">[10058.515856] uvc_video:uvc_video_decode_isoc---1183</text:p>
      <text:p text:style-name="P1">[10058.519840] uvc_video:uvc_video_complete---1341</text:p>
      <text:p text:style-name="P1">[10058.519842] uvc_video:uvc_video_decode_isoc---1183</text:p>
      <text:p text:style-name="P1">[10058.523841] uvc_video:uvc_video_complete---1341</text:p>
      <text:p text:style-name="P1">[10058.523844] uvc_video:uvc_video_decode_isoc---1183</text:p>
      <text:p text:style-name="P1">[10058.527783] uvc_video:uvc_video_complete---1341</text:p>
      <text:p text:style-name="P1">[10058.527785] uvc_video:uvc_video_decode_isoc---1183</text:p>
      <text:p text:style-name="P1">[10058.527799] uvc_video:uvc_video_validate_buffer---1171</text:p>
      <text:p text:style-name="P1">[10058.527800] uvc_queue:uvc_queue_next_buffer---427</text:p>
      <text:p text:style-name="P1">[10058.527832] uvc_v4l2:uvc_v4l2_poll---1483</text:p>
      <text:p text:style-name="P1">[10058.527833] uvc_queue:uvc_queue_poll---365</text:p>
      <text:p text:style-name="P1">[10058.527845] uvc_v4l2:uvc_ioctl_dqbuf---773</text:p>
      <text:p text:style-name="P1">[10058.527846] uvc_queue:uvc_dequeue_buffer---313</text:p>
      <text:p text:style-name="P1">[10058.527849] uvc_queue:uvc_buffer_finish---152</text:p>
      <text:p text:style-name="P1">[10058.527850] uvc_video:uvc_video_clock_update---625</text:p>
      <text:p text:style-name="P1">[10058.528039] uvc_v4l2:uvc_ioctl_qbuf---748</text:p>
      <text:p text:style-name="P1">[10058.528040] uvc_queue:uvc_queue_buffer---287</text:p>
      <text:p text:style-name="P1">[10058.528042] uvc_queue:uvc_buffer_prepare---102</text:p>
      <text:p text:style-name="P1">[10058.528043] uvc_queue:uvc_buffer_queue---130</text:p>
      <text:p text:style-name="P1">[10058.528060] uvc_v4l2:uvc_v4l2_poll---1483</text:p>
      <text:p text:style-name="P1">[10058.528061] uvc_queue:uvc_queue_poll---365</text:p>
      <text:p text:style-name="P1">[10058.531842] uvc_video:uvc_video_complete---1341</text:p>
      <text:p text:style-name="P1">[10058.531844] uvc_video:uvc_video_decode_isoc---1183</text:p>
      <text:p text:style-name="P1">[10058.531846] uvc_video:uvc_video_stats_update---845</text:p>
      <text:p text:style-name="P1">[10058.535868] uvc_video:uvc_video_complete---1341</text:p>
      <text:p text:style-name="P1">[10058.535871] uvc_video:uvc_video_decode_isoc---1183</text:p>
      <text:p text:style-name="P1">[10058.539844] uvc_video:uvc_video_complete---1341</text:p>
      <text:p text:style-name="P1">[10058.539846] uvc_video:uvc_video_decode_isoc---1183</text:p>
      <text:p text:style-name="P1">[10058.543839] uvc_video:uvc_video_complete---1341</text:p>
      <text:p text:style-name="P1">[10058.543840] uvc_video:uvc_video_decode_isoc---1183</text:p>
      <text:p text:style-name="P1">[10058.547840] uvc_video:uvc_video_complete---1341</text:p>
      <text:p text:style-name="P1"><text:soft-page-break/>[10058.547842] uvc_video:uvc_video_decode_isoc---1183</text:p>
      <text:p text:style-name="P1">[10058.551868] uvc_video:uvc_video_complete---1341</text:p>
      <text:p text:style-name="P1">[10058.551872] uvc_video:uvc_video_decode_isoc---1183</text:p>
      <text:p text:style-name="P1">[10058.555867] uvc_video:uvc_video_complete---1341</text:p>
      <text:p text:style-name="P1">[10058.555869] uvc_video:uvc_video_decode_isoc---1183</text:p>
      <text:p text:style-name="P1">[10058.559839] uvc_video:uvc_video_complete---1341</text:p>
      <text:p text:style-name="P1">[10058.559841] uvc_video:uvc_video_decode_isoc---1183</text:p>
      <text:p text:style-name="P1">[10058.563841] uvc_video:uvc_video_complete---1341</text:p>
      <text:p text:style-name="P1">[10058.563843] uvc_video:uvc_video_decode_isoc---1183</text:p>
      <text:p text:style-name="P1">[10058.567786] uvc_video:uvc_video_complete---1341</text:p>
      <text:p text:style-name="P1">[10058.567788] uvc_video:uvc_video_decode_isoc---1183</text:p>
      <text:p text:style-name="P1">[10058.567822] uvc_video:uvc_video_validate_buffer---1171</text:p>
      <text:p text:style-name="P1">[10058.567823] uvc_queue:uvc_queue_next_buffer---427</text:p>
      <text:p text:style-name="P1">[10058.567867] uvc_v4l2:uvc_v4l2_poll---1483</text:p>
      <text:p text:style-name="P1">[10058.567870] uvc_queue:uvc_queue_poll---365</text:p>
      <text:p text:style-name="P1">[10058.567886] uvc_v4l2:uvc_ioctl_dqbuf---773</text:p>
      <text:p text:style-name="P1">[10058.567888] uvc_queue:uvc_dequeue_buffer---313</text:p>
      <text:p text:style-name="P1">[10058.567892] uvc_queue:uvc_buffer_finish---152</text:p>
      <text:p text:style-name="P1">[10058.567894] uvc_video:uvc_video_clock_update---625</text:p>
      <text:p text:style-name="P1">[10058.568181] uvc_v4l2:uvc_ioctl_qbuf---748</text:p>
      <text:p text:style-name="P1">[10058.568182] uvc_queue:uvc_queue_buffer---287</text:p>
      <text:p text:style-name="P1">[10058.568185] uvc_queue:uvc_buffer_prepare---102</text:p>
      <text:p text:style-name="P1">[10058.568187] uvc_queue:uvc_buffer_queue---130</text:p>
      <text:p text:style-name="P1">[10058.568213] uvc_v4l2:uvc_v4l2_poll---1483</text:p>
      <text:p text:style-name="P1">[10058.568214] uvc_queue:uvc_queue_poll---365</text:p>
      <text:p text:style-name="P1">[10058.571840] uvc_video:uvc_video_complete---1341</text:p>
      <text:p text:style-name="P1">[10058.571842] uvc_video:uvc_video_decode_isoc---1183</text:p>
      <text:p text:style-name="P1">[10058.571844] uvc_video:uvc_video_stats_update---845</text:p>
      <text:p text:style-name="P1">[10058.575841] uvc_video:uvc_video_complete---1341</text:p>
      <text:p text:style-name="P1">[10058.575843] uvc_video:uvc_video_decode_isoc---1183</text:p>
      <text:p text:style-name="P1">[10058.579841] uvc_video:uvc_video_complete---1341</text:p>
      <text:p text:style-name="P1">[10058.579842] uvc_video:uvc_video_decode_isoc---1183</text:p>
      <text:p text:style-name="P1">[10058.583849] uvc_video:uvc_video_complete---1341</text:p>
      <text:p text:style-name="P1">[10058.583855] uvc_video:uvc_video_decode_isoc---1183</text:p>
      <text:p text:style-name="P1">[10058.587844] uvc_video:uvc_video_complete---1341</text:p>
      <text:p text:style-name="P1">[10058.587847] uvc_video:uvc_video_decode_isoc---1183</text:p>
      <text:p text:style-name="P1">[10058.591841] uvc_video:uvc_video_complete---1341</text:p>
      <text:p text:style-name="P1">[10058.591843] uvc_video:uvc_video_decode_isoc---1183</text:p>
      <text:p text:style-name="P1">[10058.595840] uvc_video:uvc_video_complete---1341</text:p>
      <text:p text:style-name="P1">[10058.595842] uvc_video:uvc_video_decode_isoc---1183</text:p>
      <text:p text:style-name="P1">[10058.599840] uvc_video:uvc_video_complete---1341</text:p>
      <text:p text:style-name="P1">[10058.599842] uvc_video:uvc_video_decode_isoc---1183</text:p>
      <text:p text:style-name="P1">[10058.603841] uvc_video:uvc_video_complete---1341</text:p>
      <text:p text:style-name="P1">[10058.603844] uvc_video:uvc_video_decode_isoc---1183</text:p>
      <text:p text:style-name="P1">[10058.607842] uvc_video:uvc_video_complete---1341</text:p>
      <text:p text:style-name="P1">[10058.607844] uvc_video:uvc_video_decode_isoc---1183</text:p>
      <text:p text:style-name="P1">[10058.611786] uvc_video:uvc_video_complete---1341</text:p>
      <text:p text:style-name="P1">[10058.611789] uvc_video:uvc_video_decode_isoc---1183</text:p>
      <text:p text:style-name="P1">[10058.611806] uvc_video:uvc_video_validate_buffer---1171</text:p>
      <text:p text:style-name="P1">[10058.611808] uvc_queue:uvc_queue_next_buffer---427</text:p>
      <text:p text:style-name="P1">[10058.611817] uvc_video:uvc_video_stats_update---845</text:p>
      <text:p text:style-name="P1">[10058.611862] uvc_v4l2:uvc_v4l2_poll---1483</text:p>
      <text:p text:style-name="P1"><text:soft-page-break/>[10058.611867] uvc_queue:uvc_queue_poll---365</text:p>
      <text:p text:style-name="P1">[10058.611888] uvc_v4l2:uvc_ioctl_dqbuf---773</text:p>
      <text:p text:style-name="P1">[10058.611890] uvc_queue:uvc_dequeue_buffer---313</text:p>
      <text:p text:style-name="P1">[10058.611894] uvc_queue:uvc_buffer_finish---152</text:p>
      <text:p text:style-name="P1">[10058.611896] uvc_video:uvc_video_clock_update---625</text:p>
      <text:p text:style-name="P1">[10058.612244] uvc_v4l2:uvc_ioctl_qbuf---748</text:p>
      <text:p text:style-name="P1">[10058.612247] uvc_queue:uvc_queue_buffer---287</text:p>
      <text:p text:style-name="P1">[10058.612253] uvc_queue:uvc_buffer_prepare---102</text:p>
      <text:p text:style-name="P1">[10058.612257] uvc_queue:uvc_buffer_queue---130</text:p>
      <text:p text:style-name="P1">[10058.612295] uvc_v4l2:uvc_v4l2_poll---1483</text:p>
      <text:p text:style-name="P1">[10058.612298] uvc_queue:uvc_queue_poll---365</text:p>
      <text:p text:style-name="P1">[10058.615842] uvc_video:uvc_video_complete---1341</text:p>
      <text:p text:style-name="P1">[10058.615845] uvc_video:uvc_video_decode_isoc---1183</text:p>
      <text:p text:style-name="P1">[10058.619842] uvc_video:uvc_video_complete---1341</text:p>
      <text:p text:style-name="P1">[10058.619844] uvc_video:uvc_video_decode_isoc---1183</text:p>
      <text:p text:style-name="P1">[10058.623848] uvc_video:uvc_video_complete---1341</text:p>
      <text:p text:style-name="P1">[10058.623852] uvc_video:uvc_video_decode_isoc---1183</text:p>
      <text:p text:style-name="P1">[10058.627871] uvc_video:uvc_video_complete---1341</text:p>
      <text:p text:style-name="P1">[10058.627874] uvc_video:uvc_video_decode_isoc---1183</text:p>
      <text:p text:style-name="P1">[10058.631868] uvc_video:uvc_video_complete---1341</text:p>
      <text:p text:style-name="P1">[10058.631870] uvc_video:uvc_video_decode_isoc---1183</text:p>
      <text:p text:style-name="P1">[10058.635841] uvc_video:uvc_video_complete---1341</text:p>
      <text:p text:style-name="P1">[10058.635844] uvc_video:uvc_video_decode_isoc---1183</text:p>
      <text:p text:style-name="P1">[10058.639849] uvc_video:uvc_video_complete---1341</text:p>
      <text:p text:style-name="P1">[10058.639853] uvc_video:uvc_video_decode_isoc---1183</text:p>
      <text:p text:style-name="P1">[10058.643842] uvc_video:uvc_video_complete---1341</text:p>
      <text:p text:style-name="P1">[10058.643845] uvc_video:uvc_video_decode_isoc---1183</text:p>
      <text:p text:style-name="P1">[10058.647867] uvc_video:uvc_video_complete---1341</text:p>
      <text:p text:style-name="P1">[10058.647869] uvc_video:uvc_video_decode_isoc---1183</text:p>
      <text:p text:style-name="P1">[10058.651786] uvc_video:uvc_video_complete---1341</text:p>
      <text:p text:style-name="P1">[10058.651789] uvc_video:uvc_video_decode_isoc---1183</text:p>
      <text:p text:style-name="P1">[10058.651819] uvc_video:uvc_video_validate_buffer---1171</text:p>
      <text:p text:style-name="P1">[10058.651821] uvc_queue:uvc_queue_next_buffer---427</text:p>
      <text:p text:style-name="P1">[10058.651864] uvc_v4l2:uvc_v4l2_poll---1483</text:p>
      <text:p text:style-name="P1">[10058.651867] uvc_queue:uvc_queue_poll---365</text:p>
      <text:p text:style-name="P1">[10058.651888] uvc_v4l2:uvc_ioctl_dqbuf---773</text:p>
      <text:p text:style-name="P1">[10058.651890] uvc_queue:uvc_dequeue_buffer---313</text:p>
      <text:p text:style-name="P1">[10058.651893] uvc_queue:uvc_buffer_finish---152</text:p>
      <text:p text:style-name="P1">[10058.651895] uvc_video:uvc_video_clock_update---625</text:p>
      <text:p text:style-name="P1">[10058.652181] uvc_v4l2:uvc_ioctl_qbuf---748</text:p>
      <text:p text:style-name="P1">[10058.652183] uvc_queue:uvc_queue_buffer---287</text:p>
      <text:p text:style-name="P1">[10058.652186] uvc_queue:uvc_buffer_prepare---102</text:p>
      <text:p text:style-name="P1">[10058.652190] uvc_queue:uvc_buffer_queue---130</text:p>
      <text:p text:style-name="P1">[10058.652219] uvc_v4l2:uvc_v4l2_poll---1483</text:p>
      <text:p text:style-name="P1">[10058.652220] uvc_queue:uvc_queue_poll---365</text:p>
      <text:p text:style-name="P1">[10058.655842] uvc_video:uvc_video_complete---1341</text:p>
      <text:p text:style-name="P1">[10058.655844] uvc_video:uvc_video_decode_isoc---1183</text:p>
      <text:p text:style-name="P1">[10058.655846] uvc_video:uvc_video_stats_update---845</text:p>
      <text:p text:style-name="P1">[10058.659843] uvc_video:uvc_video_complete---1341</text:p>
      <text:p text:style-name="P1">[10058.659846] uvc_video:uvc_video_decode_isoc---1183</text:p>
      <text:p text:style-name="P1">[10058.663845] uvc_video:uvc_video_complete---1341</text:p>
      <text:p text:style-name="P1">[10058.663849] uvc_video:uvc_video_decode_isoc---1183</text:p>
      <text:p text:style-name="P1"><text:soft-page-break/>[10058.667841] uvc_video:uvc_video_complete---1341</text:p>
      <text:p text:style-name="P1">[10058.667843] uvc_video:uvc_video_decode_isoc---1183</text:p>
      <text:p text:style-name="P1">[10058.671841] uvc_video:uvc_video_complete---1341</text:p>
      <text:p text:style-name="P1">[10058.671843] uvc_video:uvc_video_decode_isoc---1183</text:p>
      <text:p text:style-name="P1">[10058.675843] uvc_video:uvc_video_complete---1341</text:p>
      <text:p text:style-name="P1">[10058.675847] uvc_video:uvc_video_decode_isoc---1183</text:p>
      <text:p text:style-name="P1">[10058.679840] uvc_video:uvc_video_complete---1341</text:p>
      <text:p text:style-name="P1">[10058.679842] uvc_video:uvc_video_decode_isoc---1183</text:p>
      <text:p text:style-name="P1">[10058.683840] uvc_video:uvc_video_complete---1341</text:p>
      <text:p text:style-name="P1">[10058.683842] uvc_video:uvc_video_decode_isoc---1183</text:p>
      <text:p text:style-name="P1">[10058.687840] uvc_video:uvc_video_complete---1341</text:p>
      <text:p text:style-name="P1">[10058.687842] uvc_video:uvc_video_decode_isoc---1183</text:p>
      <text:p text:style-name="P1">[10058.691843] uvc_video:uvc_video_complete---1341</text:p>
      <text:p text:style-name="P1">[10058.691846] uvc_video:uvc_video_decode_isoc---1183</text:p>
      <text:p text:style-name="P1">[10058.695867] uvc_video:uvc_video_complete---1341</text:p>
      <text:p text:style-name="P1">[10058.695870] uvc_video:uvc_video_decode_isoc---1183</text:p>
      <text:p text:style-name="P1">[10058.695879] uvc_video:uvc_video_validate_buffer---1171</text:p>
      <text:p text:style-name="P1">[10058.695880] uvc_queue:uvc_queue_next_buffer---427</text:p>
      <text:p text:style-name="P1">[10058.695889] uvc_video:uvc_video_stats_update---845</text:p>
      <text:p text:style-name="P1">[10058.695926] uvc_v4l2:uvc_v4l2_poll---1483</text:p>
      <text:p text:style-name="P1">[10058.695934] uvc_queue:uvc_queue_poll---365</text:p>
      <text:p text:style-name="P1">[10058.695954] uvc_v4l2:uvc_ioctl_dqbuf---773</text:p>
      <text:p text:style-name="P1">[10058.695955] uvc_queue:uvc_dequeue_buffer---313</text:p>
      <text:p text:style-name="P1">[10058.695959] uvc_queue:uvc_buffer_finish---152</text:p>
      <text:p text:style-name="P1">[10058.695961] uvc_video:uvc_video_clock_update---625</text:p>
      <text:p text:style-name="P1">[10058.696243] uvc_v4l2:uvc_ioctl_qbuf---748</text:p>
      <text:p text:style-name="P1">[10058.696244] uvc_queue:uvc_queue_buffer---287</text:p>
      <text:p text:style-name="P1">[10058.696249] uvc_queue:uvc_buffer_prepare---102</text:p>
      <text:p text:style-name="P1">[10058.696252] uvc_queue:uvc_buffer_queue---130</text:p>
      <text:p text:style-name="P1">[10058.696285] uvc_v4l2:uvc_v4l2_poll---1483</text:p>
      <text:p text:style-name="P1">[10058.696287] uvc_queue:uvc_queue_poll---365</text:p>
      <text:p text:style-name="P1">[10058.699841] uvc_video:uvc_video_complete---1341</text:p>
      <text:p text:style-name="P1">[10058.699843] uvc_video:uvc_video_decode_isoc---1183</text:p>
      <text:p text:style-name="P1">[10058.703846] uvc_video:uvc_video_complete---1341</text:p>
      <text:p text:style-name="P1">[10058.703848] uvc_video:uvc_video_decode_isoc---1183</text:p>
      <text:p text:style-name="P1">[10058.707849] uvc_video:uvc_video_complete---1341</text:p>
      <text:p text:style-name="P1">[10058.707855] uvc_video:uvc_video_decode_isoc---1183</text:p>
      <text:p text:style-name="P1">[10058.711843] uvc_video:uvc_video_complete---1341</text:p>
      <text:p text:style-name="P1">[10058.711847] uvc_video:uvc_video_decode_isoc---1183</text:p>
      <text:p text:style-name="P1">[10058.715846] uvc_video:uvc_video_complete---1341</text:p>
      <text:p text:style-name="P1">[10058.715850] uvc_video:uvc_video_decode_isoc---1183</text:p>
      <text:p text:style-name="P1">[10058.719839] uvc_video:uvc_video_complete---1341</text:p>
      <text:p text:style-name="P1">[10058.719841] uvc_video:uvc_video_decode_isoc---1183</text:p>
      <text:p text:style-name="P1">[10058.723870] uvc_video:uvc_video_complete---1341</text:p>
      <text:p text:style-name="P1">[10058.723880] uvc_video:uvc_video_decode_isoc---1183</text:p>
      <text:p text:style-name="P1">[10058.727868] uvc_video:uvc_video_complete---1341</text:p>
      <text:p text:style-name="P1">[10058.727871] uvc_video:uvc_video_decode_isoc---1183</text:p>
      <text:p text:style-name="P1">[10058.731840] uvc_video:uvc_video_complete---1341</text:p>
      <text:p text:style-name="P1">[10058.731842] uvc_video:uvc_video_decode_isoc---1183</text:p>
      <text:p text:style-name="P1">[10058.735784] uvc_video:uvc_video_complete---1341</text:p>
      <text:p text:style-name="P1">[10058.735786] uvc_video:uvc_video_decode_isoc---1183</text:p>
      <text:p text:style-name="P1">[10058.735807] uvc_video:uvc_video_validate_buffer---1171</text:p>
      <text:p text:style-name="P1"><text:soft-page-break/>[10058.735808] uvc_queue:uvc_queue_next_buffer---427</text:p>
      <text:p text:style-name="P1">[10058.735851] uvc_v4l2:uvc_v4l2_poll---1483</text:p>
      <text:p text:style-name="P1">[10058.735856] uvc_queue:uvc_queue_poll---365</text:p>
      <text:p text:style-name="P1">[10058.735871] uvc_v4l2:uvc_ioctl_dqbuf---773</text:p>
      <text:p text:style-name="P1">[10058.735873] uvc_queue:uvc_dequeue_buffer---313</text:p>
      <text:p text:style-name="P1">[10058.735876] uvc_queue:uvc_buffer_finish---152</text:p>
      <text:p text:style-name="P1">[10058.735877] uvc_video:uvc_video_clock_update---625</text:p>
      <text:p text:style-name="P1">[10058.736139] uvc_v4l2:uvc_ioctl_qbuf---748</text:p>
      <text:p text:style-name="P1">[10058.736141] uvc_queue:uvc_queue_buffer---287</text:p>
      <text:p text:style-name="P1">[10058.736144] uvc_queue:uvc_buffer_prepare---102</text:p>
      <text:p text:style-name="P1">[10058.736147] uvc_queue:uvc_buffer_queue---130</text:p>
      <text:p text:style-name="P1">[10058.736175] uvc_v4l2:uvc_v4l2_poll---1483</text:p>
      <text:p text:style-name="P1">[10058.736177] uvc_queue:uvc_queue_poll---365</text:p>
      <text:p text:style-name="P1">[10058.739847] uvc_video:uvc_video_complete---1341</text:p>
      <text:p text:style-name="P1">[10058.739853] uvc_video:uvc_video_decode_isoc---1183</text:p>
      <text:p text:style-name="P1">[10058.739856] uvc_video:uvc_video_stats_update---845</text:p>
      <text:p text:style-name="P1">[10058.743874] uvc_video:uvc_video_complete---1341</text:p>
      <text:p text:style-name="P1">[10058.743878] uvc_video:uvc_video_decode_isoc---1183</text:p>
      <text:p text:style-name="P1">[10058.747841] uvc_video:uvc_video_complete---1341</text:p>
      <text:p text:style-name="P1">[10058.747844] uvc_video:uvc_video_decode_isoc---1183</text:p>
      <text:p text:style-name="P1">[10058.751843] uvc_video:uvc_video_complete---1341</text:p>
      <text:p text:style-name="P1">[10058.751847] uvc_video:uvc_video_decode_isoc---1183</text:p>
      <text:p text:style-name="P1">[10058.755844] uvc_video:uvc_video_complete---1341</text:p>
      <text:p text:style-name="P1">[10058.755848] uvc_video:uvc_video_decode_isoc---1183</text:p>
      <text:p text:style-name="P1">[10058.759845] uvc_video:uvc_video_complete---1341</text:p>
      <text:p text:style-name="P1">[10058.759848] uvc_video:uvc_video_decode_isoc---1183</text:p>
      <text:p text:style-name="P1">[10058.763868] uvc_video:uvc_video_complete---1341</text:p>
      <text:p text:style-name="P1">[10058.763870] uvc_video:uvc_video_decode_isoc---1183</text:p>
      <text:p text:style-name="P1">[10058.767843] uvc_video:uvc_video_complete---1341</text:p>
      <text:p text:style-name="P1">[10058.767846] uvc_video:uvc_video_decode_isoc---1183</text:p>
      <text:p text:style-name="P1">[10058.771844] uvc_video:uvc_video_complete---1341</text:p>
      <text:p text:style-name="P1">[10058.771848] uvc_video:uvc_video_decode_isoc---1183</text:p>
      <text:p text:style-name="P1">[10058.775844] uvc_video:uvc_video_complete---1341</text:p>
      <text:p text:style-name="P1">[10058.775847] uvc_video:uvc_video_decode_isoc---1183</text:p>
      <text:p text:style-name="P1">[10058.779841] uvc_video:uvc_video_complete---1341</text:p>
      <text:p text:style-name="P1">[10058.779844] uvc_video:uvc_video_decode_isoc---1183</text:p>
      <text:p text:style-name="P1">[10058.779847] uvc_video:uvc_video_validate_buffer---1171</text:p>
      <text:p text:style-name="P1">[10058.779849] uvc_queue:uvc_queue_next_buffer---427</text:p>
      <text:p text:style-name="P1">[10058.779858] uvc_video:uvc_video_stats_update---845</text:p>
      <text:p text:style-name="P1">[10058.779900] uvc_v4l2:uvc_v4l2_poll---1483</text:p>
      <text:p text:style-name="P1">[10058.779904] uvc_queue:uvc_queue_poll---365</text:p>
      <text:p text:style-name="P1">[10058.779928] uvc_v4l2:uvc_ioctl_dqbuf---773</text:p>
      <text:p text:style-name="P1">[10058.779930] uvc_queue:uvc_dequeue_buffer---313</text:p>
      <text:p text:style-name="P1">[10058.779933] uvc_queue:uvc_buffer_finish---152</text:p>
      <text:p text:style-name="P1">[10058.779935] uvc_video:uvc_video_clock_update---625</text:p>
      <text:p text:style-name="P1">[10058.780296] uvc_v4l2:uvc_ioctl_qbuf---748</text:p>
      <text:p text:style-name="P1">[10058.780297] uvc_queue:uvc_queue_buffer---287</text:p>
      <text:p text:style-name="P1">[10058.780301] uvc_queue:uvc_buffer_prepare---102</text:p>
      <text:p text:style-name="P1">[10058.780305] uvc_queue:uvc_buffer_queue---130</text:p>
      <text:p text:style-name="P1">[10058.780335] uvc_v4l2:uvc_v4l2_poll---1483</text:p>
      <text:p text:style-name="P1">[10058.780336] uvc_queue:uvc_queue_poll---365</text:p>
      <text:p text:style-name="P1">[10058.783842] uvc_video:uvc_video_complete---1341</text:p>
      <text:p text:style-name="P1"><text:soft-page-break/>[10058.783844] uvc_video:uvc_video_decode_isoc---1183</text:p>
      <text:p text:style-name="P1">[10058.787840] uvc_video:uvc_video_complete---1341</text:p>
      <text:p text:style-name="P1">[10058.787842] uvc_video:uvc_video_decode_isoc---1183</text:p>
      <text:p text:style-name="P1">[10058.791839] uvc_video:uvc_video_complete---1341</text:p>
      <text:p text:style-name="P1">[10058.791840] uvc_video:uvc_video_decode_isoc---1183</text:p>
      <text:p text:style-name="P1">[10058.795837] uvc_video:uvc_video_complete---1341</text:p>
      <text:p text:style-name="P1">[10058.795838] uvc_video:uvc_video_decode_isoc---1183</text:p>
      <text:p text:style-name="P1">[10058.799838] uvc_video:uvc_video_complete---1341</text:p>
      <text:p text:style-name="P1">[10058.799839] uvc_video:uvc_video_decode_isoc---1183</text:p>
      <text:p text:style-name="P1">[10058.803839] uvc_video:uvc_video_complete---1341</text:p>
      <text:p text:style-name="P1">[10058.803840] uvc_video:uvc_video_decode_isoc---1183</text:p>
      <text:p text:style-name="P1">[10058.807839] uvc_video:uvc_video_complete---1341</text:p>
      <text:p text:style-name="P1">[10058.807841] uvc_video:uvc_video_decode_isoc---1183</text:p>
      <text:p text:style-name="P1">[10058.811839] uvc_video:uvc_video_complete---1341</text:p>
      <text:p text:style-name="P1">[10058.811841] uvc_video:uvc_video_decode_isoc---1183</text:p>
      <text:p text:style-name="P1">[10058.815840] uvc_video:uvc_video_complete---1341</text:p>
      <text:p text:style-name="P1">[10058.815841] uvc_video:uvc_video_decode_isoc---1183</text:p>
      <text:p text:style-name="P1">[10058.819785] uvc_video:uvc_video_complete---1341</text:p>
      <text:p text:style-name="P1">[10058.819786] uvc_video:uvc_video_decode_isoc---1183</text:p>
      <text:p text:style-name="P1">[10058.819803] uvc_video:uvc_video_validate_buffer---1171</text:p>
      <text:p text:style-name="P1">[10058.819804] uvc_queue:uvc_queue_next_buffer---427</text:p>
      <text:p text:style-name="P1">[10058.819838] uvc_v4l2:uvc_v4l2_poll---1483</text:p>
      <text:p text:style-name="P1">[10058.819841] uvc_queue:uvc_queue_poll---365</text:p>
      <text:p text:style-name="P1">[10058.819854] uvc_v4l2:uvc_ioctl_dqbuf---773</text:p>
      <text:p text:style-name="P1">[10058.819856] uvc_queue:uvc_dequeue_buffer---313</text:p>
      <text:p text:style-name="P1">[10058.819859] uvc_queue:uvc_buffer_finish---152</text:p>
      <text:p text:style-name="P1">[10058.819860] uvc_video:uvc_video_clock_update---625</text:p>
      <text:p text:style-name="P1">[10058.820107] uvc_v4l2:uvc_ioctl_qbuf---748</text:p>
      <text:p text:style-name="P1">[10058.820109] uvc_queue:uvc_queue_buffer---287</text:p>
      <text:p text:style-name="P1">[10058.820112] uvc_queue:uvc_buffer_prepare---102</text:p>
      <text:p text:style-name="P1">[10058.820114] uvc_queue:uvc_buffer_queue---130</text:p>
      <text:p text:style-name="P1">[10058.820138] uvc_v4l2:uvc_v4l2_poll---1483</text:p>
      <text:p text:style-name="P1">[10058.820140] uvc_queue:uvc_queue_poll---365</text:p>
      <text:p text:style-name="P1">[10058.823842] uvc_video:uvc_video_complete---1341</text:p>
      <text:p text:style-name="P1">[10058.823844] uvc_video:uvc_video_decode_isoc---1183</text:p>
      <text:p text:style-name="P1">[10058.823846] uvc_video:uvc_video_stats_update---845</text:p>
      <text:p text:style-name="P1">[10058.827842] uvc_video:uvc_video_complete---1341</text:p>
      <text:p text:style-name="P1">[10058.827844] uvc_video:uvc_video_decode_isoc---1183</text:p>
      <text:p text:style-name="P1">[10058.831841] uvc_video:uvc_video_complete---1341</text:p>
      <text:p text:style-name="P1">[10058.831842] uvc_video:uvc_video_decode_isoc---1183</text:p>
      <text:p text:style-name="P1">[10058.835869] uvc_video:uvc_video_complete---1341</text:p>
      <text:p text:style-name="P1">[10058.835872] uvc_video:uvc_video_decode_isoc---1183</text:p>
      <text:p text:style-name="P1">[10058.839843] uvc_video:uvc_video_complete---1341</text:p>
      <text:p text:style-name="P1">[10058.839847] uvc_video:uvc_video_decode_isoc---1183</text:p>
      <text:p text:style-name="P1">[10058.843843] uvc_video:uvc_video_complete---1341</text:p>
      <text:p text:style-name="P1">[10058.843845] uvc_video:uvc_video_decode_isoc---1183</text:p>
      <text:p text:style-name="P1">[10058.847852] uvc_video:uvc_video_complete---1341</text:p>
      <text:p text:style-name="P1">[10058.847854] uvc_video:uvc_video_decode_isoc---1183</text:p>
      <text:p text:style-name="P1">[10058.851844] uvc_video:uvc_video_complete---1341</text:p>
      <text:p text:style-name="P1">[10058.851847] uvc_video:uvc_video_decode_isoc---1183</text:p>
      <text:p text:style-name="P1">[10058.855842] uvc_video:uvc_video_complete---1341</text:p>
      <text:p text:style-name="P1">[10058.855844] uvc_video:uvc_video_decode_isoc---1183</text:p>
      <text:p text:style-name="P1"><text:soft-page-break/>[10058.859816] uvc_video:uvc_video_complete---1341</text:p>
      <text:p text:style-name="P1">[10058.859819] uvc_video:uvc_video_decode_isoc---1183</text:p>
      <text:p text:style-name="P1">[10058.859851] uvc_video:uvc_video_validate_buffer---1171</text:p>
      <text:p text:style-name="P1">[10058.859853] uvc_queue:uvc_queue_next_buffer---427</text:p>
      <text:p text:style-name="P1">[10058.859902] uvc_v4l2:uvc_v4l2_poll---1483</text:p>
      <text:p text:style-name="P1">[10058.859906] uvc_queue:uvc_queue_poll---365</text:p>
      <text:p text:style-name="P1">[10058.859925] uvc_v4l2:uvc_ioctl_dqbuf---773</text:p>
      <text:p text:style-name="P1">[10058.859927] uvc_queue:uvc_dequeue_buffer---313</text:p>
      <text:p text:style-name="P1">[10058.859931] uvc_queue:uvc_buffer_finish---152</text:p>
      <text:p text:style-name="P1">[10058.859933] uvc_video:uvc_video_clock_update---625</text:p>
      <text:p text:style-name="P1">[10058.860248] uvc_v4l2:uvc_ioctl_qbuf---748</text:p>
      <text:p text:style-name="P1">[10058.860252] uvc_queue:uvc_queue_buffer---287</text:p>
      <text:p text:style-name="P1">[10058.860256] uvc_queue:uvc_buffer_prepare---102</text:p>
      <text:p text:style-name="P1">[10058.860259] uvc_queue:uvc_buffer_queue---130</text:p>
      <text:p text:style-name="P1">[10058.860293] uvc_v4l2:uvc_v4l2_poll---1483</text:p>
      <text:p text:style-name="P1">[10058.860295] uvc_queue:uvc_queue_poll---365</text:p>
      <text:p text:style-name="P1">[10058.863841] uvc_video:uvc_video_complete---1341</text:p>
      <text:p text:style-name="P1">[10058.863843] uvc_video:uvc_video_decode_isoc---1183</text:p>
      <text:p text:style-name="P1">[10058.863845] uvc_video:uvc_video_stats_update---845</text:p>
      <text:p text:style-name="P1">[10058.867841] uvc_video:uvc_video_complete---1341</text:p>
      <text:p text:style-name="P1">[10058.867843] uvc_video:uvc_video_decode_isoc---1183</text:p>
      <text:p text:style-name="P1">[10058.871844] uvc_video:uvc_video_complete---1341</text:p>
      <text:p text:style-name="P1">[10058.871847] uvc_video:uvc_video_decode_isoc---1183</text:p>
      <text:p text:style-name="P1">[10058.875852] uvc_video:uvc_video_complete---1341</text:p>
      <text:p text:style-name="P1">[10058.875854] uvc_video:uvc_video_decode_isoc---1183</text:p>
      <text:p text:style-name="P1">[10058.879839] uvc_video:uvc_video_complete---1341</text:p>
      <text:p text:style-name="P1">[10058.879841] uvc_video:uvc_video_decode_isoc---1183</text:p>
      <text:p text:style-name="P1">[10058.883840] uvc_video:uvc_video_complete---1341</text:p>
      <text:p text:style-name="P1">[10058.883841] uvc_video:uvc_video_decode_isoc---1183</text:p>
      <text:p text:style-name="P1">[10058.887866] uvc_video:uvc_video_complete---1341</text:p>
      <text:p text:style-name="P1">[10058.887867] uvc_video:uvc_video_decode_isoc---1183</text:p>
      <text:p text:style-name="P1">[10058.891841] uvc_video:uvc_video_complete---1341</text:p>
      <text:p text:style-name="P1">[10058.891843] uvc_video:uvc_video_decode_isoc---1183</text:p>
      <text:p text:style-name="P1">[10058.895868] uvc_video:uvc_video_complete---1341</text:p>
      <text:p text:style-name="P1">[10058.895870] uvc_video:uvc_video_decode_isoc---1183</text:p>
      <text:p text:style-name="P1">[10058.899841] uvc_video:uvc_video_complete---1341</text:p>
      <text:p text:style-name="P1">[10058.899843] uvc_video:uvc_video_decode_isoc---1183</text:p>
      <text:p text:style-name="P1">[10058.903840] uvc_video:uvc_video_complete---1341</text:p>
      <text:p text:style-name="P1">[10058.903841] uvc_video:uvc_video_decode_isoc---1183</text:p>
      <text:p text:style-name="P1">[10058.903854] uvc_video:uvc_video_validate_buffer---1171</text:p>
      <text:p text:style-name="P1">[10058.903855] uvc_queue:uvc_queue_next_buffer---427</text:p>
      <text:p text:style-name="P1">[10058.903861] uvc_video:uvc_video_stats_update---845</text:p>
      <text:p text:style-name="P1">[10058.903895] uvc_v4l2:uvc_v4l2_poll---1483</text:p>
      <text:p text:style-name="P1">[10058.903904] uvc_queue:uvc_queue_poll---365</text:p>
      <text:p text:style-name="P1">[10058.903923] uvc_v4l2:uvc_ioctl_dqbuf---773</text:p>
      <text:p text:style-name="P1">[10058.903925] uvc_queue:uvc_dequeue_buffer---313</text:p>
      <text:p text:style-name="P1">[10058.903928] uvc_queue:uvc_buffer_finish---152</text:p>
      <text:p text:style-name="P1">[10058.903930] uvc_video:uvc_video_clock_update---625</text:p>
      <text:p text:style-name="P1">[10058.904235] uvc_v4l2:uvc_ioctl_qbuf---748</text:p>
      <text:p text:style-name="P1">[10058.904238] uvc_queue:uvc_queue_buffer---287</text:p>
      <text:p text:style-name="P1">[10058.904241] uvc_queue:uvc_buffer_prepare---102</text:p>
      <text:p text:style-name="P1">[10058.904242] uvc_queue:uvc_buffer_queue---130</text:p>
      <text:p text:style-name="P1"><text:soft-page-break/>[10058.904266] uvc_v4l2:uvc_v4l2_poll---1483</text:p>
      <text:p text:style-name="P1">[10058.904268] uvc_queue:uvc_queue_poll---365</text:p>
      <text:p text:style-name="P1">[10058.907842] uvc_video:uvc_video_complete---1341</text:p>
      <text:p text:style-name="P1">[10058.907845] uvc_video:uvc_video_decode_isoc---1183</text:p>
      <text:p text:style-name="P1">[10058.911843] uvc_video:uvc_video_complete---1341</text:p>
      <text:p text:style-name="P1">[10058.911846] uvc_video:uvc_video_decode_isoc---1183</text:p>
      <text:p text:style-name="P1">[10058.915843] uvc_video:uvc_video_complete---1341</text:p>
      <text:p text:style-name="P1">[10058.915846] uvc_video:uvc_video_decode_isoc---1183</text:p>
      <text:p text:style-name="P1">[10058.919841] uvc_video:uvc_video_complete---1341</text:p>
      <text:p text:style-name="P1">[10058.919844] uvc_video:uvc_video_decode_isoc---1183</text:p>
      <text:p text:style-name="P1">[10058.923848] uvc_video:uvc_video_complete---1341</text:p>
      <text:p text:style-name="P1">[10058.923852] uvc_video:uvc_video_decode_isoc---1183</text:p>
      <text:p text:style-name="P1">[10058.927841] uvc_video:uvc_video_complete---1341</text:p>
      <text:p text:style-name="P1">[10058.927843] uvc_video:uvc_video_decode_isoc---1183</text:p>
      <text:p text:style-name="P1">[10058.931840] uvc_video:uvc_video_complete---1341</text:p>
      <text:p text:style-name="P1">[10058.931841] uvc_video:uvc_video_decode_isoc---1183</text:p>
      <text:p text:style-name="P1">[10058.935839] uvc_video:uvc_video_complete---1341</text:p>
      <text:p text:style-name="P1">[10058.935840] uvc_video:uvc_video_decode_isoc---1183</text:p>
      <text:p text:style-name="P1">[10058.939856] uvc_video:uvc_video_complete---1341</text:p>
      <text:p text:style-name="P1">[10058.939866] uvc_video:uvc_video_decode_isoc---1183</text:p>
      <text:p text:style-name="P1">[10058.943812] uvc_video:uvc_video_complete---1341</text:p>
      <text:p text:style-name="P1">[10058.943814] uvc_video:uvc_video_decode_isoc---1183</text:p>
      <text:p text:style-name="P1">[10058.943833] uvc_video:uvc_video_validate_buffer---1171</text:p>
      <text:p text:style-name="P1">[10058.943835] uvc_queue:uvc_queue_next_buffer---427</text:p>
      <text:p text:style-name="P1">[10058.943895] uvc_v4l2:uvc_v4l2_poll---1483</text:p>
      <text:p text:style-name="P1">[10058.943897] uvc_queue:uvc_queue_poll---365</text:p>
      <text:p text:style-name="P1">[10058.943908] uvc_v4l2:uvc_ioctl_dqbuf---773</text:p>
      <text:p text:style-name="P1">[10058.943909] uvc_queue:uvc_dequeue_buffer---313</text:p>
      <text:p text:style-name="P1">[10058.943911] uvc_queue:uvc_buffer_finish---152</text:p>
      <text:p text:style-name="P1">[10058.943913] uvc_video:uvc_video_clock_update---625</text:p>
      <text:p text:style-name="P1">[10058.944132] uvc_v4l2:uvc_ioctl_qbuf---748</text:p>
      <text:p text:style-name="P1">[10058.944133] uvc_queue:uvc_queue_buffer---287</text:p>
      <text:p text:style-name="P1">[10058.944136] uvc_queue:uvc_buffer_prepare---102</text:p>
      <text:p text:style-name="P1">[10058.944137] uvc_queue:uvc_buffer_queue---130</text:p>
      <text:p text:style-name="P1">[10058.944157] uvc_v4l2:uvc_v4l2_poll---1483</text:p>
      <text:p text:style-name="P1">[10058.944157] uvc_queue:uvc_queue_poll---365</text:p>
      <text:p text:style-name="P1">[10058.947839] uvc_video:uvc_video_complete---1341</text:p>
      <text:p text:style-name="P1">[10058.947840] uvc_video:uvc_video_decode_isoc---1183</text:p>
      <text:p text:style-name="P1">[10058.947842] uvc_video:uvc_video_stats_update---845</text:p>
      <text:p text:style-name="P1">[10058.951841] uvc_video:uvc_video_complete---1341</text:p>
      <text:p text:style-name="P1">[10058.951843] uvc_video:uvc_video_decode_isoc---1183</text:p>
      <text:p text:style-name="P1">[10058.955845] uvc_video:uvc_video_complete---1341</text:p>
      <text:p text:style-name="P1">[10058.955847] uvc_video:uvc_video_decode_isoc---1183</text:p>
      <text:p text:style-name="P1">[10058.959867] uvc_video:uvc_video_complete---1341</text:p>
      <text:p text:style-name="P1">[10058.959869] uvc_video:uvc_video_decode_isoc---1183</text:p>
      <text:p text:style-name="P1">[10058.963868] uvc_video:uvc_video_complete---1341</text:p>
      <text:p text:style-name="P1">[10058.963871] uvc_video:uvc_video_decode_isoc---1183</text:p>
      <text:p text:style-name="P1">[10058.967841] uvc_video:uvc_video_complete---1341</text:p>
      <text:p text:style-name="P1">[10058.967843] uvc_video:uvc_video_decode_isoc---1183</text:p>
      <text:p text:style-name="P1">[10058.971840] uvc_video:uvc_video_complete---1341</text:p>
      <text:p text:style-name="P1">[10058.971842] uvc_video:uvc_video_decode_isoc---1183</text:p>
      <text:p text:style-name="P1">[10058.975841] uvc_video:uvc_video_complete---1341</text:p>
      <text:p text:style-name="P1"><text:soft-page-break/>[10058.975843] uvc_video:uvc_video_decode_isoc---1183</text:p>
      <text:p text:style-name="P1">[10058.979870] uvc_video:uvc_video_complete---1341</text:p>
      <text:p text:style-name="P1">[10058.979872] uvc_video:uvc_video_decode_isoc---1183</text:p>
      <text:p text:style-name="P1">[10058.983841] uvc_video:uvc_video_complete---1341</text:p>
      <text:p text:style-name="P1">[10058.983843] uvc_video:uvc_video_decode_isoc---1183</text:p>
      <text:p text:style-name="P1">[10058.987841] uvc_video:uvc_video_complete---1341</text:p>
      <text:p text:style-name="P1">[10058.987843] uvc_video:uvc_video_decode_isoc---1183</text:p>
      <text:p text:style-name="P1">[10058.987850] uvc_video:uvc_video_validate_buffer---1171</text:p>
      <text:p text:style-name="P1">[10058.987852] uvc_queue:uvc_queue_next_buffer---427</text:p>
      <text:p text:style-name="P1">[10058.987860] uvc_video:uvc_video_stats_update---845</text:p>
      <text:p text:style-name="P1">[10058.987899] uvc_v4l2:uvc_v4l2_poll---1483</text:p>
      <text:p text:style-name="P1">[10058.987910] uvc_queue:uvc_queue_poll---365</text:p>
      <text:p text:style-name="P1">[10058.987933] uvc_v4l2:uvc_ioctl_dqbuf---773</text:p>
      <text:p text:style-name="P1">[10058.987935] uvc_queue:uvc_dequeue_buffer---313</text:p>
      <text:p text:style-name="P1">[10058.987938] uvc_queue:uvc_buffer_finish---152</text:p>
      <text:p text:style-name="P1">[10058.987940] uvc_video:uvc_video_clock_update---625</text:p>
      <text:p text:style-name="P1">[10058.988265] uvc_v4l2:uvc_ioctl_qbuf---748</text:p>
      <text:p text:style-name="P1">[10058.988267] uvc_queue:uvc_queue_buffer---287</text:p>
      <text:p text:style-name="P1">[10058.988270] uvc_queue:uvc_buffer_prepare---102</text:p>
      <text:p text:style-name="P1">[10058.988272] uvc_queue:uvc_buffer_queue---130</text:p>
      <text:p text:style-name="P1">[10058.988303] uvc_v4l2:uvc_v4l2_poll---1483</text:p>
      <text:p text:style-name="P1">[10058.988304] uvc_queue:uvc_queue_poll---365</text:p>
      <text:p text:style-name="P1">[10058.991841] uvc_video:uvc_video_complete---1341</text:p>
      <text:p text:style-name="P1">[10058.991843] uvc_video:uvc_video_decode_isoc---1183</text:p>
      <text:p text:style-name="P1">[10058.995846] uvc_video:uvc_video_complete---1341</text:p>
      <text:p text:style-name="P1">[10058.995849] uvc_video:uvc_video_decode_isoc---1183</text:p>
      <text:p text:style-name="P1">[10058.999844] uvc_video:uvc_video_complete---1341</text:p>
      <text:p text:style-name="P1">[10058.999847] uvc_video:uvc_video_decode_isoc---1183</text:p>
      <text:p text:style-name="P1">[10059.003857] uvc_video:uvc_video_complete---1341</text:p>
      <text:p text:style-name="P1">[10059.003860] uvc_video:uvc_video_decode_isoc---1183</text:p>
      <text:p text:style-name="P1">[10059.007858] uvc_video:uvc_video_complete---1341</text:p>
      <text:p text:style-name="P1">[10059.007861] uvc_video:uvc_video_decode_isoc---1183</text:p>
      <text:p text:style-name="P1">[10059.011840] uvc_video:uvc_video_complete---1341</text:p>
      <text:p text:style-name="P1">[10059.011842] uvc_video:uvc_video_decode_isoc---1183</text:p>
      <text:p text:style-name="P1">[10059.015867] uvc_video:uvc_video_complete---1341</text:p>
      <text:p text:style-name="P1">[10059.015869] uvc_video:uvc_video_decode_isoc---1183</text:p>
      <text:p text:style-name="P1">[10059.019841] uvc_video:uvc_video_complete---1341</text:p>
      <text:p text:style-name="P1">[10059.019843] uvc_video:uvc_video_decode_isoc---1183</text:p>
      <text:p text:style-name="P1">[10059.023869] uvc_video:uvc_video_complete---1341</text:p>
      <text:p text:style-name="P1">[10059.023871] uvc_video:uvc_video_decode_isoc---1183</text:p>
      <text:p text:style-name="P1">[10059.027786] uvc_video:uvc_video_complete---1341</text:p>
      <text:p text:style-name="P1">[10059.027788] uvc_video:uvc_video_decode_isoc---1183</text:p>
      <text:p text:style-name="P1">[10059.027809] uvc_video:uvc_video_validate_buffer---1171</text:p>
      <text:p text:style-name="P1">[10059.027811] uvc_queue:uvc_queue_next_buffer---427</text:p>
      <text:p text:style-name="P1">[10059.027858] uvc_v4l2:uvc_v4l2_poll---1483</text:p>
      <text:p text:style-name="P1">[10059.027861] uvc_queue:uvc_queue_poll---365</text:p>
      <text:p text:style-name="P1">[10059.027878] uvc_v4l2:uvc_ioctl_dqbuf---773</text:p>
      <text:p text:style-name="P1">[10059.027880] uvc_queue:uvc_dequeue_buffer---313</text:p>
      <text:p text:style-name="P1">[10059.027884] uvc_queue:uvc_buffer_finish---152</text:p>
      <text:p text:style-name="P1">[10059.027886] uvc_video:uvc_video_clock_update---625</text:p>
      <text:p text:style-name="P1">[10059.028197] uvc_v4l2:uvc_ioctl_qbuf---748</text:p>
      <text:p text:style-name="P1">[10059.028199] uvc_queue:uvc_queue_buffer---287</text:p>
      <text:p text:style-name="P1"><text:soft-page-break/>[10059.028202] uvc_queue:uvc_buffer_prepare---102</text:p>
      <text:p text:style-name="P1">[10059.028205] uvc_queue:uvc_buffer_queue---130</text:p>
      <text:p text:style-name="P1">[10059.028233] uvc_v4l2:uvc_v4l2_poll---1483</text:p>
      <text:p text:style-name="P1">[10059.028235] uvc_queue:uvc_queue_poll---365</text:p>
      <text:p text:style-name="P1">[10059.031845] uvc_video:uvc_video_complete---1341</text:p>
      <text:p text:style-name="P1">[10059.031849] uvc_video:uvc_video_decode_isoc---1183</text:p>
      <text:p text:style-name="P1">[10059.031852] uvc_video:uvc_video_stats_update---845</text:p>
      <text:p text:style-name="P1">[10059.034544] uvc_v4l2:uvc_v4l2_poll---1483</text:p>
      <text:p text:style-name="P1">[10059.034549] uvc_queue:uvc_queue_poll---365</text:p>
      <text:p text:style-name="P1">[10059.034784] uvc_v4l2:uvc_ioctl_streamoff---820</text:p>
      <text:p text:style-name="P1">[10059.034787] uvc_queue:uvc_queue_streamoff---337</text:p>
      <text:p text:style-name="P1">[10059.034791] uvc_queue:uvc_stop_streaming---185</text:p>
      <text:p text:style-name="P1">[10059.034794] uvc_video:uvc_video_enable---1903</text:p>
      <text:p text:style-name="P1">[10059.034796] uvc_video:uvc_uninit_video---1471</text:p>
      <text:p text:style-name="P1">[10059.034798] uvc_video:uvc_video_stats_stop---936</text:p>
      <text:p text:style-name="P1">[10059.034858] uvc_video:uvc_video_complete---1341</text:p>
      <text:p text:style-name="P1">[10059.034862] uvc_queue:uvc_queue_cancel---408</text:p>
      <text:p text:style-name="P1">[10059.034864] uvc_queue:uvc_queue_return_buffers---59</text:p>
      <text:p text:style-name="P1">[10059.036740] uvc_video:uvc_video_complete---1341</text:p>
      <text:p text:style-name="P1">[10059.036745] uvc_queue:uvc_queue_cancel---408</text:p>
      <text:p text:style-name="P1">[10059.036747] uvc_queue:uvc_queue_return_buffers---59</text:p>
      <text:p text:style-name="P1">[10059.036790] uvc_video:uvc_video_complete---1341</text:p>
      <text:p text:style-name="P1">[10059.036792] uvc_queue:uvc_queue_cancel---408</text:p>
      <text:p text:style-name="P1">[10059.036794] uvc_queue:uvc_queue_return_buffers---59</text:p>
      <text:p text:style-name="P1">[10059.036828] uvc_video:uvc_video_complete---1341</text:p>
      <text:p text:style-name="P1">[10059.036844] uvc_queue:uvc_queue_cancel---408</text:p>
      <text:p text:style-name="P1">[10059.036846] uvc_queue:uvc_queue_return_buffers---59</text:p>
      <text:p text:style-name="P1">[10059.036874] uvc_video:uvc_video_complete---1341</text:p>
      <text:p text:style-name="P1">[10059.036876] uvc_queue:uvc_queue_cancel---408</text:p>
      <text:p text:style-name="P1">[10059.036878] uvc_queue:uvc_queue_return_buffers---59</text:p>
      <text:p text:style-name="P1">[10059.036895] uvc_video:uvc_free_urb_buffers---1388</text:p>
      <text:p text:style-name="P1">[10059.091765] uvc_video:uvc_video_clock_cleanup---527</text:p>
      <text:p text:style-name="P1">[10059.091768] uvc_queue:uvc_queue_return_buffers---59</text:p>
      <text:p text:style-name="P1">[10059.091770] uvc_queue:uvc_buffer_finish---152</text:p>
      <text:p text:style-name="P1">[10059.091771] uvc_queue:uvc_buffer_finish---152</text:p>
      <text:p text:style-name="P1">[10059.091772] uvc_queue:uvc_buffer_finish---152</text:p>
      <text:p text:style-name="P1">[10059.091772] uvc_queue:uvc_buffer_finish---152</text:p>
      <text:p text:style-name="P1">[10059.092029] uvc_v4l2:uvc_v4l2_release---544</text:p>
      <text:p text:style-name="P1">[10059.092030] uvc_queue:uvc_queue_release---237</text:p>
      <text:p text:style-name="P1">[10059.092203] uvc_v4l2:uvc_dismiss_privileges---481</text:p>
      <text:p text:style-name="P1">[naveen@naveen:uvc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54:57.658933948</meta:creation-date>
    <dc:date>2018-05-14T14:55:42.933883821</dc:date>
    <meta:editing-duration>PT45S</meta:editing-duration>
    <meta:editing-cycles>1</meta:editing-cycles>
    <meta:document-statistic meta:table-count="0" meta:image-count="0" meta:object-count="0" meta:page-count="124" meta:paragraph-count="6422" meta:word-count="19767" meta:character-count="323696" meta:non-whitespace-character-count="316689"/>
    <meta:generator>LibreOffice/5.1.4.2$Linux_X86_64 LibreOffice_project/10m0$Build-2</meta:generator>
  </office:meta>
</office:document-meta>
</file>